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5583in"/>
    </style:style>
    <style:style style:name="co3" style:family="table-column">
      <style:table-column-properties fo:break-before="auto" style:column-width="0.6465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3.1228in"/>
    </style:style>
    <style:style style:name="co7" style:family="table-column">
      <style:table-column-properties fo:break-before="auto" style:column-width="1.011in"/>
    </style:style>
    <style:style style:name="co8" style:family="table-column">
      <style:table-column-properties fo:break-before="auto" style:column-width="1.4362in"/>
    </style:style>
    <style:style style:name="co9" style:family="table-column">
      <style:table-column-properties fo:break-before="auto" style:column-width="0.9898in"/>
    </style:style>
    <style:style style:name="co10" style:family="table-column">
      <style:table-column-properties fo:break-before="auto" style:column-width="1.7256in"/>
    </style:style>
    <style:style style:name="co11" style:family="table-column">
      <style:table-column-properties fo:break-before="auto" style:column-width="1.0646in"/>
    </style:style>
    <style:style style:name="co12" style:family="table-column">
      <style:table-column-properties fo:break-before="auto" style:column-width="0.9146in"/>
    </style:style>
    <style:style style:name="co14" style:family="table-column">
      <style:table-column-properties fo:break-before="auto" style:column-width="1.2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poldzielnie_df_3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nazwa</text:p>
          </table:table-cell>
          <table:table-cell office:value-type="string" calcext:value-type="string">
            <text:p>krs</text:p>
          </table:table-cell>
          <table:table-cell office:value-type="string" calcext:value-type="string">
            <text:p>nip</text:p>
          </table:table-cell>
          <table:table-cell office:value-type="string" calcext:value-type="string">
            <text:p>regon</text:p>
          </table:table-cell>
          <table:table-cell office:value-type="string" calcext:value-type="string">
            <text:p>adres</text:p>
          </table:table-cell>
          <table:table-cell office:value-type="string" calcext:value-type="string">
            <text:p>kod_pocztowy</text:p>
          </table:table-cell>
          <table:table-cell office:value-type="string" calcext:value-type="string">
            <text:p>miejscowosc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forma_prawna</text:p>
          </table:table-cell>
          <table:table-cell office:value-type="string" calcext:value-type="string">
            <text:p>data_rejestracji</text:p>
          </table:table-cell>
          <table:table-cell office:value-type="string" calcext:value-type="string">
            <text:p>szerokosc_geo</text:p>
          </table:table-cell>
          <table:table-cell office:value-type="string" calcext:value-type="string">
            <text:p>dlugosc_geo</text:p>
          </table:table-cell>
          <table:table-cell office:value-type="string" calcext:value-type="string">
            <text:p>dzielnica</text:p>
          </table:table-cell>
        </table:table-row>
        <table:table-row table:style-name="ro1">
          <table:table-cell office:value-type="string" calcext:value-type="string">
            <text:p>SPÓŁDZIELNIA MIESZKANIOWA KUKUŁEK</text:p>
          </table:table-cell>
          <table:table-cell office:value-type="float" office:value="1060577" calcext:value-type="float">
            <text:p>1060577</text:p>
          </table:table-cell>
          <table:table-cell office:value-type="float" office:value="5214037859" calcext:value-type="float">
            <text:p>5214037859</text:p>
          </table:table-cell>
          <table:table-cell office:value-type="float" office:value="52648148100000" calcext:value-type="float">
            <text:p>52648148100000</text:p>
          </table:table-cell>
          <table:table-cell office:value-type="string" calcext:value-type="string">
            <text:p>UL. PUŁAWSKA 77</text:p>
          </table:table-cell>
          <table:table-cell office:value-type="string" calcext:value-type="string">
            <text:p>02-5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23</text:p>
          </table:table-cell>
          <table:table-cell office:value-type="float" office:value="52.20141505" calcext:value-type="float">
            <text:p>52.20141505</text:p>
          </table:table-cell>
          <table:table-cell office:value-type="float" office:value="21.0244228253195" calcext:value-type="float">
            <text:p>21.0244228253195</text:p>
          </table:table-cell>
          <table:table-cell table:formula="of:=VLOOKUP([.B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MIESZKANIOWA "LOKUM"</text:p>
          </table:table-cell>
          <table:table-cell office:value-type="float" office:value="771170" calcext:value-type="float">
            <text:p>771170</text:p>
          </table:table-cell>
          <table:table-cell office:value-type="float" office:value="5252780425" calcext:value-type="float">
            <text:p>5252780425</text:p>
          </table:table-cell>
          <table:table-cell office:value-type="float" office:value="38257608900000" calcext:value-type="float">
            <text:p>38257608900000</text:p>
          </table:table-cell>
          <table:table-cell office:value-type="string" calcext:value-type="string">
            <text:p>UL. FLORIAŃSKA 6, 02</text:p>
          </table:table-cell>
          <table:table-cell office:value-type="string" calcext:value-type="string">
            <text:p>03-7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19</text:p>
          </table:table-cell>
          <table:table-cell office:value-type="float" office:value="52.2523498" calcext:value-type="float">
            <text:p>52.2523498</text:p>
          </table:table-cell>
          <table:table-cell office:value-type="float" office:value="21.0339798" calcext:value-type="float">
            <text:p>21.0339798</text:p>
          </table:table-cell>
          <table:table-cell table:formula="of:=VLOOKUP([.B3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KOSZYKOWA 60/62"</text:p>
          </table:table-cell>
          <table:table-cell office:value-type="float" office:value="752037" calcext:value-type="float">
            <text:p>752037</text:p>
          </table:table-cell>
          <table:table-cell office:value-type="float" office:value="7010875005" calcext:value-type="float">
            <text:p>7010875005</text:p>
          </table:table-cell>
          <table:table-cell office:value-type="float" office:value="38151450200000" calcext:value-type="float">
            <text:p>38151450200000</text:p>
          </table:table-cell>
          <table:table-cell office:value-type="string" calcext:value-type="string">
            <text:p>UL. KOSZYKOWA 60/62, 39</text:p>
          </table:table-cell>
          <table:table-cell office:value-type="string" calcext:value-type="string">
            <text:p>00-6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10.2018</text:p>
          </table:table-cell>
          <table:table-cell office:value-type="float" office:value="52.2227226" calcext:value-type="float">
            <text:p>52.2227226</text:p>
          </table:table-cell>
          <table:table-cell office:value-type="float" office:value="21.011396" calcext:value-type="float">
            <text:p>21.011396</text:p>
          </table:table-cell>
          <table:table-cell table:formula="of:=VLOOKUP([.B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AŁĘCZOWSKA 50/60"</text:p>
          </table:table-cell>
          <table:table-cell office:value-type="float" office:value="749306" calcext:value-type="float">
            <text:p>749306</text:p>
          </table:table-cell>
          <table:table-cell office:value-type="float" office:value="5213841418" calcext:value-type="float">
            <text:p>5213841418</text:p>
          </table:table-cell>
          <table:table-cell office:value-type="float" office:value="38143478900000" calcext:value-type="float">
            <text:p>38143478900000</text:p>
          </table:table-cell>
          <table:table-cell office:value-type="string" calcext:value-type="string">
            <text:p>UL. NAŁĘCZOWSKA 60</text:p>
          </table:table-cell>
          <table:table-cell office:value-type="string" calcext:value-type="string">
            <text:p>02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1.10.2018</text:p>
          </table:table-cell>
          <table:table-cell office:value-type="float" office:value="52.1769424" calcext:value-type="float">
            <text:p>52.1769424</text:p>
          </table:table-cell>
          <table:table-cell office:value-type="float" office:value="21.0663354" calcext:value-type="float">
            <text:p>21.0663354</text:p>
          </table:table-cell>
          <table:table-cell table:formula="of:=VLOOKUP([.B5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NOWA 29"</text:p>
          </table:table-cell>
          <table:table-cell office:value-type="float" office:value="740785" calcext:value-type="float">
            <text:p>740785</text:p>
          </table:table-cell>
          <table:table-cell office:value-type="float" office:value="5213834826" calcext:value-type="float">
            <text:p>5213834826</text:p>
          </table:table-cell>
          <table:table-cell office:value-type="float" office:value="38081289300000" calcext:value-type="float">
            <text:p>38081289300000</text:p>
          </table:table-cell>
          <table:table-cell office:value-type="string" calcext:value-type="string">
            <text:p>UL. STUDENCKA 29</text:p>
          </table:table-cell>
          <table:table-cell office:value-type="string" calcext:value-type="string">
            <text:p>02-7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7.2018</text:p>
          </table:table-cell>
          <table:table-cell office:value-type="float" office:value="52.1739682" calcext:value-type="float">
            <text:p>52.1739682</text:p>
          </table:table-cell>
          <table:table-cell office:value-type="float" office:value="21.029792520116" calcext:value-type="float">
            <text:p>21.029792520116</text:p>
          </table:table-cell>
          <table:table-cell table:formula="of:=VLOOKUP([.B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ATUTOWA"</text:p>
          </table:table-cell>
          <table:table-cell office:value-type="float" office:value="732250" calcext:value-type="float">
            <text:p>732250</text:p>
          </table:table-cell>
          <table:table-cell office:value-type="float" office:value="5242865002" calcext:value-type="float">
            <text:p>5242865002</text:p>
          </table:table-cell>
          <table:table-cell office:value-type="float" office:value="38029348200000" calcext:value-type="float">
            <text:p>38029348200000</text:p>
          </table:table-cell>
          <table:table-cell office:value-type="string" calcext:value-type="string">
            <text:p>UL. ATUTOWA 1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5.2018</text:p>
          </table:table-cell>
          <table:table-cell office:value-type="float" office:value="52.3167857" calcext:value-type="float">
            <text:p>52.3167857</text:p>
          </table:table-cell>
          <table:table-cell office:value-type="float" office:value="20.9546388" calcext:value-type="float">
            <text:p>20.9546388</text:p>
          </table:table-cell>
          <table:table-cell table:formula="of:=VLOOKUP([.B7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SZARY DOM</text:p>
          </table:table-cell>
          <table:table-cell office:value-type="float" office:value="696164" calcext:value-type="float">
            <text:p>696164</text:p>
          </table:table-cell>
          <table:table-cell office:value-type="float" office:value="9512446057" calcext:value-type="float">
            <text:p>9512446057</text:p>
          </table:table-cell>
          <table:table-cell office:value-type="float" office:value="36833984500000" calcext:value-type="float">
            <text:p>36833984500000</text:p>
          </table:table-cell>
          <table:table-cell office:value-type="string" calcext:value-type="string">
            <text:p>UL. MELCHIORA WAŃKOWICZA 5B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17</text:p>
          </table:table-cell>
          <table:table-cell office:value-type="float" office:value="52.1339505" calcext:value-type="float">
            <text:p>52.1339505</text:p>
          </table:table-cell>
          <table:table-cell office:value-type="float" office:value="21.0646680593895" calcext:value-type="float">
            <text:p>21.0646680593895</text:p>
          </table:table-cell>
          <table:table-cell table:formula="of:=VLOOKUP([.B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LACÓWKA 1983"</text:p>
          </table:table-cell>
          <table:table-cell office:value-type="float" office:value="657544" calcext:value-type="float">
            <text:p>657544</text:p>
          </table:table-cell>
          <table:table-cell office:value-type="float" office:value="1132927036" calcext:value-type="float">
            <text:p>1132927036</text:p>
          </table:table-cell>
          <table:table-cell office:value-type="float" office:value="36634198000000" calcext:value-type="float">
            <text:p>36634198000000</text:p>
          </table:table-cell>
          <table:table-cell office:value-type="string" calcext:value-type="string">
            <text:p>UL. GROCHOWSKA 244A</text:p>
          </table:table-cell>
          <table:table-cell office:value-type="string" calcext:value-type="string">
            <text:p>04-36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1.2017</text:p>
          </table:table-cell>
          <table:table-cell office:value-type="float" office:value="52.2458002" calcext:value-type="float">
            <text:p>52.2458002</text:p>
          </table:table-cell>
          <table:table-cell office:value-type="float" office:value="21.0804511086545" calcext:value-type="float">
            <text:p>21.0804511086545</text:p>
          </table:table-cell>
          <table:table-cell table:formula="of:=VLOOKUP([.B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RZY SADACH"</text:p>
          </table:table-cell>
          <table:table-cell office:value-type="float" office:value="644401" calcext:value-type="float">
            <text:p>644401</text:p>
          </table:table-cell>
          <table:table-cell office:value-type="float" office:value="5252683314" calcext:value-type="float">
            <text:p>5252683314</text:p>
          </table:table-cell>
          <table:table-cell office:value-type="float" office:value="36579104200000" calcext:value-type="float">
            <text:p>36579104200000</text:p>
          </table:table-cell>
          <table:table-cell office:value-type="string" calcext:value-type="string">
            <text:p>UL. BRACI ZAŁUSKICH 11</text:p>
          </table:table-cell>
          <table:table-cell office:value-type="string" calcext:value-type="string">
            <text:p>01-7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16</text:p>
          </table:table-cell>
          <table:table-cell office:value-type="float" office:value="52.2697551" calcext:value-type="float">
            <text:p>52.2697551</text:p>
          </table:table-cell>
          <table:table-cell office:value-type="float" office:value="20.9671741751402" calcext:value-type="float">
            <text:p>20.9671741751402</text:p>
          </table:table-cell>
          <table:table-cell table:formula="of:=VLOOKUP([.B1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SPÓŁDZIELNIA RAZEM"</text:p>
          </table:table-cell>
          <table:table-cell office:value-type="float" office:value="597910" calcext:value-type="float">
            <text:p>597910</text:p>
          </table:table-cell>
          <table:table-cell office:value-type="float" office:value="5272757808" calcext:value-type="float">
            <text:p>5272757808</text:p>
          </table:table-cell>
          <table:table-cell office:value-type="float" office:value="36360854200000" calcext:value-type="float">
            <text:p>36360854200000</text:p>
          </table:table-cell>
          <table:table-cell office:value-type="string" calcext:value-type="string">
            <text:p>UL. PAŃSKA 98, 72</text:p>
          </table:table-cell>
          <table:table-cell office:value-type="string" calcext:value-type="string">
            <text:p>00-8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1.2016</text:p>
          </table:table-cell>
          <table:table-cell office:value-type="float" office:value="52.230768" calcext:value-type="float">
            <text:p>52.230768</text:p>
          </table:table-cell>
          <table:table-cell office:value-type="float" office:value="20.9893643" calcext:value-type="float">
            <text:p>20.9893643</text:p>
          </table:table-cell>
          <table:table-cell table:formula="of:=VLOOKUP([.B11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SPÓLNY DOM"</text:p>
          </table:table-cell>
          <table:table-cell office:value-type="float" office:value="596023" calcext:value-type="float">
            <text:p>596023</text:p>
          </table:table-cell>
          <table:table-cell office:value-type="float" office:value="1132901060" calcext:value-type="float">
            <text:p>1132901060</text:p>
          </table:table-cell>
          <table:table-cell office:value-type="float" office:value="36350275000000" calcext:value-type="float">
            <text:p>36350275000000</text:p>
          </table:table-cell>
          <table:table-cell office:value-type="string" calcext:value-type="string">
            <text:p>UL. SEROCKA 3, 25</text:p>
          </table:table-cell>
          <table:table-cell office:value-type="string" calcext:value-type="string">
            <text:p>04-3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1.2016</text:p>
          </table:table-cell>
          <table:table-cell office:value-type="float" office:value="52.2434614" calcext:value-type="float">
            <text:p>52.2434614</text:p>
          </table:table-cell>
          <table:table-cell office:value-type="float" office:value="21.0985479" calcext:value-type="float">
            <text:p>21.0985479</text:p>
          </table:table-cell>
          <table:table-cell table:formula="of:=VLOOKUP([.B1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KABATY SEGMENTY W LIKWIDACJI</text:p>
          </table:table-cell>
          <table:table-cell office:value-type="float" office:value="511080" calcext:value-type="float">
            <text:p>511080</text:p>
          </table:table-cell>
          <table:table-cell office:value-type="float" office:value="9512379993" calcext:value-type="float">
            <text:p>9512379993</text:p>
          </table:table-cell>
          <table:table-cell office:value-type="float" office:value="14725641200000" calcext:value-type="float">
            <text:p>14725641200000</text:p>
          </table:table-cell>
          <table:table-cell office:value-type="string" calcext:value-type="string">
            <text:p>UL. WITA STWOSZA 50, 4A</text:p>
          </table:table-cell>
          <table:table-cell office:value-type="string" calcext:value-type="string">
            <text:p>02-66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14</text:p>
          </table:table-cell>
          <table:table-cell office:value-type="float" office:value="52.17894815" calcext:value-type="float">
            <text:p>52.17894815</text:p>
          </table:table-cell>
          <table:table-cell office:value-type="float" office:value="21.0196186480171" calcext:value-type="float">
            <text:p>21.0196186480171</text:p>
          </table:table-cell>
          <table:table-cell table:formula="of:=VLOOKUP([.B1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KOWIEŃSKA 9</text:p>
          </table:table-cell>
          <table:table-cell office:value-type="float" office:value="451702" calcext:value-type="float">
            <text:p>451702</text:p>
          </table:table-cell>
          <table:table-cell office:value-type="float" office:value="1132863112" calcext:value-type="float">
            <text:p>1132863112</text:p>
          </table:table-cell>
          <table:table-cell office:value-type="float" office:value="14654591800000" calcext:value-type="float">
            <text:p>14654591800000</text:p>
          </table:table-cell>
          <table:table-cell office:value-type="string" calcext:value-type="string">
            <text:p>KOWIEŃSKA 9</text:p>
          </table:table-cell>
          <table:table-cell office:value-type="string" calcext:value-type="string">
            <text:p>03-4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13</text:p>
          </table:table-cell>
          <table:table-cell office:value-type="float" office:value="52.26304605" calcext:value-type="float">
            <text:p>52.26304605</text:p>
          </table:table-cell>
          <table:table-cell office:value-type="float" office:value="21.0399616510999" calcext:value-type="float">
            <text:p>21.0399616510999</text:p>
          </table:table-cell>
          <table:table-cell table:formula="of:=VLOOKUP([.B1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SKARBOWIEC"</text:p>
          </table:table-cell>
          <table:table-cell office:value-type="float" office:value="410983" calcext:value-type="float">
            <text:p>410983</text:p>
          </table:table-cell>
          <table:table-cell office:value-type="float" office:value="5250007046" calcext:value-type="float">
            <text:p>5250007046</text:p>
          </table:table-cell>
          <table:table-cell office:value-type="float" office:value="49054700000" calcext:value-type="float">
            <text:p>49054700000</text:p>
          </table:table-cell>
          <table:table-cell office:value-type="string" calcext:value-type="string">
            <text:p>GRÓJECKA 41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12</text:p>
          </table:table-cell>
          <table:table-cell office:value-type="float" office:value="52.21699205" calcext:value-type="float">
            <text:p>52.21699205</text:p>
          </table:table-cell>
          <table:table-cell office:value-type="float" office:value="20.9828066843531" calcext:value-type="float">
            <text:p>20.9828066843531</text:p>
          </table:table-cell>
          <table:table-cell table:formula="of:=VLOOKUP([.B1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TARCZYŃSKA"</text:p>
          </table:table-cell>
          <table:table-cell office:value-type="float" office:value="394357" calcext:value-type="float">
            <text:p>394357</text:p>
          </table:table-cell>
          <table:table-cell office:value-type="float" office:value="5213613953" calcext:value-type="float">
            <text:p>5213613953</text:p>
          </table:table-cell>
          <table:table-cell office:value-type="float" office:value="14402059000000" calcext:value-type="float">
            <text:p>14402059000000</text:p>
          </table:table-cell>
          <table:table-cell office:value-type="string" calcext:value-type="string">
            <text:p>UL. TARCZYŃSKA 5/9</text:p>
          </table:table-cell>
          <table:table-cell office:value-type="string" calcext:value-type="string">
            <text:p>02-0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8.2011</text:p>
          </table:table-cell>
          <table:table-cell office:value-type="float" office:value="52.2230504" calcext:value-type="float">
            <text:p>52.2230504</text:p>
          </table:table-cell>
          <table:table-cell office:value-type="float" office:value="20.9889606" calcext:value-type="float">
            <text:p>20.9889606</text:p>
          </table:table-cell>
          <table:table-cell table:formula="of:=VLOOKUP([.B1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SPÓŁDZIELNIA MIELECKA"</text:p>
          </table:table-cell>
          <table:table-cell office:value-type="float" office:value="382149" calcext:value-type="float">
            <text:p>382149</text:p>
          </table:table-cell>
          <table:table-cell office:value-type="float" office:value="5262340308" calcext:value-type="float">
            <text:p>5262340308</text:p>
          </table:table-cell>
          <table:table-cell office:value-type="float" office:value="49136300000" calcext:value-type="float">
            <text:p>49136300000</text:p>
          </table:table-cell>
          <table:table-cell office:value-type="string" calcext:value-type="string">
            <text:p>CECYLII ŚNIEGOCKIEJ 10</text:p>
          </table:table-cell>
          <table:table-cell office:value-type="string" calcext:value-type="string">
            <text:p>00-4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11</text:p>
          </table:table-cell>
          <table:table-cell office:value-type="float" office:value="52.22670725" calcext:value-type="float">
            <text:p>52.22670725</text:p>
          </table:table-cell>
          <table:table-cell office:value-type="float" office:value="21.0356839525111" calcext:value-type="float">
            <text:p>21.0356839525111</text:p>
          </table:table-cell>
          <table:table-cell table:formula="of:=VLOOKUP([.B1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WARSZAWSKA SPÓŁDZIELNIA MIESZKANIOWA "GRÓJECKA"</text:p>
          </table:table-cell>
          <table:table-cell office:value-type="float" office:value="367513" calcext:value-type="float">
            <text:p>367513</text:p>
          </table:table-cell>
          <table:table-cell office:value-type="float" office:value="7010264460" calcext:value-type="float">
            <text:p>7010264460</text:p>
          </table:table-cell>
          <table:table-cell office:value-type="float" office:value="14262889500000" calcext:value-type="float">
            <text:p>14262889500000</text:p>
          </table:table-cell>
          <table:table-cell office:value-type="string" calcext:value-type="string">
            <text:p>GRÓJECKA 77</text:p>
          </table:table-cell>
          <table:table-cell office:value-type="string" calcext:value-type="string">
            <text:p>02-0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0.2010</text:p>
          </table:table-cell>
          <table:table-cell office:value-type="float" office:value="52.2121274" calcext:value-type="float">
            <text:p>52.2121274</text:p>
          </table:table-cell>
          <table:table-cell office:value-type="float" office:value="20.9792249" calcext:value-type="float">
            <text:p>20.9792249</text:p>
          </table:table-cell>
          <table:table-cell table:formula="of:=VLOOKUP([.B1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BOWIG"</text:p>
          </table:table-cell>
          <table:table-cell office:value-type="float" office:value="347590" calcext:value-type="float">
            <text:p>347590</text:p>
          </table:table-cell>
          <table:table-cell office:value-type="float" office:value="5261048818" calcext:value-type="float">
            <text:p>5261048818</text:p>
          </table:table-cell>
          <table:table-cell office:value-type="float" office:value="49030000000" calcext:value-type="float">
            <text:p>49030000000</text:p>
          </table:table-cell>
          <table:table-cell office:value-type="string" calcext:value-type="string">
            <text:p>FILTROWA 61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10</text:p>
          </table:table-cell>
          <table:table-cell office:value-type="float" office:value="52.2187468" calcext:value-type="float">
            <text:p>52.2187468</text:p>
          </table:table-cell>
          <table:table-cell office:value-type="float" office:value="20.9971948418806" calcext:value-type="float">
            <text:p>20.9971948418806</text:p>
          </table:table-cell>
          <table:table-cell table:formula="of:=VLOOKUP([.B1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ODLEŚNA"</text:p>
          </table:table-cell>
          <table:table-cell office:value-type="float" office:value="330634" calcext:value-type="float">
            <text:p>330634</text:p>
          </table:table-cell>
          <table:table-cell office:value-type="float" office:value="1181389194" calcext:value-type="float">
            <text:p>1181389194</text:p>
          </table:table-cell>
          <table:table-cell office:value-type="float" office:value="90109700000" calcext:value-type="float">
            <text:p>90109700000</text:p>
          </table:table-cell>
          <table:table-cell office:value-type="string" calcext:value-type="string">
            <text:p>KIWERSKA 1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6.2009</text:p>
          </table:table-cell>
          <table:table-cell office:value-type="float" office:value="52.2840806" calcext:value-type="float">
            <text:p>52.2840806</text:p>
          </table:table-cell>
          <table:table-cell office:value-type="float" office:value="20.9722441062076" calcext:value-type="float">
            <text:p>20.9722441062076</text:p>
          </table:table-cell>
          <table:table-cell table:formula="of:=VLOOKUP([.B20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PERKUN"</text:p>
          </table:table-cell>
          <table:table-cell office:value-type="float" office:value="329877" calcext:value-type="float">
            <text:p>329877</text:p>
          </table:table-cell>
          <table:table-cell office:value-type="float" office:value="1132763310" calcext:value-type="float">
            <text:p>1132763310</text:p>
          </table:table-cell>
          <table:table-cell office:value-type="float" office:value="14186125300000" calcext:value-type="float">
            <text:p>14186125300000</text:p>
          </table:table-cell>
          <table:table-cell office:value-type="string" calcext:value-type="string">
            <text:p>PERKUNA 56</text:p>
          </table:table-cell>
          <table:table-cell office:value-type="string" calcext:value-type="string">
            <text:p>04-1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9</text:p>
          </table:table-cell>
          <table:table-cell office:value-type="float" office:value="52.2330926" calcext:value-type="float">
            <text:p>52.2330926</text:p>
          </table:table-cell>
          <table:table-cell office:value-type="float" office:value="21.1025361874604" calcext:value-type="float">
            <text:p>21.1025361874604</text:p>
          </table:table-cell>
          <table:table-cell table:formula="of:=VLOOKUP([.B21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ARY IMIELIN"</text:p>
          </table:table-cell>
          <table:table-cell office:value-type="float" office:value="328279" calcext:value-type="float">
            <text:p>328279</text:p>
          </table:table-cell>
          <table:table-cell office:value-type="float" office:value="9512319353" calcext:value-type="float">
            <text:p>9512319353</text:p>
          </table:table-cell>
          <table:table-cell office:value-type="float" office:value="14187783400000" calcext:value-type="float">
            <text:p>14187783400000</text:p>
          </table:table-cell>
          <table:table-cell office:value-type="string" calcext:value-type="string">
            <text:p>BOCIANIA 28</text:p>
          </table:table-cell>
          <table:table-cell office:value-type="string" calcext:value-type="string">
            <text:p>02-8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9</text:p>
          </table:table-cell>
          <table:table-cell office:value-type="float" office:value="52.14919505" calcext:value-type="float">
            <text:p>52.14919505</text:p>
          </table:table-cell>
          <table:table-cell office:value-type="float" office:value="21.02122225708" calcext:value-type="float">
            <text:p>21.02122225708</text:p>
          </table:table-cell>
          <table:table-cell table:formula="of:=VLOOKUP([.B2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DROGOWIEC-KABATY"</text:p>
          </table:table-cell>
          <table:table-cell office:value-type="float" office:value="310852" calcext:value-type="float">
            <text:p>310852</text:p>
          </table:table-cell>
          <table:table-cell office:value-type="float" office:value="5271044673" calcext:value-type="float">
            <text:p>5271044673</text:p>
          </table:table-cell>
          <table:table-cell office:value-type="float" office:value="139379200000" calcext:value-type="float">
            <text:p>139379200000</text:p>
          </table:table-cell>
          <table:table-cell office:value-type="string" calcext:value-type="string">
            <text:p>R.MIELCZARSKIEGO 5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8</text:p>
          </table:table-cell>
          <table:table-cell office:value-type="float" office:value="52.1291353" calcext:value-type="float">
            <text:p>52.1291353</text:p>
          </table:table-cell>
          <table:table-cell office:value-type="float" office:value="21.0600942" calcext:value-type="float">
            <text:p>21.0600942</text:p>
          </table:table-cell>
          <table:table-cell table:formula="of:=VLOOKUP([.B2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NA BEDNARSKIEJ"</text:p>
          </table:table-cell>
          <table:table-cell office:value-type="float" office:value="287421" calcext:value-type="float">
            <text:p>287421</text:p>
          </table:table-cell>
          <table:table-cell office:value-type="float" office:value="5251999535" calcext:value-type="float">
            <text:p>5251999535</text:p>
          </table:table-cell>
          <table:table-cell office:value-type="float" office:value="49005600000" calcext:value-type="float">
            <text:p>49005600000</text:p>
          </table:table-cell>
          <table:table-cell office:value-type="string" calcext:value-type="string">
            <text:p>BEDNARSKA 27</text:p>
          </table:table-cell>
          <table:table-cell office:value-type="string" calcext:value-type="string">
            <text:p>00-3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7</text:p>
          </table:table-cell>
          <table:table-cell office:value-type="float" office:value="52.24472415" calcext:value-type="float">
            <text:p>52.24472415</text:p>
          </table:table-cell>
          <table:table-cell office:value-type="float" office:value="21.0155950683967" calcext:value-type="float">
            <text:p>21.0155950683967</text:p>
          </table:table-cell>
          <table:table-cell table:formula="of:=VLOOKUP([.B2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IDEALNE MIESZKANIE-CENTRUM"</text:p>
          </table:table-cell>
          <table:table-cell office:value-type="float" office:value="283922" calcext:value-type="float">
            <text:p>283922</text:p>
          </table:table-cell>
          <table:table-cell office:value-type="float" office:value="7010074073" calcext:value-type="float">
            <text:p>7010074073</text:p>
          </table:table-cell>
          <table:table-cell office:value-type="float" office:value="14102905200000" calcext:value-type="float">
            <text:p>14102905200000</text:p>
          </table:table-cell>
          <table:table-cell office:value-type="string" calcext:value-type="string">
            <text:p>HOŻA 43/49</text:p>
          </table:table-cell>
          <table:table-cell office:value-type="string" calcext:value-type="string">
            <text:p>00-6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7</text:p>
          </table:table-cell>
          <table:table-cell office:value-type="float" office:value="52.2252615" calcext:value-type="float">
            <text:p>52.2252615</text:p>
          </table:table-cell>
          <table:table-cell office:value-type="float" office:value="21.010239" calcext:value-type="float">
            <text:p>21.010239</text:p>
          </table:table-cell>
          <table:table-cell table:formula="of:=VLOOKUP([.B2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BOYA 2"</text:p>
          </table:table-cell>
          <table:table-cell office:value-type="float" office:value="279277" calcext:value-type="float">
            <text:p>279277</text:p>
          </table:table-cell>
          <table:table-cell office:value-type="float" office:value="7010086490" calcext:value-type="float">
            <text:p>7010086490</text:p>
          </table:table-cell>
          <table:table-cell office:value-type="float" office:value="14107813900000" calcext:value-type="float">
            <text:p>14107813900000</text:p>
          </table:table-cell>
          <table:table-cell office:value-type="string" calcext:value-type="string">
            <text:p>BOYA-ŻELEŃSKIEGO 2</text:p>
          </table:table-cell>
          <table:table-cell office:value-type="string" calcext:value-type="string">
            <text:p>00-6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6.2007</text:p>
          </table:table-cell>
          <table:table-cell office:value-type="float" office:value="52.2134549" calcext:value-type="float">
            <text:p>52.2134549</text:p>
          </table:table-cell>
          <table:table-cell office:value-type="float" office:value="21.0202299" calcext:value-type="float">
            <text:p>21.0202299</text:p>
          </table:table-cell>
          <table:table-cell table:formula="of:=VLOOKUP([.B2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DOMÓW JEDNORODZINNYCH "IWONKA" W LIKWIDACJI</text:p>
          </table:table-cell>
          <table:table-cell office:value-type="float" office:value="277030" calcext:value-type="float">
            <text:p>277030</text:p>
          </table:table-cell>
          <table:table-cell office:value-type="float" office:value="5212183999" calcext:value-type="float">
            <text:p>5212183999</text:p>
          </table:table-cell>
          <table:table-cell office:value-type="float" office:value="1062830500000" calcext:value-type="float">
            <text:p>1062830500000</text:p>
          </table:table-cell>
          <table:table-cell office:value-type="string" calcext:value-type="string">
            <text:p>BRUZDOWA 105</text:p>
          </table:table-cell>
          <table:table-cell office:value-type="string" calcext:value-type="string">
            <text:p>02-9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3.2007</text:p>
          </table:table-cell>
          <table:table-cell office:value-type="float" office:value="52.1696029" calcext:value-type="float">
            <text:p>52.1696029</text:p>
          </table:table-cell>
          <table:table-cell office:value-type="float" office:value="21.1149784544117" calcext:value-type="float">
            <text:p>21.1149784544117</text:p>
          </table:table-cell>
          <table:table-cell table:formula="of:=VLOOKUP([.B27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KIWERSKA" W WARSZAWIE</text:p>
          </table:table-cell>
          <table:table-cell office:value-type="float" office:value="275466" calcext:value-type="float">
            <text:p>275466</text:p>
          </table:table-cell>
          <table:table-cell office:value-type="float" office:value="5250007017" calcext:value-type="float">
            <text:p>5250007017</text:p>
          </table:table-cell>
          <table:table-cell office:value-type="float" office:value="200321500000" calcext:value-type="float">
            <text:p>200321500000</text:p>
          </table:table-cell>
          <table:table-cell office:value-type="string" calcext:value-type="string">
            <text:p>KIWERSKA 14</text:p>
          </table:table-cell>
          <table:table-cell office:value-type="string" calcext:value-type="string">
            <text:p>01-6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2.2007</text:p>
          </table:table-cell>
          <table:table-cell office:value-type="float" office:value="52.2836169" calcext:value-type="float">
            <text:p>52.2836169</text:p>
          </table:table-cell>
          <table:table-cell office:value-type="float" office:value="20.9677731364267" calcext:value-type="float">
            <text:p>20.9677731364267</text:p>
          </table:table-cell>
          <table:table-cell table:formula="of:=VLOOKUP([.B2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CHATA</text:p>
          </table:table-cell>
          <table:table-cell office:value-type="float" office:value="269602" calcext:value-type="float">
            <text:p>269602</text:p>
          </table:table-cell>
          <table:table-cell office:value-type="float" office:value="1131459567" calcext:value-type="float">
            <text:p>1131459567</text:p>
          </table:table-cell>
          <table:table-cell office:value-type="float" office:value="49048700000" calcext:value-type="float">
            <text:p>49048700000</text:p>
          </table:table-cell>
          <table:table-cell office:value-type="string" calcext:value-type="string">
            <text:p>GROCHOWSKA 326</text:p>
          </table:table-cell>
          <table:table-cell office:value-type="string" calcext:value-type="string">
            <text:p>03-8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6</text:p>
          </table:table-cell>
          <table:table-cell office:value-type="float" office:value="52.24713945" calcext:value-type="float">
            <text:p>52.24713945</text:p>
          </table:table-cell>
          <table:table-cell office:value-type="float" office:value="21.0592434149468" calcext:value-type="float">
            <text:p>21.0592434149468</text:p>
          </table:table-cell>
          <table:table-cell table:formula="of:=VLOOKUP([.B2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ATRIUM</text:p>
          </table:table-cell>
          <table:table-cell office:value-type="float" office:value="268904" calcext:value-type="float">
            <text:p>268904</text:p>
          </table:table-cell>
          <table:table-cell office:value-type="float" office:value="5251993768" calcext:value-type="float">
            <text:p>5251993768</text:p>
          </table:table-cell>
          <table:table-cell office:value-type="float" office:value="87419900000" calcext:value-type="float">
            <text:p>87419900000</text:p>
          </table:table-cell>
          <table:table-cell office:value-type="string" calcext:value-type="string">
            <text:p>WOLBROMSKA 61 I</text:p>
          </table:table-cell>
          <table:table-cell office:value-type="string" calcext:value-type="string">
            <text:p>03-68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6</text:p>
          </table:table-cell>
          <table:table-cell office:value-type="float" office:value="52.2836589" calcext:value-type="float">
            <text:p>52.2836589</text:p>
          </table:table-cell>
          <table:table-cell office:value-type="float" office:value="21.0822553990089" calcext:value-type="float">
            <text:p>21.0822553990089</text:p>
          </table:table-cell>
          <table:table-cell table:formula="of:=VLOOKUP([.B30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DRNA"</text:p>
          </table:table-cell>
          <table:table-cell office:value-type="float" office:value="266765" calcext:value-type="float">
            <text:p>266765</text:p>
          </table:table-cell>
          <table:table-cell office:value-type="float" office:value="5251575427" calcext:value-type="float">
            <text:p>5251575427</text:p>
          </table:table-cell>
          <table:table-cell office:value-type="float" office:value="49078300000" calcext:value-type="float">
            <text:p>49078300000</text:p>
          </table:table-cell>
          <table:table-cell office:value-type="string" calcext:value-type="string">
            <text:p>MICKIEWICZA 18, 45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6</text:p>
          </table:table-cell>
          <table:table-cell office:value-type="float" office:value="52.2623536" calcext:value-type="float">
            <text:p>52.2623536</text:p>
          </table:table-cell>
          <table:table-cell office:value-type="float" office:value="20.992835" calcext:value-type="float">
            <text:p>20.992835</text:p>
          </table:table-cell>
          <table:table-cell table:formula="of:=VLOOKUP([.B3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ORLIK-JANTAR"</text:p>
          </table:table-cell>
          <table:table-cell office:value-type="float" office:value="263802" calcext:value-type="float">
            <text:p>263802</text:p>
          </table:table-cell>
          <table:table-cell office:value-type="float" office:value="1132633010" calcext:value-type="float">
            <text:p>1132633010</text:p>
          </table:table-cell>
          <table:table-cell office:value-type="float" office:value="14068928900000" calcext:value-type="float">
            <text:p>14068928900000</text:p>
          </table:table-cell>
          <table:table-cell office:value-type="string" calcext:value-type="string">
            <text:p>SALAMANDRY 3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6</text:p>
          </table:table-cell>
          <table:table-cell office:value-type="float" office:value="52.2258101" calcext:value-type="float">
            <text:p>52.2258101</text:p>
          </table:table-cell>
          <table:table-cell office:value-type="float" office:value="21.0916377" calcext:value-type="float">
            <text:p>21.0916377</text:p>
          </table:table-cell>
          <table:table-cell table:formula="of:=VLOOKUP([.B3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ILGA 2000"</text:p>
          </table:table-cell>
          <table:table-cell office:value-type="float" office:value="263785" calcext:value-type="float">
            <text:p>263785</text:p>
          </table:table-cell>
          <table:table-cell office:value-type="float" office:value="1132633004" calcext:value-type="float">
            <text:p>1132633004</text:p>
          </table:table-cell>
          <table:table-cell office:value-type="float" office:value="14069008000000" calcext:value-type="float">
            <text:p>14069008000000</text:p>
          </table:table-cell>
          <table:table-cell office:value-type="string" calcext:value-type="string">
            <text:p>SZKOŁY ORLĄT 4, UŻYTKOWY 5</text:p>
          </table:table-cell>
          <table:table-cell office:value-type="string" calcext:value-type="string">
            <text:p>03-9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9.2006</text:p>
          </table:table-cell>
          <table:table-cell office:value-type="float" office:value="52.2286331" calcext:value-type="float">
            <text:p>52.2286331</text:p>
          </table:table-cell>
          <table:table-cell office:value-type="float" office:value="21.1065722" calcext:value-type="float">
            <text:p>21.1065722</text:p>
          </table:table-cell>
          <table:table-cell table:formula="of:=VLOOKUP([.B3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NASZA FAMILIA"</text:p>
          </table:table-cell>
          <table:table-cell office:value-type="float" office:value="263510" calcext:value-type="float">
            <text:p>263510</text:p>
          </table:table-cell>
          <table:table-cell office:value-type="float" office:value="9511016047" calcext:value-type="float">
            <text:p>9511016047</text:p>
          </table:table-cell>
          <table:table-cell office:value-type="float" office:value="1064820700000" calcext:value-type="float">
            <text:p>1064820700000</text:p>
          </table:table-cell>
          <table:table-cell office:value-type="string" calcext:value-type="string">
            <text:p>DEMBEGO 12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9.2006</text:p>
          </table:table-cell>
          <table:table-cell office:value-type="float" office:value="52.1315502" calcext:value-type="float">
            <text:p>52.1315502</text:p>
          </table:table-cell>
          <table:table-cell office:value-type="float" office:value="21.0758259" calcext:value-type="float">
            <text:p>21.0758259</text:p>
          </table:table-cell>
          <table:table-cell table:formula="of:=VLOOKUP([.B3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ZKLANY DOM"</text:p>
          </table:table-cell>
          <table:table-cell office:value-type="float" office:value="260415" calcext:value-type="float">
            <text:p>260415</text:p>
          </table:table-cell>
          <table:table-cell office:value-type="float" office:value="1130213864" calcext:value-type="float">
            <text:p>1130213864</text:p>
          </table:table-cell>
          <table:table-cell office:value-type="float" office:value="49160100000" calcext:value-type="float">
            <text:p>49160100000</text:p>
          </table:table-cell>
          <table:table-cell office:value-type="string" calcext:value-type="string">
            <text:p>LONDYŃSKA 8, 8</text:p>
          </table:table-cell>
          <table:table-cell office:value-type="string" calcext:value-type="string">
            <text:p>03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6</text:p>
          </table:table-cell>
          <table:table-cell office:value-type="float" office:value="52.23437895" calcext:value-type="float">
            <text:p>52.23437895</text:p>
          </table:table-cell>
          <table:table-cell office:value-type="float" office:value="21.0645477078968" calcext:value-type="float">
            <text:p>21.0645477078968</text:p>
          </table:table-cell>
          <table:table-cell table:formula="of:=VLOOKUP([.B35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PRACOWNIKÓW PRZEMYSŁU CUKROWNICZEGO</text:p>
          </table:table-cell>
          <table:table-cell office:value-type="float" office:value="254510" calcext:value-type="float">
            <text:p>254510</text:p>
          </table:table-cell>
          <table:table-cell office:value-type="float" office:value="5250006526" calcext:value-type="float">
            <text:p>5250006526</text:p>
          </table:table-cell>
          <table:table-cell office:value-type="float" office:value="49124500000" calcext:value-type="float">
            <text:p>49124500000</text:p>
          </table:table-cell>
          <table:table-cell office:value-type="string" calcext:value-type="string">
            <text:p>ROZBRAT 34/36</text:p>
          </table:table-cell>
          <table:table-cell office:value-type="string" calcext:value-type="string">
            <text:p>00-42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6</text:p>
          </table:table-cell>
          <table:table-cell office:value-type="float" office:value="52.2264563" calcext:value-type="float">
            <text:p>52.2264563</text:p>
          </table:table-cell>
          <table:table-cell office:value-type="float" office:value="21.0349305897273" calcext:value-type="float">
            <text:p>21.0349305897273</text:p>
          </table:table-cell>
          <table:table-cell table:formula="of:=VLOOKUP([.B3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- MIESZKANIOWA "DOM ROZBRAT"</text:p>
          </table:table-cell>
          <table:table-cell office:value-type="float" office:value="251730" calcext:value-type="float">
            <text:p>251730</text:p>
          </table:table-cell>
          <table:table-cell office:value-type="float" office:value="5261670529" calcext:value-type="float">
            <text:p>5261670529</text:p>
          </table:table-cell>
          <table:table-cell office:value-type="float" office:value="49123900000" calcext:value-type="float">
            <text:p>49123900000</text:p>
          </table:table-cell>
          <table:table-cell office:value-type="string" calcext:value-type="string">
            <text:p>ROZBRAT 6</text:p>
          </table:table-cell>
          <table:table-cell office:value-type="string" calcext:value-type="string">
            <text:p>00-4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6</text:p>
          </table:table-cell>
          <table:table-cell office:value-type="float" office:value="52.2224607" calcext:value-type="float">
            <text:p>52.2224607</text:p>
          </table:table-cell>
          <table:table-cell office:value-type="float" office:value="21.0358486635954" calcext:value-type="float">
            <text:p>21.0358486635954</text:p>
          </table:table-cell>
          <table:table-cell table:formula="of:=VLOOKUP([.B3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OGNISKO"</text:p>
          </table:table-cell>
          <table:table-cell office:value-type="float" office:value="250524" calcext:value-type="float">
            <text:p>250524</text:p>
          </table:table-cell>
          <table:table-cell office:value-type="float" office:value="5251000891" calcext:value-type="float">
            <text:p>5251000891</text:p>
          </table:table-cell>
          <table:table-cell office:value-type="float" office:value="48991700000" calcext:value-type="float">
            <text:p>48991700000</text:p>
          </table:table-cell>
          <table:table-cell office:value-type="string" calcext:value-type="string">
            <text:p>AL. NIEPODLEGŁOŚCI 210</text:p>
          </table:table-cell>
          <table:table-cell office:value-type="string" calcext:value-type="string">
            <text:p>00-6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2.2006</text:p>
          </table:table-cell>
          <table:table-cell office:value-type="float" office:value="52.217627" calcext:value-type="float">
            <text:p>52.217627</text:p>
          </table:table-cell>
          <table:table-cell office:value-type="float" office:value="21.0054501" calcext:value-type="float">
            <text:p>21.0054501</text:p>
          </table:table-cell>
          <table:table-cell table:formula="of:=VLOOKUP([.B3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MIĘDZYZAKŁADOWA SPÓŁDZIELNIA MIESZKANIOWA "GRABÓW"</text:p>
          </table:table-cell>
          <table:table-cell office:value-type="float" office:value="244952" calcext:value-type="float">
            <text:p>244952</text:p>
          </table:table-cell>
          <table:table-cell office:value-type="float" office:value="9510024926" calcext:value-type="float">
            <text:p>9510024926</text:p>
          </table:table-cell>
          <table:table-cell office:value-type="float" office:value="90420400000" calcext:value-type="float">
            <text:p>90420400000</text:p>
          </table:table-cell>
          <table:table-cell office:value-type="string" calcext:value-type="string">
            <text:p>PUŁAWSKA 300 A</text:p>
          </table:table-cell>
          <table:table-cell office:value-type="string" calcext:value-type="string">
            <text:p>02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5</text:p>
          </table:table-cell>
          <table:table-cell office:value-type="float" office:value="52.14740745" calcext:value-type="float">
            <text:p>52.14740745</text:p>
          </table:table-cell>
          <table:table-cell office:value-type="float" office:value="21.0169676694352" calcext:value-type="float">
            <text:p>21.0169676694352</text:p>
          </table:table-cell>
          <table:table-cell table:formula="of:=VLOOKUP([.B3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NAUCZYCIELI SZKÓŁ ŚREDNICH "ZNICZ"</text:p>
          </table:table-cell>
          <table:table-cell office:value-type="float" office:value="242346" calcext:value-type="float">
            <text:p>242346</text:p>
          </table:table-cell>
          <table:table-cell office:value-type="float" office:value="5251736528" calcext:value-type="float">
            <text:p>5251736528</text:p>
          </table:table-cell>
          <table:table-cell office:value-type="float" office:value="49080800000" calcext:value-type="float">
            <text:p>49080800000</text:p>
          </table:table-cell>
          <table:table-cell office:value-type="string" calcext:value-type="string">
            <text:p>MICKIEWICZA 37</text:p>
          </table:table-cell>
          <table:table-cell office:value-type="string" calcext:value-type="string">
            <text:p>01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5</text:p>
          </table:table-cell>
          <table:table-cell office:value-type="float" office:value="52.2727756" calcext:value-type="float">
            <text:p>52.2727756</text:p>
          </table:table-cell>
          <table:table-cell office:value-type="float" office:value="20.982704516524" calcext:value-type="float">
            <text:p>20.982704516524</text:p>
          </table:table-cell>
          <table:table-cell table:formula="of:=VLOOKUP([.B4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PUŁAWIANKA"</text:p>
          </table:table-cell>
          <table:table-cell office:value-type="float" office:value="237805" calcext:value-type="float">
            <text:p>237805</text:p>
          </table:table-cell>
          <table:table-cell office:value-type="float" office:value="9511961656" calcext:value-type="float">
            <text:p>9511961656</text:p>
          </table:table-cell>
          <table:table-cell office:value-type="float" office:value="49185400000" calcext:value-type="float">
            <text:p>49185400000</text:p>
          </table:table-cell>
          <table:table-cell office:value-type="string" calcext:value-type="string">
            <text:p>PUŁAWSKA 483</text:p>
          </table:table-cell>
          <table:table-cell office:value-type="string" calcext:value-type="string">
            <text:p>02-8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5</text:p>
          </table:table-cell>
          <table:table-cell office:value-type="float" office:value="52.1330479" calcext:value-type="float">
            <text:p>52.1330479</text:p>
          </table:table-cell>
          <table:table-cell office:value-type="float" office:value="21.0185740709428" calcext:value-type="float">
            <text:p>21.0185740709428</text:p>
          </table:table-cell>
          <table:table-cell table:formula="of:=VLOOKUP([.B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"NOWOSIELECKA" SPÓŁDZIELNIA MIESZKANIOWA</text:p>
          </table:table-cell>
          <table:table-cell office:value-type="float" office:value="234840" calcext:value-type="float">
            <text:p>234840</text:p>
          </table:table-cell>
          <table:table-cell office:value-type="float" office:value="5262870495" calcext:value-type="float">
            <text:p>5262870495</text:p>
          </table:table-cell>
          <table:table-cell office:value-type="float" office:value="14015959700000" calcext:value-type="float">
            <text:p>14015959700000</text:p>
          </table:table-cell>
          <table:table-cell office:value-type="string" calcext:value-type="string">
            <text:p>NOWOSIELECKA 14A</text:p>
          </table:table-cell>
          <table:table-cell office:value-type="string" calcext:value-type="string">
            <text:p>00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5</text:p>
          </table:table-cell>
          <table:table-cell office:value-type="float" office:value="52.2114109" calcext:value-type="float">
            <text:p>52.2114109</text:p>
          </table:table-cell>
          <table:table-cell office:value-type="float" office:value="21.0463809563859" calcext:value-type="float">
            <text:p>21.0463809563859</text:p>
          </table:table-cell>
          <table:table-cell table:formula="of:=VLOOKUP([.B4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BRATNIAK</text:p>
          </table:table-cell>
          <table:table-cell office:value-type="float" office:value="232999" calcext:value-type="float">
            <text:p>232999</text:p>
          </table:table-cell>
          <table:table-cell office:value-type="float" office:value="5250012981" calcext:value-type="float">
            <text:p>5250012981</text:p>
          </table:table-cell>
          <table:table-cell office:value-type="float" office:value="87284600000" calcext:value-type="float">
            <text:p>87284600000</text:p>
          </table:table-cell>
          <table:table-cell office:value-type="string" calcext:value-type="string">
            <text:p>ŚNIADECKICH 17A, 24</text:p>
          </table:table-cell>
          <table:table-cell office:value-type="string" calcext:value-type="string">
            <text:p>00-65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6.2005</text:p>
          </table:table-cell>
          <table:table-cell office:value-type="float" office:value="52.2206179" calcext:value-type="float">
            <text:p>52.2206179</text:p>
          </table:table-cell>
          <table:table-cell office:value-type="float" office:value="21.0136316" calcext:value-type="float">
            <text:p>21.0136316</text:p>
          </table:table-cell>
          <table:table-cell table:formula="of:=VLOOKUP([.B4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CZE STOWARZYSZENIE MIESZKANIOWE "MOJE MIESZKANIE"</text:p>
          </table:table-cell>
          <table:table-cell office:value-type="float" office:value="231960" calcext:value-type="float">
            <text:p>231960</text:p>
          </table:table-cell>
          <table:table-cell office:value-type="float" office:value="1132548014" calcext:value-type="float">
            <text:p>1132548014</text:p>
          </table:table-cell>
          <table:table-cell office:value-type="float" office:value="14011934000000" calcext:value-type="float">
            <text:p>14011934000000</text:p>
          </table:table-cell>
          <table:table-cell office:value-type="string" calcext:value-type="string">
            <text:p>KOWELSKA 4, 33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6211435" calcext:value-type="float">
            <text:p>52.26211435</text:p>
          </table:table-cell>
          <table:table-cell office:value-type="float" office:value="21.0408310698325" calcext:value-type="float">
            <text:p>21.0408310698325</text:p>
          </table:table-cell>
          <table:table-cell table:formula="of:=VLOOKUP([.B4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MŁODZIEŻOWA SPÓŁDZIELNIA MIESZKANIOWA PRACOWNIKÓW "RÓŻY"</text:p>
          </table:table-cell>
          <table:table-cell office:value-type="float" office:value="231029" calcext:value-type="float">
            <text:p>231029</text:p>
          </table:table-cell>
          <table:table-cell office:value-type="float" office:value="5250012538" calcext:value-type="float">
            <text:p>5250012538</text:p>
          </table:table-cell>
          <table:table-cell office:value-type="float" office:value="107188700000" calcext:value-type="float">
            <text:p>107188700000</text:p>
          </table:table-cell>
          <table:table-cell office:value-type="string" calcext:value-type="string">
            <text:p>MIEDZIANA 14</text:p>
          </table:table-cell>
          <table:table-cell office:value-type="string" calcext:value-type="string">
            <text:p>00-8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4.2005</text:p>
          </table:table-cell>
          <table:table-cell office:value-type="float" office:value="52.2299175" calcext:value-type="float">
            <text:p>52.2299175</text:p>
          </table:table-cell>
          <table:table-cell office:value-type="float" office:value="20.9904348" calcext:value-type="float">
            <text:p>20.9904348</text:p>
          </table:table-cell>
          <table:table-cell table:formula="of:=VLOOKUP([.B4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WŁASNOŚCIOWA SPÓŁDZIELNIA MIESZKANIOWA "HOŻA 5-7"</text:p>
          </table:table-cell>
          <table:table-cell office:value-type="float" office:value="230579" calcext:value-type="float">
            <text:p>230579</text:p>
          </table:table-cell>
          <table:table-cell office:value-type="float" office:value="5250007098" calcext:value-type="float">
            <text:p>5250007098</text:p>
          </table:table-cell>
          <table:table-cell office:value-type="float" office:value="1205304000000" calcext:value-type="float">
            <text:p>1205304000000</text:p>
          </table:table-cell>
          <table:table-cell office:value-type="string" calcext:value-type="string">
            <text:p>HOŻA 5/7, 81</text:p>
          </table:table-cell>
          <table:table-cell office:value-type="string" calcext:value-type="string">
            <text:p>00-52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276265" calcext:value-type="float">
            <text:p>52.2276265</text:p>
          </table:table-cell>
          <table:table-cell office:value-type="float" office:value="21.0212473" calcext:value-type="float">
            <text:p>21.0212473</text:p>
          </table:table-cell>
          <table:table-cell table:formula="of:=VLOOKUP([.B4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MERKURY SZCZĘŚLIWICE"</text:p>
          </table:table-cell>
          <table:table-cell office:value-type="float" office:value="230555" calcext:value-type="float">
            <text:p>230555</text:p>
          </table:table-cell>
          <table:table-cell office:value-type="float" office:value="5261736228" calcext:value-type="float">
            <text:p>5261736228</text:p>
          </table:table-cell>
          <table:table-cell office:value-type="float" office:value="98193700000" calcext:value-type="float">
            <text:p>98193700000</text:p>
          </table:table-cell>
          <table:table-cell office:value-type="string" calcext:value-type="string">
            <text:p>URBANISTÓW 1</text:p>
          </table:table-cell>
          <table:table-cell office:value-type="string" calcext:value-type="string">
            <text:p>02-3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3.2005</text:p>
          </table:table-cell>
          <table:table-cell office:value-type="float" office:value="52.2070071" calcext:value-type="float">
            <text:p>52.2070071</text:p>
          </table:table-cell>
          <table:table-cell office:value-type="float" office:value="20.9674253" calcext:value-type="float">
            <text:p>20.9674253</text:p>
          </table:table-cell>
          <table:table-cell table:formula="of:=VLOOKUP([.B4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ZACISZE"</text:p>
          </table:table-cell>
          <table:table-cell office:value-type="float" office:value="224390" calcext:value-type="float">
            <text:p>224390</text:p>
          </table:table-cell>
          <table:table-cell office:value-type="float" office:value="5212893092" calcext:value-type="float">
            <text:p>5212893092</text:p>
          </table:table-cell>
          <table:table-cell office:value-type="float" office:value="49130500000" calcext:value-type="float">
            <text:p>49130500000</text:p>
          </table:table-cell>
          <table:table-cell office:value-type="string" calcext:value-type="string">
            <text:p>SŁONECZNA 50</text:p>
          </table:table-cell>
          <table:table-cell office:value-type="string" calcext:value-type="string">
            <text:p>00-78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2.2004</text:p>
          </table:table-cell>
          <table:table-cell office:value-type="float" office:value="52.20961095" calcext:value-type="float">
            <text:p>52.20961095</text:p>
          </table:table-cell>
          <table:table-cell office:value-type="float" office:value="21.0250057376981" calcext:value-type="float">
            <text:p>21.0250057376981</text:p>
          </table:table-cell>
          <table:table-cell table:formula="of:=VLOOKUP([.B48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DOMKÓW JEDNORODZINNYCH "JANOWSKIEGO-BASZTA"</text:p>
          </table:table-cell>
          <table:table-cell office:value-type="float" office:value="224384" calcext:value-type="float">
            <text:p>224384</text:p>
          </table:table-cell>
          <table:table-cell office:value-type="float" office:value="9511205446" calcext:value-type="float">
            <text:p>9511205446</text:p>
          </table:table-cell>
          <table:table-cell office:value-type="float" office:value="1210739000000" calcext:value-type="float">
            <text:p>1210739000000</text:p>
          </table:table-cell>
          <table:table-cell office:value-type="string" calcext:value-type="string">
            <text:p>JANOWSKIEGO ALEKSANDRA 2</text:p>
          </table:table-cell>
          <table:table-cell office:value-type="string" calcext:value-type="string">
            <text:p>02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4</text:p>
          </table:table-cell>
          <table:table-cell office:value-type="float" office:value="52.15274745" calcext:value-type="float">
            <text:p>52.15274745</text:p>
          </table:table-cell>
          <table:table-cell office:value-type="float" office:value="21.0211717265923" calcext:value-type="float">
            <text:p>21.0211717265923</text:p>
          </table:table-cell>
          <table:table-cell table:formula="of:=VLOOKUP([.B4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TARÓWKA" W WARSZAWIE</text:p>
          </table:table-cell>
          <table:table-cell office:value-type="float" office:value="224292" calcext:value-type="float">
            <text:p>224292</text:p>
          </table:table-cell>
          <table:table-cell office:value-type="float" office:value="5250012260" calcext:value-type="float">
            <text:p>5250012260</text:p>
          </table:table-cell>
          <table:table-cell office:value-type="float" office:value="48977400000" calcext:value-type="float">
            <text:p>48977400000</text:p>
          </table:table-cell>
          <table:table-cell office:value-type="string" calcext:value-type="string">
            <text:p>PAŃSKA 59</text:p>
          </table:table-cell>
          <table:table-cell office:value-type="string" calcext:value-type="string">
            <text:p>00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4</text:p>
          </table:table-cell>
          <table:table-cell office:value-type="float" office:value="52.23181745" calcext:value-type="float">
            <text:p>52.23181745</text:p>
          </table:table-cell>
          <table:table-cell office:value-type="float" office:value="20.9954552510523" calcext:value-type="float">
            <text:p>20.9954552510523</text:p>
          </table:table-cell>
          <table:table-cell table:formula="of:=VLOOKUP([.B5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GŻEGŻÓŁKI"</text:p>
          </table:table-cell>
          <table:table-cell office:value-type="float" office:value="221082" calcext:value-type="float">
            <text:p>221082</text:p>
          </table:table-cell>
          <table:table-cell office:value-type="float" office:value="9512125956" calcext:value-type="float">
            <text:p>9512125956</text:p>
          </table:table-cell>
          <table:table-cell office:value-type="float" office:value="1587339200000" calcext:value-type="float">
            <text:p>1587339200000</text:p>
          </table:table-cell>
          <table:table-cell office:value-type="string" calcext:value-type="string">
            <text:p>GŻEGŻÓŁKI 10</text:p>
          </table:table-cell>
          <table:table-cell office:value-type="string" calcext:value-type="string">
            <text:p>02-80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1.2004</text:p>
          </table:table-cell>
          <table:table-cell office:value-type="float" office:value="52.14984965" calcext:value-type="float">
            <text:p>52.14984965</text:p>
          </table:table-cell>
          <table:table-cell office:value-type="float" office:value="21.0281558689088" calcext:value-type="float">
            <text:p>21.0281558689088</text:p>
          </table:table-cell>
          <table:table-cell table:formula="of:=VLOOKUP([.B5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RONDO"</text:p>
          </table:table-cell>
          <table:table-cell office:value-type="float" office:value="218909" calcext:value-type="float">
            <text:p>218909</text:p>
          </table:table-cell>
          <table:table-cell office:value-type="float" office:value="5210418004" calcext:value-type="float">
            <text:p>5210418004</text:p>
          </table:table-cell>
          <table:table-cell office:value-type="float" office:value="49122200000" calcext:value-type="float">
            <text:p>49122200000</text:p>
          </table:table-cell>
          <table:table-cell office:value-type="string" calcext:value-type="string">
            <text:p>UL. TADEUSZA REJTANA 9A, 3</text:p>
          </table:table-cell>
          <table:table-cell office:value-type="string" calcext:value-type="string">
            <text:p>02-5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0.2004</text:p>
          </table:table-cell>
          <table:table-cell office:value-type="float" office:value="52.20758805" calcext:value-type="float">
            <text:p>52.20758805</text:p>
          </table:table-cell>
          <table:table-cell office:value-type="float" office:value="21.019627163637" calcext:value-type="float">
            <text:p>21.019627163637</text:p>
          </table:table-cell>
          <table:table-cell table:formula="of:=VLOOKUP([.B5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AMODZIELNA"</text:p>
          </table:table-cell>
          <table:table-cell office:value-type="float" office:value="217738" calcext:value-type="float">
            <text:p>217738</text:p>
          </table:table-cell>
          <table:table-cell office:value-type="float" office:value="5251000394" calcext:value-type="float">
            <text:p>5251000394</text:p>
          </table:table-cell>
          <table:table-cell office:value-type="float" office:value="49101500000" calcext:value-type="float">
            <text:p>49101500000</text:p>
          </table:table-cell>
          <table:table-cell office:value-type="string" calcext:value-type="string">
            <text:p>ORLA 8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4</text:p>
          </table:table-cell>
          <table:table-cell office:value-type="float" office:value="52.24988225" calcext:value-type="float">
            <text:p>52.24988225</text:p>
          </table:table-cell>
          <table:table-cell office:value-type="float" office:value="21.2538473734655" calcext:value-type="float">
            <text:p>21.2538473734655</text:p>
          </table:table-cell>
          <table:table-cell table:formula="of:=VLOOKUP([.B53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- MIESZKANIOWA "NASZA"</text:p>
          </table:table-cell>
          <table:table-cell office:value-type="float" office:value="212657" calcext:value-type="float">
            <text:p>212657</text:p>
          </table:table-cell>
          <table:table-cell office:value-type="float" office:value="5212753907" calcext:value-type="float">
            <text:p>5212753907</text:p>
          </table:table-cell>
          <table:table-cell office:value-type="float" office:value="49008500000" calcext:value-type="float">
            <text:p>49008500000</text:p>
          </table:table-cell>
          <table:table-cell office:value-type="string" calcext:value-type="string">
            <text:p>BELGIJSKA 12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20274815" calcext:value-type="float">
            <text:p>52.20274815</text:p>
          </table:table-cell>
          <table:table-cell office:value-type="float" office:value="21.0245088714198" calcext:value-type="float">
            <text:p>21.0245088714198</text:p>
          </table:table-cell>
          <table:table-cell table:formula="of:=VLOOKUP([.B5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RODZINKA"</text:p>
          </table:table-cell>
          <table:table-cell office:value-type="float" office:value="212445" calcext:value-type="float">
            <text:p>212445</text:p>
          </table:table-cell>
          <table:table-cell office:value-type="float" office:value="5222236651" calcext:value-type="float">
            <text:p>5222236651</text:p>
          </table:table-cell>
          <table:table-cell office:value-type="float" office:value="1085081900000" calcext:value-type="float">
            <text:p>1085081900000</text:p>
          </table:table-cell>
          <table:table-cell office:value-type="string" calcext:value-type="string">
            <text:p>WOJCIECHOWSKIEGO 35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7.2004</text:p>
          </table:table-cell>
          <table:table-cell office:value-type="float" office:value="52.19483215" calcext:value-type="float">
            <text:p>52.19483215</text:p>
          </table:table-cell>
          <table:table-cell office:value-type="float" office:value="20.8723442145489" calcext:value-type="float">
            <text:p>20.8723442145489</text:p>
          </table:table-cell>
          <table:table-cell table:formula="of:=VLOOKUP([.B55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BUDOWLANO-MIESZKANIOWA "DZIENNIKARZ"</text:p>
          </table:table-cell>
          <table:table-cell office:value-type="float" office:value="211268" calcext:value-type="float">
            <text:p>211268</text:p>
          </table:table-cell>
          <table:table-cell office:value-type="float" office:value="5261737802" calcext:value-type="float">
            <text:p>5261737802</text:p>
          </table:table-cell>
          <table:table-cell office:value-type="float" office:value="1251074300000" calcext:value-type="float">
            <text:p>1251074300000</text:p>
          </table:table-cell>
          <table:table-cell office:value-type="string" calcext:value-type="string">
            <text:p>BIAŁOBRZESKA 68, 99</text:p>
          </table:table-cell>
          <table:table-cell office:value-type="string" calcext:value-type="string">
            <text:p>02-3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4</text:p>
          </table:table-cell>
          <table:table-cell office:value-type="float" office:value="52.22096145" calcext:value-type="float">
            <text:p>52.22096145</text:p>
          </table:table-cell>
          <table:table-cell office:value-type="float" office:value="20.9786810164602" calcext:value-type="float">
            <text:p>20.9786810164602</text:p>
          </table:table-cell>
          <table:table-cell table:formula="of:=VLOOKUP([.B5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 ZWYCIĘZCÓW"</text:p>
          </table:table-cell>
          <table:table-cell office:value-type="float" office:value="211048" calcext:value-type="float">
            <text:p>211048</text:p>
          </table:table-cell>
          <table:table-cell office:value-type="float" office:value="1132486448" calcext:value-type="float">
            <text:p>1132486448</text:p>
          </table:table-cell>
          <table:table-cell office:value-type="float" office:value="1575602500000" calcext:value-type="float">
            <text:p>1575602500000</text:p>
          </table:table-cell>
          <table:table-cell office:value-type="string" calcext:value-type="string">
            <text:p>ZWYCIĘZCÓW 4 D</text:p>
          </table:table-cell>
          <table:table-cell office:value-type="string" calcext:value-type="string">
            <text:p>03-9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4</text:p>
          </table:table-cell>
          <table:table-cell office:value-type="float" office:value="52.22963275" calcext:value-type="float">
            <text:p>52.22963275</text:p>
          </table:table-cell>
          <table:table-cell office:value-type="float" office:value="21.051869641987" calcext:value-type="float">
            <text:p>21.051869641987</text:p>
          </table:table-cell>
          <table:table-cell table:formula="of:=VLOOKUP([.B5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ASZYNGTONA"</text:p>
          </table:table-cell>
          <table:table-cell office:value-type="float" office:value="210997" calcext:value-type="float">
            <text:p>210997</text:p>
          </table:table-cell>
          <table:table-cell office:value-type="float" office:value="1132486313" calcext:value-type="float">
            <text:p>1132486313</text:p>
          </table:table-cell>
          <table:table-cell office:value-type="float" office:value="1575495400000" calcext:value-type="float">
            <text:p>1575495400000</text:p>
          </table:table-cell>
          <table:table-cell office:value-type="string" calcext:value-type="string">
            <text:p>KINOWA 19</text:p>
          </table:table-cell>
          <table:table-cell office:value-type="string" calcext:value-type="string">
            <text:p>04-0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423986" calcext:value-type="float">
            <text:p>52.2423986</text:p>
          </table:table-cell>
          <table:table-cell office:value-type="float" office:value="21.0702704" calcext:value-type="float">
            <text:p>21.0702704</text:p>
          </table:table-cell>
          <table:table-cell table:formula="of:=VLOOKUP([.B5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PRZYCZÓŁEK GROCHOWSKI"</text:p>
          </table:table-cell>
          <table:table-cell office:value-type="float" office:value="210996" calcext:value-type="float">
            <text:p>210996</text:p>
          </table:table-cell>
          <table:table-cell office:value-type="float" office:value="1132486336" calcext:value-type="float">
            <text:p>1132486336</text:p>
          </table:table-cell>
          <table:table-cell office:value-type="float" office:value="1575494800000" calcext:value-type="float">
            <text:p>1575494800000</text:p>
          </table:table-cell>
          <table:table-cell office:value-type="string" calcext:value-type="string">
            <text:p>OSTRZYCKA 2/4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4</text:p>
          </table:table-cell>
          <table:table-cell office:value-type="float" office:value="52.2341463" calcext:value-type="float">
            <text:p>52.2341463</text:p>
          </table:table-cell>
          <table:table-cell office:value-type="float" office:value="21.0784591" calcext:value-type="float">
            <text:p>21.0784591</text:p>
          </table:table-cell>
          <table:table-cell table:formula="of:=VLOOKUP([.B5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ONOLIT"</text:p>
          </table:table-cell>
          <table:table-cell office:value-type="float" office:value="209737" calcext:value-type="float">
            <text:p>209737</text:p>
          </table:table-cell>
          <table:table-cell office:value-type="float" office:value="5272140982" calcext:value-type="float">
            <text:p>5272140982</text:p>
          </table:table-cell>
          <table:table-cell office:value-type="float" office:value="92807300000" calcext:value-type="float">
            <text:p>92807300000</text:p>
          </table:table-cell>
          <table:table-cell office:value-type="string" calcext:value-type="string">
            <text:p>DEOTYMY 19/21</text:p>
          </table:table-cell>
          <table:table-cell office:value-type="string" calcext:value-type="string">
            <text:p>01-40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6.2004</text:p>
          </table:table-cell>
          <table:table-cell office:value-type="float" office:value="52.2416928" calcext:value-type="float">
            <text:p>52.2416928</text:p>
          </table:table-cell>
          <table:table-cell office:value-type="float" office:value="20.9479266152473" calcext:value-type="float">
            <text:p>20.9479266152473</text:p>
          </table:table-cell>
          <table:table-cell table:formula="of:=VLOOKUP([.B6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ZIMOWE LEŻE"</text:p>
          </table:table-cell>
          <table:table-cell office:value-type="float" office:value="206656" calcext:value-type="float">
            <text:p>206656</text:p>
          </table:table-cell>
          <table:table-cell office:value-type="float" office:value="5250012811" calcext:value-type="float">
            <text:p>5250012811</text:p>
          </table:table-cell>
          <table:table-cell office:value-type="float" office:value="49132800000" calcext:value-type="float">
            <text:p>49132800000</text:p>
          </table:table-cell>
          <table:table-cell office:value-type="string" calcext:value-type="string">
            <text:p>SŁOWACKIEGO 27/33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5.2004</text:p>
          </table:table-cell>
          <table:table-cell office:value-type="float" office:value="52.2708541" calcext:value-type="float">
            <text:p>52.2708541</text:p>
          </table:table-cell>
          <table:table-cell office:value-type="float" office:value="20.9762064" calcext:value-type="float">
            <text:p>20.9762064</text:p>
          </table:table-cell>
          <table:table-cell table:formula="of:=VLOOKUP([.B6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MICKIEWICZA POTOK</text:p>
          </table:table-cell>
          <table:table-cell office:value-type="float" office:value="201902" calcext:value-type="float">
            <text:p>201902</text:p>
          </table:table-cell>
          <table:table-cell office:value-type="float" office:value="5252295167" calcext:value-type="float">
            <text:p>5252295167</text:p>
          </table:table-cell>
          <table:table-cell office:value-type="float" office:value="1570930400000" calcext:value-type="float">
            <text:p>1570930400000</text:p>
          </table:table-cell>
          <table:table-cell office:value-type="string" calcext:value-type="string">
            <text:p>MICKIEWICZA 70, 90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3.2004</text:p>
          </table:table-cell>
          <table:table-cell office:value-type="float" office:value="52.2784914" calcext:value-type="float">
            <text:p>52.2784914</text:p>
          </table:table-cell>
          <table:table-cell office:value-type="float" office:value="20.98140345195" calcext:value-type="float">
            <text:p>20.98140345195</text:p>
          </table:table-cell>
          <table:table-cell table:formula="of:=VLOOKUP([.B62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MIĘDZYZAKŁADOWA SPÓŁDZIELNIA MIESZKANIOWA "CENTRUM 2"</text:p>
          </table:table-cell>
          <table:table-cell office:value-type="float" office:value="201389" calcext:value-type="float">
            <text:p>201389</text:p>
          </table:table-cell>
          <table:table-cell office:value-type="float" office:value="5251000081" calcext:value-type="float">
            <text:p>5251000081</text:p>
          </table:table-cell>
          <table:table-cell office:value-type="float" office:value="101497800000" calcext:value-type="float">
            <text:p>101497800000</text:p>
          </table:table-cell>
          <table:table-cell office:value-type="string" calcext:value-type="string">
            <text:p>ŁUKASZCZYKA 35, 22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3.2004</text:p>
          </table:table-cell>
          <table:table-cell office:value-type="float" office:value="52.1489071" calcext:value-type="float">
            <text:p>52.1489071</text:p>
          </table:table-cell>
          <table:table-cell office:value-type="float" office:value="21.0283367808567" calcext:value-type="float">
            <text:p>21.0283367808567</text:p>
          </table:table-cell>
          <table:table-cell table:formula="of:=VLOOKUP([.B6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BATORY"</text:p>
          </table:table-cell>
          <table:table-cell office:value-type="float" office:value="198403" calcext:value-type="float">
            <text:p>198403</text:p>
          </table:table-cell>
          <table:table-cell office:value-type="float" office:value="5250006609" calcext:value-type="float">
            <text:p>5250006609</text:p>
          </table:table-cell>
          <table:table-cell office:value-type="float" office:value="138241700000" calcext:value-type="float">
            <text:p>138241700000</text:p>
          </table:table-cell>
          <table:table-cell office:value-type="string" calcext:value-type="string">
            <text:p>UL. GIORDANA BRUNA 32</text:p>
          </table:table-cell>
          <table:table-cell office:value-type="string" calcext:value-type="string">
            <text:p>02-5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4</text:p>
          </table:table-cell>
          <table:table-cell office:value-type="float" office:value="52.206978" calcext:value-type="float">
            <text:p>52.206978</text:p>
          </table:table-cell>
          <table:table-cell office:value-type="float" office:value="20.9995585311551" calcext:value-type="float">
            <text:p>20.9995585311551</text:p>
          </table:table-cell>
          <table:table-cell table:formula="of:=VLOOKUP([.B6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IGOR"</text:p>
          </table:table-cell>
          <table:table-cell office:value-type="float" office:value="199944" calcext:value-type="float">
            <text:p>199944</text:p>
          </table:table-cell>
          <table:table-cell office:value-type="float" office:value="1130395954" calcext:value-type="float">
            <text:p>1130395954</text:p>
          </table:table-cell>
          <table:table-cell office:value-type="float" office:value="1189847800000" calcext:value-type="float">
            <text:p>1189847800000</text:p>
          </table:table-cell>
          <table:table-cell office:value-type="string" calcext:value-type="string">
            <text:p>FRENKLA 3, 1</text:p>
          </table:table-cell>
          <table:table-cell office:value-type="string" calcext:value-type="string">
            <text:p>04-9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3.2004</text:p>
          </table:table-cell>
          <table:table-cell office:value-type="float" office:value="52.1624784" calcext:value-type="float">
            <text:p>52.1624784</text:p>
          </table:table-cell>
          <table:table-cell office:value-type="float" office:value="21.2116585537733" calcext:value-type="float">
            <text:p>21.2116585537733</text:p>
          </table:table-cell>
          <table:table-cell table:formula="of:=VLOOKUP([.B65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PRZANOWSKIEGO"</text:p>
          </table:table-cell>
          <table:table-cell office:value-type="float" office:value="199766" calcext:value-type="float">
            <text:p>199766</text:p>
          </table:table-cell>
          <table:table-cell office:value-type="float" office:value="5272242582" calcext:value-type="float">
            <text:p>5272242582</text:p>
          </table:table-cell>
          <table:table-cell office:value-type="float" office:value="1495167000000" calcext:value-type="float">
            <text:p>1495167000000</text:p>
          </table:table-cell>
          <table:table-cell office:value-type="string" calcext:value-type="string">
            <text:p>PRZANOWSKIEGO 4, 51</text:p>
          </table:table-cell>
          <table:table-cell office:value-type="string" calcext:value-type="string">
            <text:p>01-45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3.2004</text:p>
          </table:table-cell>
          <table:table-cell office:value-type="float" office:value="52.23753855" calcext:value-type="float">
            <text:p>52.23753855</text:p>
          </table:table-cell>
          <table:table-cell office:value-type="float" office:value="20.9340179986878" calcext:value-type="float">
            <text:p>20.9340179986878</text:p>
          </table:table-cell>
          <table:table-cell table:formula="of:=VLOOKUP([.B66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CZE BIURO PROJEKTÓW "SDIS-PROJEKT"</text:p>
          </table:table-cell>
          <table:table-cell office:value-type="float" office:value="199886" calcext:value-type="float">
            <text:p>199886</text:p>
          </table:table-cell>
          <table:table-cell office:value-type="float" office:value="5250003344" calcext:value-type="float">
            <text:p>5250003344</text:p>
          </table:table-cell>
          <table:table-cell office:value-type="float" office:value="201110800000" calcext:value-type="float">
            <text:p>201110800000</text:p>
          </table:table-cell>
          <table:table-cell office:value-type="string" calcext:value-type="string">
            <text:p>CZARNOMORSKA 13</text:p>
          </table:table-cell>
          <table:table-cell office:value-type="string" calcext:value-type="string">
            <text:p>02-7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1800913" calcext:value-type="float">
            <text:p>52.1800913</text:p>
          </table:table-cell>
          <table:table-cell office:value-type="float" office:value="21.0463706" calcext:value-type="float">
            <text:p>21.0463706</text:p>
          </table:table-cell>
          <table:table-cell table:formula="of:=VLOOKUP([.B6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PÓLNOTA MIESZKANIOWA"</text:p>
          </table:table-cell>
          <table:table-cell office:value-type="float" office:value="198901" calcext:value-type="float">
            <text:p>198901</text:p>
          </table:table-cell>
          <table:table-cell office:value-type="float" office:value="5250006259" calcext:value-type="float">
            <text:p>5250006259</text:p>
          </table:table-cell>
          <table:table-cell office:value-type="float" office:value="49038100000" calcext:value-type="float">
            <text:p>49038100000</text:p>
          </table:table-cell>
          <table:table-cell office:value-type="string" calcext:value-type="string">
            <text:p>FILTROWA 81, 1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3.2004</text:p>
          </table:table-cell>
          <table:table-cell office:value-type="float" office:value="52.2190954" calcext:value-type="float">
            <text:p>52.2190954</text:p>
          </table:table-cell>
          <table:table-cell office:value-type="float" office:value="20.9871869" calcext:value-type="float">
            <text:p>20.9871869</text:p>
          </table:table-cell>
          <table:table-cell table:formula="of:=VLOOKUP([.B6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EWNOŚĆ"</text:p>
          </table:table-cell>
          <table:table-cell office:value-type="float" office:value="198793" calcext:value-type="float">
            <text:p>198793</text:p>
          </table:table-cell>
          <table:table-cell office:value-type="float" office:value="5252083488" calcext:value-type="float">
            <text:p>5252083488</text:p>
          </table:table-cell>
          <table:table-cell office:value-type="float" office:value="48998100000" calcext:value-type="float">
            <text:p>48998100000</text:p>
          </table:table-cell>
          <table:table-cell office:value-type="string" calcext:value-type="string">
            <text:p>ALEJA 3-GO MAJA 14, 5B</text:p>
          </table:table-cell>
          <table:table-cell office:value-type="string" calcext:value-type="string">
            <text:p>00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3.2004</text:p>
          </table:table-cell>
          <table:table-cell office:value-type="float" office:value="52.2343" calcext:value-type="float">
            <text:p>52.2343</text:p>
          </table:table-cell>
          <table:table-cell office:value-type="float" office:value="21.03166" calcext:value-type="float">
            <text:p>21.03166</text:p>
          </table:table-cell>
          <table:table-cell table:formula="of:=VLOOKUP([.B6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 MIESZKANIOWA "IMPERIUM"</text:p>
          </table:table-cell>
          <table:table-cell office:value-type="float" office:value="198722" calcext:value-type="float">
            <text:p>198722</text:p>
          </table:table-cell>
          <table:table-cell office:value-type="float" office:value="5251001175" calcext:value-type="float">
            <text:p>5251001175</text:p>
          </table:table-cell>
          <table:table-cell office:value-type="float" office:value="1115239400000" calcext:value-type="float">
            <text:p>1115239400000</text:p>
          </table:table-cell>
          <table:table-cell office:value-type="string" calcext:value-type="string">
            <text:p>ODROWĄŻA 9</text:p>
          </table:table-cell>
          <table:table-cell office:value-type="string" calcext:value-type="string">
            <text:p>03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27539775" calcext:value-type="float">
            <text:p>52.27539775</text:p>
          </table:table-cell>
          <table:table-cell office:value-type="float" office:value="21.02954100427" calcext:value-type="float">
            <text:p>21.02954100427</text:p>
          </table:table-cell>
          <table:table-cell table:formula="of:=VLOOKUP([.B70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WŁODARZEWSKA-ZA PARKIEM"</text:p>
          </table:table-cell>
          <table:table-cell office:value-type="float" office:value="198483" calcext:value-type="float">
            <text:p>198483</text:p>
          </table:table-cell>
          <table:table-cell office:value-type="float" office:value="5262753275" calcext:value-type="float">
            <text:p>5262753275</text:p>
          </table:table-cell>
          <table:table-cell office:value-type="float" office:value="1568738200000" calcext:value-type="float">
            <text:p>1568738200000</text:p>
          </table:table-cell>
          <table:table-cell office:value-type="string" calcext:value-type="string">
            <text:p>WŁODARZEWSKA 51F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4</text:p>
          </table:table-cell>
          <table:table-cell office:value-type="float" office:value="52.19935405" calcext:value-type="float">
            <text:p>52.19935405</text:p>
          </table:table-cell>
          <table:table-cell office:value-type="float" office:value="20.9586833862021" calcext:value-type="float">
            <text:p>20.9586833862021</text:p>
          </table:table-cell>
          <table:table-cell table:formula="of:=VLOOKUP([.B71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MIESZKANIOWA "SŁAW"</text:p>
          </table:table-cell>
          <table:table-cell office:value-type="float" office:value="197564" calcext:value-type="float">
            <text:p>197564</text:p>
          </table:table-cell>
          <table:table-cell office:value-type="float" office:value="5251000218" calcext:value-type="float">
            <text:p>5251000218</text:p>
          </table:table-cell>
          <table:table-cell office:value-type="float" office:value="49012200000" calcext:value-type="float">
            <text:p>49012200000</text:p>
          </table:table-cell>
          <table:table-cell office:value-type="string" calcext:value-type="string">
            <text:p>BRAZYLIJSKA 8, 50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4</text:p>
          </table:table-cell>
          <table:table-cell office:value-type="float" office:value="52.23016045" calcext:value-type="float">
            <text:p>52.23016045</text:p>
          </table:table-cell>
          <table:table-cell office:value-type="float" office:value="21.0634843357029" calcext:value-type="float">
            <text:p>21.0634843357029</text:p>
          </table:table-cell>
          <table:table-cell table:formula="of:=VLOOKUP([.B7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NADZIEJA"</text:p>
          </table:table-cell>
          <table:table-cell office:value-type="float" office:value="196140" calcext:value-type="float">
            <text:p>196140</text:p>
          </table:table-cell>
          <table:table-cell office:value-type="float" office:value="5251629301" calcext:value-type="float">
            <text:p>5251629301</text:p>
          </table:table-cell>
          <table:table-cell office:value-type="float" office:value="49131100000" calcext:value-type="float">
            <text:p>49131100000</text:p>
          </table:table-cell>
          <table:table-cell office:value-type="string" calcext:value-type="string">
            <text:p>SŁOWACKIEGO 25</text:p>
          </table:table-cell>
          <table:table-cell office:value-type="string" calcext:value-type="string">
            <text:p>01-5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4</text:p>
          </table:table-cell>
          <table:table-cell office:value-type="float" office:value="52.2426431" calcext:value-type="float">
            <text:p>52.2426431</text:p>
          </table:table-cell>
          <table:table-cell office:value-type="float" office:value="21.2174560038085" calcext:value-type="float">
            <text:p>21.2174560038085</text:p>
          </table:table-cell>
          <table:table-cell table:formula="of:=VLOOKUP([.B73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MIESZKANIOWA "KOŃSKI JAR - NUTKI"</text:p>
          </table:table-cell>
          <table:table-cell office:value-type="float" office:value="195328" calcext:value-type="float">
            <text:p>195328</text:p>
          </table:table-cell>
          <table:table-cell office:value-type="float" office:value="5251000017" calcext:value-type="float">
            <text:p>5251000017</text:p>
          </table:table-cell>
          <table:table-cell office:value-type="float" office:value="1209622600000" calcext:value-type="float">
            <text:p>1209622600000</text:p>
          </table:table-cell>
          <table:table-cell office:value-type="string" calcext:value-type="string">
            <text:p>NUTKI 2, 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4</text:p>
          </table:table-cell>
          <table:table-cell office:value-type="float" office:value="52.1621291" calcext:value-type="float">
            <text:p>52.1621291</text:p>
          </table:table-cell>
          <table:table-cell office:value-type="float" office:value="21.0225485" calcext:value-type="float">
            <text:p>21.0225485</text:p>
          </table:table-cell>
          <table:table-cell table:formula="of:=VLOOKUP([.B7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ADNA"</text:p>
          </table:table-cell>
          <table:table-cell office:value-type="float" office:value="193500" calcext:value-type="float">
            <text:p>193500</text:p>
          </table:table-cell>
          <table:table-cell office:value-type="float" office:value="5250012455" calcext:value-type="float">
            <text:p>5250012455</text:p>
          </table:table-cell>
          <table:table-cell office:value-type="float" office:value="647216000000" calcext:value-type="float">
            <text:p>647216000000</text:p>
          </table:table-cell>
          <table:table-cell office:value-type="string" calcext:value-type="string">
            <text:p>RADNA 15A</text:p>
          </table:table-cell>
          <table:table-cell office:value-type="string" calcext:value-type="string">
            <text:p>00-3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4</text:p>
          </table:table-cell>
          <table:table-cell office:value-type="float" office:value="52.2404942" calcext:value-type="float">
            <text:p>52.2404942</text:p>
          </table:table-cell>
          <table:table-cell office:value-type="float" office:value="21.0237724195028" calcext:value-type="float">
            <text:p>21.0237724195028</text:p>
          </table:table-cell>
          <table:table-cell table:formula="of:=VLOOKUP([.B7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ORDYNACKA"</text:p>
          </table:table-cell>
          <table:table-cell office:value-type="float" office:value="194254" calcext:value-type="float">
            <text:p>194254</text:p>
          </table:table-cell>
          <table:table-cell office:value-type="float" office:value="5250012225" calcext:value-type="float">
            <text:p>5250012225</text:p>
          </table:table-cell>
          <table:table-cell office:value-type="float" office:value="141339400000" calcext:value-type="float">
            <text:p>141339400000</text:p>
          </table:table-cell>
          <table:table-cell office:value-type="string" calcext:value-type="string">
            <text:p>TAMKA 49, 13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2.2004</text:p>
          </table:table-cell>
          <table:table-cell office:value-type="float" office:value="52.2362892" calcext:value-type="float">
            <text:p>52.2362892</text:p>
          </table:table-cell>
          <table:table-cell office:value-type="float" office:value="21.0209361" calcext:value-type="float">
            <text:p>21.0209361</text:p>
          </table:table-cell>
          <table:table-cell table:formula="of:=VLOOKUP([.B7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FENIX"</text:p>
          </table:table-cell>
          <table:table-cell office:value-type="float" office:value="193837" calcext:value-type="float">
            <text:p>193837</text:p>
          </table:table-cell>
          <table:table-cell office:value-type="float" office:value="5250012892" calcext:value-type="float">
            <text:p>5250012892</text:p>
          </table:table-cell>
          <table:table-cell office:value-type="float" office:value="49110400000" calcext:value-type="float">
            <text:p>49110400000</text:p>
          </table:table-cell>
          <table:table-cell office:value-type="string" calcext:value-type="string">
            <text:p>PLAC WILSONA 4</text:p>
          </table:table-cell>
          <table:table-cell office:value-type="string" calcext:value-type="string">
            <text:p>01-6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2.2004</text:p>
          </table:table-cell>
          <table:table-cell office:value-type="float" office:value="52.26966345" calcext:value-type="float">
            <text:p>52.26966345</text:p>
          </table:table-cell>
          <table:table-cell office:value-type="float" office:value="20.9852291219442" calcext:value-type="float">
            <text:p>20.9852291219442</text:p>
          </table:table-cell>
          <table:table-cell table:formula="of:=VLOOKUP([.B77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U SIEBIE II"</text:p>
          </table:table-cell>
          <table:table-cell office:value-type="float" office:value="192908" calcext:value-type="float">
            <text:p>192908</text:p>
          </table:table-cell>
          <table:table-cell office:value-type="float" office:value="5261670506" calcext:value-type="float">
            <text:p>5261670506</text:p>
          </table:table-cell>
          <table:table-cell office:value-type="float" office:value="48992300000" calcext:value-type="float">
            <text:p>48992300000</text:p>
          </table:table-cell>
          <table:table-cell office:value-type="string" calcext:value-type="string">
            <text:p>AL. NIEPODLEGŁOŚCI 217</text:p>
          </table:table-cell>
          <table:table-cell office:value-type="string" calcext:value-type="string">
            <text:p>02-08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2.2004</text:p>
          </table:table-cell>
          <table:table-cell office:value-type="float" office:value="52.2175735" calcext:value-type="float">
            <text:p>52.2175735</text:p>
          </table:table-cell>
          <table:table-cell office:value-type="float" office:value="21.004619" calcext:value-type="float">
            <text:p>21.004619</text:p>
          </table:table-cell>
          <table:table-cell table:formula="of:=VLOOKUP([.B7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RASA-BLOK" W LIKWIDACJI</text:p>
          </table:table-cell>
          <table:table-cell office:value-type="float" office:value="191903" calcext:value-type="float">
            <text:p>191903</text:p>
          </table:table-cell>
          <table:table-cell office:value-type="float" office:value="5211317535" calcext:value-type="float">
            <text:p>5211317535</text:p>
          </table:table-cell>
          <table:table-cell office:value-type="float" office:value="49155800000" calcext:value-type="float">
            <text:p>49155800000</text:p>
          </table:table-cell>
          <table:table-cell office:value-type="string" calcext:value-type="string">
            <text:p>WORONICZA 20</text:p>
          </table:table-cell>
          <table:table-cell office:value-type="string" calcext:value-type="string">
            <text:p>02-6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2.2004</text:p>
          </table:table-cell>
          <table:table-cell office:value-type="float" office:value="52.1897639" calcext:value-type="float">
            <text:p>52.1897639</text:p>
          </table:table-cell>
          <table:table-cell office:value-type="float" office:value="21.0199021963631" calcext:value-type="float">
            <text:p>21.0199021963631</text:p>
          </table:table-cell>
          <table:table-cell table:formula="of:=VLOOKUP([.B7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PROJEKTANT"</text:p>
          </table:table-cell>
          <table:table-cell office:value-type="float" office:value="191119" calcext:value-type="float">
            <text:p>191119</text:p>
          </table:table-cell>
          <table:table-cell office:value-type="float" office:value="5210524462" calcext:value-type="float">
            <text:p>5210524462</text:p>
          </table:table-cell>
          <table:table-cell office:value-type="float" office:value="1056070200000" calcext:value-type="float">
            <text:p>1056070200000</text:p>
          </table:table-cell>
          <table:table-cell office:value-type="string" calcext:value-type="string">
            <text:p>LUTOCIŃSKA 6</text:p>
          </table:table-cell>
          <table:table-cell office:value-type="string" calcext:value-type="string">
            <text:p>02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4</text:p>
          </table:table-cell>
          <table:table-cell office:value-type="float" office:value="52.1858917" calcext:value-type="float">
            <text:p>52.1858917</text:p>
          </table:table-cell>
          <table:table-cell office:value-type="float" office:value="21.0179805849314" calcext:value-type="float">
            <text:p>21.0179805849314</text:p>
          </table:table-cell>
          <table:table-cell table:formula="of:=VLOOKUP([.B8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S.U.P."</text:p>
          </table:table-cell>
          <table:table-cell office:value-type="float" office:value="189480" calcext:value-type="float">
            <text:p>189480</text:p>
          </table:table-cell>
          <table:table-cell office:value-type="float" office:value="1180051599" calcext:value-type="float">
            <text:p>1180051599</text:p>
          </table:table-cell>
          <table:table-cell office:value-type="float" office:value="49043500000" calcext:value-type="float">
            <text:p>49043500000</text:p>
          </table:table-cell>
          <table:table-cell office:value-type="string" calcext:value-type="string">
            <text:p>GDAŃSKA 2</text:p>
          </table:table-cell>
          <table:table-cell office:value-type="string" calcext:value-type="string">
            <text:p>01-6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1.2004</text:p>
          </table:table-cell>
          <table:table-cell office:value-type="float" office:value="52.2721264" calcext:value-type="float">
            <text:p>52.2721264</text:p>
          </table:table-cell>
          <table:table-cell office:value-type="float" office:value="20.9740026" calcext:value-type="float">
            <text:p>20.9740026</text:p>
          </table:table-cell>
          <table:table-cell table:formula="of:=VLOOKUP([.B8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W WARSZAWIE UL.MOCHNACKIEGO 17</text:p>
          </table:table-cell>
          <table:table-cell office:value-type="float" office:value="189858" calcext:value-type="float">
            <text:p>189858</text:p>
          </table:table-cell>
          <table:table-cell office:value-type="float" office:value="5261739244" calcext:value-type="float">
            <text:p>5261739244</text:p>
          </table:table-cell>
          <table:table-cell office:value-type="float" office:value="49084300000" calcext:value-type="float">
            <text:p>49084300000</text:p>
          </table:table-cell>
          <table:table-cell office:value-type="string" calcext:value-type="string">
            <text:p>MOCHNACKIEGO 17</text:p>
          </table:table-cell>
          <table:table-cell office:value-type="string" calcext:value-type="string">
            <text:p>02-0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1727355" calcext:value-type="float">
            <text:p>52.21727355</text:p>
          </table:table-cell>
          <table:table-cell office:value-type="float" office:value="20.9863734951613" calcext:value-type="float">
            <text:p>20.9863734951613</text:p>
          </table:table-cell>
          <table:table-cell table:formula="of:=VLOOKUP([.B8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ZJEDNOCZONA SPÓŁDZIELNIA BUDOWLANO-MIESZKANIOWA</text:p>
          </table:table-cell>
          <table:table-cell office:value-type="float" office:value="189285" calcext:value-type="float">
            <text:p>189285</text:p>
          </table:table-cell>
          <table:table-cell office:value-type="float" office:value="5250012900" calcext:value-type="float">
            <text:p>5250012900</text:p>
          </table:table-cell>
          <table:table-cell office:value-type="float" office:value="49156400000" calcext:value-type="float">
            <text:p>49156400000</text:p>
          </table:table-cell>
          <table:table-cell office:value-type="string" calcext:value-type="string">
            <text:p>WASZYNGTONA 12/14, 4</text:p>
          </table:table-cell>
          <table:table-cell office:value-type="string" calcext:value-type="string">
            <text:p>03-9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387948" calcext:value-type="float">
            <text:p>52.2387948</text:p>
          </table:table-cell>
          <table:table-cell office:value-type="float" office:value="21.0562228" calcext:value-type="float">
            <text:p>21.0562228</text:p>
          </table:table-cell>
          <table:table-cell table:formula="of:=VLOOKUP([.B8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DOM GÓRNOŚLĄSKA 20"</text:p>
          </table:table-cell>
          <table:table-cell office:value-type="float" office:value="188534" calcext:value-type="float">
            <text:p>188534</text:p>
          </table:table-cell>
          <table:table-cell office:value-type="float" office:value="5261709929" calcext:value-type="float">
            <text:p>5261709929</text:p>
          </table:table-cell>
          <table:table-cell office:value-type="float" office:value="49177100000" calcext:value-type="float">
            <text:p>49177100000</text:p>
          </table:table-cell>
          <table:table-cell office:value-type="string" calcext:value-type="string">
            <text:p>GÓRNOŚLĄSKA 20</text:p>
          </table:table-cell>
          <table:table-cell office:value-type="string" calcext:value-type="string">
            <text:p>00-4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1.2004</text:p>
          </table:table-cell>
          <table:table-cell office:value-type="float" office:value="52.22458245" calcext:value-type="float">
            <text:p>52.22458245</text:p>
          </table:table-cell>
          <table:table-cell office:value-type="float" office:value="21.0298742920829" calcext:value-type="float">
            <text:p>21.0298742920829</text:p>
          </table:table-cell>
          <table:table-cell table:formula="of:=VLOOKUP([.B8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CEMIDOM"</text:p>
          </table:table-cell>
          <table:table-cell office:value-type="float" office:value="189242" calcext:value-type="float">
            <text:p>189242</text:p>
          </table:table-cell>
          <table:table-cell office:value-type="float" office:value="5211179493" calcext:value-type="float">
            <text:p>5211179493</text:p>
          </table:table-cell>
          <table:table-cell office:value-type="float" office:value="1091235400000" calcext:value-type="float">
            <text:p>1091235400000</text:p>
          </table:table-cell>
          <table:table-cell office:value-type="string" calcext:value-type="string">
            <text:p>KOLADY 1, 37</text:p>
          </table:table-cell>
          <table:table-cell office:value-type="string" calcext:value-type="string">
            <text:p>02-6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1.2004</text:p>
          </table:table-cell>
          <table:table-cell office:value-type="float" office:value="52.17300815" calcext:value-type="float">
            <text:p>52.17300815</text:p>
          </table:table-cell>
          <table:table-cell office:value-type="float" office:value="21.0016688738705" calcext:value-type="float">
            <text:p>21.0016688738705</text:p>
          </table:table-cell>
          <table:table-cell table:formula="of:=VLOOKUP([.B85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VISTULA"</text:p>
          </table:table-cell>
          <table:table-cell office:value-type="float" office:value="188459" calcext:value-type="float">
            <text:p>188459</text:p>
          </table:table-cell>
          <table:table-cell office:value-type="float" office:value="5250010781" calcext:value-type="float">
            <text:p>5250010781</text:p>
          </table:table-cell>
          <table:table-cell office:value-type="float" office:value="98961400000" calcext:value-type="float">
            <text:p>98961400000</text:p>
          </table:table-cell>
          <table:table-cell office:value-type="string" calcext:value-type="string">
            <text:p>ŁOWICKA 25, P 2</text:p>
          </table:table-cell>
          <table:table-cell office:value-type="string" calcext:value-type="string">
            <text:p>02-5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4</text:p>
          </table:table-cell>
          <table:table-cell office:value-type="float" office:value="52.2008645" calcext:value-type="float">
            <text:p>52.2008645</text:p>
          </table:table-cell>
          <table:table-cell office:value-type="float" office:value="21.0047229435287" calcext:value-type="float">
            <text:p>21.0047229435287</text:p>
          </table:table-cell>
          <table:table-cell table:formula="of:=VLOOKUP([.B8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PRACOWNIKÓW PRYWATNYCH I WOLNYCH ZAWODÓW</text:p>
          </table:table-cell>
          <table:table-cell office:value-type="float" office:value="187327" calcext:value-type="float">
            <text:p>187327</text:p>
          </table:table-cell>
          <table:table-cell office:value-type="float" office:value="5261675886" calcext:value-type="float">
            <text:p>5261675886</text:p>
          </table:table-cell>
          <table:table-cell office:value-type="float" office:value="49031700000" calcext:value-type="float">
            <text:p>49031700000</text:p>
          </table:table-cell>
          <table:table-cell office:value-type="string" calcext:value-type="string">
            <text:p>FILTROWA 63</text:p>
          </table:table-cell>
          <table:table-cell office:value-type="string" calcext:value-type="string">
            <text:p>02-0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4</text:p>
          </table:table-cell>
          <table:table-cell office:value-type="float" office:value="52.2188595" calcext:value-type="float">
            <text:p>52.2188595</text:p>
          </table:table-cell>
          <table:table-cell office:value-type="float" office:value="20.9964905" calcext:value-type="float">
            <text:p>20.9964905</text:p>
          </table:table-cell>
          <table:table-cell table:formula="of:=VLOOKUP([.B8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WPB"</text:p>
          </table:table-cell>
          <table:table-cell office:value-type="float" office:value="187199" calcext:value-type="float">
            <text:p>187199</text:p>
          </table:table-cell>
          <table:table-cell office:value-type="float" office:value="5261055103" calcext:value-type="float">
            <text:p>5261055103</text:p>
          </table:table-cell>
          <table:table-cell office:value-type="float" office:value="1034929000000" calcext:value-type="float">
            <text:p>1034929000000</text:p>
          </table:table-cell>
          <table:table-cell office:value-type="string" calcext:value-type="string">
            <text:p>MIELCZARSKIEGO 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301356" calcext:value-type="float">
            <text:p>52.1301356</text:p>
          </table:table-cell>
          <table:table-cell office:value-type="float" office:value="21.05995953299" calcext:value-type="float">
            <text:p>21.05995953299</text:p>
          </table:table-cell>
          <table:table-cell table:formula="of:=VLOOKUP([.B8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NAŁĘCZOWSKA"</text:p>
          </table:table-cell>
          <table:table-cell office:value-type="float" office:value="187194" calcext:value-type="float">
            <text:p>187194</text:p>
          </table:table-cell>
          <table:table-cell office:value-type="float" office:value="5251000106" calcext:value-type="float">
            <text:p>5251000106</text:p>
          </table:table-cell>
          <table:table-cell office:value-type="float" office:value="91388700000" calcext:value-type="float">
            <text:p>91388700000</text:p>
          </table:table-cell>
          <table:table-cell office:value-type="string" calcext:value-type="string">
            <text:p>CIECHOCIŃSKA 15</text:p>
          </table:table-cell>
          <table:table-cell office:value-type="string" calcext:value-type="string">
            <text:p>02-92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1.2004</text:p>
          </table:table-cell>
          <table:table-cell office:value-type="float" office:value="52.1776154" calcext:value-type="float">
            <text:p>52.1776154</text:p>
          </table:table-cell>
          <table:table-cell office:value-type="float" office:value="21.0665166239064" calcext:value-type="float">
            <text:p>21.0665166239064</text:p>
          </table:table-cell>
          <table:table-cell table:formula="of:=VLOOKUP([.B8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PRACOWNIKÓW OŚWIATOWYCH</text:p>
          </table:table-cell>
          <table:table-cell office:value-type="float" office:value="186168" calcext:value-type="float">
            <text:p>186168</text:p>
          </table:table-cell>
          <table:table-cell office:value-type="float" office:value="5251000460" calcext:value-type="float">
            <text:p>5251000460</text:p>
          </table:table-cell>
          <table:table-cell office:value-type="float" office:value="48989200000" calcext:value-type="float">
            <text:p>48989200000</text:p>
          </table:table-cell>
          <table:table-cell office:value-type="string" calcext:value-type="string">
            <text:p>AKADEMICKA 3, 108</text:p>
          </table:table-cell>
          <table:table-cell office:value-type="string" calcext:value-type="string">
            <text:p>02-0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1.2004</text:p>
          </table:table-cell>
          <table:table-cell office:value-type="float" office:value="52.21836545" calcext:value-type="float">
            <text:p>52.21836545</text:p>
          </table:table-cell>
          <table:table-cell office:value-type="float" office:value="20.9856521954683" calcext:value-type="float">
            <text:p>20.9856521954683</text:p>
          </table:table-cell>
          <table:table-cell table:formula="of:=VLOOKUP([.B9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DOMÓW JEDNORODZINNYCH "PACHNĄCA"</text:p>
          </table:table-cell>
          <table:table-cell office:value-type="float" office:value="185236" calcext:value-type="float">
            <text:p>185236</text:p>
          </table:table-cell>
          <table:table-cell office:value-type="float" office:value="9512096605" calcext:value-type="float">
            <text:p>9512096605</text:p>
          </table:table-cell>
          <table:table-cell office:value-type="float" office:value="1563188400000" calcext:value-type="float">
            <text:p>1563188400000</text:p>
          </table:table-cell>
          <table:table-cell office:value-type="string" calcext:value-type="string">
            <text:p>PACHNĄCA 95, 16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12.2003</text:p>
          </table:table-cell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  <table:table-cell table:formula="of:=VLOOKUP([.B9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KARPA MARYMONCKA"</text:p>
          </table:table-cell>
          <table:table-cell office:value-type="float" office:value="179615" calcext:value-type="float">
            <text:p>179615</text:p>
          </table:table-cell>
          <table:table-cell office:value-type="float" office:value="1181713246" calcext:value-type="float">
            <text:p>1181713246</text:p>
          </table:table-cell>
          <table:table-cell office:value-type="float" office:value="1563053100000" calcext:value-type="float">
            <text:p>1563053100000</text:p>
          </table:table-cell>
          <table:table-cell office:value-type="string" calcext:value-type="string">
            <text:p>ZABŁOCIŃSKA 10</text:p>
          </table:table-cell>
          <table:table-cell office:value-type="string" calcext:value-type="string">
            <text:p>01-6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3</text:p>
          </table:table-cell>
          <table:table-cell office:value-type="float" office:value="52.2783947" calcext:value-type="float">
            <text:p>52.2783947</text:p>
          </table:table-cell>
          <table:table-cell office:value-type="float" office:value="20.9616763" calcext:value-type="float">
            <text:p>20.9616763</text:p>
          </table:table-cell>
          <table:table-cell table:formula="of:=VLOOKUP([.B92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OPERATOR"</text:p>
          </table:table-cell>
          <table:table-cell office:value-type="float" office:value="180765" calcext:value-type="float">
            <text:p>180765</text:p>
          </table:table-cell>
          <table:table-cell office:value-type="float" office:value="5361895185" calcext:value-type="float">
            <text:p>5361895185</text:p>
          </table:table-cell>
          <table:table-cell office:value-type="float" office:value="1184470300000" calcext:value-type="float">
            <text:p>1184470300000</text:p>
          </table:table-cell>
          <table:table-cell office:value-type="string" calcext:value-type="string">
            <text:p>ALEJA DZIECI POLSKICH 71A/1</text:p>
          </table:table-cell>
          <table:table-cell office:value-type="string" calcext:value-type="string">
            <text:p>04-7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2.2003</text:p>
          </table:table-cell>
          <table:table-cell office:value-type="float" office:value="52.2105018" calcext:value-type="float">
            <text:p>52.2105018</text:p>
          </table:table-cell>
          <table:table-cell office:value-type="float" office:value="21.2051608390263" calcext:value-type="float">
            <text:p>21.2051608390263</text:p>
          </table:table-cell>
          <table:table-cell table:formula="of:=VLOOKUP([.B93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LOKATORSKA SPÓŁDZIELNIA MIESZKANIOWA "HELENÓW"</text:p>
          </table:table-cell>
          <table:table-cell office:value-type="float" office:value="181683" calcext:value-type="float">
            <text:p>181683</text:p>
          </table:table-cell>
          <table:table-cell office:value-type="float" office:value="5252199015" calcext:value-type="float">
            <text:p>5252199015</text:p>
          </table:table-cell>
          <table:table-cell office:value-type="float" office:value="1719526900000" calcext:value-type="float">
            <text:p>1719526900000</text:p>
          </table:table-cell>
          <table:table-cell office:value-type="string" calcext:value-type="string">
            <text:p>HAFCIARSKA 80/86</text:p>
          </table:table-cell>
          <table:table-cell office:value-type="string" calcext:value-type="string">
            <text:p>04-7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2.2003</text:p>
          </table:table-cell>
          <table:table-cell office:value-type="float" office:value="52.2168656" calcext:value-type="float">
            <text:p>52.2168656</text:p>
          </table:table-cell>
          <table:table-cell office:value-type="float" office:value="21.1905453" calcext:value-type="float">
            <text:p>21.1905453</text:p>
          </table:table-cell>
          <table:table-cell table:formula="of:=VLOOKUP([.B94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BUDOWLANO-MIESZKANIOWA "GRENADIERÓW"</text:p>
          </table:table-cell>
          <table:table-cell office:value-type="float" office:value="179583" calcext:value-type="float">
            <text:p>179583</text:p>
          </table:table-cell>
          <table:table-cell office:value-type="float" office:value="1132165187" calcext:value-type="float">
            <text:p>1132165187</text:p>
          </table:table-cell>
          <table:table-cell office:value-type="float" office:value="1606974600000" calcext:value-type="float">
            <text:p>1606974600000</text:p>
          </table:table-cell>
          <table:table-cell office:value-type="string" calcext:value-type="string">
            <text:p>AL. STANÓW ZJEDNOCZONYCH 40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11.2003</text:p>
          </table:table-cell>
          <table:table-cell office:value-type="float" office:value="52.236097" calcext:value-type="float">
            <text:p>52.236097</text:p>
          </table:table-cell>
          <table:table-cell office:value-type="float" office:value="21.0802675" calcext:value-type="float">
            <text:p>21.0802675</text:p>
          </table:table-cell>
          <table:table-cell table:formula="of:=VLOOKUP([.B95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RZEŁ"</text:p>
          </table:table-cell>
          <table:table-cell office:value-type="float" office:value="180383" calcext:value-type="float">
            <text:p>180383</text:p>
          </table:table-cell>
          <table:table-cell office:value-type="float" office:value="5221052854" calcext:value-type="float">
            <text:p>5221052854</text:p>
          </table:table-cell>
          <table:table-cell office:value-type="float" office:value="1036281800000" calcext:value-type="float">
            <text:p>1036281800000</text:p>
          </table:table-cell>
          <table:table-cell office:value-type="string" calcext:value-type="string">
            <text:p>WOJCIECHOWSKIEGO 34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3</text:p>
          </table:table-cell>
          <table:table-cell office:value-type="float" office:value="52.19715605" calcext:value-type="float">
            <text:p>52.19715605</text:p>
          </table:table-cell>
          <table:table-cell office:value-type="float" office:value="20.8719112765605" calcext:value-type="float">
            <text:p>20.8719112765605</text:p>
          </table:table-cell>
          <table:table-cell table:formula="of:=VLOOKUP([.B96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A "LEXDUR"</text:p>
          </table:table-cell>
          <table:table-cell office:value-type="float" office:value="179466" calcext:value-type="float">
            <text:p>179466</text:p>
          </table:table-cell>
          <table:table-cell office:value-type="float" office:value="5250012030" calcext:value-type="float">
            <text:p>5250012030</text:p>
          </table:table-cell>
          <table:table-cell office:value-type="float" office:value="136013700000" calcext:value-type="float">
            <text:p>136013700000</text:p>
          </table:table-cell>
          <table:table-cell office:value-type="string" calcext:value-type="string">
            <text:p>E. ORZESZKOWEJ 8, 14</text:p>
          </table:table-cell>
          <table:table-cell office:value-type="string" calcext:value-type="string">
            <text:p>02-3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1.2003</text:p>
          </table:table-cell>
          <table:table-cell table:style-name="ce1" office:value-type="float" office:value="52.2115537" calcext:value-type="float">
            <text:p>52.2115537</text:p>
          </table:table-cell>
          <table:table-cell table:style-name="ce2" office:value-type="float" office:value="20.9692361" calcext:value-type="float">
            <text:p>20.9692361</text:p>
          </table:table-cell>
          <table:table-cell table:formula="of:=VLOOKUP([.B97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MOTOROWA 1"</text:p>
          </table:table-cell>
          <table:table-cell office:value-type="float" office:value="178993" calcext:value-type="float">
            <text:p>178993</text:p>
          </table:table-cell>
          <table:table-cell office:value-type="float" office:value="1132452917" calcext:value-type="float">
            <text:p>1132452917</text:p>
          </table:table-cell>
          <table:table-cell office:value-type="float" office:value="1560009100000" calcext:value-type="float">
            <text:p>1560009100000</text:p>
          </table:table-cell>
          <table:table-cell office:value-type="string" calcext:value-type="string">
            <text:p>MOTOROWA 1</text:p>
          </table:table-cell>
          <table:table-cell office:value-type="string" calcext:value-type="string">
            <text:p>04-0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1.2003</text:p>
          </table:table-cell>
          <table:table-cell office:value-type="float" office:value="52.2333177" calcext:value-type="float">
            <text:p>52.2333177</text:p>
          </table:table-cell>
          <table:table-cell office:value-type="float" office:value="21.082572" calcext:value-type="float">
            <text:p>21.082572</text:p>
          </table:table-cell>
          <table:table-cell table:formula="of:=VLOOKUP([.B9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OPTYK"</text:p>
          </table:table-cell>
          <table:table-cell office:value-type="float" office:value="178632" calcext:value-type="float">
            <text:p>178632</text:p>
          </table:table-cell>
          <table:table-cell office:value-type="float" office:value="1131308331" calcext:value-type="float">
            <text:p>1131308331</text:p>
          </table:table-cell>
          <table:table-cell office:value-type="float" office:value="49049300000" calcext:value-type="float">
            <text:p>49049300000</text:p>
          </table:table-cell>
          <table:table-cell office:value-type="string" calcext:value-type="string">
            <text:p>GROCHOWSKA 54</text:p>
          </table:table-cell>
          <table:table-cell office:value-type="string" calcext:value-type="string">
            <text:p>04-2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3</text:p>
          </table:table-cell>
          <table:table-cell office:value-type="float" office:value="52.240182" calcext:value-type="float">
            <text:p>52.240182</text:p>
          </table:table-cell>
          <table:table-cell office:value-type="float" office:value="21.1154103766096" calcext:value-type="float">
            <text:p>21.1154103766096</text:p>
          </table:table-cell>
          <table:table-cell table:formula="of:=VLOOKUP([.B9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BLOK IBM"</text:p>
          </table:table-cell>
          <table:table-cell office:value-type="float" office:value="177510" calcext:value-type="float">
            <text:p>177510</text:p>
          </table:table-cell>
          <table:table-cell office:value-type="float" office:value="5250012656" calcext:value-type="float">
            <text:p>5250012656</text:p>
          </table:table-cell>
          <table:table-cell office:value-type="float" office:value="49105000000" calcext:value-type="float">
            <text:p>49105000000</text:p>
          </table:table-cell>
          <table:table-cell office:value-type="string" calcext:value-type="string">
            <text:p>PASTEURA 4/6</text:p>
          </table:table-cell>
          <table:table-cell office:value-type="string" calcext:value-type="string">
            <text:p>02-0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0.2003</text:p>
          </table:table-cell>
          <table:table-cell office:value-type="float" office:value="52.2150666" calcext:value-type="float">
            <text:p>52.2150666</text:p>
          </table:table-cell>
          <table:table-cell office:value-type="float" office:value="20.9818247607373" calcext:value-type="float">
            <text:p>20.9818247607373</text:p>
          </table:table-cell>
          <table:table-cell table:formula="of:=VLOOKUP([.B10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OTOCKA"</text:p>
          </table:table-cell>
          <table:table-cell office:value-type="float" office:value="175978" calcext:value-type="float">
            <text:p>175978</text:p>
          </table:table-cell>
          <table:table-cell office:value-type="float" office:value="5252280007" calcext:value-type="float">
            <text:p>5252280007</text:p>
          </table:table-cell>
          <table:table-cell office:value-type="float" office:value="1558961000000" calcext:value-type="float">
            <text:p>1558961000000</text:p>
          </table:table-cell>
          <table:table-cell office:value-type="string" calcext:value-type="string">
            <text:p>POTOCKA 37, 3</text:p>
          </table:table-cell>
          <table:table-cell office:value-type="string" calcext:value-type="string">
            <text:p>01-6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3</text:p>
          </table:table-cell>
          <table:table-cell office:value-type="float" office:value="52.2728524" calcext:value-type="float">
            <text:p>52.2728524</text:p>
          </table:table-cell>
          <table:table-cell office:value-type="float" office:value="20.9772779480183" calcext:value-type="float">
            <text:p>20.9772779480183</text:p>
          </table:table-cell>
          <table:table-cell table:formula="of:=VLOOKUP([.B10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MIESZKANIOWA URZĘDNIKÓW POCZTY TELEGRAFU I TELEFONU</text:p>
          </table:table-cell>
          <table:table-cell office:value-type="float" office:value="177021" calcext:value-type="float">
            <text:p>177021</text:p>
          </table:table-cell>
          <table:table-cell office:value-type="float" office:value="5251939935" calcext:value-type="float">
            <text:p>5251939935</text:p>
          </table:table-cell>
          <table:table-cell office:value-type="float" office:value="49022800000" calcext:value-type="float">
            <text:p>49022800000</text:p>
          </table:table-cell>
          <table:table-cell office:value-type="string" calcext:value-type="string">
            <text:p>DOBRA 8/10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0.2003</text:p>
          </table:table-cell>
          <table:table-cell office:value-type="float" office:value="52.2371405" calcext:value-type="float">
            <text:p>52.2371405</text:p>
          </table:table-cell>
          <table:table-cell office:value-type="float" office:value="21.0307794231372" calcext:value-type="float">
            <text:p>21.0307794231372</text:p>
          </table:table-cell>
          <table:table-cell table:formula="of:=VLOOKUP([.B10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URA"</text:p>
          </table:table-cell>
          <table:table-cell office:value-type="float" office:value="176382" calcext:value-type="float">
            <text:p>176382</text:p>
          </table:table-cell>
          <table:table-cell office:value-type="float" office:value="5210414319" calcext:value-type="float">
            <text:p>5210414319</text:p>
          </table:table-cell>
          <table:table-cell office:value-type="float" office:value="1054330700000" calcext:value-type="float">
            <text:p>1054330700000</text:p>
          </table:table-cell>
          <table:table-cell office:value-type="string" calcext:value-type="string">
            <text:p>RACŁAWICKA 10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1996783" calcext:value-type="float">
            <text:p>52.1996783</text:p>
          </table:table-cell>
          <table:table-cell office:value-type="float" office:value="21.0207386" calcext:value-type="float">
            <text:p>21.0207386</text:p>
          </table:table-cell>
          <table:table-cell table:formula="of:=VLOOKUP([.B10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MARYMONT POTOK</text:p>
          </table:table-cell>
          <table:table-cell office:value-type="float" office:value="176147" calcext:value-type="float">
            <text:p>176147</text:p>
          </table:table-cell>
          <table:table-cell office:value-type="float" office:value="5252279642" calcext:value-type="float">
            <text:p>5252279642</text:p>
          </table:table-cell>
          <table:table-cell office:value-type="float" office:value="1558180900000" calcext:value-type="float">
            <text:p>1558180900000</text:p>
          </table:table-cell>
          <table:table-cell office:value-type="string" calcext:value-type="string">
            <text:p>MICKIEWICZA 64, 89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10.2003</text:p>
          </table:table-cell>
          <table:table-cell office:value-type="float" office:value="52.2765393" calcext:value-type="float">
            <text:p>52.2765393</text:p>
          </table:table-cell>
          <table:table-cell office:value-type="float" office:value="20.981624645633" calcext:value-type="float">
            <text:p>20.981624645633</text:p>
          </table:table-cell>
          <table:table-cell table:formula="of:=VLOOKUP([.B10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ZNAŃSKA 23"</text:p>
          </table:table-cell>
          <table:table-cell office:value-type="float" office:value="175162" calcext:value-type="float">
            <text:p>175162</text:p>
          </table:table-cell>
          <table:table-cell office:value-type="float" office:value="5262736041" calcext:value-type="float">
            <text:p>5262736041</text:p>
          </table:table-cell>
          <table:table-cell office:value-type="float" office:value="1559126800000" calcext:value-type="float">
            <text:p>1559126800000</text:p>
          </table:table-cell>
          <table:table-cell office:value-type="string" calcext:value-type="string">
            <text:p>POZNAŃSKA 23, 36</text:p>
          </table:table-cell>
          <table:table-cell office:value-type="string" calcext:value-type="string">
            <text:p>00-6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0.2003</text:p>
          </table:table-cell>
          <table:table-cell office:value-type="float" office:value="52.2265082" calcext:value-type="float">
            <text:p>52.2265082</text:p>
          </table:table-cell>
          <table:table-cell office:value-type="float" office:value="21.0108828" calcext:value-type="float">
            <text:p>21.0108828</text:p>
          </table:table-cell>
          <table:table-cell table:formula="of:=VLOOKUP([.B10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ZEDSIĘBIORSTWA BUDOWNICTWA MIEJSKIEGO WARSZAWA-POŁUDNIE</text:p>
          </table:table-cell>
          <table:table-cell office:value-type="float" office:value="175747" calcext:value-type="float">
            <text:p>175747</text:p>
          </table:table-cell>
          <table:table-cell office:value-type="float" office:value="5261647051" calcext:value-type="float">
            <text:p>5261647051</text:p>
          </table:table-cell>
          <table:table-cell office:value-type="float" office:value="1039845000000" calcext:value-type="float">
            <text:p>1039845000000</text:p>
          </table:table-cell>
          <table:table-cell office:value-type="string" calcext:value-type="string">
            <text:p>EKOLOGICZNA 15, 67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10.2003</text:p>
          </table:table-cell>
          <table:table-cell office:value-type="float" office:value="52.1295793" calcext:value-type="float">
            <text:p>52.1295793</text:p>
          </table:table-cell>
          <table:table-cell office:value-type="float" office:value="21.057602" calcext:value-type="float">
            <text:p>21.057602</text:p>
          </table:table-cell>
          <table:table-cell table:formula="of:=VLOOKUP([.B10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TYLŻYCKA POTOK"</text:p>
          </table:table-cell>
          <table:table-cell office:value-type="float" office:value="175205" calcext:value-type="float">
            <text:p>175205</text:p>
          </table:table-cell>
          <table:table-cell office:value-type="float" office:value="5252280059" calcext:value-type="float">
            <text:p>5252280059</text:p>
          </table:table-cell>
          <table:table-cell office:value-type="float" office:value="1558051400000" calcext:value-type="float">
            <text:p>1558051400000</text:p>
          </table:table-cell>
          <table:table-cell office:value-type="string" calcext:value-type="string">
            <text:p>TYLŻYCKA 11, 112</text:p>
          </table:table-cell>
          <table:table-cell office:value-type="string" calcext:value-type="string">
            <text:p>01-6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3</text:p>
          </table:table-cell>
          <table:table-cell office:value-type="float" office:value="52.2797946" calcext:value-type="float">
            <text:p>52.2797946</text:p>
          </table:table-cell>
          <table:table-cell office:value-type="float" office:value="20.9822097" calcext:value-type="float">
            <text:p>20.9822097</text:p>
          </table:table-cell>
          <table:table-cell table:formula="of:=VLOOKUP([.B107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POTOK DOLNY</text:p>
          </table:table-cell>
          <table:table-cell office:value-type="float" office:value="174195" calcext:value-type="float">
            <text:p>174195</text:p>
          </table:table-cell>
          <table:table-cell office:value-type="float" office:value="5252279671" calcext:value-type="float">
            <text:p>5252279671</text:p>
          </table:table-cell>
          <table:table-cell office:value-type="float" office:value="1557778800000" calcext:value-type="float">
            <text:p>1557778800000</text:p>
          </table:table-cell>
          <table:table-cell office:value-type="string" calcext:value-type="string">
            <text:p>POTOCKA 4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10.2003</text:p>
          </table:table-cell>
          <table:table-cell office:value-type="float" office:value="52.2788696" calcext:value-type="float">
            <text:p>52.2788696</text:p>
          </table:table-cell>
          <table:table-cell office:value-type="float" office:value="20.9843351" calcext:value-type="float">
            <text:p>20.9843351</text:p>
          </table:table-cell>
          <table:table-cell table:formula="of:=VLOOKUP([.B108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TOK GÓRNY"</text:p>
          </table:table-cell>
          <table:table-cell office:value-type="float" office:value="173963" calcext:value-type="float">
            <text:p>173963</text:p>
          </table:table-cell>
          <table:table-cell office:value-type="float" office:value="5252279576" calcext:value-type="float">
            <text:p>5252279576</text:p>
          </table:table-cell>
          <table:table-cell office:value-type="float" office:value="1557726800000" calcext:value-type="float">
            <text:p>1557726800000</text:p>
          </table:table-cell>
          <table:table-cell office:value-type="string" calcext:value-type="string">
            <text:p>MICKIEWICZA 74, 97</text:p>
          </table:table-cell>
          <table:table-cell office:value-type="string" calcext:value-type="string">
            <text:p>01-65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3</text:p>
          </table:table-cell>
          <table:table-cell office:value-type="float" office:value="52.27902205" calcext:value-type="float">
            <text:p>52.27902205</text:p>
          </table:table-cell>
          <table:table-cell office:value-type="float" office:value="20.9806585224121" calcext:value-type="float">
            <text:p>20.9806585224121</text:p>
          </table:table-cell>
          <table:table-cell table:formula="of:=VLOOKUP([.B109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POTOCKA 60"</text:p>
          </table:table-cell>
          <table:table-cell office:value-type="float" office:value="174194" calcext:value-type="float">
            <text:p>174194</text:p>
          </table:table-cell>
          <table:table-cell office:value-type="float" office:value="5252277850" calcext:value-type="float">
            <text:p>5252277850</text:p>
          </table:table-cell>
          <table:table-cell office:value-type="float" office:value="1557769900000" calcext:value-type="float">
            <text:p>1557769900000</text:p>
          </table:table-cell>
          <table:table-cell office:value-type="string" calcext:value-type="string">
            <text:p>POTOCKA 60, A</text:p>
          </table:table-cell>
          <table:table-cell office:value-type="string" calcext:value-type="string">
            <text:p>01-6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9.2003</text:p>
          </table:table-cell>
          <table:table-cell office:value-type="float" office:value="52.2730423" calcext:value-type="float">
            <text:p>52.2730423</text:p>
          </table:table-cell>
          <table:table-cell office:value-type="float" office:value="20.9765065527961" calcext:value-type="float">
            <text:p>20.9765065527961</text:p>
          </table:table-cell>
          <table:table-cell table:formula="of:=VLOOKUP([.B11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ZACISZE DOMOWE"</text:p>
          </table:table-cell>
          <table:table-cell office:value-type="float" office:value="172890" calcext:value-type="float">
            <text:p>172890</text:p>
          </table:table-cell>
          <table:table-cell office:value-type="float" office:value="1131466113" calcext:value-type="float">
            <text:p>1131466113</text:p>
          </table:table-cell>
          <table:table-cell office:value-type="float" office:value="49046400000" calcext:value-type="float">
            <text:p>49046400000</text:p>
          </table:table-cell>
          <table:table-cell office:value-type="string" calcext:value-type="string">
            <text:p>GRAJEWSKA 2</text:p>
          </table:table-cell>
          <table:table-cell office:value-type="string" calcext:value-type="string">
            <text:p>03-7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3</text:p>
          </table:table-cell>
          <table:table-cell office:value-type="float" office:value="52.25991035" calcext:value-type="float">
            <text:p>52.25991035</text:p>
          </table:table-cell>
          <table:table-cell office:value-type="float" office:value="21.0610668693033" calcext:value-type="float">
            <text:p>21.0610668693033</text:p>
          </table:table-cell>
          <table:table-cell table:formula="of:=VLOOKUP([.B111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- MIESZKANIOWA "YUWEX"</text:p>
          </table:table-cell>
          <table:table-cell office:value-type="float" office:value="173843" calcext:value-type="float">
            <text:p>173843</text:p>
          </table:table-cell>
          <table:table-cell office:value-type="float" office:value="1130363701" calcext:value-type="float">
            <text:p>1130363701</text:p>
          </table:table-cell>
          <table:table-cell office:value-type="float" office:value="1201684200000" calcext:value-type="float">
            <text:p>1201684200000</text:p>
          </table:table-cell>
          <table:table-cell office:value-type="string" calcext:value-type="string">
            <text:p>KOWELSKA 10</text:p>
          </table:table-cell>
          <table:table-cell office:value-type="string" calcext:value-type="string">
            <text:p>03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625747" calcext:value-type="float">
            <text:p>52.2625747</text:p>
          </table:table-cell>
          <table:table-cell office:value-type="float" office:value="21.0403362" calcext:value-type="float">
            <text:p>21.0403362</text:p>
          </table:table-cell>
          <table:table-cell table:formula="of:=VLOOKUP([.B112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MIESZKANIOWA "WYDZIELONA"</text:p>
          </table:table-cell>
          <table:table-cell office:value-type="float" office:value="173049" calcext:value-type="float">
            <text:p>173049</text:p>
          </table:table-cell>
          <table:table-cell office:value-type="float" office:value="5251000796" calcext:value-type="float">
            <text:p>5251000796</text:p>
          </table:table-cell>
          <table:table-cell office:value-type="float" office:value="1207415300000" calcext:value-type="float">
            <text:p>1207415300000</text:p>
          </table:table-cell>
          <table:table-cell office:value-type="string" calcext:value-type="string">
            <text:p>UL. ZBIGNIEWA ROMASZEWSKIEGO 11A</text:p>
          </table:table-cell>
          <table:table-cell office:value-type="string" calcext:value-type="string">
            <text:p>01-87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2724407" calcext:value-type="float">
            <text:p>52.2724407</text:p>
          </table:table-cell>
          <table:table-cell office:value-type="float" office:value="20.9548261694415" calcext:value-type="float">
            <text:p>20.9548261694415</text:p>
          </table:table-cell>
          <table:table-cell table:formula="of:=VLOOKUP([.B11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ŻERAŃ"</text:p>
          </table:table-cell>
          <table:table-cell office:value-type="float" office:value="172884" calcext:value-type="float">
            <text:p>172884</text:p>
          </table:table-cell>
          <table:table-cell office:value-type="float" office:value="5241882240" calcext:value-type="float">
            <text:p>5241882240</text:p>
          </table:table-cell>
          <table:table-cell office:value-type="float" office:value="1248535300000" calcext:value-type="float">
            <text:p>1248535300000</text:p>
          </table:table-cell>
          <table:table-cell office:value-type="string" calcext:value-type="string">
            <text:p>KOWALCZYKA 3</text:p>
          </table:table-cell>
          <table:table-cell office:value-type="string" calcext:value-type="string">
            <text:p>03-1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9.2003</text:p>
          </table:table-cell>
          <table:table-cell office:value-type="float" office:value="52.305053" calcext:value-type="float">
            <text:p>52.305053</text:p>
          </table:table-cell>
          <table:table-cell office:value-type="float" office:value="20.9890314" calcext:value-type="float">
            <text:p>20.9890314</text:p>
          </table:table-cell>
          <table:table-cell table:formula="of:=VLOOKUP([.B114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MIESZKANIOWA "JASNODWORSKA"</text:p>
          </table:table-cell>
          <table:table-cell office:value-type="float" office:value="172558" calcext:value-type="float">
            <text:p>172558</text:p>
          </table:table-cell>
          <table:table-cell office:value-type="float" office:value="5250012337" calcext:value-type="float">
            <text:p>5250012337</text:p>
          </table:table-cell>
          <table:table-cell office:value-type="float" office:value="128508000000" calcext:value-type="float">
            <text:p>128508000000</text:p>
          </table:table-cell>
          <table:table-cell office:value-type="string" calcext:value-type="string">
            <text:p>JASNODWORSKA 5</text:p>
          </table:table-cell>
          <table:table-cell office:value-type="string" calcext:value-type="string">
            <text:p>01-7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3</text:p>
          </table:table-cell>
          <table:table-cell office:value-type="float" office:value="52.26146" calcext:value-type="float">
            <text:p>52.26146</text:p>
          </table:table-cell>
          <table:table-cell office:value-type="float" office:value="20.9587850546379" calcext:value-type="float">
            <text:p>20.9587850546379</text:p>
          </table:table-cell>
          <table:table-cell table:formula="of:=VLOOKUP([.B11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WSPÓLNA OSTOJA"</text:p>
          </table:table-cell>
          <table:table-cell office:value-type="float" office:value="171797" calcext:value-type="float">
            <text:p>171797</text:p>
          </table:table-cell>
          <table:table-cell office:value-type="float" office:value="5251000164" calcext:value-type="float">
            <text:p>5251000164</text:p>
          </table:table-cell>
          <table:table-cell office:value-type="float" office:value="49032300000" calcext:value-type="float">
            <text:p>49032300000</text:p>
          </table:table-cell>
          <table:table-cell office:value-type="string" calcext:value-type="string">
            <text:p>FILTROWA 67, 29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9.2003</text:p>
          </table:table-cell>
          <table:table-cell office:value-type="float" office:value="52.2188745" calcext:value-type="float">
            <text:p>52.2188745</text:p>
          </table:table-cell>
          <table:table-cell office:value-type="float" office:value="20.9923901948637" calcext:value-type="float">
            <text:p>20.9923901948637</text:p>
          </table:table-cell>
          <table:table-cell table:formula="of:=VLOOKUP([.B11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ADER"</text:p>
          </table:table-cell>
          <table:table-cell office:value-type="float" office:value="170979" calcext:value-type="float">
            <text:p>170979</text:p>
          </table:table-cell>
          <table:table-cell office:value-type="float" office:value="1181370817" calcext:value-type="float">
            <text:p>1181370817</text:p>
          </table:table-cell>
          <table:table-cell office:value-type="float" office:value="1296091400000" calcext:value-type="float">
            <text:p>1296091400000</text:p>
          </table:table-cell>
          <table:table-cell office:value-type="string" calcext:value-type="string">
            <text:p>MARII DĄBROWSKIEJ 15</text:p>
          </table:table-cell>
          <table:table-cell office:value-type="string" calcext:value-type="string">
            <text:p>01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3</text:p>
          </table:table-cell>
          <table:table-cell office:value-type="float" office:value="52.27329705" calcext:value-type="float">
            <text:p>52.27329705</text:p>
          </table:table-cell>
          <table:table-cell office:value-type="float" office:value="20.9310680578929" calcext:value-type="float">
            <text:p>20.9310680578929</text:p>
          </table:table-cell>
          <table:table-cell table:formula="of:=VLOOKUP([.B117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PIASKI "D"</text:p>
          </table:table-cell>
          <table:table-cell office:value-type="float" office:value="169630" calcext:value-type="float">
            <text:p>169630</text:p>
          </table:table-cell>
          <table:table-cell office:value-type="float" office:value="1181694508" calcext:value-type="float">
            <text:p>1181694508</text:p>
          </table:table-cell>
          <table:table-cell office:value-type="float" office:value="1553732300000" calcext:value-type="float">
            <text:p>1553732300000</text:p>
          </table:table-cell>
          <table:table-cell office:value-type="string" calcext:value-type="string">
            <text:p>ZGRUPOWANIA ŻMIJA 7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8.2003</text:p>
          </table:table-cell>
          <table:table-cell office:value-type="float" office:value="52.2690483" calcext:value-type="float">
            <text:p>52.2690483</text:p>
          </table:table-cell>
          <table:table-cell office:value-type="float" office:value="20.9390525" calcext:value-type="float">
            <text:p>20.9390525</text:p>
          </table:table-cell>
          <table:table-cell table:formula="of:=VLOOKUP([.B11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PIASKI C</text:p>
          </table:table-cell>
          <table:table-cell office:value-type="float" office:value="169592" calcext:value-type="float">
            <text:p>169592</text:p>
          </table:table-cell>
          <table:table-cell office:value-type="float" office:value="1181693489" calcext:value-type="float">
            <text:p>1181693489</text:p>
          </table:table-cell>
          <table:table-cell office:value-type="float" office:value="1553045600000" calcext:value-type="float">
            <text:p>1553045600000</text:p>
          </table:table-cell>
          <table:table-cell office:value-type="string" calcext:value-type="string">
            <text:p>REYMONTA 12</text:p>
          </table:table-cell>
          <table:table-cell office:value-type="string" calcext:value-type="string">
            <text:p>01-8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8.2003</text:p>
          </table:table-cell>
          <table:table-cell office:value-type="float" office:value="52.2440152" calcext:value-type="float">
            <text:p>52.2440152</text:p>
          </table:table-cell>
          <table:table-cell office:value-type="float" office:value="21.2283182401734" calcext:value-type="float">
            <text:p>21.2283182401734</text:p>
          </table:table-cell>
          <table:table-cell table:formula="of:=VLOOKUP([.B119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-MIESZKANIOWA PRACOWNIKÓW POCZTOWYCH W WARSZAWIE</text:p>
          </table:table-cell>
          <table:table-cell office:value-type="float" office:value="168017" calcext:value-type="float">
            <text:p>168017</text:p>
          </table:table-cell>
          <table:table-cell office:value-type="float" office:value="5272024804" calcext:value-type="float">
            <text:p>5272024804</text:p>
          </table:table-cell>
          <table:table-cell office:value-type="float" office:value="49059900000" calcext:value-type="float">
            <text:p>49059900000</text:p>
          </table:table-cell>
          <table:table-cell office:value-type="string" calcext:value-type="string">
            <text:p>HRUBIESZOWSKA 7, 4</text:p>
          </table:table-cell>
          <table:table-cell office:value-type="string" calcext:value-type="string">
            <text:p>01-2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7.2003</text:p>
          </table:table-cell>
          <table:table-cell office:value-type="float" office:value="52.22989785" calcext:value-type="float">
            <text:p>52.22989785</text:p>
          </table:table-cell>
          <table:table-cell office:value-type="float" office:value="20.9792808174346" calcext:value-type="float">
            <text:p>20.9792808174346</text:p>
          </table:table-cell>
          <table:table-cell table:formula="of:=VLOOKUP([.B12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SPÓŁPRACA"</text:p>
          </table:table-cell>
          <table:table-cell office:value-type="float" office:value="162820" calcext:value-type="float">
            <text:p>162820</text:p>
          </table:table-cell>
          <table:table-cell office:value-type="float" office:value="5250009973" calcext:value-type="float">
            <text:p>5250009973</text:p>
          </table:table-cell>
          <table:table-cell office:value-type="float" office:value="108346500000" calcext:value-type="float">
            <text:p>108346500000</text:p>
          </table:table-cell>
          <table:table-cell office:value-type="string" calcext:value-type="string">
            <text:p>SREBRNA 3</text:p>
          </table:table-cell>
          <table:table-cell office:value-type="string" calcext:value-type="string">
            <text:p>00-8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7.2003</text:p>
          </table:table-cell>
          <table:table-cell office:value-type="float" office:value="52.2273232" calcext:value-type="float">
            <text:p>52.2273232</text:p>
          </table:table-cell>
          <table:table-cell office:value-type="float" office:value="20.9904003" calcext:value-type="float">
            <text:p>20.9904003</text:p>
          </table:table-cell>
          <table:table-cell table:formula="of:=VLOOKUP([.B121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CHEŁMSKA"</text:p>
          </table:table-cell>
          <table:table-cell office:value-type="float" office:value="165653" calcext:value-type="float">
            <text:p>165653</text:p>
          </table:table-cell>
          <table:table-cell office:value-type="float" office:value="5212941299" calcext:value-type="float">
            <text:p>5212941299</text:p>
          </table:table-cell>
          <table:table-cell office:value-type="float" office:value="622601800000" calcext:value-type="float">
            <text:p>622601800000</text:p>
          </table:table-cell>
          <table:table-cell office:value-type="string" calcext:value-type="string">
            <text:p>WĘGRZYNA 2</text:p>
          </table:table-cell>
          <table:table-cell office:value-type="string" calcext:value-type="string">
            <text:p>00-7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3</text:p>
          </table:table-cell>
          <table:table-cell office:value-type="float" office:value="52.1982322" calcext:value-type="float">
            <text:p>52.1982322</text:p>
          </table:table-cell>
          <table:table-cell office:value-type="float" office:value="21.0420682" calcext:value-type="float">
            <text:p>21.0420682</text:p>
          </table:table-cell>
          <table:table-cell table:formula="of:=VLOOKUP([.B12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INŻYNIERÓW KOMUNIKACJI"</text:p>
          </table:table-cell>
          <table:table-cell office:value-type="float" office:value="161994" calcext:value-type="float">
            <text:p>161994</text:p>
          </table:table-cell>
          <table:table-cell office:value-type="float" office:value="5250010999" calcext:value-type="float">
            <text:p>5250010999</text:p>
          </table:table-cell>
          <table:table-cell office:value-type="float" office:value="48987000000" calcext:value-type="float">
            <text:p>48987000000</text:p>
          </table:table-cell>
          <table:table-cell office:value-type="string" calcext:value-type="string">
            <text:p>A. PŁUGA 1/3</text:p>
          </table:table-cell>
          <table:table-cell office:value-type="string" calcext:value-type="string">
            <text:p>02-0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3</text:p>
          </table:table-cell>
          <table:table-cell table:style-name="ce1" office:value-type="float" office:value="52.2163567" calcext:value-type="float">
            <text:p>52.2163567</text:p>
          </table:table-cell>
          <table:table-cell table:style-name="ce2" office:value-type="float" office:value="20.9858364" calcext:value-type="float">
            <text:p>20.9858364</text:p>
          </table:table-cell>
          <table:table-cell table:formula="of:=VLOOKUP([.B12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TELEKIEGO 12"</text:p>
          </table:table-cell>
          <table:table-cell office:value-type="float" office:value="165306" calcext:value-type="float">
            <text:p>165306</text:p>
          </table:table-cell>
          <table:table-cell office:value-type="float" office:value="9512080478" calcext:value-type="float">
            <text:p>9512080478</text:p>
          </table:table-cell>
          <table:table-cell office:value-type="float" office:value="1550681900000" calcext:value-type="float">
            <text:p>1550681900000</text:p>
          </table:table-cell>
          <table:table-cell office:value-type="string" calcext:value-type="string">
            <text:p>PALA TELEKIEGO 12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6.2003</text:p>
          </table:table-cell>
          <table:table-cell office:value-type="float" office:value="52.1343125" calcext:value-type="float">
            <text:p>52.1343125</text:p>
          </table:table-cell>
          <table:table-cell office:value-type="float" office:value="21.0559755" calcext:value-type="float">
            <text:p>21.0559755</text:p>
          </table:table-cell>
          <table:table-cell table:formula="of:=VLOOKUP([.B12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PÓLNOTA"</text:p>
          </table:table-cell>
          <table:table-cell office:value-type="float" office:value="165604" calcext:value-type="float">
            <text:p>165604</text:p>
          </table:table-cell>
          <table:table-cell office:value-type="float" office:value="5252111078" calcext:value-type="float">
            <text:p>5252111078</text:p>
          </table:table-cell>
          <table:table-cell office:value-type="float" office:value="49018000000" calcext:value-type="float">
            <text:p>49018000000</text:p>
          </table:table-cell>
          <table:table-cell office:value-type="string" calcext:value-type="string">
            <text:p>CZARNIECKIEGO 6</text:p>
          </table:table-cell>
          <table:table-cell office:value-type="string" calcext:value-type="string">
            <text:p>01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6.2003</text:p>
          </table:table-cell>
          <table:table-cell office:value-type="float" office:value="52.2621501" calcext:value-type="float">
            <text:p>52.2621501</text:p>
          </table:table-cell>
          <table:table-cell office:value-type="float" office:value="20.9907513159149" calcext:value-type="float">
            <text:p>20.9907513159149</text:p>
          </table:table-cell>
          <table:table-cell table:formula="of:=VLOOKUP([.B12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NOWE ZJEDNOCZENIE"</text:p>
          </table:table-cell>
          <table:table-cell office:value-type="float" office:value="163711" calcext:value-type="float">
            <text:p>163711</text:p>
          </table:table-cell>
          <table:table-cell office:value-type="float" office:value="5251007019" calcext:value-type="float">
            <text:p>5251007019</text:p>
          </table:table-cell>
          <table:table-cell office:value-type="float" office:value="49023400000" calcext:value-type="float">
            <text:p>49023400000</text:p>
          </table:table-cell>
          <table:table-cell office:value-type="string" calcext:value-type="string">
            <text:p>DOBRA 22/24</text:p>
          </table:table-cell>
          <table:table-cell office:value-type="string" calcext:value-type="string">
            <text:p>00-3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6.2003</text:p>
          </table:table-cell>
          <table:table-cell office:value-type="float" office:value="52.2382389" calcext:value-type="float">
            <text:p>52.2382389</text:p>
          </table:table-cell>
          <table:table-cell office:value-type="float" office:value="21.0285935" calcext:value-type="float">
            <text:p>21.0285935</text:p>
          </table:table-cell>
          <table:table-cell table:formula="of:=VLOOKUP([.B12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SYRENA" W WARSZAWIE</text:p>
          </table:table-cell>
          <table:table-cell office:value-type="float" office:value="162967" calcext:value-type="float">
            <text:p>162967</text:p>
          </table:table-cell>
          <table:table-cell office:value-type="float" office:value="5250012550" calcext:value-type="float">
            <text:p>5250012550</text:p>
          </table:table-cell>
          <table:table-cell office:value-type="float" office:value="49081400000" calcext:value-type="float">
            <text:p>49081400000</text:p>
          </table:table-cell>
          <table:table-cell office:value-type="string" calcext:value-type="string">
            <text:p>MIODOWA 12, 44</text:p>
          </table:table-cell>
          <table:table-cell office:value-type="string" calcext:value-type="string">
            <text:p>00-2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3</text:p>
          </table:table-cell>
          <table:table-cell office:value-type="float" office:value="52.2471787" calcext:value-type="float">
            <text:p>52.2471787</text:p>
          </table:table-cell>
          <table:table-cell office:value-type="float" office:value="21.0101481" calcext:value-type="float">
            <text:p>21.0101481</text:p>
          </table:table-cell>
          <table:table-cell table:formula="of:=VLOOKUP([.B12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WOLSKA ŻELAZNA BRAMA"</text:p>
          </table:table-cell>
          <table:table-cell office:value-type="float" office:value="159859" calcext:value-type="float">
            <text:p>159859</text:p>
          </table:table-cell>
          <table:table-cell office:value-type="float" office:value="5250006667" calcext:value-type="float">
            <text:p>5250006667</text:p>
          </table:table-cell>
          <table:table-cell office:value-type="float" office:value="622527200000" calcext:value-type="float">
            <text:p>622527200000</text:p>
          </table:table-cell>
          <table:table-cell office:value-type="string" calcext:value-type="string">
            <text:p>KROCHMALNA 32</text:p>
          </table:table-cell>
          <table:table-cell office:value-type="string" calcext:value-type="string">
            <text:p>00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5.2003</text:p>
          </table:table-cell>
          <table:table-cell office:value-type="float" office:value="52.2370267" calcext:value-type="float">
            <text:p>52.2370267</text:p>
          </table:table-cell>
          <table:table-cell office:value-type="float" office:value="20.9927503" calcext:value-type="float">
            <text:p>20.9927503</text:p>
          </table:table-cell>
          <table:table-cell table:formula="of:=VLOOKUP([.B12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DOMINO"</text:p>
          </table:table-cell>
          <table:table-cell office:value-type="float" office:value="162550" calcext:value-type="float">
            <text:p>162550</text:p>
          </table:table-cell>
          <table:table-cell office:value-type="float" office:value="5251001063" calcext:value-type="float">
            <text:p>5251001063</text:p>
          </table:table-cell>
          <table:table-cell office:value-type="float" office:value="1117128500000" calcext:value-type="float">
            <text:p>1117128500000</text:p>
          </table:table-cell>
          <table:table-cell office:value-type="string" calcext:value-type="string">
            <text:p>ALTERNATYWY 4</text:p>
          </table:table-cell>
          <table:table-cell office:value-type="string" calcext:value-type="string">
            <text:p>02-7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5.2003</text:p>
          </table:table-cell>
          <table:table-cell office:value-type="float" office:value="52.149549" calcext:value-type="float">
            <text:p>52.149549</text:p>
          </table:table-cell>
          <table:table-cell office:value-type="float" office:value="21.056044" calcext:value-type="float">
            <text:p>21.056044</text:p>
          </table:table-cell>
          <table:table-cell table:formula="of:=VLOOKUP([.B12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PLATYNOWA 8"</text:p>
          </table:table-cell>
          <table:table-cell office:value-type="float" office:value="158554" calcext:value-type="float">
            <text:p>158554</text:p>
          </table:table-cell>
          <table:table-cell office:value-type="float" office:value="5250006816" calcext:value-type="float">
            <text:p>5250006816</text:p>
          </table:table-cell>
          <table:table-cell office:value-type="float" office:value="1201766900000" calcext:value-type="float">
            <text:p>1201766900000</text:p>
          </table:table-cell>
          <table:table-cell office:value-type="string" calcext:value-type="string">
            <text:p>PLATYNOWA 8</text:p>
          </table:table-cell>
          <table:table-cell office:value-type="string" calcext:value-type="string">
            <text:p>00-80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5.2003</text:p>
          </table:table-cell>
          <table:table-cell office:value-type="float" office:value="52.2265383" calcext:value-type="float">
            <text:p>52.2265383</text:p>
          </table:table-cell>
          <table:table-cell office:value-type="float" office:value="20.9893822" calcext:value-type="float">
            <text:p>20.9893822</text:p>
          </table:table-cell>
          <table:table-cell table:formula="of:=VLOOKUP([.B13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KABATY"</text:p>
          </table:table-cell>
          <table:table-cell office:value-type="float" office:value="160434" calcext:value-type="float">
            <text:p>160434</text:p>
          </table:table-cell>
          <table:table-cell office:value-type="float" office:value="5250010031" calcext:value-type="float">
            <text:p>5250010031</text:p>
          </table:table-cell>
          <table:table-cell office:value-type="float" office:value="123356800000" calcext:value-type="float">
            <text:p>123356800000</text:p>
          </table:table-cell>
          <table:table-cell office:value-type="string" calcext:value-type="string">
            <text:p>PACHNĄCA 83, 41</text:p>
          </table:table-cell>
          <table:table-cell office:value-type="string" calcext:value-type="string">
            <text:p>02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5.2003</text:p>
          </table:table-cell>
          <table:table-cell office:value-type="float" office:value="52.1459421" calcext:value-type="float">
            <text:p>52.1459421</text:p>
          </table:table-cell>
          <table:table-cell office:value-type="float" office:value="21.0638011024748" calcext:value-type="float">
            <text:p>21.0638011024748</text:p>
          </table:table-cell>
          <table:table-cell table:formula="of:=VLOOKUP([.B13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LEKARSKA SPÓŁDZIELNIA MIESZKANIOWA "KONSYLIUM"</text:p>
          </table:table-cell>
          <table:table-cell office:value-type="float" office:value="159883" calcext:value-type="float">
            <text:p>159883</text:p>
          </table:table-cell>
          <table:table-cell office:value-type="float" office:value="9512021783" calcext:value-type="float">
            <text:p>9512021783</text:p>
          </table:table-cell>
          <table:table-cell office:value-type="float" office:value="140827500000" calcext:value-type="float">
            <text:p>140827500000</text:p>
          </table:table-cell>
          <table:table-cell office:value-type="string" calcext:value-type="string">
            <text:p>WĄWOZOWA 21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4.2003</text:p>
          </table:table-cell>
          <table:table-cell office:value-type="float" office:value="52.1305361" calcext:value-type="float">
            <text:p>52.1305361</text:p>
          </table:table-cell>
          <table:table-cell office:value-type="float" office:value="21.0630955029292" calcext:value-type="float">
            <text:p>21.0630955029292</text:p>
          </table:table-cell>
          <table:table-cell table:formula="of:=VLOOKUP([.B13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A MIESZKANIOWA "KOPERNIKA 6"</text:p>
          </table:table-cell>
          <table:table-cell office:value-type="float" office:value="158329" calcext:value-type="float">
            <text:p>158329</text:p>
          </table:table-cell>
          <table:table-cell office:value-type="float" office:value="5252264304" calcext:value-type="float">
            <text:p>5252264304</text:p>
          </table:table-cell>
          <table:table-cell office:value-type="float" office:value="1546801300000" calcext:value-type="float">
            <text:p>1546801300000</text:p>
          </table:table-cell>
          <table:table-cell office:value-type="string" calcext:value-type="string">
            <text:p>KOPERNIKA 6</text:p>
          </table:table-cell>
          <table:table-cell office:value-type="string" calcext:value-type="string">
            <text:p>00-3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4.2003</text:p>
          </table:table-cell>
          <table:table-cell office:value-type="float" office:value="52.234477" calcext:value-type="float">
            <text:p>52.234477</text:p>
          </table:table-cell>
          <table:table-cell office:value-type="float" office:value="21.0212708" calcext:value-type="float">
            <text:p>21.0212708</text:p>
          </table:table-cell>
          <table:table-cell table:formula="of:=VLOOKUP([.B13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LEJE UJAZDOWSKIE"</text:p>
          </table:table-cell>
          <table:table-cell office:value-type="float" office:value="158188" calcext:value-type="float">
            <text:p>158188</text:p>
          </table:table-cell>
          <table:table-cell office:value-type="float" office:value="5262695075" calcext:value-type="float">
            <text:p>5262695075</text:p>
          </table:table-cell>
          <table:table-cell office:value-type="float" office:value="1546501000000" calcext:value-type="float">
            <text:p>1546501000000</text:p>
          </table:table-cell>
          <table:table-cell office:value-type="string" calcext:value-type="string">
            <text:p>ALEJE UJAZDOWSKIE 8</text:p>
          </table:table-cell>
          <table:table-cell office:value-type="string" calcext:value-type="string">
            <text:p>00-47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3</text:p>
          </table:table-cell>
          <table:table-cell office:value-type="float" office:value="52.2252613" calcext:value-type="float">
            <text:p>52.2252613</text:p>
          </table:table-cell>
          <table:table-cell office:value-type="float" office:value="21.0241828465247" calcext:value-type="float">
            <text:p>21.0241828465247</text:p>
          </table:table-cell>
          <table:table-cell table:formula="of:=VLOOKUP([.B13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FINANSOWIEC"</text:p>
          </table:table-cell>
          <table:table-cell office:value-type="float" office:value="157204" calcext:value-type="float">
            <text:p>157204</text:p>
          </table:table-cell>
          <table:table-cell office:value-type="float" office:value="5250011148" calcext:value-type="float">
            <text:p>5250011148</text:p>
          </table:table-cell>
          <table:table-cell office:value-type="float" office:value="88293900000" calcext:value-type="float">
            <text:p>88293900000</text:p>
          </table:table-cell>
          <table:table-cell office:value-type="string" calcext:value-type="string">
            <text:p>ZEGADŁOWICZA 1, 39 A</text:p>
          </table:table-cell>
          <table:table-cell office:value-type="string" calcext:value-type="string">
            <text:p>01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3</text:p>
          </table:table-cell>
          <table:table-cell office:value-type="float" office:value="52.2273813" calcext:value-type="float">
            <text:p>52.2273813</text:p>
          </table:table-cell>
          <table:table-cell office:value-type="float" office:value="20.9715038" calcext:value-type="float">
            <text:p>20.9715038</text:p>
          </table:table-cell>
          <table:table-cell table:formula="of:=VLOOKUP([.B13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NAUCZYCIELSKA SPÓŁDZIELNIA MIESZKANIOWA "PRZY WIEJSKIEJ"</text:p>
          </table:table-cell>
          <table:table-cell office:value-type="float" office:value="157590" calcext:value-type="float">
            <text:p>157590</text:p>
          </table:table-cell>
          <table:table-cell office:value-type="float" office:value="5262695336" calcext:value-type="float">
            <text:p>5262695336</text:p>
          </table:table-cell>
          <table:table-cell office:value-type="float" office:value="1546519600000" calcext:value-type="float">
            <text:p>1546519600000</text:p>
          </table:table-cell>
          <table:table-cell office:value-type="string" calcext:value-type="string">
            <text:p>WIEJSKA 20, 83</text:p>
          </table:table-cell>
          <table:table-cell office:value-type="string" calcext:value-type="string">
            <text:p>00-4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4.2003</text:p>
          </table:table-cell>
          <table:table-cell office:value-type="float" office:value="52.2273449" calcext:value-type="float">
            <text:p>52.2273449</text:p>
          </table:table-cell>
          <table:table-cell office:value-type="float" office:value="21.0247046" calcext:value-type="float">
            <text:p>21.0247046</text:p>
          </table:table-cell>
          <table:table-cell table:formula="of:=VLOOKUP([.B13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NICTWA MIESZKANIOWEGO "PSTRYK"</text:p>
          </table:table-cell>
          <table:table-cell office:value-type="float" office:value="158200" calcext:value-type="float">
            <text:p>158200</text:p>
          </table:table-cell>
          <table:table-cell office:value-type="float" office:value="5250009890" calcext:value-type="float">
            <text:p>5250009890</text:p>
          </table:table-cell>
          <table:table-cell office:value-type="float" office:value="132322500000" calcext:value-type="float">
            <text:p>132322500000</text:p>
          </table:table-cell>
          <table:table-cell office:value-type="string" calcext:value-type="string">
            <text:p>MŁYNARSKA 35</text:p>
          </table:table-cell>
          <table:table-cell office:value-type="string" calcext:value-type="string">
            <text:p>01-1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400183" calcext:value-type="float">
            <text:p>52.2400183</text:p>
          </table:table-cell>
          <table:table-cell office:value-type="float" office:value="20.970626" calcext:value-type="float">
            <text:p>20.970626</text:p>
          </table:table-cell>
          <table:table-cell table:formula="of:=VLOOKUP([.B137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ILCZA 44"</text:p>
          </table:table-cell>
          <table:table-cell office:value-type="float" office:value="157587" calcext:value-type="float">
            <text:p>157587</text:p>
          </table:table-cell>
          <table:table-cell office:value-type="float" office:value="5262695425" calcext:value-type="float">
            <text:p>5262695425</text:p>
          </table:table-cell>
          <table:table-cell office:value-type="float" office:value="1546522700000" calcext:value-type="float">
            <text:p>1546522700000</text:p>
          </table:table-cell>
          <table:table-cell office:value-type="string" calcext:value-type="string">
            <text:p>WILCZA 44</text:p>
          </table:table-cell>
          <table:table-cell office:value-type="string" calcext:value-type="string">
            <text:p>00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4.2003</text:p>
          </table:table-cell>
          <table:table-cell office:value-type="float" office:value="52.2244245" calcext:value-type="float">
            <text:p>52.2244245</text:p>
          </table:table-cell>
          <table:table-cell office:value-type="float" office:value="21.0129892" calcext:value-type="float">
            <text:p>21.0129892</text:p>
          </table:table-cell>
          <table:table-cell table:formula="of:=VLOOKUP([.B13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ZACHÓD"</text:p>
          </table:table-cell>
          <table:table-cell office:value-type="float" office:value="153934" calcext:value-type="float">
            <text:p>153934</text:p>
          </table:table-cell>
          <table:table-cell office:value-type="float" office:value="5250006785" calcext:value-type="float">
            <text:p>5250006785</text:p>
          </table:table-cell>
          <table:table-cell office:value-type="float" office:value="691364100000" calcext:value-type="float">
            <text:p>691364100000</text:p>
          </table:table-cell>
          <table:table-cell office:value-type="string" calcext:value-type="string">
            <text:p>CHMIELNA 116/118</text:p>
          </table:table-cell>
          <table:table-cell office:value-type="string" calcext:value-type="string">
            <text:p>00-8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286715" calcext:value-type="float">
            <text:p>52.2286715</text:p>
          </table:table-cell>
          <table:table-cell office:value-type="float" office:value="20.9965796738681" calcext:value-type="float">
            <text:p>20.9965796738681</text:p>
          </table:table-cell>
          <table:table-cell table:formula="of:=VLOOKUP([.B139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POWIŚLE"</text:p>
          </table:table-cell>
          <table:table-cell office:value-type="float" office:value="148044" calcext:value-type="float">
            <text:p>148044</text:p>
          </table:table-cell>
          <table:table-cell office:value-type="float" office:value="5250006880" calcext:value-type="float">
            <text:p>5250006880</text:p>
          </table:table-cell>
          <table:table-cell office:value-type="float" office:value="623281700000" calcext:value-type="float">
            <text:p>623281700000</text:p>
          </table:table-cell>
          <table:table-cell office:value-type="string" calcext:value-type="string">
            <text:p>ALEJA 3 MAJA 12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3.2003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  <table:table-cell table:formula="of:=VLOOKUP([.B140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RZYNASTKA-BIS"</text:p>
          </table:table-cell>
          <table:table-cell office:value-type="float" office:value="155293" calcext:value-type="float">
            <text:p>155293</text:p>
          </table:table-cell>
          <table:table-cell office:value-type="float" office:value="9511707828" calcext:value-type="float">
            <text:p>9511707828</text:p>
          </table:table-cell>
          <table:table-cell office:value-type="float" office:value="621114600000" calcext:value-type="float">
            <text:p>621114600000</text:p>
          </table:table-cell>
          <table:table-cell office:value-type="string" calcext:value-type="string">
            <text:p>POLNEJ RÓŻY 9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3.2003</text:p>
          </table:table-cell>
          <table:table-cell office:value-type="float" office:value="52.12911745" calcext:value-type="float">
            <text:p>52.12911745</text:p>
          </table:table-cell>
          <table:table-cell office:value-type="float" office:value="21.0632711865168" calcext:value-type="float">
            <text:p>21.0632711865168</text:p>
          </table:table-cell>
          <table:table-cell table:formula="of:=VLOOKUP([.B1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ŁASNOŚCIOWA SPÓŁDZIELNIA MIESZKANIOWA "SEMAFOR"</text:p>
          </table:table-cell>
          <table:table-cell office:value-type="float" office:value="154131" calcext:value-type="float">
            <text:p>154131</text:p>
          </table:table-cell>
          <table:table-cell office:value-type="float" office:value="5250011852" calcext:value-type="float">
            <text:p>5250011852</text:p>
          </table:table-cell>
          <table:table-cell office:value-type="float" office:value="49025700000" calcext:value-type="float">
            <text:p>49025700000</text:p>
          </table:table-cell>
          <table:table-cell office:value-type="string" calcext:value-type="string">
            <text:p>EMILII PLATER 27, 65</text:p>
          </table:table-cell>
          <table:table-cell office:value-type="string" calcext:value-type="string">
            <text:p>00-68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3.2003</text:p>
          </table:table-cell>
          <table:table-cell office:value-type="float" office:value="52.2255444" calcext:value-type="float">
            <text:p>52.2255444</text:p>
          </table:table-cell>
          <table:table-cell office:value-type="float" office:value="21.0066965" calcext:value-type="float">
            <text:p>21.0066965</text:p>
          </table:table-cell>
          <table:table-cell table:formula="of:=VLOOKUP([.B142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WŁASNE MIESZKANIE"</text:p>
          </table:table-cell>
          <table:table-cell office:value-type="float" office:value="154550" calcext:value-type="float">
            <text:p>154550</text:p>
          </table:table-cell>
          <table:table-cell office:value-type="float" office:value="5250007000" calcext:value-type="float">
            <text:p>5250007000</text:p>
          </table:table-cell>
          <table:table-cell office:value-type="float" office:value="49121600000" calcext:value-type="float">
            <text:p>49121600000</text:p>
          </table:table-cell>
          <table:table-cell office:value-type="string" calcext:value-type="string">
            <text:p>RASZYŃSKA 58</text:p>
          </table:table-cell>
          <table:table-cell office:value-type="string" calcext:value-type="string">
            <text:p>02-0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1701345" calcext:value-type="float">
            <text:p>52.21701345</text:p>
          </table:table-cell>
          <table:table-cell office:value-type="float" office:value="20.9878152684153" calcext:value-type="float">
            <text:p>20.9878152684153</text:p>
          </table:table-cell>
          <table:table-cell table:formula="of:=VLOOKUP([.B14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KOLPORTERÓW PRASY "RUCH"</text:p>
          </table:table-cell>
          <table:table-cell office:value-type="float" office:value="154472" calcext:value-type="float">
            <text:p>154472</text:p>
          </table:table-cell>
          <table:table-cell office:value-type="float" office:value="5261883047" calcext:value-type="float">
            <text:p>5261883047</text:p>
          </table:table-cell>
          <table:table-cell office:value-type="float" office:value="49051800000" calcext:value-type="float">
            <text:p>49051800000</text:p>
          </table:table-cell>
          <table:table-cell office:value-type="string" calcext:value-type="string">
            <text:p>GRÓJECKA 26</text:p>
          </table:table-cell>
          <table:table-cell office:value-type="string" calcext:value-type="string">
            <text:p>02-3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3.2003</text:p>
          </table:table-cell>
          <table:table-cell office:value-type="float" office:value="52.221481" calcext:value-type="float">
            <text:p>52.221481</text:p>
          </table:table-cell>
          <table:table-cell office:value-type="float" office:value="20.9852596" calcext:value-type="float">
            <text:p>20.9852596</text:p>
          </table:table-cell>
          <table:table-cell table:formula="of:=VLOOKUP([.B14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LAC TEATRALNY"</text:p>
          </table:table-cell>
          <table:table-cell office:value-type="float" office:value="152088" calcext:value-type="float">
            <text:p>152088</text:p>
          </table:table-cell>
          <table:table-cell office:value-type="float" office:value="5250006414" calcext:value-type="float">
            <text:p>5250006414</text:p>
          </table:table-cell>
          <table:table-cell office:value-type="float" office:value="623339500000" calcext:value-type="float">
            <text:p>623339500000</text:p>
          </table:table-cell>
          <table:table-cell office:value-type="string" calcext:value-type="string">
            <text:p>SOLIDARNOŚCI 71</text:p>
          </table:table-cell>
          <table:table-cell office:value-type="string" calcext:value-type="string">
            <text:p>00-0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453212" calcext:value-type="float">
            <text:p>52.2453212</text:p>
          </table:table-cell>
          <table:table-cell office:value-type="float" office:value="21.0071866" calcext:value-type="float">
            <text:p>21.0071866</text:p>
          </table:table-cell>
          <table:table-cell table:formula="of:=VLOOKUP([.B14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WARSZAWSKA SPÓŁDZIELNIA BUDOWLANO-MIESZKANIOWA PRACOWNIKÓW UMYSŁOWYCH</text:p>
          </table:table-cell>
          <table:table-cell office:value-type="float" office:value="151848" calcext:value-type="float">
            <text:p>151848</text:p>
          </table:table-cell>
          <table:table-cell office:value-type="float" office:value="5250012395" calcext:value-type="float">
            <text:p>5250012395</text:p>
          </table:table-cell>
          <table:table-cell office:value-type="float" office:value="48990000000" calcext:value-type="float">
            <text:p>48990000000</text:p>
          </table:table-cell>
          <table:table-cell office:value-type="string" calcext:value-type="string">
            <text:p>AL. NIEPODLEGŁOŚCI 159, 74</text:p>
          </table:table-cell>
          <table:table-cell office:value-type="string" calcext:value-type="string">
            <text:p>02-5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2.2003</text:p>
          </table:table-cell>
          <table:table-cell office:value-type="float" office:value="52.2062346" calcext:value-type="float">
            <text:p>52.2062346</text:p>
          </table:table-cell>
          <table:table-cell office:value-type="float" office:value="21.0083551" calcext:value-type="float">
            <text:p>21.0083551</text:p>
          </table:table-cell>
          <table:table-cell table:formula="of:=VLOOKUP([.B14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ODZELEWSKIEGO"</text:p>
          </table:table-cell>
          <table:table-cell office:value-type="float" office:value="150153" calcext:value-type="float">
            <text:p>150153</text:p>
          </table:table-cell>
          <table:table-cell office:value-type="float" office:value="5212764621" calcext:value-type="float">
            <text:p>5212764621</text:p>
          </table:table-cell>
          <table:table-cell office:value-type="float" office:value="1151813900000" calcext:value-type="float">
            <text:p>1151813900000</text:p>
          </table:table-cell>
          <table:table-cell office:value-type="string" calcext:value-type="string">
            <text:p>MODZELEWSKIEGO 54A</text:p>
          </table:table-cell>
          <table:table-cell office:value-type="string" calcext:value-type="string">
            <text:p>02-67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2.2003</text:p>
          </table:table-cell>
          <table:table-cell office:value-type="float" office:value="52.1808418" calcext:value-type="float">
            <text:p>52.1808418</text:p>
          </table:table-cell>
          <table:table-cell office:value-type="float" office:value="21.0157177988371" calcext:value-type="float">
            <text:p>21.0157177988371</text:p>
          </table:table-cell>
          <table:table-cell table:formula="of:=VLOOKUP([.B14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NADWIŚLAŃSKA SPÓŁDZIELNIA MIESZKANIOWA</text:p>
          </table:table-cell>
          <table:table-cell office:value-type="float" office:value="149486" calcext:value-type="float">
            <text:p>149486</text:p>
          </table:table-cell>
          <table:table-cell office:value-type="float" office:value="5250010634" calcext:value-type="float">
            <text:p>5250010634</text:p>
          </table:table-cell>
          <table:table-cell office:value-type="float" office:value="672031000000" calcext:value-type="float">
            <text:p>672031000000</text:p>
          </table:table-cell>
          <table:table-cell office:value-type="string" calcext:value-type="string">
            <text:p>UL. PABLA PICASSA 1</text:p>
          </table:table-cell>
          <table:table-cell office:value-type="string" calcext:value-type="string">
            <text:p>03-1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2.2003</text:p>
          </table:table-cell>
          <table:table-cell office:value-type="float" office:value="52.3117393" calcext:value-type="float">
            <text:p>52.3117393</text:p>
          </table:table-cell>
          <table:table-cell office:value-type="float" office:value="20.9568929659836" calcext:value-type="float">
            <text:p>20.9568929659836</text:p>
          </table:table-cell>
          <table:table-cell table:formula="of:=VLOOKUP([.B148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 - MIESZKANIOWA "BARSKA 5"</text:p>
          </table:table-cell>
          <table:table-cell office:value-type="float" office:value="151841" calcext:value-type="float">
            <text:p>151841</text:p>
          </table:table-cell>
          <table:table-cell office:value-type="float" office:value="5261667361" calcext:value-type="float">
            <text:p>5261667361</text:p>
          </table:table-cell>
          <table:table-cell office:value-type="float" office:value="1202326200000" calcext:value-type="float">
            <text:p>1202326200000</text:p>
          </table:table-cell>
          <table:table-cell office:value-type="string" calcext:value-type="string">
            <text:p>BARSKA 5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2.2003</text:p>
          </table:table-cell>
          <table:table-cell office:value-type="float" office:value="52.21853035" calcext:value-type="float">
            <text:p>52.21853035</text:p>
          </table:table-cell>
          <table:table-cell office:value-type="float" office:value="20.9813841107088" calcext:value-type="float">
            <text:p>20.9813841107088</text:p>
          </table:table-cell>
          <table:table-cell table:formula="of:=VLOOKUP([.B14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BANDERA"</text:p>
          </table:table-cell>
          <table:table-cell office:value-type="float" office:value="150261" calcext:value-type="float">
            <text:p>150261</text:p>
          </table:table-cell>
          <table:table-cell office:value-type="float" office:value="5251000543" calcext:value-type="float">
            <text:p>5251000543</text:p>
          </table:table-cell>
          <table:table-cell office:value-type="float" office:value="49045800000" calcext:value-type="float">
            <text:p>49045800000</text:p>
          </table:table-cell>
          <table:table-cell office:value-type="string" calcext:value-type="string">
            <text:p>GLOGERA 4</text:p>
          </table:table-cell>
          <table:table-cell office:value-type="string" calcext:value-type="string">
            <text:p>02-0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2.2003</text:p>
          </table:table-cell>
          <table:table-cell office:value-type="float" office:value="52.2166551" calcext:value-type="float">
            <text:p>52.2166551</text:p>
          </table:table-cell>
          <table:table-cell office:value-type="float" office:value="20.9833132386585" calcext:value-type="float">
            <text:p>20.9833132386585</text:p>
          </table:table-cell>
          <table:table-cell table:formula="of:=VLOOKUP([.B15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PRACOWNIKÓW ŁĄCZNOŚCI"</text:p>
          </table:table-cell>
          <table:table-cell office:value-type="float" office:value="150178" calcext:value-type="float">
            <text:p>150178</text:p>
          </table:table-cell>
          <table:table-cell office:value-type="float" office:value="5251000537" calcext:value-type="float">
            <text:p>5251000537</text:p>
          </table:table-cell>
          <table:table-cell office:value-type="float" office:value="49151200000" calcext:value-type="float">
            <text:p>49151200000</text:p>
          </table:table-cell>
          <table:table-cell office:value-type="string" calcext:value-type="string">
            <text:p>T. HOŁÓWKI 3, 20</text:p>
          </table:table-cell>
          <table:table-cell office:value-type="string" calcext:value-type="string">
            <text:p>00-7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table:style-name="ce1" office:value-type="float" office:value="52.20830055" calcext:value-type="float">
            <text:p>52.20830055</text:p>
          </table:table-cell>
          <table:table-cell table:style-name="ce2" office:value-type="float" office:value="21.0465793363746" calcext:value-type="float">
            <text:p>21.0465793363746</text:p>
          </table:table-cell>
          <table:table-cell table:formula="of:=VLOOKUP([.B151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SZCZONOWSKA"</text:p>
          </table:table-cell>
          <table:table-cell office:value-type="float" office:value="149618" calcext:value-type="float">
            <text:p>149618</text:p>
          </table:table-cell>
          <table:table-cell office:value-type="float" office:value="5250012194" calcext:value-type="float">
            <text:p>5250012194</text:p>
          </table:table-cell>
          <table:table-cell office:value-type="float" office:value="1211642000000" calcext:value-type="float">
            <text:p>1211642000000</text:p>
          </table:table-cell>
          <table:table-cell office:value-type="string" calcext:value-type="string">
            <text:p>JANA OLBRACHTA 64</text:p>
          </table:table-cell>
          <table:table-cell office:value-type="string" calcext:value-type="string">
            <text:p>01-1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2.2003</text:p>
          </table:table-cell>
          <table:table-cell office:value-type="float" office:value="52.2343864" calcext:value-type="float">
            <text:p>52.2343864</text:p>
          </table:table-cell>
          <table:table-cell office:value-type="float" office:value="20.9336633240376" calcext:value-type="float">
            <text:p>20.9336633240376</text:p>
          </table:table-cell>
          <table:table-cell table:formula="of:=VLOOKUP([.B152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TOK"</text:p>
          </table:table-cell>
          <table:table-cell office:value-type="float" office:value="149677" calcext:value-type="float">
            <text:p>149677</text:p>
          </table:table-cell>
          <table:table-cell office:value-type="float" office:value="1180781731" calcext:value-type="float">
            <text:p>1180781731</text:p>
          </table:table-cell>
          <table:table-cell office:value-type="float" office:value="1227153400000" calcext:value-type="float">
            <text:p>1227153400000</text:p>
          </table:table-cell>
          <table:table-cell office:value-type="string" calcext:value-type="string">
            <text:p>PARANDOWSKIEGO 17</text:p>
          </table:table-cell>
          <table:table-cell office:value-type="string" calcext:value-type="string">
            <text:p>01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8185435" calcext:value-type="float">
            <text:p>52.28185435</text:p>
          </table:table-cell>
          <table:table-cell office:value-type="float" office:value="20.9647787183159" calcext:value-type="float">
            <text:p>20.9647787183159</text:p>
          </table:table-cell>
          <table:table-cell table:formula="of:=VLOOKUP([.B15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"POD KOPCEM"</text:p>
          </table:table-cell>
          <table:table-cell office:value-type="float" office:value="142762" calcext:value-type="float">
            <text:p>142762</text:p>
          </table:table-cell>
          <table:table-cell office:value-type="float" office:value="5250012024" calcext:value-type="float">
            <text:p>5250012024</text:p>
          </table:table-cell>
          <table:table-cell office:value-type="float" office:value="1251795200000" calcext:value-type="float">
            <text:p>1251795200000</text:p>
          </table:table-cell>
          <table:table-cell office:value-type="string" calcext:value-type="string">
            <text:p>ZWIERZYNIECKA 8B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1.2003</text:p>
          </table:table-cell>
          <table:table-cell office:value-type="float" office:value="52.2077284" calcext:value-type="float">
            <text:p>52.2077284</text:p>
          </table:table-cell>
          <table:table-cell office:value-type="float" office:value="21.0519227" calcext:value-type="float">
            <text:p>21.0519227</text:p>
          </table:table-cell>
          <table:table-cell table:formula="of:=VLOOKUP([.B154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ŻOLIBORZ"</text:p>
          </table:table-cell>
          <table:table-cell office:value-type="float" office:value="142891" calcext:value-type="float">
            <text:p>142891</text:p>
          </table:table-cell>
          <table:table-cell office:value-type="float" office:value="5250012521" calcext:value-type="float">
            <text:p>5250012521</text:p>
          </table:table-cell>
          <table:table-cell office:value-type="float" office:value="49109600000" calcext:value-type="float">
            <text:p>49109600000</text:p>
          </table:table-cell>
          <table:table-cell office:value-type="string" calcext:value-type="string">
            <text:p>PLAC INWALIDÓW 10</text:p>
          </table:table-cell>
          <table:table-cell office:value-type="string" calcext:value-type="string">
            <text:p>01-5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3</text:p>
          </table:table-cell>
          <table:table-cell office:value-type="float" office:value="52.2651008" calcext:value-type="float">
            <text:p>52.2651008</text:p>
          </table:table-cell>
          <table:table-cell office:value-type="float" office:value="20.9904915" calcext:value-type="float">
            <text:p>20.9904915</text:p>
          </table:table-cell>
          <table:table-cell table:formula="of:=VLOOKUP([.B15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WOLICKA"</text:p>
          </table:table-cell>
          <table:table-cell office:value-type="float" office:value="148702" calcext:value-type="float">
            <text:p>148702</text:p>
          </table:table-cell>
          <table:table-cell office:value-type="float" office:value="5250012722" calcext:value-type="float">
            <text:p>5250012722</text:p>
          </table:table-cell>
          <table:table-cell office:value-type="float" office:value="1252372800000" calcext:value-type="float">
            <text:p>1252372800000</text:p>
          </table:table-cell>
          <table:table-cell office:value-type="string" calcext:value-type="string">
            <text:p>CZERNIAKOWSKA 28 B</text:p>
          </table:table-cell>
          <table:table-cell office:value-type="string" calcext:value-type="string">
            <text:p>00-7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025283" calcext:value-type="float">
            <text:p>52.2025283</text:p>
          </table:table-cell>
          <table:table-cell office:value-type="float" office:value="21.0521120981723" calcext:value-type="float">
            <text:p>21.0521120981723</text:p>
          </table:table-cell>
          <table:table-cell table:formula="of:=VLOOKUP([.B15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KWITNĄCA"</text:p>
          </table:table-cell>
          <table:table-cell office:value-type="float" office:value="148675" calcext:value-type="float">
            <text:p>148675</text:p>
          </table:table-cell>
          <table:table-cell office:value-type="float" office:value="1181341052" calcext:value-type="float">
            <text:p>1181341052</text:p>
          </table:table-cell>
          <table:table-cell office:value-type="float" office:value="1019979000000" calcext:value-type="float">
            <text:p>1019979000000</text:p>
          </table:table-cell>
          <table:table-cell office:value-type="string" calcext:value-type="string">
            <text:p>KWITNĄCA 6, 34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1.2003</text:p>
          </table:table-cell>
          <table:table-cell office:value-type="float" office:value="52.27425775" calcext:value-type="float">
            <text:p>52.27425775</text:p>
          </table:table-cell>
          <table:table-cell office:value-type="float" office:value="20.9177197395511" calcext:value-type="float">
            <text:p>20.9177197395511</text:p>
          </table:table-cell>
          <table:table-cell table:formula="of:=VLOOKUP([.B157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Y DOMÓW JEDNORODZINNYCH "PATIO"</text:p>
          </table:table-cell>
          <table:table-cell office:value-type="float" office:value="147432" calcext:value-type="float">
            <text:p>147432</text:p>
          </table:table-cell>
          <table:table-cell office:value-type="float" office:value="5250012691" calcext:value-type="float">
            <text:p>5250012691</text:p>
          </table:table-cell>
          <table:table-cell office:value-type="float" office:value="1045195300000" calcext:value-type="float">
            <text:p>1045195300000</text:p>
          </table:table-cell>
          <table:table-cell office:value-type="string" calcext:value-type="string">
            <text:p>ZAPŁOCIE 42 E</text:p>
          </table:table-cell>
          <table:table-cell office:value-type="string" calcext:value-type="string">
            <text:p>02-97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1.2003</text:p>
          </table:table-cell>
          <table:table-cell office:value-type="float" office:value="52.1289115" calcext:value-type="float">
            <text:p>52.1289115</text:p>
          </table:table-cell>
          <table:table-cell office:value-type="float" office:value="21.0925225509928" calcext:value-type="float">
            <text:p>21.0925225509928</text:p>
          </table:table-cell>
          <table:table-cell table:formula="of:=VLOOKUP([.B158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BUDOWLANO-MIESZKANIOWA "LWOWSKA 2-A"</text:p>
          </table:table-cell>
          <table:table-cell office:value-type="float" office:value="142843" calcext:value-type="float">
            <text:p>142843</text:p>
          </table:table-cell>
          <table:table-cell office:value-type="float" office:value="5262218240" calcext:value-type="float">
            <text:p>5262218240</text:p>
          </table:table-cell>
          <table:table-cell office:value-type="float" office:value="49071900000" calcext:value-type="float">
            <text:p>49071900000</text:p>
          </table:table-cell>
          <table:table-cell office:value-type="string" calcext:value-type="string">
            <text:p>LWOWSKA 2 A</text:p>
          </table:table-cell>
          <table:table-cell office:value-type="string" calcext:value-type="string">
            <text:p>00-65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1.2003</text:p>
          </table:table-cell>
          <table:table-cell office:value-type="float" office:value="52.2204737" calcext:value-type="float">
            <text:p>52.2204737</text:p>
          </table:table-cell>
          <table:table-cell office:value-type="float" office:value="21.0123919" calcext:value-type="float">
            <text:p>21.0123919</text:p>
          </table:table-cell>
          <table:table-cell table:formula="of:=VLOOKUP([.B15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SOL"</text:p>
          </table:table-cell>
          <table:table-cell office:value-type="float" office:value="145834" calcext:value-type="float">
            <text:p>145834</text:p>
          </table:table-cell>
          <table:table-cell office:value-type="float" office:value="5250011125" calcext:value-type="float">
            <text:p>5250011125</text:p>
          </table:table-cell>
          <table:table-cell office:value-type="float" office:value="134867900000" calcext:value-type="float">
            <text:p>134867900000</text:p>
          </table:table-cell>
          <table:table-cell office:value-type="string" calcext:value-type="string">
            <text:p>MIELCZARSKIEGO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3</text:p>
          </table:table-cell>
          <table:table-cell office:value-type="float" office:value="52.1282805" calcext:value-type="float">
            <text:p>52.1282805</text:p>
          </table:table-cell>
          <table:table-cell office:value-type="float" office:value="21.0600834" calcext:value-type="float">
            <text:p>21.0600834</text:p>
          </table:table-cell>
          <table:table-cell table:formula="of:=VLOOKUP([.B16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ROZŁOGI"</text:p>
          </table:table-cell>
          <table:table-cell office:value-type="float" office:value="144869" calcext:value-type="float">
            <text:p>144869</text:p>
          </table:table-cell>
          <table:table-cell office:value-type="float" office:value="5250012917" calcext:value-type="float">
            <text:p>5250012917</text:p>
          </table:table-cell>
          <table:table-cell office:value-type="float" office:value="1209455200000" calcext:value-type="float">
            <text:p>1209455200000</text:p>
          </table:table-cell>
          <table:table-cell office:value-type="string" calcext:value-type="string">
            <text:p>LAZUROWA 14</text:p>
          </table:table-cell>
          <table:table-cell office:value-type="string" calcext:value-type="string">
            <text:p>01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1.2003</text:p>
          </table:table-cell>
          <table:table-cell office:value-type="float" office:value="52.225648" calcext:value-type="float">
            <text:p>52.225648</text:p>
          </table:table-cell>
          <table:table-cell office:value-type="float" office:value="20.899016" calcext:value-type="float">
            <text:p>20.899016</text:p>
          </table:table-cell>
          <table:table-cell table:formula="of:=VLOOKUP([.B161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DZIENNIKARZY "FOKSAL"</text:p>
          </table:table-cell>
          <table:table-cell office:value-type="float" office:value="144446" calcext:value-type="float">
            <text:p>144446</text:p>
          </table:table-cell>
          <table:table-cell office:value-type="float" office:value="5250006383" calcext:value-type="float">
            <text:p>5250006383</text:p>
          </table:table-cell>
          <table:table-cell office:value-type="float" office:value="107252700000" calcext:value-type="float">
            <text:p>107252700000</text:p>
          </table:table-cell>
          <table:table-cell office:value-type="string" calcext:value-type="string">
            <text:p>ORZYCKA 8, 96A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2.2002</text:p>
          </table:table-cell>
          <table:table-cell office:value-type="float" office:value="52.17269735" calcext:value-type="float">
            <text:p>52.17269735</text:p>
          </table:table-cell>
          <table:table-cell office:value-type="float" office:value="21.0066643555082" calcext:value-type="float">
            <text:p>21.0066643555082</text:p>
          </table:table-cell>
          <table:table-cell table:formula="of:=VLOOKUP([.B16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IÓDEMKA"</text:p>
          </table:table-cell>
          <table:table-cell office:value-type="float" office:value="143767" calcext:value-type="float">
            <text:p>143767</text:p>
          </table:table-cell>
          <table:table-cell office:value-type="float" office:value="5250013006" calcext:value-type="float">
            <text:p>5250013006</text:p>
          </table:table-cell>
          <table:table-cell office:value-type="float" office:value="1291289000000" calcext:value-type="float">
            <text:p>1291289000000</text:p>
          </table:table-cell>
          <table:table-cell office:value-type="string" calcext:value-type="string">
            <text:p>UL. MYSIKRÓLIKA 18</text:p>
          </table:table-cell>
          <table:table-cell office:value-type="string" calcext:value-type="string">
            <text:p>02-8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2</text:p>
          </table:table-cell>
          <table:table-cell office:value-type="float" office:value="52.14755065" calcext:value-type="float">
            <text:p>52.14755065</text:p>
          </table:table-cell>
          <table:table-cell office:value-type="float" office:value="21.0189885279368" calcext:value-type="float">
            <text:p>21.0189885279368</text:p>
          </table:table-cell>
          <table:table-cell table:formula="of:=VLOOKUP([.B16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OSIEDLE SKARBOWCÓW"</text:p>
          </table:table-cell>
          <table:table-cell office:value-type="float" office:value="142034" calcext:value-type="float">
            <text:p>142034</text:p>
          </table:table-cell>
          <table:table-cell office:value-type="float" office:value="5251000359" calcext:value-type="float">
            <text:p>5251000359</text:p>
          </table:table-cell>
          <table:table-cell office:value-type="float" office:value="49129700000" calcext:value-type="float">
            <text:p>49129700000</text:p>
          </table:table-cell>
          <table:table-cell office:value-type="string" calcext:value-type="string">
            <text:p>SIERPECKA 6</text:p>
          </table:table-cell>
          <table:table-cell office:value-type="string" calcext:value-type="string">
            <text:p>01-59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12.2002</text:p>
          </table:table-cell>
          <table:table-cell office:value-type="float" office:value="52.2698538" calcext:value-type="float">
            <text:p>52.2698538</text:p>
          </table:table-cell>
          <table:table-cell office:value-type="float" office:value="20.9787227" calcext:value-type="float">
            <text:p>20.9787227</text:p>
          </table:table-cell>
          <table:table-cell table:formula="of:=VLOOKUP([.B16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 - MIESZKANIOWA "KOLONIA IM. STASZICA"</text:p>
          </table:table-cell>
          <table:table-cell office:value-type="float" office:value="142687" calcext:value-type="float">
            <text:p>142687</text:p>
          </table:table-cell>
          <table:table-cell office:value-type="float" office:value="5261739480" calcext:value-type="float">
            <text:p>5261739480</text:p>
          </table:table-cell>
          <table:table-cell office:value-type="float" office:value="49029200000" calcext:value-type="float">
            <text:p>49029200000</text:p>
          </table:table-cell>
          <table:table-cell office:value-type="string" calcext:value-type="string">
            <text:p>FILTROWA 30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12.2002</text:p>
          </table:table-cell>
          <table:table-cell office:value-type="float" office:value="52.2190031" calcext:value-type="float">
            <text:p>52.2190031</text:p>
          </table:table-cell>
          <table:table-cell office:value-type="float" office:value="21.0021011365706" calcext:value-type="float">
            <text:p>21.0021011365706</text:p>
          </table:table-cell>
          <table:table-cell table:formula="of:=VLOOKUP([.B16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WARSZAWSKA SPÓŁDZIELNIA MIESZKANIOWA "GROCHÓW" W WARSZAWIE</text:p>
          </table:table-cell>
          <table:table-cell office:value-type="float" office:value="143268" calcext:value-type="float">
            <text:p>143268</text:p>
          </table:table-cell>
          <table:table-cell office:value-type="float" office:value="1132165520" calcext:value-type="float">
            <text:p>1132165520</text:p>
          </table:table-cell>
          <table:table-cell office:value-type="float" office:value="1607206200000" calcext:value-type="float">
            <text:p>1607206200000</text:p>
          </table:table-cell>
          <table:table-cell office:value-type="string" calcext:value-type="string">
            <text:p>KOBIELSKA 1</text:p>
          </table:table-cell>
          <table:table-cell office:value-type="string" calcext:value-type="string">
            <text:p>04-3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2.2002</text:p>
          </table:table-cell>
          <table:table-cell office:value-type="float" office:value="52.24666535" calcext:value-type="float">
            <text:p>52.24666535</text:p>
          </table:table-cell>
          <table:table-cell office:value-type="float" office:value="21.0908322233175" calcext:value-type="float">
            <text:p>21.0908322233175</text:p>
          </table:table-cell>
          <table:table-cell table:formula="of:=VLOOKUP([.B16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MIGDAŁOWA II"</text:p>
          </table:table-cell>
          <table:table-cell office:value-type="float" office:value="142067" calcext:value-type="float">
            <text:p>142067</text:p>
          </table:table-cell>
          <table:table-cell office:value-type="float" office:value="9512062078" calcext:value-type="float">
            <text:p>9512062078</text:p>
          </table:table-cell>
          <table:table-cell office:value-type="float" office:value="1529519100000" calcext:value-type="float">
            <text:p>1529519100000</text:p>
          </table:table-cell>
          <table:table-cell office:value-type="string" calcext:value-type="string">
            <text:p>MIGDAŁOWA 10, 007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2</text:p>
          </table:table-cell>
          <table:table-cell office:value-type="float" office:value="52.1448733" calcext:value-type="float">
            <text:p>52.1448733</text:p>
          </table:table-cell>
          <table:table-cell office:value-type="float" office:value="21.055113" calcext:value-type="float">
            <text:p>21.055113</text:p>
          </table:table-cell>
          <table:table-cell table:formula="of:=VLOOKUP([.B16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ŁUŻEWIEC"</text:p>
          </table:table-cell>
          <table:table-cell office:value-type="float" office:value="141257" calcext:value-type="float">
            <text:p>141257</text:p>
          </table:table-cell>
          <table:table-cell office:value-type="float" office:value="5211057726" calcext:value-type="float">
            <text:p>5211057726</text:p>
          </table:table-cell>
          <table:table-cell office:value-type="float" office:value="1141571200000" calcext:value-type="float">
            <text:p>1141571200000</text:p>
          </table:table-cell>
          <table:table-cell office:value-type="string" calcext:value-type="string">
            <text:p>BEŁDAN 2</text:p>
          </table:table-cell>
          <table:table-cell office:value-type="string" calcext:value-type="string">
            <text:p>02-6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716205" calcext:value-type="float">
            <text:p>52.1716205</text:p>
          </table:table-cell>
          <table:table-cell office:value-type="float" office:value="21.0106670749416" calcext:value-type="float">
            <text:p>21.0106670749416</text:p>
          </table:table-cell>
          <table:table-cell table:formula="of:=VLOOKUP([.B168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NATOLIN"</text:p>
          </table:table-cell>
          <table:table-cell office:value-type="float" office:value="141038" calcext:value-type="float">
            <text:p>141038</text:p>
          </table:table-cell>
          <table:table-cell office:value-type="float" office:value="5250006644" calcext:value-type="float">
            <text:p>5250006644</text:p>
          </table:table-cell>
          <table:table-cell office:value-type="float" office:value="89073200000" calcext:value-type="float">
            <text:p>89073200000</text:p>
          </table:table-cell>
          <table:table-cell office:value-type="string" calcext:value-type="string">
            <text:p>LANCIEGO 19, 140</text:p>
          </table:table-cell>
          <table:table-cell office:value-type="string" calcext:value-type="string">
            <text:p>02-7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11.2002</text:p>
          </table:table-cell>
          <table:table-cell office:value-type="float" office:value="52.1462988" calcext:value-type="float">
            <text:p>52.1462988</text:p>
          </table:table-cell>
          <table:table-cell office:value-type="float" office:value="21.0555852" calcext:value-type="float">
            <text:p>21.0555852</text:p>
          </table:table-cell>
          <table:table-cell table:formula="of:=VLOOKUP([.B16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EC SIEKIERKI"</text:p>
          </table:table-cell>
          <table:table-cell office:value-type="float" office:value="140985" calcext:value-type="float">
            <text:p>140985</text:p>
          </table:table-cell>
          <table:table-cell office:value-type="float" office:value="5250011355" calcext:value-type="float">
            <text:p>5250011355</text:p>
          </table:table-cell>
          <table:table-cell office:value-type="float" office:value="131328000000" calcext:value-type="float">
            <text:p>131328000000</text:p>
          </table:table-cell>
          <table:table-cell office:value-type="string" calcext:value-type="string">
            <text:p>MELOMANÓW 8</text:p>
          </table:table-cell>
          <table:table-cell office:value-type="string" calcext:value-type="string">
            <text:p>00-7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11.2002</text:p>
          </table:table-cell>
          <table:table-cell office:value-type="float" office:value="52.20687205" calcext:value-type="float">
            <text:p>52.20687205</text:p>
          </table:table-cell>
          <table:table-cell office:value-type="float" office:value="21.0534318138773" calcext:value-type="float">
            <text:p>21.0534318138773</text:p>
          </table:table-cell>
          <table:table-cell table:formula="of:=VLOOKUP([.B17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I ŻOLIBORSKA SPÓŁDZIELNIA MIESZKANIOWA</text:p>
          </table:table-cell>
          <table:table-cell office:value-type="float" office:value="138601" calcext:value-type="float">
            <text:p>138601</text:p>
          </table:table-cell>
          <table:table-cell office:value-type="float" office:value="5251000402" calcext:value-type="float">
            <text:p>5251000402</text:p>
          </table:table-cell>
          <table:table-cell office:value-type="float" office:value="1211962500000" calcext:value-type="float">
            <text:p>1211962500000</text:p>
          </table:table-cell>
          <table:table-cell office:value-type="string" calcext:value-type="string">
            <text:p>KOCHANOWSKIEGO 33A, 55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1.2002</text:p>
          </table:table-cell>
          <table:table-cell office:value-type="float" office:value="52.2679196" calcext:value-type="float">
            <text:p>52.2679196</text:p>
          </table:table-cell>
          <table:table-cell office:value-type="float" office:value="20.9435213339544" calcext:value-type="float">
            <text:p>20.9435213339544</text:p>
          </table:table-cell>
          <table:table-cell table:formula="of:=VLOOKUP([.B171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NAUCZYCIELSKA SPÓŁDZIELNIA BUDOWLANO-MIESZKANIOWA "PRZEDWIOŚNIE"</text:p>
          </table:table-cell>
          <table:table-cell office:value-type="float" office:value="137751" calcext:value-type="float">
            <text:p>137751</text:p>
          </table:table-cell>
          <table:table-cell office:value-type="float" office:value="5250006897" calcext:value-type="float">
            <text:p>5250006897</text:p>
          </table:table-cell>
          <table:table-cell office:value-type="float" office:value="218311100000" calcext:value-type="float">
            <text:p>218311100000</text:p>
          </table:table-cell>
          <table:table-cell office:value-type="string" calcext:value-type="string">
            <text:p>OGÓLNA 1</text:p>
          </table:table-cell>
          <table:table-cell office:value-type="string" calcext:value-type="string">
            <text:p>01-7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1.2002</text:p>
          </table:table-cell>
          <table:table-cell office:value-type="float" office:value="52.27088215" calcext:value-type="float">
            <text:p>52.27088215</text:p>
          </table:table-cell>
          <table:table-cell office:value-type="float" office:value="20.9621149335853" calcext:value-type="float">
            <text:p>20.9621149335853</text:p>
          </table:table-cell>
          <table:table-cell table:formula="of:=VLOOKUP([.B172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UJAZDOWSKA SPÓŁDZIELNIA MIESZKANIOWO-BUDOWLANA</text:p>
          </table:table-cell>
          <table:table-cell office:value-type="float" office:value="132608" calcext:value-type="float">
            <text:p>132608</text:p>
          </table:table-cell>
          <table:table-cell office:value-type="float" office:value="5262213024" calcext:value-type="float">
            <text:p>5262213024</text:p>
          </table:table-cell>
          <table:table-cell office:value-type="float" office:value="1305953000000" calcext:value-type="float">
            <text:p>1305953000000</text:p>
          </table:table-cell>
          <table:table-cell office:value-type="string" calcext:value-type="string">
            <text:p>GÓRNOŚLĄSKA 16</text:p>
          </table:table-cell>
          <table:table-cell office:value-type="string" calcext:value-type="string">
            <text:p>00-4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2</text:p>
          </table:table-cell>
          <table:table-cell office:value-type="float" office:value="52.22476585" calcext:value-type="float">
            <text:p>52.22476585</text:p>
          </table:table-cell>
          <table:table-cell office:value-type="float" office:value="21.0312171813027" calcext:value-type="float">
            <text:p>21.0312171813027</text:p>
          </table:table-cell>
          <table:table-cell table:formula="of:=VLOOKUP([.B17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OFESORÓW I DOCENTÓW POLITECHNIKI WARSZAWSKIEJ</text:p>
          </table:table-cell>
          <table:table-cell office:value-type="float" office:value="136428" calcext:value-type="float">
            <text:p>136428</text:p>
          </table:table-cell>
          <table:table-cell office:value-type="float" office:value="5261053067" calcext:value-type="float">
            <text:p>5261053067</text:p>
          </table:table-cell>
          <table:table-cell office:value-type="float" office:value="49035200000" calcext:value-type="float">
            <text:p>49035200000</text:p>
          </table:table-cell>
          <table:table-cell office:value-type="string" calcext:value-type="string">
            <text:p>UL. FILTROWA 71A</text:p>
          </table:table-cell>
          <table:table-cell office:value-type="string" calcext:value-type="string">
            <text:p>02-0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0.2002</text:p>
          </table:table-cell>
          <table:table-cell office:value-type="float" office:value="52.21894825" calcext:value-type="float">
            <text:p>52.21894825</text:p>
          </table:table-cell>
          <table:table-cell office:value-type="float" office:value="20.9904105584444" calcext:value-type="float">
            <text:p>20.9904105584444</text:p>
          </table:table-cell>
          <table:table-cell table:formula="of:=VLOOKUP([.B17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MIĘDZYZAKŁADOWA SPÓŁDZIELNIA MIESZKANIOWA "BUDOWLANI" W WARSZAWIE</text:p>
          </table:table-cell>
          <table:table-cell office:value-type="float" office:value="135181" calcext:value-type="float">
            <text:p>135181</text:p>
          </table:table-cell>
          <table:table-cell office:value-type="float" office:value="5250006791" calcext:value-type="float">
            <text:p>5250006791</text:p>
          </table:table-cell>
          <table:table-cell office:value-type="float" office:value="109466400000" calcext:value-type="float">
            <text:p>109466400000</text:p>
          </table:table-cell>
          <table:table-cell office:value-type="string" calcext:value-type="string">
            <text:p>KORZONA 111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2</text:p>
          </table:table-cell>
          <table:table-cell office:value-type="float" office:value="52.277032" calcext:value-type="float">
            <text:p>52.277032</text:p>
          </table:table-cell>
          <table:table-cell office:value-type="float" office:value="21.0511958" calcext:value-type="float">
            <text:p>21.0511958</text:p>
          </table:table-cell>
          <table:table-cell table:formula="of:=VLOOKUP([.B17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MIĘDZYZAKŁADOWA PRACOWNICZA SPÓŁDZIELNIA BUDOWLANO-MIESZKANIOWA "SAM-81"</text:p>
          </table:table-cell>
          <table:table-cell office:value-type="float" office:value="134688" calcext:value-type="float">
            <text:p>134688</text:p>
          </table:table-cell>
          <table:table-cell office:value-type="float" office:value="5250006911" calcext:value-type="float">
            <text:p>5250006911</text:p>
          </table:table-cell>
          <table:table-cell office:value-type="float" office:value="92073000000" calcext:value-type="float">
            <text:p>92073000000</text:p>
          </table:table-cell>
          <table:table-cell office:value-type="string" calcext:value-type="string">
            <text:p>ORLA 6B</text:p>
          </table:table-cell>
          <table:table-cell office:value-type="string" calcext:value-type="string">
            <text:p>00-1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0.2002</text:p>
          </table:table-cell>
          <table:table-cell office:value-type="float" office:value="52.2426725" calcext:value-type="float">
            <text:p>52.2426725</text:p>
          </table:table-cell>
          <table:table-cell office:value-type="float" office:value="20.999012" calcext:value-type="float">
            <text:p>20.999012</text:p>
          </table:table-cell>
          <table:table-cell table:formula="of:=VLOOKUP([.B17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MIESZKANIOWA "SOBIESKI"</text:p>
          </table:table-cell>
          <table:table-cell office:value-type="float" office:value="134238" calcext:value-type="float">
            <text:p>134238</text:p>
          </table:table-cell>
          <table:table-cell office:value-type="float" office:value="5211111331" calcext:value-type="float">
            <text:p>5211111331</text:p>
          </table:table-cell>
          <table:table-cell office:value-type="float" office:value="1076118000000" calcext:value-type="float">
            <text:p>1076118000000</text:p>
          </table:table-cell>
          <table:table-cell office:value-type="string" calcext:value-type="string">
            <text:p>SOBIESKIEGO 104</text:p>
          </table:table-cell>
          <table:table-cell office:value-type="string" calcext:value-type="string">
            <text:p>00-7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0.2002</text:p>
          </table:table-cell>
          <table:table-cell office:value-type="float" office:value="52.1986903" calcext:value-type="float">
            <text:p>52.1986903</text:p>
          </table:table-cell>
          <table:table-cell office:value-type="float" office:value="21.038942499713" calcext:value-type="float">
            <text:p>21.038942499713</text:p>
          </table:table-cell>
          <table:table-cell table:formula="of:=VLOOKUP([.B17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PIERWSZA SPÓŁDZIELNIA BUDOWLANO-MIESZKANIOWA ORGANIZACJI INTELIGENCJI POLSKIEJ W WARSZAWIE</text:p>
          </table:table-cell>
          <table:table-cell office:value-type="float" office:value="133293" calcext:value-type="float">
            <text:p>133293</text:p>
          </table:table-cell>
          <table:table-cell office:value-type="float" office:value="5250006377" calcext:value-type="float">
            <text:p>5250006377</text:p>
          </table:table-cell>
          <table:table-cell office:value-type="float" office:value="49056000000" calcext:value-type="float">
            <text:p>49056000000</text:p>
          </table:table-cell>
          <table:table-cell office:value-type="string" calcext:value-type="string">
            <text:p>GRÓJECKA 45, 17 A</text:p>
          </table:table-cell>
          <table:table-cell office:value-type="string" calcext:value-type="string">
            <text:p>02-0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10.2002</text:p>
          </table:table-cell>
          <table:table-cell office:value-type="float" office:value="52.2162042" calcext:value-type="float">
            <text:p>52.2162042</text:p>
          </table:table-cell>
          <table:table-cell office:value-type="float" office:value="20.9819302" calcext:value-type="float">
            <text:p>20.9819302</text:p>
          </table:table-cell>
          <table:table-cell table:formula="of:=VLOOKUP([.B178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DWORKOWA"</text:p>
          </table:table-cell>
          <table:table-cell office:value-type="float" office:value="132915" calcext:value-type="float">
            <text:p>132915</text:p>
          </table:table-cell>
          <table:table-cell office:value-type="float" office:value="5210413389" calcext:value-type="float">
            <text:p>5210413389</text:p>
          </table:table-cell>
          <table:table-cell office:value-type="float" office:value="1204097000000" calcext:value-type="float">
            <text:p>1204097000000</text:p>
          </table:table-cell>
          <table:table-cell office:value-type="string" calcext:value-type="string">
            <text:p>DWORKOWA 2</text:p>
          </table:table-cell>
          <table:table-cell office:value-type="string" calcext:value-type="string">
            <text:p>00-7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0568895" calcext:value-type="float">
            <text:p>52.20568895</text:p>
          </table:table-cell>
          <table:table-cell office:value-type="float" office:value="21.0240430459931" calcext:value-type="float">
            <text:p>21.0240430459931</text:p>
          </table:table-cell>
          <table:table-cell table:formula="of:=VLOOKUP([.B17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UNION PLAZA"</text:p>
          </table:table-cell>
          <table:table-cell office:value-type="float" office:value="132639" calcext:value-type="float">
            <text:p>132639</text:p>
          </table:table-cell>
          <table:table-cell office:value-type="float" office:value="5262178138" calcext:value-type="float">
            <text:p>5262178138</text:p>
          </table:table-cell>
          <table:table-cell office:value-type="float" office:value="132695600000" calcext:value-type="float">
            <text:p>132695600000</text:p>
          </table:table-cell>
          <table:table-cell office:value-type="string" calcext:value-type="string">
            <text:p>BARSKA 28/30</text:p>
          </table:table-cell>
          <table:table-cell office:value-type="string" calcext:value-type="string">
            <text:p>02-31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192949" calcext:value-type="float">
            <text:p>52.2192949</text:p>
          </table:table-cell>
          <table:table-cell office:value-type="float" office:value="20.9770123893727" calcext:value-type="float">
            <text:p>20.9770123893727</text:p>
          </table:table-cell>
          <table:table-cell table:formula="of:=VLOOKUP([.B18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POD JESIONEM"</text:p>
          </table:table-cell>
          <table:table-cell office:value-type="float" office:value="128282" calcext:value-type="float">
            <text:p>128282</text:p>
          </table:table-cell>
          <table:table-cell office:value-type="float" office:value="5251000307" calcext:value-type="float">
            <text:p>5251000307</text:p>
          </table:table-cell>
          <table:table-cell office:value-type="float" office:value="49157000000" calcext:value-type="float">
            <text:p>49157000000</text:p>
          </table:table-cell>
          <table:table-cell office:value-type="string" calcext:value-type="string">
            <text:p>WSPÓLNA 63 B</text:p>
          </table:table-cell>
          <table:table-cell office:value-type="string" calcext:value-type="string">
            <text:p>00-6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9.2002</text:p>
          </table:table-cell>
          <table:table-cell office:value-type="float" office:value="52.2261071" calcext:value-type="float">
            <text:p>52.2261071</text:p>
          </table:table-cell>
          <table:table-cell office:value-type="float" office:value="21.0090602" calcext:value-type="float">
            <text:p>21.0090602</text:p>
          </table:table-cell>
          <table:table-cell table:formula="of:=VLOOKUP([.B18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ĘCZA"</text:p>
          </table:table-cell>
          <table:table-cell office:value-type="float" office:value="132117" calcext:value-type="float">
            <text:p>132117</text:p>
          </table:table-cell>
          <table:table-cell office:value-type="float" office:value="5251459566" calcext:value-type="float">
            <text:p>5251459566</text:p>
          </table:table-cell>
          <table:table-cell office:value-type="float" office:value="138121100000" calcext:value-type="float">
            <text:p>138121100000</text:p>
          </table:table-cell>
          <table:table-cell office:value-type="string" calcext:value-type="string">
            <text:p>1-GO SIERPNIA 36 B</text:p>
          </table:table-cell>
          <table:table-cell office:value-type="string" calcext:value-type="string">
            <text:p>02-13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472" calcext:value-type="float">
            <text:p>52.19472</text:p>
          </table:table-cell>
          <table:table-cell office:value-type="float" office:value="20.968074" calcext:value-type="float">
            <text:p>20.968074</text:p>
          </table:table-cell>
          <table:table-cell table:formula="of:=VLOOKUP([.B182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EPOKA"</text:p>
          </table:table-cell>
          <table:table-cell office:value-type="float" office:value="131744" calcext:value-type="float">
            <text:p>131744</text:p>
          </table:table-cell>
          <table:table-cell office:value-type="float" office:value="5250006408" calcext:value-type="float">
            <text:p>5250006408</text:p>
          </table:table-cell>
          <table:table-cell office:value-type="float" office:value="128261500000" calcext:value-type="float">
            <text:p>128261500000</text:p>
          </table:table-cell>
          <table:table-cell office:value-type="string" calcext:value-type="string">
            <text:p>LIMANOWSKIEGO 11</text:p>
          </table:table-cell>
          <table:table-cell office:value-type="string" calcext:value-type="string">
            <text:p>02-9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9.2002</text:p>
          </table:table-cell>
          <table:table-cell office:value-type="float" office:value="52.1905146" calcext:value-type="float">
            <text:p>52.1905146</text:p>
          </table:table-cell>
          <table:table-cell office:value-type="float" office:value="21.061038" calcext:value-type="float">
            <text:p>21.061038</text:p>
          </table:table-cell>
          <table:table-cell table:formula="of:=VLOOKUP([.B18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MIĘDZYZAKŁADOWE SPÓŁDZIELCZE ZRZESZENIE BUDOWY DOMÓW MIESZKALNYCH "OCHOTA"</text:p>
          </table:table-cell>
          <table:table-cell office:value-type="float" office:value="131429" calcext:value-type="float">
            <text:p>131429</text:p>
          </table:table-cell>
          <table:table-cell office:value-type="float" office:value="5250009967" calcext:value-type="float">
            <text:p>5250009967</text:p>
          </table:table-cell>
          <table:table-cell office:value-type="float" office:value="108626800000" calcext:value-type="float">
            <text:p>108626800000</text:p>
          </table:table-cell>
          <table:table-cell office:value-type="string" calcext:value-type="string">
            <text:p>OPACZEWSKA 43</text:p>
          </table:table-cell>
          <table:table-cell office:value-type="string" calcext:value-type="string">
            <text:p>02-2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9.2002</text:p>
          </table:table-cell>
          <table:table-cell office:value-type="float" office:value="52.2112289" calcext:value-type="float">
            <text:p>52.2112289</text:p>
          </table:table-cell>
          <table:table-cell office:value-type="float" office:value="20.9618779" calcext:value-type="float">
            <text:p>20.9618779</text:p>
          </table:table-cell>
          <table:table-cell table:formula="of:=VLOOKUP([.B18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II ŻOLIBORSKA SPÓŁDZIELNIA MIESZKANIOWA</text:p>
          </table:table-cell>
          <table:table-cell office:value-type="float" office:value="131267" calcext:value-type="float">
            <text:p>131267</text:p>
          </table:table-cell>
          <table:table-cell office:value-type="float" office:value="1180742470" calcext:value-type="float">
            <text:p>1180742470</text:p>
          </table:table-cell>
          <table:table-cell office:value-type="float" office:value="1118513000000" calcext:value-type="float">
            <text:p>1118513000000</text:p>
          </table:table-cell>
          <table:table-cell office:value-type="string" calcext:value-type="string">
            <text:p>UL. MASZEWSKA 20, U1</text:p>
          </table:table-cell>
          <table:table-cell office:value-type="string" calcext:value-type="string">
            <text:p>01-92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9.2002</text:p>
          </table:table-cell>
          <table:table-cell office:value-type="float" office:value="52.27553535" calcext:value-type="float">
            <text:p>52.27553535</text:p>
          </table:table-cell>
          <table:table-cell office:value-type="float" office:value="20.9142328478077" calcext:value-type="float">
            <text:p>20.9142328478077</text:p>
          </table:table-cell>
          <table:table-cell table:formula="of:=VLOOKUP([.B185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KAMIONEK"</text:p>
          </table:table-cell>
          <table:table-cell office:value-type="float" office:value="129866" calcext:value-type="float">
            <text:p>129866</text:p>
          </table:table-cell>
          <table:table-cell office:value-type="float" office:value="1131065466" calcext:value-type="float">
            <text:p>1131065466</text:p>
          </table:table-cell>
          <table:table-cell office:value-type="float" office:value="128824000000" calcext:value-type="float">
            <text:p>128824000000</text:p>
          </table:table-cell>
          <table:table-cell office:value-type="string" calcext:value-type="string">
            <text:p>STANISŁAWA AUGUSTA 75, 29</text:p>
          </table:table-cell>
          <table:table-cell office:value-type="string" calcext:value-type="string">
            <text:p>03-8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9.2002</text:p>
          </table:table-cell>
          <table:table-cell office:value-type="float" office:value="52.2447674" calcext:value-type="float">
            <text:p>52.2447674</text:p>
          </table:table-cell>
          <table:table-cell office:value-type="float" office:value="21.0646525014806" calcext:value-type="float">
            <text:p>21.0646525014806</text:p>
          </table:table-cell>
          <table:table-cell table:formula="of:=VLOOKUP([.B18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PRACOWNIKÓW KULTURY</text:p>
          </table:table-cell>
          <table:table-cell office:value-type="float" office:value="129411" calcext:value-type="float">
            <text:p>129411</text:p>
          </table:table-cell>
          <table:table-cell office:value-type="float" office:value="5250007052" calcext:value-type="float">
            <text:p>5250007052</text:p>
          </table:table-cell>
          <table:table-cell office:value-type="float" office:value="49041200000" calcext:value-type="float">
            <text:p>49041200000</text:p>
          </table:table-cell>
          <table:table-cell office:value-type="string" calcext:value-type="string">
            <text:p>FRANCUSKA 47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2</text:p>
          </table:table-cell>
          <table:table-cell office:value-type="float" office:value="52.2372102" calcext:value-type="float">
            <text:p>52.2372102</text:p>
          </table:table-cell>
          <table:table-cell office:value-type="float" office:value="21.0519862" calcext:value-type="float">
            <text:p>21.0519862</text:p>
          </table:table-cell>
          <table:table-cell table:formula="of:=VLOOKUP([.B18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ŚRÓDMIEŚCIE"</text:p>
          </table:table-cell>
          <table:table-cell office:value-type="float" office:value="125887" calcext:value-type="float">
            <text:p>125887</text:p>
          </table:table-cell>
          <table:table-cell office:value-type="float" office:value="5251000827" calcext:value-type="float">
            <text:p>5251000827</text:p>
          </table:table-cell>
          <table:table-cell office:value-type="float" office:value="49142300000" calcext:value-type="float">
            <text:p>49142300000</text:p>
          </table:table-cell>
          <table:table-cell office:value-type="string" calcext:value-type="string">
            <text:p>TAMKA 31/33A</text:p>
          </table:table-cell>
          <table:table-cell office:value-type="string" calcext:value-type="string">
            <text:p>00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9.2002</text:p>
          </table:table-cell>
          <table:table-cell office:value-type="float" office:value="52.2369317" calcext:value-type="float">
            <text:p>52.2369317</text:p>
          </table:table-cell>
          <table:table-cell office:value-type="float" office:value="21.0246271" calcext:value-type="float">
            <text:p>21.0246271</text:p>
          </table:table-cell>
          <table:table-cell table:formula="of:=VLOOKUP([.B18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TECHNIKA"</text:p>
          </table:table-cell>
          <table:table-cell office:value-type="float" office:value="127982" calcext:value-type="float">
            <text:p>127982</text:p>
          </table:table-cell>
          <table:table-cell office:value-type="float" office:value="5251000589" calcext:value-type="float">
            <text:p>5251000589</text:p>
          </table:table-cell>
          <table:table-cell office:value-type="float" office:value="98195000000" calcext:value-type="float">
            <text:p>98195000000</text:p>
          </table:table-cell>
          <table:table-cell office:value-type="string" calcext:value-type="string">
            <text:p>UROCZYSKO 4 A</text:p>
          </table:table-cell>
          <table:table-cell office:value-type="string" calcext:value-type="string">
            <text:p>03-2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2</text:p>
          </table:table-cell>
          <table:table-cell office:value-type="float" office:value="52.2892639" calcext:value-type="float">
            <text:p>52.2892639</text:p>
          </table:table-cell>
          <table:table-cell office:value-type="float" office:value="21.0572224" calcext:value-type="float">
            <text:p>21.0572224</text:p>
          </table:table-cell>
          <table:table-cell table:formula="of:=VLOOKUP([.B189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ELSAM"</text:p>
          </table:table-cell>
          <table:table-cell office:value-type="float" office:value="128119" calcext:value-type="float">
            <text:p>128119</text:p>
          </table:table-cell>
          <table:table-cell office:value-type="float" office:value="5250011065" calcext:value-type="float">
            <text:p>5250011065</text:p>
          </table:table-cell>
          <table:table-cell office:value-type="float" office:value="88427500000" calcext:value-type="float">
            <text:p>88427500000</text:p>
          </table:table-cell>
          <table:table-cell office:value-type="string" calcext:value-type="string">
            <text:p>UL. BARTYCKA 24</text:p>
          </table:table-cell>
          <table:table-cell office:value-type="string" calcext:value-type="string">
            <text:p>00-7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8.2002</text:p>
          </table:table-cell>
          <table:table-cell office:value-type="float" office:value="52.2125131" calcext:value-type="float">
            <text:p>52.2125131</text:p>
          </table:table-cell>
          <table:table-cell office:value-type="float" office:value="21.0623510979366" calcext:value-type="float">
            <text:p>21.0623510979366</text:p>
          </table:table-cell>
          <table:table-cell table:formula="of:=VLOOKUP([.B19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 - MIESZKANIOWA "SZTUKA"</text:p>
          </table:table-cell>
          <table:table-cell office:value-type="float" office:value="126396" calcext:value-type="float">
            <text:p>126396</text:p>
          </table:table-cell>
          <table:table-cell office:value-type="float" office:value="5251570045" calcext:value-type="float">
            <text:p>5251570045</text:p>
          </table:table-cell>
          <table:table-cell office:value-type="float" office:value="98093200000" calcext:value-type="float">
            <text:p>98093200000</text:p>
          </table:table-cell>
          <table:table-cell office:value-type="string" calcext:value-type="string">
            <text:p>DZIKA 15</text:p>
          </table:table-cell>
          <table:table-cell office:value-type="string" calcext:value-type="string">
            <text:p>00-17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8.2002</text:p>
          </table:table-cell>
          <table:table-cell office:value-type="float" office:value="52.25303175" calcext:value-type="float">
            <text:p>52.25303175</text:p>
          </table:table-cell>
          <table:table-cell office:value-type="float" office:value="20.98603430336" calcext:value-type="float">
            <text:p>20.98603430336</text:p>
          </table:table-cell>
          <table:table-cell table:formula="of:=VLOOKUP([.B19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METRUM</text:p>
          </table:table-cell>
          <table:table-cell office:value-type="float" office:value="126781" calcext:value-type="float">
            <text:p>126781</text:p>
          </table:table-cell>
          <table:table-cell office:value-type="float" office:value="5250013012" calcext:value-type="float">
            <text:p>5250013012</text:p>
          </table:table-cell>
          <table:table-cell office:value-type="float" office:value="621238700000" calcext:value-type="float">
            <text:p>621238700000</text:p>
          </table:table-cell>
          <table:table-cell office:value-type="string" calcext:value-type="string">
            <text:p>WĄWOZOWA 2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1308933" calcext:value-type="float">
            <text:p>52.1308933</text:p>
          </table:table-cell>
          <table:table-cell office:value-type="float" office:value="21.0593037701866" calcext:value-type="float">
            <text:p>21.0593037701866</text:p>
          </table:table-cell>
          <table:table-cell table:formula="of:=VLOOKUP([.B19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ARSZAWSKA SPÓŁDZIELNIA MIESZKANIOWA "RAKOWIEC"</text:p>
          </table:table-cell>
          <table:table-cell office:value-type="float" office:value="126601" calcext:value-type="float">
            <text:p>126601</text:p>
          </table:table-cell>
          <table:table-cell office:value-type="float" office:value="5251000046" calcext:value-type="float">
            <text:p>5251000046</text:p>
          </table:table-cell>
          <table:table-cell office:value-type="float" office:value="1070368500000" calcext:value-type="float">
            <text:p>1070368500000</text:p>
          </table:table-cell>
          <table:table-cell office:value-type="string" calcext:value-type="string">
            <text:p>PRUSZKOWSKA 4 D</text:p>
          </table:table-cell>
          <table:table-cell office:value-type="string" calcext:value-type="string">
            <text:p>02-1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8.2002</text:p>
          </table:table-cell>
          <table:table-cell office:value-type="float" office:value="52.2020309" calcext:value-type="float">
            <text:p>52.2020309</text:p>
          </table:table-cell>
          <table:table-cell office:value-type="float" office:value="20.9811091" calcext:value-type="float">
            <text:p>20.9811091</text:p>
          </table:table-cell>
          <table:table-cell table:formula="of:=VLOOKUP([.B19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MARS"</text:p>
          </table:table-cell>
          <table:table-cell office:value-type="float" office:value="125709" calcext:value-type="float">
            <text:p>125709</text:p>
          </table:table-cell>
          <table:table-cell office:value-type="float" office:value="9520003185" calcext:value-type="float">
            <text:p>9520003185</text:p>
          </table:table-cell>
          <table:table-cell office:value-type="float" office:value="132776600000" calcext:value-type="float">
            <text:p>132776600000</text:p>
          </table:table-cell>
          <table:table-cell office:value-type="string" calcext:value-type="string">
            <text:p>MAŁA 2, 1</text:p>
          </table:table-cell>
          <table:table-cell office:value-type="string" calcext:value-type="string">
            <text:p>03-42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8.2002</text:p>
          </table:table-cell>
          <table:table-cell office:value-type="float" office:value="52.2578697" calcext:value-type="float">
            <text:p>52.2578697</text:p>
          </table:table-cell>
          <table:table-cell office:value-type="float" office:value="21.0365684815615" calcext:value-type="float">
            <text:p>21.0365684815615</text:p>
          </table:table-cell>
          <table:table-cell table:formula="of:=VLOOKUP([.B194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"WSPÓLNY BLOK"</text:p>
          </table:table-cell>
          <table:table-cell office:value-type="float" office:value="114376" calcext:value-type="float">
            <text:p>114376</text:p>
          </table:table-cell>
          <table:table-cell office:value-type="float" office:value="5250006532" calcext:value-type="float">
            <text:p>5250006532</text:p>
          </table:table-cell>
          <table:table-cell office:value-type="float" office:value="49093200000" calcext:value-type="float">
            <text:p>49093200000</text:p>
          </table:table-cell>
          <table:table-cell office:value-type="string" calcext:value-type="string">
            <text:p>NIECAŁA 6</text:p>
          </table:table-cell>
          <table:table-cell office:value-type="string" calcext:value-type="string">
            <text:p>00-0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7.2002</text:p>
          </table:table-cell>
          <table:table-cell office:value-type="float" office:value="52.2427483" calcext:value-type="float">
            <text:p>52.2427483</text:p>
          </table:table-cell>
          <table:table-cell office:value-type="float" office:value="21.0079797358638" calcext:value-type="float">
            <text:p>21.0079797358638</text:p>
          </table:table-cell>
          <table:table-cell table:formula="of:=VLOOKUP([.B19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WOLA</text:p>
          </table:table-cell>
          <table:table-cell office:value-type="float" office:value="122732" calcext:value-type="float">
            <text:p>122732</text:p>
          </table:table-cell>
          <table:table-cell office:value-type="float" office:value="5250006638" calcext:value-type="float">
            <text:p>5250006638</text:p>
          </table:table-cell>
          <table:table-cell office:value-type="float" office:value="81658100000" calcext:value-type="float">
            <text:p>81658100000</text:p>
          </table:table-cell>
          <table:table-cell office:value-type="string" calcext:value-type="string">
            <text:p>POWSTAŃCÓW ŚLĄSKICH 104, 227</text:p>
          </table:table-cell>
          <table:table-cell office:value-type="string" calcext:value-type="string">
            <text:p>01-4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7.2002</text:p>
          </table:table-cell>
          <table:table-cell office:value-type="float" office:value="52.2544867" calcext:value-type="float">
            <text:p>52.2544867</text:p>
          </table:table-cell>
          <table:table-cell office:value-type="float" office:value="20.9182760543693" calcext:value-type="float">
            <text:p>20.9182760543693</text:p>
          </table:table-cell>
          <table:table-cell table:formula="of:=VLOOKUP([.B196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WSPÓLNY DOM"</text:p>
          </table:table-cell>
          <table:table-cell office:value-type="float" office:value="122259" calcext:value-type="float">
            <text:p>122259</text:p>
          </table:table-cell>
          <table:table-cell office:value-type="float" office:value="5251000075" calcext:value-type="float">
            <text:p>5251000075</text:p>
          </table:table-cell>
          <table:table-cell office:value-type="float" office:value="49154100000" calcext:value-type="float">
            <text:p>49154100000</text:p>
          </table:table-cell>
          <table:table-cell office:value-type="string" calcext:value-type="string">
            <text:p>WILLOWA 8/10, 40</text:p>
          </table:table-cell>
          <table:table-cell office:value-type="string" calcext:value-type="string">
            <text:p>00-79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7.2002</text:p>
          </table:table-cell>
          <table:table-cell office:value-type="float" office:value="52.2074533" calcext:value-type="float">
            <text:p>52.2074533</text:p>
          </table:table-cell>
          <table:table-cell office:value-type="float" office:value="21.0237031" calcext:value-type="float">
            <text:p>21.0237031</text:p>
          </table:table-cell>
          <table:table-cell table:formula="of:=VLOOKUP([.B19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MIASTO-OGRÓD-GAJ"</text:p>
          </table:table-cell>
          <table:table-cell office:value-type="float" office:value="121880" calcext:value-type="float">
            <text:p>121880</text:p>
          </table:table-cell>
          <table:table-cell office:value-type="float" office:value="5252261843" calcext:value-type="float">
            <text:p>5252261843</text:p>
          </table:table-cell>
          <table:table-cell office:value-type="float" office:value="1524569000000" calcext:value-type="float">
            <text:p>1524569000000</text:p>
          </table:table-cell>
          <table:table-cell office:value-type="string" calcext:value-type="string">
            <text:p>AL. ALEJE JEROZOLIMSKIE 178</text:p>
          </table:table-cell>
          <table:table-cell office:value-type="string" calcext:value-type="string">
            <text:p>02-4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7.2002</text:p>
          </table:table-cell>
          <table:table-cell office:value-type="float" office:value="52.2029561" calcext:value-type="float">
            <text:p>52.2029561</text:p>
          </table:table-cell>
          <table:table-cell office:value-type="float" office:value="20.9373972791429" calcext:value-type="float">
            <text:p>20.9373972791429</text:p>
          </table:table-cell>
          <table:table-cell table:formula="of:=VLOOKUP([.B198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BUDOWLANO-MIESZKANIOWA PRACOWNIKÓW KONSERWACJI ZABYTKÓW</text:p>
          </table:table-cell>
          <table:table-cell office:value-type="float" office:value="97336" calcext:value-type="float">
            <text:p>97336</text:p>
          </table:table-cell>
          <table:table-cell office:value-type="float" office:value="5251000282" calcext:value-type="float">
            <text:p>5251000282</text:p>
          </table:table-cell>
          <table:table-cell office:value-type="float" office:value="89075500000" calcext:value-type="float">
            <text:p>89075500000</text:p>
          </table:table-cell>
          <table:table-cell office:value-type="string" calcext:value-type="string">
            <text:p>CZERNIAKOWSKA 155</text:p>
          </table:table-cell>
          <table:table-cell office:value-type="string" calcext:value-type="string">
            <text:p>00-4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2</text:p>
          </table:table-cell>
          <table:table-cell office:value-type="float" office:value="52.2147894" calcext:value-type="float">
            <text:p>52.2147894</text:p>
          </table:table-cell>
          <table:table-cell office:value-type="float" office:value="21.0452702" calcext:value-type="float">
            <text:p>21.0452702</text:p>
          </table:table-cell>
          <table:table-cell table:formula="of:=VLOOKUP([.B19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SKARB"</text:p>
          </table:table-cell>
          <table:table-cell office:value-type="float" office:value="115183" calcext:value-type="float">
            <text:p>115183</text:p>
          </table:table-cell>
          <table:table-cell office:value-type="float" office:value="5250007081" calcext:value-type="float">
            <text:p>5250007081</text:p>
          </table:table-cell>
          <table:table-cell office:value-type="float" office:value="49066500000" calcext:value-type="float">
            <text:p>49066500000</text:p>
          </table:table-cell>
          <table:table-cell office:value-type="string" calcext:value-type="string">
            <text:p>KOZIETULSKIEGO 10</text:p>
          </table:table-cell>
          <table:table-cell office:value-type="string" calcext:value-type="string">
            <text:p>01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2</text:p>
          </table:table-cell>
          <table:table-cell office:value-type="float" office:value="52.2653569" calcext:value-type="float">
            <text:p>52.2653569</text:p>
          </table:table-cell>
          <table:table-cell office:value-type="float" office:value="20.9845442316778" calcext:value-type="float">
            <text:p>20.9845442316778</text:p>
          </table:table-cell>
          <table:table-cell table:formula="of:=VLOOKUP([.B200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OGNISKO V"</text:p>
          </table:table-cell>
          <table:table-cell office:value-type="float" office:value="114901" calcext:value-type="float">
            <text:p>114901</text:p>
          </table:table-cell>
          <table:table-cell office:value-type="float" office:value="5251434773" calcext:value-type="float">
            <text:p>5251434773</text:p>
          </table:table-cell>
          <table:table-cell office:value-type="float" office:value="49077700000" calcext:value-type="float">
            <text:p>49077700000</text:p>
          </table:table-cell>
          <table:table-cell office:value-type="string" calcext:value-type="string">
            <text:p>MICKIEWICZA 4-16</text:p>
          </table:table-cell>
          <table:table-cell office:value-type="string" calcext:value-type="string">
            <text:p>01-51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6.2002</text:p>
          </table:table-cell>
          <table:table-cell office:value-type="float" office:value="52.2694101" calcext:value-type="float">
            <text:p>52.2694101</text:p>
          </table:table-cell>
          <table:table-cell office:value-type="float" office:value="20.9860464" calcext:value-type="float">
            <text:p>20.9860464</text:p>
          </table:table-cell>
          <table:table-cell table:formula="of:=VLOOKUP([.B201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RAZEM"</text:p>
          </table:table-cell>
          <table:table-cell office:value-type="float" office:value="119513" calcext:value-type="float">
            <text:p>119513</text:p>
          </table:table-cell>
          <table:table-cell office:value-type="float" office:value="1130396273" calcext:value-type="float">
            <text:p>1130396273</text:p>
          </table:table-cell>
          <table:table-cell office:value-type="float" office:value="1059893000000" calcext:value-type="float">
            <text:p>1059893000000</text:p>
          </table:table-cell>
          <table:table-cell office:value-type="string" calcext:value-type="string">
            <text:p>11 LISTOPADA 10, 52</text:p>
          </table:table-cell>
          <table:table-cell office:value-type="string" calcext:value-type="string">
            <text:p>03-4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6.2002</text:p>
          </table:table-cell>
          <table:table-cell office:value-type="float" office:value="52.2575173" calcext:value-type="float">
            <text:p>52.2575173</text:p>
          </table:table-cell>
          <table:table-cell office:value-type="float" office:value="21.0344146" calcext:value-type="float">
            <text:p>21.0344146</text:p>
          </table:table-cell>
          <table:table-cell table:formula="of:=VLOOKUP([.B202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-MIESZKANIOWA DOMINIUM</text:p>
          </table:table-cell>
          <table:table-cell office:value-type="float" office:value="117882" calcext:value-type="float">
            <text:p>117882</text:p>
          </table:table-cell>
          <table:table-cell office:value-type="float" office:value="5211178631" calcext:value-type="float">
            <text:p>5211178631</text:p>
          </table:table-cell>
          <table:table-cell office:value-type="float" office:value="1142134500000" calcext:value-type="float">
            <text:p>1142134500000</text:p>
          </table:table-cell>
          <table:table-cell office:value-type="string" calcext:value-type="string">
            <text:p>NIEDŹWIEDZIA 8 D</text:p>
          </table:table-cell>
          <table:table-cell office:value-type="string" calcext:value-type="string">
            <text:p>02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6.2002</text:p>
          </table:table-cell>
          <table:table-cell office:value-type="float" office:value="52.17605035" calcext:value-type="float">
            <text:p>52.17605035</text:p>
          </table:table-cell>
          <table:table-cell office:value-type="float" office:value="21.0333737530723" calcext:value-type="float">
            <text:p>21.0333737530723</text:p>
          </table:table-cell>
          <table:table-cell table:formula="of:=VLOOKUP([.B20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WSPÓLNIK"</text:p>
          </table:table-cell>
          <table:table-cell office:value-type="float" office:value="114194" calcext:value-type="float">
            <text:p>114194</text:p>
          </table:table-cell>
          <table:table-cell office:value-type="float" office:value="5251000661" calcext:value-type="float">
            <text:p>5251000661</text:p>
          </table:table-cell>
          <table:table-cell office:value-type="float" office:value="1201989800000" calcext:value-type="float">
            <text:p>1201989800000</text:p>
          </table:table-cell>
          <table:table-cell office:value-type="string" calcext:value-type="string">
            <text:p>KORDECKIEGO 56/58</text:p>
          </table:table-cell>
          <table:table-cell office:value-type="string" calcext:value-type="string">
            <text:p>04-35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5.2002</text:p>
          </table:table-cell>
          <table:table-cell office:value-type="float" office:value="52.2448706" calcext:value-type="float">
            <text:p>52.2448706</text:p>
          </table:table-cell>
          <table:table-cell office:value-type="float" office:value="21.0963779191761" calcext:value-type="float">
            <text:p>21.0963779191761</text:p>
          </table:table-cell>
          <table:table-cell table:formula="of:=VLOOKUP([.B204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AR - MOCZYDŁO" W WARSZAWIE</text:p>
          </table:table-cell>
          <table:table-cell office:value-type="float" office:value="112158" calcext:value-type="float">
            <text:p>112158</text:p>
          </table:table-cell>
          <table:table-cell office:value-type="float" office:value="5250011119" calcext:value-type="float">
            <text:p>5250011119</text:p>
          </table:table-cell>
          <table:table-cell office:value-type="float" office:value="1014397300000" calcext:value-type="float">
            <text:p>1014397300000</text:p>
          </table:table-cell>
          <table:table-cell office:value-type="string" calcext:value-type="string">
            <text:p>MIELCZARSKIEGO 8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5.2002</text:p>
          </table:table-cell>
          <table:table-cell office:value-type="float" office:value="52.12915905" calcext:value-type="float">
            <text:p>52.12915905</text:p>
          </table:table-cell>
          <table:table-cell office:value-type="float" office:value="21.0616764068687" calcext:value-type="float">
            <text:p>21.0616764068687</text:p>
          </table:table-cell>
          <table:table-cell table:formula="of:=VLOOKUP([.B20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FILTROWA"</text:p>
          </table:table-cell>
          <table:table-cell office:value-type="float" office:value="96735" calcext:value-type="float">
            <text:p>96735</text:p>
          </table:table-cell>
          <table:table-cell office:value-type="float" office:value="5250006437" calcext:value-type="float">
            <text:p>5250006437</text:p>
          </table:table-cell>
          <table:table-cell office:value-type="float" office:value="49036900000" calcext:value-type="float">
            <text:p>49036900000</text:p>
          </table:table-cell>
          <table:table-cell office:value-type="string" calcext:value-type="string">
            <text:p>FILTROWA 75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1870335" calcext:value-type="float">
            <text:p>52.21870335</text:p>
          </table:table-cell>
          <table:table-cell office:value-type="float" office:value="20.9889251196421" calcext:value-type="float">
            <text:p>20.9889251196421</text:p>
          </table:table-cell>
          <table:table-cell table:formula="of:=VLOOKUP([.B206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MOKOTOWSKA"</text:p>
          </table:table-cell>
          <table:table-cell office:value-type="float" office:value="82211" calcext:value-type="float">
            <text:p>82211</text:p>
          </table:table-cell>
          <table:table-cell office:value-type="float" office:value="5250006549" calcext:value-type="float">
            <text:p>5250006549</text:p>
          </table:table-cell>
          <table:table-cell office:value-type="float" office:value="49088900000" calcext:value-type="float">
            <text:p>49088900000</text:p>
          </table:table-cell>
          <table:table-cell office:value-type="string" calcext:value-type="string">
            <text:p>MOKOTOWSKA 46, 28</text:p>
          </table:table-cell>
          <table:table-cell office:value-type="string" calcext:value-type="string">
            <text:p>00-5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4.2002</text:p>
          </table:table-cell>
          <table:table-cell office:value-type="float" office:value="52.224668" calcext:value-type="float">
            <text:p>52.224668</text:p>
          </table:table-cell>
          <table:table-cell office:value-type="float" office:value="21.0213882" calcext:value-type="float">
            <text:p>21.0213882</text:p>
          </table:table-cell>
          <table:table-cell table:formula="of:=VLOOKUP([.B207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IEDŹWIADEK"</text:p>
          </table:table-cell>
          <table:table-cell office:value-type="float" office:value="109342" calcext:value-type="float">
            <text:p>109342</text:p>
          </table:table-cell>
          <table:table-cell office:value-type="float" office:value="5250012136" calcext:value-type="float">
            <text:p>5250012136</text:p>
          </table:table-cell>
          <table:table-cell office:value-type="float" office:value="49220400000" calcext:value-type="float">
            <text:p>49220400000</text:p>
          </table:table-cell>
          <table:table-cell office:value-type="string" calcext:value-type="string">
            <text:p>1 MAJA 5, 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4.2002</text:p>
          </table:table-cell>
          <table:table-cell office:value-type="float" office:value="52.2457393" calcext:value-type="float">
            <text:p>52.2457393</text:p>
          </table:table-cell>
          <table:table-cell office:value-type="float" office:value="21.2165275683978" calcext:value-type="float">
            <text:p>21.2165275683978</text:p>
          </table:table-cell>
          <table:table-cell table:formula="of:=VLOOKUP([.B208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MIĘDZYZAKŁADOWA SPÓŁDZIELNIA MIESZKANIOWA "ENERGETYKA"</text:p>
          </table:table-cell>
          <table:table-cell office:value-type="float" office:value="108125" calcext:value-type="float">
            <text:p>108125</text:p>
          </table:table-cell>
          <table:table-cell office:value-type="float" office:value="5250007069" calcext:value-type="float">
            <text:p>5250007069</text:p>
          </table:table-cell>
          <table:table-cell office:value-type="float" office:value="48979700000" calcext:value-type="float">
            <text:p>48979700000</text:p>
          </table:table-cell>
          <table:table-cell office:value-type="string" calcext:value-type="string">
            <text:p>ZWIERZYNIECKA 8A</text:p>
          </table:table-cell>
          <table:table-cell office:value-type="string" calcext:value-type="string">
            <text:p>00-7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4.2002</text:p>
          </table:table-cell>
          <table:table-cell office:value-type="float" office:value="52.2076818" calcext:value-type="float">
            <text:p>52.2076818</text:p>
          </table:table-cell>
          <table:table-cell office:value-type="float" office:value="21.0512779" calcext:value-type="float">
            <text:p>21.0512779</text:p>
          </table:table-cell>
          <table:table-cell table:formula="of:=VLOOKUP([.B20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OTYWACJA"</text:p>
          </table:table-cell>
          <table:table-cell office:value-type="float" office:value="106794" calcext:value-type="float">
            <text:p>106794</text:p>
          </table:table-cell>
          <table:table-cell office:value-type="float" office:value="9511868661" calcext:value-type="float">
            <text:p>9511868661</text:p>
          </table:table-cell>
          <table:table-cell office:value-type="float" office:value="136173400000" calcext:value-type="float">
            <text:p>136173400000</text:p>
          </table:table-cell>
          <table:table-cell office:value-type="string" calcext:value-type="string">
            <text:p>WĄWOZOWA 23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4.2002</text:p>
          </table:table-cell>
          <table:table-cell office:value-type="float" office:value="52.13069655" calcext:value-type="float">
            <text:p>52.13069655</text:p>
          </table:table-cell>
          <table:table-cell office:value-type="float" office:value="21.0625518744591" calcext:value-type="float">
            <text:p>21.0625518744591</text:p>
          </table:table-cell>
          <table:table-cell table:formula="of:=VLOOKUP([.B21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TOIZB"</text:p>
          </table:table-cell>
          <table:table-cell office:value-type="float" office:value="107113" calcext:value-type="float">
            <text:p>107113</text:p>
          </table:table-cell>
          <table:table-cell office:value-type="float" office:value="5250012840" calcext:value-type="float">
            <text:p>5250012840</text:p>
          </table:table-cell>
          <table:table-cell office:value-type="float" office:value="49085000000" calcext:value-type="float">
            <text:p>49085000000</text:p>
          </table:table-cell>
          <table:table-cell office:value-type="string" calcext:value-type="string">
            <text:p>UL. MOKOTOWSKA 28, 111</text:p>
          </table:table-cell>
          <table:table-cell office:value-type="string" calcext:value-type="string">
            <text:p>00-55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5.04.2002</text:p>
          </table:table-cell>
          <table:table-cell office:value-type="float" office:value="52.2224117" calcext:value-type="float">
            <text:p>52.2224117</text:p>
          </table:table-cell>
          <table:table-cell office:value-type="float" office:value="21.0198872" calcext:value-type="float">
            <text:p>21.0198872</text:p>
          </table:table-cell>
          <table:table-cell table:formula="of:=VLOOKUP([.B21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WŁASNOŚCIOWA "PRZESZŁOŚĆ"</text:p>
          </table:table-cell>
          <table:table-cell office:value-type="float" office:value="106408" calcext:value-type="float">
            <text:p>106408</text:p>
          </table:table-cell>
          <table:table-cell office:value-type="float" office:value="5211782404" calcext:value-type="float">
            <text:p>5211782404</text:p>
          </table:table-cell>
          <table:table-cell office:value-type="float" office:value="98536100000" calcext:value-type="float">
            <text:p>98536100000</text:p>
          </table:table-cell>
          <table:table-cell office:value-type="string" calcext:value-type="string">
            <text:p>WIŚNIOWA 15</text:p>
          </table:table-cell>
          <table:table-cell office:value-type="string" calcext:value-type="string">
            <text:p>02-56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4.2002</text:p>
          </table:table-cell>
          <table:table-cell office:value-type="float" office:value="52.2424003" calcext:value-type="float">
            <text:p>52.2424003</text:p>
          </table:table-cell>
          <table:table-cell office:value-type="float" office:value="21.1976613004664" calcext:value-type="float">
            <text:p>21.1976613004664</text:p>
          </table:table-cell>
          <table:table-cell table:formula="of:=VLOOKUP([.B212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- MIESZKANIOWA "RUDA"</text:p>
          </table:table-cell>
          <table:table-cell office:value-type="float" office:value="106260" calcext:value-type="float">
            <text:p>106260</text:p>
          </table:table-cell>
          <table:table-cell office:value-type="float" office:value="5250011898" calcext:value-type="float">
            <text:p>5250011898</text:p>
          </table:table-cell>
          <table:table-cell office:value-type="float" office:value="1212313000000" calcext:value-type="float">
            <text:p>1212313000000</text:p>
          </table:table-cell>
          <table:table-cell office:value-type="string" calcext:value-type="string">
            <text:p>KLAUDYNY 18A</text:p>
          </table:table-cell>
          <table:table-cell office:value-type="string" calcext:value-type="string">
            <text:p>01-6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4.2002</text:p>
          </table:table-cell>
          <table:table-cell office:value-type="float" office:value="52.2812836" calcext:value-type="float">
            <text:p>52.2812836</text:p>
          </table:table-cell>
          <table:table-cell office:value-type="float" office:value="20.9767466" calcext:value-type="float">
            <text:p>20.9767466</text:p>
          </table:table-cell>
          <table:table-cell table:formula="of:=VLOOKUP([.B213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 - MIESZKANIOWA "ZREW"</text:p>
          </table:table-cell>
          <table:table-cell office:value-type="float" office:value="104183" calcext:value-type="float">
            <text:p>104183</text:p>
          </table:table-cell>
          <table:table-cell office:value-type="float" office:value="1180090429" calcext:value-type="float">
            <text:p>1180090429</text:p>
          </table:table-cell>
          <table:table-cell office:value-type="float" office:value="141289700000" calcext:value-type="float">
            <text:p>141289700000</text:p>
          </table:table-cell>
          <table:table-cell office:value-type="string" calcext:value-type="string">
            <text:p>ZGRUPOWANIA AK "ŻMIJA" 2</text:p>
          </table:table-cell>
          <table:table-cell office:value-type="string" calcext:value-type="string">
            <text:p>01-8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4.2002</text:p>
          </table:table-cell>
          <table:table-cell office:value-type="float" office:value="52.2692011" calcext:value-type="float">
            <text:p>52.2692011</text:p>
          </table:table-cell>
          <table:table-cell office:value-type="float" office:value="20.9402133758388" calcext:value-type="float">
            <text:p>20.9402133758388</text:p>
          </table:table-cell>
          <table:table-cell table:formula="of:=VLOOKUP([.B214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BUDOWLANO-MIESZKANIOWA INŻYNIERÓW BYŁEGO MINISTERSTWA KOLEI ŻELAZNYCH W W-WIE</text:p>
          </table:table-cell>
          <table:table-cell office:value-type="float" office:value="102858" calcext:value-type="float">
            <text:p>102858</text:p>
          </table:table-cell>
          <table:table-cell office:value-type="float" office:value="5250007112" calcext:value-type="float">
            <text:p>5250007112</text:p>
          </table:table-cell>
          <table:table-cell office:value-type="float" office:value="49075400000" calcext:value-type="float">
            <text:p>49075400000</text:p>
          </table:table-cell>
          <table:table-cell office:value-type="string" calcext:value-type="string">
            <text:p>MIANOWSKIEGO 15, 30</text:p>
          </table:table-cell>
          <table:table-cell office:value-type="string" calcext:value-type="string">
            <text:p>02-04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4.2002</text:p>
          </table:table-cell>
          <table:table-cell office:value-type="float" office:value="52.2166602" calcext:value-type="float">
            <text:p>52.2166602</text:p>
          </table:table-cell>
          <table:table-cell office:value-type="float" office:value="20.9859478710723" calcext:value-type="float">
            <text:p>20.9859478710723</text:p>
          </table:table-cell>
          <table:table-cell table:formula="of:=VLOOKUP([.B21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ANGORSKA"</text:p>
          </table:table-cell>
          <table:table-cell office:value-type="float" office:value="100309" calcext:value-type="float">
            <text:p>100309</text:p>
          </table:table-cell>
          <table:table-cell office:value-type="float" office:value="5250006839" calcext:value-type="float">
            <text:p>5250006839</text:p>
          </table:table-cell>
          <table:table-cell office:value-type="float" office:value="49050100000" calcext:value-type="float">
            <text:p>49050100000</text:p>
          </table:table-cell>
          <table:table-cell office:value-type="string" calcext:value-type="string">
            <text:p>ANGORSKA 5/9</text:p>
          </table:table-cell>
          <table:table-cell office:value-type="string" calcext:value-type="string">
            <text:p>03-91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03.2002</text:p>
          </table:table-cell>
          <table:table-cell office:value-type="float" office:value="52.238655" calcext:value-type="float">
            <text:p>52.238655</text:p>
          </table:table-cell>
          <table:table-cell office:value-type="float" office:value="21.0592173" calcext:value-type="float">
            <text:p>21.0592173</text:p>
          </table:table-cell>
          <table:table-cell table:formula="of:=VLOOKUP([.B216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SADYBA"</text:p>
          </table:table-cell>
          <table:table-cell office:value-type="float" office:value="99973" calcext:value-type="float">
            <text:p>99973</text:p>
          </table:table-cell>
          <table:table-cell office:value-type="float" office:value="5213051656" calcext:value-type="float">
            <text:p>5213051656</text:p>
          </table:table-cell>
          <table:table-cell office:value-type="float" office:value="49089500000" calcext:value-type="float">
            <text:p>49089500000</text:p>
          </table:table-cell>
          <table:table-cell office:value-type="string" calcext:value-type="string">
            <text:p>POWSIŃSKA 24 C</text:p>
          </table:table-cell>
          <table:table-cell office:value-type="string" calcext:value-type="string">
            <text:p>02-9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3.2002</text:p>
          </table:table-cell>
          <table:table-cell office:value-type="float" office:value="52.18460955" calcext:value-type="float">
            <text:p>52.18460955</text:p>
          </table:table-cell>
          <table:table-cell office:value-type="float" office:value="21.0674415" calcext:value-type="float">
            <text:p>21.0674415</text:p>
          </table:table-cell>
          <table:table-cell table:formula="of:=VLOOKUP([.B217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KOLONIA KASPRZAKA"</text:p>
          </table:table-cell>
          <table:table-cell office:value-type="float" office:value="97338" calcext:value-type="float">
            <text:p>97338</text:p>
          </table:table-cell>
          <table:table-cell office:value-type="float" office:value="5270007121" calcext:value-type="float">
            <text:p>5270007121</text:p>
          </table:table-cell>
          <table:table-cell office:value-type="float" office:value="1053124400000" calcext:value-type="float">
            <text:p>1053124400000</text:p>
          </table:table-cell>
          <table:table-cell office:value-type="string" calcext:value-type="string">
            <text:p>UL. MARCINA KASPRZAKA 7, U16</text:p>
          </table:table-cell>
          <table:table-cell office:value-type="string" calcext:value-type="string">
            <text:p>01-2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2286622" calcext:value-type="float">
            <text:p>52.2286622</text:p>
          </table:table-cell>
          <table:table-cell office:value-type="float" office:value="20.9737089" calcext:value-type="float">
            <text:p>20.9737089</text:p>
          </table:table-cell>
          <table:table-cell table:formula="of:=VLOOKUP([.B21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 MIESZKANIOWA "OSIEDLE AUTORÓW"</text:p>
          </table:table-cell>
          <table:table-cell office:value-type="float" office:value="96909" calcext:value-type="float">
            <text:p>96909</text:p>
          </table:table-cell>
          <table:table-cell office:value-type="float" office:value="5212962999" calcext:value-type="float">
            <text:p>5212962999</text:p>
          </table:table-cell>
          <table:table-cell office:value-type="float" office:value="49040600000" calcext:value-type="float">
            <text:p>49040600000</text:p>
          </table:table-cell>
          <table:table-cell office:value-type="string" calcext:value-type="string">
            <text:p>FITELBERGA 18</text:p>
          </table:table-cell>
          <table:table-cell office:value-type="string" calcext:value-type="string">
            <text:p>02-6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3.2002</text:p>
          </table:table-cell>
          <table:table-cell office:value-type="float" office:value="52.1900743" calcext:value-type="float">
            <text:p>52.1900743</text:p>
          </table:table-cell>
          <table:table-cell office:value-type="float" office:value="20.9919276514725" calcext:value-type="float">
            <text:p>20.9919276514725</text:p>
          </table:table-cell>
          <table:table-cell table:formula="of:=VLOOKUP([.B219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DĘBINA"</text:p>
          </table:table-cell>
          <table:table-cell office:value-type="float" office:value="96502" calcext:value-type="float">
            <text:p>96502</text:p>
          </table:table-cell>
          <table:table-cell office:value-type="float" office:value="5261649541" calcext:value-type="float">
            <text:p>5261649541</text:p>
          </table:table-cell>
          <table:table-cell office:value-type="float" office:value="1079049000000" calcext:value-type="float">
            <text:p>1079049000000</text:p>
          </table:table-cell>
          <table:table-cell office:value-type="string" calcext:value-type="string">
            <text:p>UL. JANA ROSOŁA 40, 7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3.2002</text:p>
          </table:table-cell>
          <table:table-cell office:value-type="float" office:value="52.1414801" calcext:value-type="float">
            <text:p>52.1414801</text:p>
          </table:table-cell>
          <table:table-cell office:value-type="float" office:value="21.0679232912837" calcext:value-type="float">
            <text:p>21.0679232912837</text:p>
          </table:table-cell>
          <table:table-cell table:formula="of:=VLOOKUP([.B22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ROBOTNICZA SPÓŁDZIELNIA MIESZKANIOWA "PRAGA"</text:p>
          </table:table-cell>
          <table:table-cell office:value-type="float" office:value="93107" calcext:value-type="float">
            <text:p>93107</text:p>
          </table:table-cell>
          <table:table-cell office:value-type="float" office:value="5250006466" calcext:value-type="float">
            <text:p>5250006466</text:p>
          </table:table-cell>
          <table:table-cell office:value-type="float" office:value="49178800000" calcext:value-type="float">
            <text:p>49178800000</text:p>
          </table:table-cell>
          <table:table-cell office:value-type="string" calcext:value-type="string">
            <text:p>BIAŁOSTOCKA 11</text:p>
          </table:table-cell>
          <table:table-cell office:value-type="string" calcext:value-type="string">
            <text:p>03-7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2.2002</text:p>
          </table:table-cell>
          <table:table-cell office:value-type="float" office:value="52.2580868" calcext:value-type="float">
            <text:p>52.2580868</text:p>
          </table:table-cell>
          <table:table-cell office:value-type="float" office:value="21.0480759" calcext:value-type="float">
            <text:p>21.0480759</text:p>
          </table:table-cell>
          <table:table-cell table:formula="of:=VLOOKUP([.B221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INWESTYCJI MIESZKANIOWYCH "URSYNÓW"</text:p>
          </table:table-cell>
          <table:table-cell office:value-type="float" office:value="92715" calcext:value-type="float">
            <text:p>92715</text:p>
          </table:table-cell>
          <table:table-cell office:value-type="float" office:value="9511910707" calcext:value-type="float">
            <text:p>9511910707</text:p>
          </table:table-cell>
          <table:table-cell office:value-type="float" office:value="1493557600000" calcext:value-type="float">
            <text:p>1493557600000</text:p>
          </table:table-cell>
          <table:table-cell office:value-type="string" calcext:value-type="string">
            <text:p>W.B. 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table:style-name="ce1" office:value-type="float" office:value="52.1616336" calcext:value-type="float">
            <text:p>52.1616336</text:p>
          </table:table-cell>
          <table:table-cell table:style-name="ce2" office:value-type="float" office:value="21.0369979" calcext:value-type="float">
            <text:p>21.0369979</text:p>
          </table:table-cell>
          <table:table-cell table:formula="of:=VLOOKUP([.B222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WŁASNOŚCIOWA PRZYMIERZE W LIKWIDACJI</text:p>
          </table:table-cell>
          <table:table-cell office:value-type="float" office:value="92686" calcext:value-type="float">
            <text:p>92686</text:p>
          </table:table-cell>
          <table:table-cell office:value-type="float" office:value="1132247206" calcext:value-type="float">
            <text:p>1132247206</text:p>
          </table:table-cell>
          <table:table-cell office:value-type="float" office:value="1628572800000" calcext:value-type="float">
            <text:p>1628572800000</text:p>
          </table:table-cell>
          <table:table-cell office:value-type="string" calcext:value-type="string">
            <text:p>GÓRCZEWSKA 156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2.2002</text:p>
          </table:table-cell>
          <table:table-cell office:value-type="float" office:value="52.24228185" calcext:value-type="float">
            <text:p>52.24228185</text:p>
          </table:table-cell>
          <table:table-cell office:value-type="float" office:value="20.9204427561917" calcext:value-type="float">
            <text:p>20.9204427561917</text:p>
          </table:table-cell>
          <table:table-cell table:formula="of:=VLOOKUP([.B223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WALICOWO"</text:p>
          </table:table-cell>
          <table:table-cell office:value-type="float" office:value="91326" calcext:value-type="float">
            <text:p>91326</text:p>
          </table:table-cell>
          <table:table-cell office:value-type="float" office:value="5250006696" calcext:value-type="float">
            <text:p>5250006696</text:p>
          </table:table-cell>
          <table:table-cell office:value-type="float" office:value="49147500000" calcext:value-type="float">
            <text:p>49147500000</text:p>
          </table:table-cell>
          <table:table-cell office:value-type="string" calcext:value-type="string">
            <text:p>WALICÓW 19, -</text:p>
          </table:table-cell>
          <table:table-cell office:value-type="string" calcext:value-type="string">
            <text:p>00-86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2.2002</text:p>
          </table:table-cell>
          <table:table-cell office:value-type="float" office:value="52.2361737" calcext:value-type="float">
            <text:p>52.2361737</text:p>
          </table:table-cell>
          <table:table-cell office:value-type="float" office:value="20.9913006" calcext:value-type="float">
            <text:p>20.9913006</text:p>
          </table:table-cell>
          <table:table-cell table:formula="of:=VLOOKUP([.B224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O-BUDOWLANA "IMIELIN"</text:p>
          </table:table-cell>
          <table:table-cell office:value-type="float" office:value="85177" calcext:value-type="float">
            <text:p>85177</text:p>
          </table:table-cell>
          <table:table-cell office:value-type="float" office:value="5250011131" calcext:value-type="float">
            <text:p>5250011131</text:p>
          </table:table-cell>
          <table:table-cell office:value-type="float" office:value="1056910000000" calcext:value-type="float">
            <text:p>1056910000000</text:p>
          </table:table-cell>
          <table:table-cell office:value-type="string" calcext:value-type="string">
            <text:p>MALINOWSKIEGO 5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02.2002</text:p>
          </table:table-cell>
          <table:table-cell office:value-type="float" office:value="52.1512567" calcext:value-type="float">
            <text:p>52.1512567</text:p>
          </table:table-cell>
          <table:table-cell office:value-type="float" office:value="21.0375473290161" calcext:value-type="float">
            <text:p>21.0375473290161</text:p>
          </table:table-cell>
          <table:table-cell table:formula="of:=VLOOKUP([.B22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WARDOM"</text:p>
          </table:table-cell>
          <table:table-cell office:value-type="float" office:value="87596" calcext:value-type="float">
            <text:p>87596</text:p>
          </table:table-cell>
          <table:table-cell office:value-type="float" office:value="5250009909" calcext:value-type="float">
            <text:p>5250009909</text:p>
          </table:table-cell>
          <table:table-cell office:value-type="float" office:value="87993700000" calcext:value-type="float">
            <text:p>87993700000</text:p>
          </table:table-cell>
          <table:table-cell office:value-type="string" calcext:value-type="string">
            <text:p>KOCHANOWSKIEGO 49</text:p>
          </table:table-cell>
          <table:table-cell office:value-type="string" calcext:value-type="string">
            <text:p>01-86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2.2002</text:p>
          </table:table-cell>
          <table:table-cell office:value-type="float" office:value="52.27033255" calcext:value-type="float">
            <text:p>52.27033255</text:p>
          </table:table-cell>
          <table:table-cell office:value-type="float" office:value="20.9372999453671" calcext:value-type="float">
            <text:p>20.9372999453671</text:p>
          </table:table-cell>
          <table:table-cell table:formula="of:=VLOOKUP([.B226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RZEMIOSŁO"</text:p>
          </table:table-cell>
          <table:table-cell office:value-type="float" office:value="87027" calcext:value-type="float">
            <text:p>87027</text:p>
          </table:table-cell>
          <table:table-cell office:value-type="float" office:value="5251000224" calcext:value-type="float">
            <text:p>5251000224</text:p>
          </table:table-cell>
          <table:table-cell office:value-type="float" office:value="101496100000" calcext:value-type="float">
            <text:p>101496100000</text:p>
          </table:table-cell>
          <table:table-cell office:value-type="string" calcext:value-type="string">
            <text:p>BIAŁOSTOCKA 24, 116</text:p>
          </table:table-cell>
          <table:table-cell office:value-type="string" calcext:value-type="string">
            <text:p>03-7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1.2002</text:p>
          </table:table-cell>
          <table:table-cell office:value-type="float" office:value="52.2551726" calcext:value-type="float">
            <text:p>52.2551726</text:p>
          </table:table-cell>
          <table:table-cell office:value-type="float" office:value="21.0410122" calcext:value-type="float">
            <text:p>21.0410122</text:p>
          </table:table-cell>
          <table:table-cell table:formula="of:=VLOOKUP([.B227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WARSZAWSKA SPÓŁDZIELNIA MIESZKANIOWA</text:p>
          </table:table-cell>
          <table:table-cell office:value-type="float" office:value="74605" calcext:value-type="float">
            <text:p>74605</text:p>
          </table:table-cell>
          <table:table-cell office:value-type="float" office:value="5250006495" calcext:value-type="float">
            <text:p>5250006495</text:p>
          </table:table-cell>
          <table:table-cell office:value-type="float" office:value="48981100000" calcext:value-type="float">
            <text:p>48981100000</text:p>
          </table:table-cell>
          <table:table-cell office:value-type="string" calcext:value-type="string">
            <text:p>UL. ELBLĄSKA 14</text:p>
          </table:table-cell>
          <table:table-cell office:value-type="string" calcext:value-type="string">
            <text:p>01-7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1.2002</text:p>
          </table:table-cell>
          <table:table-cell office:value-type="float" office:value="52.2661941" calcext:value-type="float">
            <text:p>52.2661941</text:p>
          </table:table-cell>
          <table:table-cell office:value-type="float" office:value="20.9632657411037" calcext:value-type="float">
            <text:p>20.9632657411037</text:p>
          </table:table-cell>
          <table:table-cell table:formula="of:=VLOOKUP([.B228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PIERWSZA NAUCZYCIELSKA SPÓŁDZIELNIA BUDOWLANO-MIESZKANIOWA</text:p>
          </table:table-cell>
          <table:table-cell office:value-type="float" office:value="79632" calcext:value-type="float">
            <text:p>79632</text:p>
          </table:table-cell>
          <table:table-cell office:value-type="float" office:value="5250009944" calcext:value-type="float">
            <text:p>5250009944</text:p>
          </table:table-cell>
          <table:table-cell office:value-type="float" office:value="621253600000" calcext:value-type="float">
            <text:p>621253600000</text:p>
          </table:table-cell>
          <table:table-cell office:value-type="string" calcext:value-type="string">
            <text:p>CIESZKOWSKIEGO 1/3</text:p>
          </table:table-cell>
          <table:table-cell office:value-type="string" calcext:value-type="string">
            <text:p>01-6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1.2002</text:p>
          </table:table-cell>
          <table:table-cell office:value-type="float" office:value="52.2704338" calcext:value-type="float">
            <text:p>52.2704338</text:p>
          </table:table-cell>
          <table:table-cell office:value-type="float" office:value="20.9802287" calcext:value-type="float">
            <text:p>20.9802287</text:p>
          </table:table-cell>
          <table:table-cell table:formula="of:=VLOOKUP([.B229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DOM PRZY UL. MOCHNACKIEGO 4" W WARSZAWIE</text:p>
          </table:table-cell>
          <table:table-cell office:value-type="float" office:value="83515" calcext:value-type="float">
            <text:p>83515</text:p>
          </table:table-cell>
          <table:table-cell office:value-type="float" office:value="5261658149" calcext:value-type="float">
            <text:p>5261658149</text:p>
          </table:table-cell>
          <table:table-cell office:value-type="float" office:value="49083700000" calcext:value-type="float">
            <text:p>49083700000</text:p>
          </table:table-cell>
          <table:table-cell office:value-type="string" calcext:value-type="string">
            <text:p>MOCHNACKIEGO 4, 93</text:p>
          </table:table-cell>
          <table:table-cell office:value-type="string" calcext:value-type="string">
            <text:p>02-0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01.2002</text:p>
          </table:table-cell>
          <table:table-cell office:value-type="float" office:value="52.2178507" calcext:value-type="float">
            <text:p>52.2178507</text:p>
          </table:table-cell>
          <table:table-cell office:value-type="float" office:value="20.9863172" calcext:value-type="float">
            <text:p>20.9863172</text:p>
          </table:table-cell>
          <table:table-cell table:formula="of:=VLOOKUP([.B23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 - MIESZKANIOWA "POLITECHNIKA"</text:p>
          </table:table-cell>
          <table:table-cell office:value-type="float" office:value="81435" calcext:value-type="float">
            <text:p>81435</text:p>
          </table:table-cell>
          <table:table-cell office:value-type="float" office:value="5250011220" calcext:value-type="float">
            <text:p>5250011220</text:p>
          </table:table-cell>
          <table:table-cell office:value-type="float" office:value="87945200000" calcext:value-type="float">
            <text:p>87945200000</text:p>
          </table:table-cell>
          <table:table-cell office:value-type="string" calcext:value-type="string">
            <text:p>ETIUDY REWOLUCYJNEJ 48</text:p>
          </table:table-cell>
          <table:table-cell office:value-type="string" calcext:value-type="string">
            <text:p>02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929603" calcext:value-type="float">
            <text:p>52.1929603</text:p>
          </table:table-cell>
          <table:table-cell office:value-type="float" office:value="20.9912166" calcext:value-type="float">
            <text:p>20.9912166</text:p>
          </table:table-cell>
          <table:table-cell table:formula="of:=VLOOKUP([.B231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 SŁUŻEW NAD DOLINKĄ"</text:p>
          </table:table-cell>
          <table:table-cell office:value-type="float" office:value="79647" calcext:value-type="float">
            <text:p>79647</text:p>
          </table:table-cell>
          <table:table-cell office:value-type="float" office:value="5250011102" calcext:value-type="float">
            <text:p>5250011102</text:p>
          </table:table-cell>
          <table:table-cell office:value-type="float" office:value="1103621600000" calcext:value-type="float">
            <text:p>1103621600000</text:p>
          </table:table-cell>
          <table:table-cell office:value-type="string" calcext:value-type="string">
            <text:p>UL. WOLFGANGA AMADEUSZA MOZARTA 1</text:p>
          </table:table-cell>
          <table:table-cell office:value-type="string" calcext:value-type="string">
            <text:p>02-7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01.2002</text:p>
          </table:table-cell>
          <table:table-cell office:value-type="float" office:value="52.1719656" calcext:value-type="float">
            <text:p>52.1719656</text:p>
          </table:table-cell>
          <table:table-cell office:value-type="float" office:value="21.0325944896687" calcext:value-type="float">
            <text:p>21.0325944896687</text:p>
          </table:table-cell>
          <table:table-cell table:formula="of:=VLOOKUP([.B23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ROBOTNICZA SPÓŁDZIELNIA MIESZKANIOWA "URSUS"</text:p>
          </table:table-cell>
          <table:table-cell office:value-type="float" office:value="65997" calcext:value-type="float">
            <text:p>65997</text:p>
          </table:table-cell>
          <table:table-cell office:value-type="float" office:value="5250006288" calcext:value-type="float">
            <text:p>5250006288</text:p>
          </table:table-cell>
          <table:table-cell office:value-type="float" office:value="49221000000" calcext:value-type="float">
            <text:p>49221000000</text:p>
          </table:table-cell>
          <table:table-cell office:value-type="string" calcext:value-type="string">
            <text:p>SOSNKOWSKIEGO 11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1.2002</text:p>
          </table:table-cell>
          <table:table-cell office:value-type="float" office:value="52.1900062" calcext:value-type="float">
            <text:p>52.1900062</text:p>
          </table:table-cell>
          <table:table-cell office:value-type="float" office:value="20.8887382" calcext:value-type="float">
            <text:p>20.8887382</text:p>
          </table:table-cell>
          <table:table-cell table:formula="of:=VLOOKUP([.B233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PÓŁDZIELNIA MIESZKANIOWO - BUDOWLANA "JARY"</text:p>
          </table:table-cell>
          <table:table-cell office:value-type="float" office:value="79817" calcext:value-type="float">
            <text:p>79817</text:p>
          </table:table-cell>
          <table:table-cell office:value-type="float" office:value="5250011705" calcext:value-type="float">
            <text:p>5250011705</text:p>
          </table:table-cell>
          <table:table-cell office:value-type="float" office:value="1103719600000" calcext:value-type="float">
            <text:p>1103719600000</text:p>
          </table:table-cell>
          <table:table-cell office:value-type="string" calcext:value-type="string">
            <text:p>SUROWIECKIEGO 12</text:p>
          </table:table-cell>
          <table:table-cell office:value-type="string" calcext:value-type="string">
            <text:p>02-7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1.2002</text:p>
          </table:table-cell>
          <table:table-cell office:value-type="float" office:value="52.1580228" calcext:value-type="float">
            <text:p>52.1580228</text:p>
          </table:table-cell>
          <table:table-cell office:value-type="float" office:value="21.0202219" calcext:value-type="float">
            <text:p>21.0202219</text:p>
          </table:table-cell>
          <table:table-cell table:formula="of:=VLOOKUP([.B23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BRÓDNO"</text:p>
          </table:table-cell>
          <table:table-cell office:value-type="float" office:value="78357" calcext:value-type="float">
            <text:p>78357</text:p>
          </table:table-cell>
          <table:table-cell office:value-type="float" office:value="5250006704" calcext:value-type="float">
            <text:p>5250006704</text:p>
          </table:table-cell>
          <table:table-cell office:value-type="float" office:value="77934800000" calcext:value-type="float">
            <text:p>77934800000</text:p>
          </table:table-cell>
          <table:table-cell office:value-type="string" calcext:value-type="string">
            <text:p>KRASNOBRODZKA 11</text:p>
          </table:table-cell>
          <table:table-cell office:value-type="string" calcext:value-type="string">
            <text:p>03-21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3000175" calcext:value-type="float">
            <text:p>52.3000175</text:p>
          </table:table-cell>
          <table:table-cell office:value-type="float" office:value="21.043554" calcext:value-type="float">
            <text:p>21.043554</text:p>
          </table:table-cell>
          <table:table-cell table:formula="of:=VLOOKUP([.B23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DEMBUD"</text:p>
          </table:table-cell>
          <table:table-cell office:value-type="float" office:value="78123" calcext:value-type="float">
            <text:p>78123</text:p>
          </table:table-cell>
          <table:table-cell office:value-type="float" office:value="5271045939" calcext:value-type="float">
            <text:p>5271045939</text:p>
          </table:table-cell>
          <table:table-cell office:value-type="float" office:value="138444500000" calcext:value-type="float">
            <text:p>138444500000</text:p>
          </table:table-cell>
          <table:table-cell office:value-type="string" calcext:value-type="string">
            <text:p>ŻELAZNA 41, 9</text:p>
          </table:table-cell>
          <table:table-cell office:value-type="string" calcext:value-type="string">
            <text:p>00-8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2303606" calcext:value-type="float">
            <text:p>52.2303606</text:p>
          </table:table-cell>
          <table:table-cell office:value-type="float" office:value="20.9931963" calcext:value-type="float">
            <text:p>20.9931963</text:p>
          </table:table-cell>
          <table:table-cell table:formula="of:=VLOOKUP([.B236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MAŁE KABATY"</text:p>
          </table:table-cell>
          <table:table-cell office:value-type="float" office:value="77941" calcext:value-type="float">
            <text:p>77941</text:p>
          </table:table-cell>
          <table:table-cell office:value-type="float" office:value="5261878454" calcext:value-type="float">
            <text:p>5261878454</text:p>
          </table:table-cell>
          <table:table-cell office:value-type="float" office:value="1242066100000" calcext:value-type="float">
            <text:p>1242066100000</text:p>
          </table:table-cell>
          <table:table-cell office:value-type="string" calcext:value-type="string">
            <text:p>STRYJEŃSKICH 10, 123 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1.2002</text:p>
          </table:table-cell>
          <table:table-cell office:value-type="float" office:value="52.1338826" calcext:value-type="float">
            <text:p>52.1338826</text:p>
          </table:table-cell>
          <table:table-cell office:value-type="float" office:value="21.0546517" calcext:value-type="float">
            <text:p>21.0546517</text:p>
          </table:table-cell>
          <table:table-cell table:formula="of:=VLOOKUP([.B23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NICTWA MIESZKANIOWEGO "POŁUDNIOWA"</text:p>
          </table:table-cell>
          <table:table-cell office:value-type="float" office:value="76785" calcext:value-type="float">
            <text:p>76785</text:p>
          </table:table-cell>
          <table:table-cell office:value-type="float" office:value="1131920931" calcext:value-type="float">
            <text:p>1131920931</text:p>
          </table:table-cell>
          <table:table-cell office:value-type="float" office:value="1218319000000" calcext:value-type="float">
            <text:p>1218319000000</text:p>
          </table:table-cell>
          <table:table-cell office:value-type="string" calcext:value-type="string">
            <text:p>WĄWOZOWA 20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2.01.2002</text:p>
          </table:table-cell>
          <table:table-cell office:value-type="float" office:value="52.13158635" calcext:value-type="float">
            <text:p>52.13158635</text:p>
          </table:table-cell>
          <table:table-cell office:value-type="float" office:value="21.0630191177448" calcext:value-type="float">
            <text:p>21.0630191177448</text:p>
          </table:table-cell>
          <table:table-cell table:formula="of:=VLOOKUP([.B23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KLUB DWUSTU"</text:p>
          </table:table-cell>
          <table:table-cell office:value-type="float" office:value="75678" calcext:value-type="float">
            <text:p>75678</text:p>
          </table:table-cell>
          <table:table-cell office:value-type="float" office:value="5250012142" calcext:value-type="float">
            <text:p>5250012142</text:p>
          </table:table-cell>
          <table:table-cell office:value-type="float" office:value="621536800000" calcext:value-type="float">
            <text:p>621536800000</text:p>
          </table:table-cell>
          <table:table-cell office:value-type="string" calcext:value-type="string">
            <text:p>EKOLOGICZNA 22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13069385" calcext:value-type="float">
            <text:p>52.13069385</text:p>
          </table:table-cell>
          <table:table-cell office:value-type="float" office:value="21.0572953369328" calcext:value-type="float">
            <text:p>21.0572953369328</text:p>
          </table:table-cell>
          <table:table-cell table:formula="of:=VLOOKUP([.B239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CENTRUM-WOLA"</text:p>
          </table:table-cell>
          <table:table-cell office:value-type="float" office:value="74655" calcext:value-type="float">
            <text:p>74655</text:p>
          </table:table-cell>
          <table:table-cell office:value-type="float" office:value="5250011496" calcext:value-type="float">
            <text:p>5250011496</text:p>
          </table:table-cell>
          <table:table-cell office:value-type="float" office:value="1155283400000" calcext:value-type="float">
            <text:p>1155283400000</text:p>
          </table:table-cell>
          <table:table-cell office:value-type="string" calcext:value-type="string">
            <text:p>SIEDMIOGRODZKA 11</text:p>
          </table:table-cell>
          <table:table-cell office:value-type="string" calcext:value-type="string">
            <text:p>01-2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2.2001</text:p>
          </table:table-cell>
          <table:table-cell office:value-type="float" office:value="52.2308938" calcext:value-type="float">
            <text:p>52.2308938</text:p>
          </table:table-cell>
          <table:table-cell office:value-type="float" office:value="20.9678925940196" calcext:value-type="float">
            <text:p>20.9678925940196</text:p>
          </table:table-cell>
          <table:table-cell table:formula="of:=VLOOKUP([.B24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WYŻYNY"</text:p>
          </table:table-cell>
          <table:table-cell office:value-type="float" office:value="74918" calcext:value-type="float">
            <text:p>74918</text:p>
          </table:table-cell>
          <table:table-cell office:value-type="float" office:value="9510024814" calcext:value-type="float">
            <text:p>9510024814</text:p>
          </table:table-cell>
          <table:table-cell office:value-type="float" office:value="1047579300000" calcext:value-type="float">
            <text:p>1047579300000</text:p>
          </table:table-cell>
          <table:table-cell office:value-type="string" calcext:value-type="string">
            <text:p>ST. KAZURY 5</text:p>
          </table:table-cell>
          <table:table-cell office:value-type="string" calcext:value-type="string">
            <text:p>02-7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table:style-name="ce1" office:value-type="float" office:value="52.1392835" calcext:value-type="float">
            <text:p>52.1392835</text:p>
          </table:table-cell>
          <table:table-cell table:style-name="ce2" office:value-type="float" office:value="21.0452359674313" calcext:value-type="float">
            <text:p>21.0452359674313</text:p>
          </table:table-cell>
          <table:table-cell table:formula="of:=VLOOKUP([.B24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- WŁASNOŚCIOWA "JEDNOŚĆ"</text:p>
          </table:table-cell>
          <table:table-cell office:value-type="float" office:value="73542" calcext:value-type="float">
            <text:p>73542</text:p>
          </table:table-cell>
          <table:table-cell office:value-type="float" office:value="9521125418" calcext:value-type="float">
            <text:p>9521125418</text:p>
          </table:table-cell>
          <table:table-cell office:value-type="float" office:value="136243200000" calcext:value-type="float">
            <text:p>136243200000</text:p>
          </table:table-cell>
          <table:table-cell office:value-type="string" calcext:value-type="string">
            <text:p>BISKUPIA 48</text:p>
          </table:table-cell>
          <table:table-cell office:value-type="string" calcext:value-type="string">
            <text:p>04-2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413005" calcext:value-type="float">
            <text:p>52.2413005</text:p>
          </table:table-cell>
          <table:table-cell office:value-type="float" office:value="21.1218556" calcext:value-type="float">
            <text:p>21.1218556</text:p>
          </table:table-cell>
          <table:table-cell table:formula="of:=VLOOKUP([.B24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- MIESZKANIOWA "OSIEDLE NA SKARPIE"</text:p>
          </table:table-cell>
          <table:table-cell office:value-type="float" office:value="73485" calcext:value-type="float">
            <text:p>73485</text:p>
          </table:table-cell>
          <table:table-cell office:value-type="float" office:value="5212405709" calcext:value-type="float">
            <text:p>5212405709</text:p>
          </table:table-cell>
          <table:table-cell office:value-type="float" office:value="49006200000" calcext:value-type="float">
            <text:p>49006200000</text:p>
          </table:table-cell>
          <table:table-cell office:value-type="string" calcext:value-type="string">
            <text:p>BELGIJSKA 3</text:p>
          </table:table-cell>
          <table:table-cell office:value-type="string" calcext:value-type="string">
            <text:p>02-51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0276125" calcext:value-type="float">
            <text:p>52.20276125</text:p>
          </table:table-cell>
          <table:table-cell office:value-type="float" office:value="21.0263052743023" calcext:value-type="float">
            <text:p>21.0263052743023</text:p>
          </table:table-cell>
          <table:table-cell table:formula="of:=VLOOKUP([.B243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SZWOLEŻERÓW"</text:p>
          </table:table-cell>
          <table:table-cell office:value-type="float" office:value="73064" calcext:value-type="float">
            <text:p>73064</text:p>
          </table:table-cell>
          <table:table-cell office:value-type="float" office:value="5250011869" calcext:value-type="float">
            <text:p>5250011869</text:p>
          </table:table-cell>
          <table:table-cell office:value-type="float" office:value="1150384700000" calcext:value-type="float">
            <text:p>1150384700000</text:p>
          </table:table-cell>
          <table:table-cell office:value-type="string" calcext:value-type="string">
            <text:p>DRAGONÓW 8</text:p>
          </table:table-cell>
          <table:table-cell office:value-type="string" calcext:value-type="string">
            <text:p>00-4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12.2001</text:p>
          </table:table-cell>
          <table:table-cell office:value-type="float" office:value="52.21826045" calcext:value-type="float">
            <text:p>52.21826045</text:p>
          </table:table-cell>
          <table:table-cell office:value-type="float" office:value="21.0430909485003" calcext:value-type="float">
            <text:p>21.0430909485003</text:p>
          </table:table-cell>
          <table:table-cell table:formula="of:=VLOOKUP([.B244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MAŁA SPÓŁDZIELNIA MIESZKANIOWA "SAMI"</text:p>
          </table:table-cell>
          <table:table-cell office:value-type="float" office:value="71899" calcext:value-type="float">
            <text:p>71899</text:p>
          </table:table-cell>
          <table:table-cell office:value-type="float" office:value="9511871290" calcext:value-type="float">
            <text:p>9511871290</text:p>
          </table:table-cell>
          <table:table-cell office:value-type="float" office:value="1060119200000" calcext:value-type="float">
            <text:p>1060119200000</text:p>
          </table:table-cell>
          <table:table-cell office:value-type="string" calcext:value-type="string">
            <text:p>EKOLOGICZNA 4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1298698" calcext:value-type="float">
            <text:p>52.1298698</text:p>
          </table:table-cell>
          <table:table-cell office:value-type="float" office:value="21.0624921" calcext:value-type="float">
            <text:p>21.0624921</text:p>
          </table:table-cell>
          <table:table-cell table:formula="of:=VLOOKUP([.B245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JELONKI"</text:p>
          </table:table-cell>
          <table:table-cell office:value-type="float" office:value="69548" calcext:value-type="float">
            <text:p>69548</text:p>
          </table:table-cell>
          <table:table-cell office:value-type="float" office:value="5250009950" calcext:value-type="float">
            <text:p>5250009950</text:p>
          </table:table-cell>
          <table:table-cell office:value-type="float" office:value="1104937700000" calcext:value-type="float">
            <text:p>1104937700000</text:p>
          </table:table-cell>
          <table:table-cell office:value-type="string" calcext:value-type="string">
            <text:p>UL. POWSTAŃCÓW ŚLĄSKICH 4A</text:p>
          </table:table-cell>
          <table:table-cell office:value-type="string" calcext:value-type="string">
            <text:p>01-3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2.2001</text:p>
          </table:table-cell>
          <table:table-cell office:value-type="float" office:value="52.2234121" calcext:value-type="float">
            <text:p>52.2234121</text:p>
          </table:table-cell>
          <table:table-cell office:value-type="float" office:value="20.9184815" calcext:value-type="float">
            <text:p>20.9184815</text:p>
          </table:table-cell>
          <table:table-cell table:formula="of:=VLOOKUP([.B246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ATEŃSKA"</text:p>
          </table:table-cell>
          <table:table-cell office:value-type="float" office:value="69923" calcext:value-type="float">
            <text:p>69923</text:p>
          </table:table-cell>
          <table:table-cell office:value-type="float" office:value="1132165537" calcext:value-type="float">
            <text:p>1132165537</text:p>
          </table:table-cell>
          <table:table-cell office:value-type="float" office:value="1607245800000" calcext:value-type="float">
            <text:p>1607245800000</text:p>
          </table:table-cell>
          <table:table-cell office:value-type="string" calcext:value-type="string">
            <text:p>ARABSKA 9</text:p>
          </table:table-cell>
          <table:table-cell office:value-type="string" calcext:value-type="string">
            <text:p>03-9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12.2001</text:p>
          </table:table-cell>
          <table:table-cell office:value-type="float" office:value="52.2223466" calcext:value-type="float">
            <text:p>52.2223466</text:p>
          </table:table-cell>
          <table:table-cell office:value-type="float" office:value="21.070612174822" calcext:value-type="float">
            <text:p>21.070612174822</text:p>
          </table:table-cell>
          <table:table-cell table:formula="of:=VLOOKUP([.B24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WILANÓW"</text:p>
          </table:table-cell>
          <table:table-cell office:value-type="float" office:value="69636" calcext:value-type="float">
            <text:p>69636</text:p>
          </table:table-cell>
          <table:table-cell office:value-type="float" office:value="5211122978" calcext:value-type="float">
            <text:p>5211122978</text:p>
          </table:table-cell>
          <table:table-cell office:value-type="float" office:value="137121800000" calcext:value-type="float">
            <text:p>137121800000</text:p>
          </table:table-cell>
          <table:table-cell office:value-type="string" calcext:value-type="string">
            <text:p>DEMBEGO 14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7.12.2001</text:p>
          </table:table-cell>
          <table:table-cell office:value-type="float" office:value="52.1316286" calcext:value-type="float">
            <text:p>52.1316286</text:p>
          </table:table-cell>
          <table:table-cell office:value-type="float" office:value="21.0742017951556" calcext:value-type="float">
            <text:p>21.0742017951556</text:p>
          </table:table-cell>
          <table:table-cell table:formula="of:=VLOOKUP([.B24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MIESZKANIOWA "PRZY ULICY DOBROWOJA"</text:p>
          </table:table-cell>
          <table:table-cell office:value-type="float" office:value="65904" calcext:value-type="float">
            <text:p>65904</text:p>
          </table:table-cell>
          <table:table-cell office:value-type="float" office:value="1131949403" calcext:value-type="float">
            <text:p>1131949403</text:p>
          </table:table-cell>
          <table:table-cell office:value-type="float" office:value="49024000000" calcext:value-type="float">
            <text:p>49024000000</text:p>
          </table:table-cell>
          <table:table-cell office:value-type="string" calcext:value-type="string">
            <text:p>DOBROWOJA 12</text:p>
          </table:table-cell>
          <table:table-cell office:value-type="string" calcext:value-type="string">
            <text:p>04-00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93455" calcext:value-type="float">
            <text:p>52.24493455</text:p>
          </table:table-cell>
          <table:table-cell office:value-type="float" office:value="21.0795089462183" calcext:value-type="float">
            <text:p>21.0795089462183</text:p>
          </table:table-cell>
          <table:table-cell table:formula="of:=VLOOKUP([.B249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 MIESZKANIOWA "NASZA CHATA"</text:p>
          </table:table-cell>
          <table:table-cell office:value-type="float" office:value="61423" calcext:value-type="float">
            <text:p>61423</text:p>
          </table:table-cell>
          <table:table-cell office:value-type="float" office:value="5250006650" calcext:value-type="float">
            <text:p>5250006650</text:p>
          </table:table-cell>
          <table:table-cell office:value-type="float" office:value="89269400000" calcext:value-type="float">
            <text:p>89269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12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  <table:table-cell table:formula="of:=VLOOKUP([.B250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"IKAR"SPÓŁDZIELNIA MIESZKANIOWA PRACOWNIKÓW SGGW W WARSZAWIE</text:p>
          </table:table-cell>
          <table:table-cell office:value-type="float" office:value="66718" calcext:value-type="float">
            <text:p>66718</text:p>
          </table:table-cell>
          <table:table-cell office:value-type="float" office:value="9511594347" calcext:value-type="float">
            <text:p>9511594347</text:p>
          </table:table-cell>
          <table:table-cell office:value-type="float" office:value="1186455100000" calcext:value-type="float">
            <text:p>1186455100000</text:p>
          </table:table-cell>
          <table:table-cell office:value-type="string" calcext:value-type="string">
            <text:p>PILECKIEGO 107, ADM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1.2001</text:p>
          </table:table-cell>
          <table:table-cell office:value-type="float" office:value="52.14237535" calcext:value-type="float">
            <text:p>52.14237535</text:p>
          </table:table-cell>
          <table:table-cell office:value-type="float" office:value="21.037815834892" calcext:value-type="float">
            <text:p>21.037815834892</text:p>
          </table:table-cell>
          <table:table-cell table:formula="of:=VLOOKUP([.B25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SZAŁAS"</text:p>
          </table:table-cell>
          <table:table-cell office:value-type="float" office:value="62441" calcext:value-type="float">
            <text:p>62441</text:p>
          </table:table-cell>
          <table:table-cell office:value-type="float" office:value="5221894760" calcext:value-type="float">
            <text:p>5221894760</text:p>
          </table:table-cell>
          <table:table-cell office:value-type="float" office:value="140328900000" calcext:value-type="float">
            <text:p>140328900000</text:p>
          </table:table-cell>
          <table:table-cell office:value-type="string" calcext:value-type="string">
            <text:p>CZERWONA DROGA 5, 3 A</text:p>
          </table:table-cell>
          <table:table-cell office:value-type="string" calcext:value-type="string">
            <text:p>02-4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3.11.2001</text:p>
          </table:table-cell>
          <table:table-cell office:value-type="float" office:value="52.2008498" calcext:value-type="float">
            <text:p>52.2008498</text:p>
          </table:table-cell>
          <table:table-cell office:value-type="float" office:value="20.8709317577486" calcext:value-type="float">
            <text:p>20.8709317577486</text:p>
          </table:table-cell>
          <table:table-cell table:formula="of:=VLOOKUP([.B252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PRACOWNICZA SPÓŁDZIELNIA MIESZKANIOWA "IDEALNE MIESZKANIE"</text:p>
          </table:table-cell>
          <table:table-cell office:value-type="float" office:value="63561" calcext:value-type="float">
            <text:p>63561</text:p>
          </table:table-cell>
          <table:table-cell office:value-type="float" office:value="5250009921" calcext:value-type="float">
            <text:p>5250009921</text:p>
          </table:table-cell>
          <table:table-cell office:value-type="float" office:value="87868800000" calcext:value-type="float">
            <text:p>87868800000</text:p>
          </table:table-cell>
          <table:table-cell office:value-type="string" calcext:value-type="string">
            <text:p>POLNEJ RÓŻY 6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12850095" calcext:value-type="float">
            <text:p>52.12850095</text:p>
          </table:table-cell>
          <table:table-cell office:value-type="float" office:value="21.063748868194" calcext:value-type="float">
            <text:p>21.063748868194</text:p>
          </table:table-cell>
          <table:table-cell table:formula="of:=VLOOKUP([.B25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PRACOWNIKÓW KOMUNIKACJI</text:p>
          </table:table-cell>
          <table:table-cell office:value-type="float" office:value="59564" calcext:value-type="float">
            <text:p>59564</text:p>
          </table:table-cell>
          <table:table-cell office:value-type="float" office:value="5250006621" calcext:value-type="float">
            <text:p>5250006621</text:p>
          </table:table-cell>
          <table:table-cell office:value-type="float" office:value="49146900000" calcext:value-type="float">
            <text:p>49146900000</text:p>
          </table:table-cell>
          <table:table-cell office:value-type="string" calcext:value-type="string">
            <text:p>UNIWERSYTECKA 1</text:p>
          </table:table-cell>
          <table:table-cell office:value-type="string" calcext:value-type="string">
            <text:p>02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1.2001</text:p>
          </table:table-cell>
          <table:table-cell office:value-type="float" office:value="52.2168302" calcext:value-type="float">
            <text:p>52.2168302</text:p>
          </table:table-cell>
          <table:table-cell office:value-type="float" office:value="20.9872096" calcext:value-type="float">
            <text:p>20.9872096</text:p>
          </table:table-cell>
          <table:table-cell table:formula="of:=VLOOKUP([.B25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BUDOWISKO"</text:p>
          </table:table-cell>
          <table:table-cell office:value-type="float" office:value="63956" calcext:value-type="float">
            <text:p>63956</text:p>
          </table:table-cell>
          <table:table-cell office:value-type="float" office:value="5220211150" calcext:value-type="float">
            <text:p>5220211150</text:p>
          </table:table-cell>
          <table:table-cell office:value-type="float" office:value="49064200000" calcext:value-type="float">
            <text:p>49064200000</text:p>
          </table:table-cell>
          <table:table-cell office:value-type="string" calcext:value-type="string">
            <text:p>KALISKA 17</text:p>
          </table:table-cell>
          <table:table-cell office:value-type="string" calcext:value-type="string">
            <text:p>02-31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1.11.2001</text:p>
          </table:table-cell>
          <table:table-cell office:value-type="float" office:value="52.2206907" calcext:value-type="float">
            <text:p>52.2206907</text:p>
          </table:table-cell>
          <table:table-cell office:value-type="float" office:value="20.9806832" calcext:value-type="float">
            <text:p>20.9806832</text:p>
          </table:table-cell>
          <table:table-cell table:formula="of:=VLOOKUP([.B25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"TARGOWA"</text:p>
          </table:table-cell>
          <table:table-cell office:value-type="float" office:value="57287" calcext:value-type="float">
            <text:p>57287</text:p>
          </table:table-cell>
          <table:table-cell office:value-type="float" office:value="5250010628" calcext:value-type="float">
            <text:p>5250010628</text:p>
          </table:table-cell>
          <table:table-cell office:value-type="float" office:value="623284600000" calcext:value-type="float">
            <text:p>623284600000</text:p>
          </table:table-cell>
          <table:table-cell office:value-type="string" calcext:value-type="string">
            <text:p>TARGOWA 26/30</text:p>
          </table:table-cell>
          <table:table-cell office:value-type="string" calcext:value-type="string">
            <text:p>03-7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11.2001</text:p>
          </table:table-cell>
          <table:table-cell office:value-type="float" office:value="52.2504179" calcext:value-type="float">
            <text:p>52.2504179</text:p>
          </table:table-cell>
          <table:table-cell office:value-type="float" office:value="21.0428071705618" calcext:value-type="float">
            <text:p>21.0428071705618</text:p>
          </table:table-cell>
          <table:table-cell table:formula="of:=VLOOKUP([.B256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MIESZKANIOWA " ASTER - BUD"</text:p>
          </table:table-cell>
          <table:table-cell office:value-type="float" office:value="51619" calcext:value-type="float">
            <text:p>51619</text:p>
          </table:table-cell>
          <table:table-cell office:value-type="float" office:value="5251000193" calcext:value-type="float">
            <text:p>5251000193</text:p>
          </table:table-cell>
          <table:table-cell office:value-type="float" office:value="1077573300000" calcext:value-type="float">
            <text:p>1077573300000</text:p>
          </table:table-cell>
          <table:table-cell office:value-type="string" calcext:value-type="string">
            <text:p>GÓRCZEWSKA 208</text:p>
          </table:table-cell>
          <table:table-cell office:value-type="string" calcext:value-type="string">
            <text:p>01-46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1.2001</text:p>
          </table:table-cell>
          <table:table-cell office:value-type="float" office:value="52.23950545" calcext:value-type="float">
            <text:p>52.23950545</text:p>
          </table:table-cell>
          <table:table-cell office:value-type="float" office:value="20.9102096265756" calcext:value-type="float">
            <text:p>20.9102096265756</text:p>
          </table:table-cell>
          <table:table-cell table:formula="of:=VLOOKUP([.B257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BUDOWLANO-MIESZKANIOWA "NOWY ŚWIAT"</text:p>
          </table:table-cell>
          <table:table-cell office:value-type="float" office:value="60947" calcext:value-type="float">
            <text:p>60947</text:p>
          </table:table-cell>
          <table:table-cell office:value-type="float" office:value="5250012604" calcext:value-type="float">
            <text:p>5250012604</text:p>
          </table:table-cell>
          <table:table-cell office:value-type="float" office:value="49095500000" calcext:value-type="float">
            <text:p>49095500000</text:p>
          </table:table-cell>
          <table:table-cell office:value-type="string" calcext:value-type="string">
            <text:p>NOWY ŚWIAT 30, 13</text:p>
          </table:table-cell>
          <table:table-cell office:value-type="string" calcext:value-type="string">
            <text:p>00-37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332604" calcext:value-type="float">
            <text:p>52.2332604</text:p>
          </table:table-cell>
          <table:table-cell office:value-type="float" office:value="21.0196814" calcext:value-type="float">
            <text:p>21.0196814</text:p>
          </table:table-cell>
          <table:table-cell table:formula="of:=VLOOKUP([.B25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NICTWA MIESZKANIOWEGO "PERSPEKTYWA" W WARSZAWIE</text:p>
          </table:table-cell>
          <table:table-cell office:value-type="float" office:value="60686" calcext:value-type="float">
            <text:p>60686</text:p>
          </table:table-cell>
          <table:table-cell office:value-type="float" office:value="5261057711" calcext:value-type="float">
            <text:p>5261057711</text:p>
          </table:table-cell>
          <table:table-cell office:value-type="float" office:value="103786700000" calcext:value-type="float">
            <text:p>103786700000</text:p>
          </table:table-cell>
          <table:table-cell office:value-type="string" calcext:value-type="string">
            <text:p>OKRZEI 34</text:p>
          </table:table-cell>
          <table:table-cell office:value-type="string" calcext:value-type="string">
            <text:p>03-7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11.2001</text:p>
          </table:table-cell>
          <table:table-cell office:value-type="float" office:value="52.2517069" calcext:value-type="float">
            <text:p>52.2517069</text:p>
          </table:table-cell>
          <table:table-cell office:value-type="float" office:value="21.0368165136293" calcext:value-type="float">
            <text:p>21.0368165136293</text:p>
          </table:table-cell>
          <table:table-cell table:formula="of:=VLOOKUP([.B259];[$Sheet2.A$1:.B$1048576];2;0)" office:value-type="string" office:string-value="Praga-Północ" calcext:value-type="string">
            <text:p>Praga-Północ</text:p>
          </table:table-cell>
        </table:table-row>
        <table:table-row table:style-name="ro1">
          <table:table-cell office:value-type="string" calcext:value-type="string">
            <text:p>SPÓŁDZIELNIA BUDOWLANO MIESZKANIOWA "TWÓJ DOM"</text:p>
          </table:table-cell>
          <table:table-cell office:value-type="float" office:value="61605" calcext:value-type="float">
            <text:p>61605</text:p>
          </table:table-cell>
          <table:table-cell office:value-type="float" office:value="5251000767" calcext:value-type="float">
            <text:p>5251000767</text:p>
          </table:table-cell>
          <table:table-cell office:value-type="float" office:value="1045574400000" calcext:value-type="float">
            <text:p>1045574400000</text:p>
          </table:table-cell>
          <table:table-cell office:value-type="string" calcext:value-type="string">
            <text:p>OSOWSKA 27</text:p>
          </table:table-cell>
          <table:table-cell office:value-type="string" calcext:value-type="string">
            <text:p>04-30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440889" calcext:value-type="float">
            <text:p>52.2440889</text:p>
          </table:table-cell>
          <table:table-cell office:value-type="float" office:value="21.1072624292219" calcext:value-type="float">
            <text:p>21.1072624292219</text:p>
          </table:table-cell>
          <table:table-cell table:formula="of:=VLOOKUP([.B260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BUDOWLANO-MIESZKANIOWA "SKARPA"</text:p>
          </table:table-cell>
          <table:table-cell office:value-type="float" office:value="61337" calcext:value-type="float">
            <text:p>61337</text:p>
          </table:table-cell>
          <table:table-cell office:value-type="float" office:value="5250012685" calcext:value-type="float">
            <text:p>5250012685</text:p>
          </table:table-cell>
          <table:table-cell office:value-type="float" office:value="1251617700000" calcext:value-type="float">
            <text:p>1251617700000</text:p>
          </table:table-cell>
          <table:table-cell office:value-type="string" calcext:value-type="string">
            <text:p>SMOLNA 8, 142</text:p>
          </table:table-cell>
          <table:table-cell office:value-type="string" calcext:value-type="string">
            <text:p>00-37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11.2001</text:p>
          </table:table-cell>
          <table:table-cell office:value-type="float" office:value="52.2337183" calcext:value-type="float">
            <text:p>52.2337183</text:p>
          </table:table-cell>
          <table:table-cell office:value-type="float" office:value="21.0252310331694" calcext:value-type="float">
            <text:p>21.0252310331694</text:p>
          </table:table-cell>
          <table:table-cell table:formula="of:=VLOOKUP([.B26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OSIEDLE ARTYSTÓW PLASTYKÓW"</text:p>
          </table:table-cell>
          <table:table-cell office:value-type="float" office:value="60624" calcext:value-type="float">
            <text:p>60624</text:p>
          </table:table-cell>
          <table:table-cell office:value-type="float" office:value="5250011958" calcext:value-type="float">
            <text:p>5250011958</text:p>
          </table:table-cell>
          <table:table-cell office:value-type="float" office:value="49039800000" calcext:value-type="float">
            <text:p>49039800000</text:p>
          </table:table-cell>
          <table:table-cell office:value-type="string" calcext:value-type="string">
            <text:p>FILTROWA 83</text:p>
          </table:table-cell>
          <table:table-cell office:value-type="string" calcext:value-type="string">
            <text:p>02-0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11.2001</text:p>
          </table:table-cell>
          <table:table-cell office:value-type="float" office:value="52.21897" calcext:value-type="float">
            <text:p>52.21897</text:p>
          </table:table-cell>
          <table:table-cell office:value-type="float" office:value="20.9860449" calcext:value-type="float">
            <text:p>20.9860449</text:p>
          </table:table-cell>
          <table:table-cell table:formula="of:=VLOOKUP([.B26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WZGÓRZE"</text:p>
          </table:table-cell>
          <table:table-cell office:value-type="float" office:value="57121" calcext:value-type="float">
            <text:p>57121</text:p>
          </table:table-cell>
          <table:table-cell office:value-type="float" office:value="5272029115" calcext:value-type="float">
            <text:p>5272029115</text:p>
          </table:table-cell>
          <table:table-cell office:value-type="float" office:value="49162400000" calcext:value-type="float">
            <text:p>49162400000</text:p>
          </table:table-cell>
          <table:table-cell office:value-type="string" calcext:value-type="string">
            <text:p>ZŁOTA 77</text:p>
          </table:table-cell>
          <table:table-cell office:value-type="string" calcext:value-type="string">
            <text:p>00-8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11.2001</text:p>
          </table:table-cell>
          <table:table-cell office:value-type="float" office:value="52.22890055" calcext:value-type="float">
            <text:p>52.22890055</text:p>
          </table:table-cell>
          <table:table-cell office:value-type="float" office:value="20.9958813388101" calcext:value-type="float">
            <text:p>20.9958813388101</text:p>
          </table:table-cell>
          <table:table-cell table:formula="of:=VLOOKUP([.B263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OŚWIATA-OCHOTA"</text:p>
          </table:table-cell>
          <table:table-cell office:value-type="float" office:value="58783" calcext:value-type="float">
            <text:p>58783</text:p>
          </table:table-cell>
          <table:table-cell office:value-type="float" office:value="5251000804" calcext:value-type="float">
            <text:p>5251000804</text:p>
          </table:table-cell>
          <table:table-cell office:value-type="float" office:value="140829800000" calcext:value-type="float">
            <text:p>140829800000</text:p>
          </table:table-cell>
          <table:table-cell office:value-type="string" calcext:value-type="string">
            <text:p>K.BOHDANOWICZA 7</text:p>
          </table:table-cell>
          <table:table-cell office:value-type="string" calcext:value-type="string">
            <text:p>02-1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11.2001</text:p>
          </table:table-cell>
          <table:table-cell table:style-name="ce1" office:value-type="float" office:value="52.1996046" calcext:value-type="float">
            <text:p>52.1996046</text:p>
          </table:table-cell>
          <table:table-cell table:style-name="ce2" office:value-type="float" office:value="20.977029677652" calcext:value-type="float">
            <text:p>20.977029677652</text:p>
          </table:table-cell>
          <table:table-cell table:formula="of:=VLOOKUP([.B264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KOŁO"</text:p>
          </table:table-cell>
          <table:table-cell office:value-type="float" office:value="56304" calcext:value-type="float">
            <text:p>56304</text:p>
          </table:table-cell>
          <table:table-cell office:value-type="float" office:value="5250011013" calcext:value-type="float">
            <text:p>5250011013</text:p>
          </table:table-cell>
          <table:table-cell office:value-type="float" office:value="1105851900000" calcext:value-type="float">
            <text:p>1105851900000</text:p>
          </table:table-cell>
          <table:table-cell office:value-type="string" calcext:value-type="string">
            <text:p>UL. ERAZMA CIOŁKA 17</text:p>
          </table:table-cell>
          <table:table-cell office:value-type="string" calcext:value-type="string">
            <text:p>01-44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10.2001</text:p>
          </table:table-cell>
          <table:table-cell office:value-type="float" office:value="52.24315375" calcext:value-type="float">
            <text:p>52.24315375</text:p>
          </table:table-cell>
          <table:table-cell office:value-type="float" office:value="20.9440199564856" calcext:value-type="float">
            <text:p>20.9440199564856</text:p>
          </table:table-cell>
          <table:table-cell table:formula="of:=VLOOKUP([.B265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O - BUDOWLANA "OSIEDLE KABATY"</text:p>
          </table:table-cell>
          <table:table-cell office:value-type="float" office:value="56262" calcext:value-type="float">
            <text:p>56262</text:p>
          </table:table-cell>
          <table:table-cell office:value-type="float" office:value="5251000112" calcext:value-type="float">
            <text:p>5251000112</text:p>
          </table:table-cell>
          <table:table-cell office:value-type="float" office:value="1071210600000" calcext:value-type="float">
            <text:p>1071210600000</text:p>
          </table:table-cell>
          <table:table-cell office:value-type="string" calcext:value-type="string">
            <text:p>BRONIKOWSKIEGO 9</text:p>
          </table:table-cell>
          <table:table-cell office:value-type="string" calcext:value-type="string">
            <text:p>02-79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10.2001</text:p>
          </table:table-cell>
          <table:table-cell office:value-type="float" office:value="52.1333202" calcext:value-type="float">
            <text:p>52.1333202</text:p>
          </table:table-cell>
          <table:table-cell office:value-type="float" office:value="21.0691466846284" calcext:value-type="float">
            <text:p>21.0691466846284</text:p>
          </table:table-cell>
          <table:table-cell table:formula="of:=VLOOKUP([.B26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 - MIESZKANIOWA " BASZTA"</text:p>
          </table:table-cell>
          <table:table-cell office:value-type="float" office:value="56744" calcext:value-type="float">
            <text:p>56744</text:p>
          </table:table-cell>
          <table:table-cell office:value-type="float" office:value="5261722901" calcext:value-type="float">
            <text:p>5261722901</text:p>
          </table:table-cell>
          <table:table-cell office:value-type="float" office:value="1250340100000" calcext:value-type="float">
            <text:p>1250340100000</text:p>
          </table:table-cell>
          <table:table-cell office:value-type="string" calcext:value-type="string">
            <text:p>GAWOTA 6, 17</text:p>
          </table:table-cell>
          <table:table-cell office:value-type="string" calcext:value-type="string">
            <text:p>02-8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13813" calcext:value-type="float">
            <text:p>52.13813</text:p>
          </table:table-cell>
          <table:table-cell office:value-type="float" office:value="21.0134344665605" calcext:value-type="float">
            <text:p>21.0134344665605</text:p>
          </table:table-cell>
          <table:table-cell table:formula="of:=VLOOKUP([.B26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ŁASNOŚCIOWA SPÓŁDZIELNIA MIESZKANIOWA "WSPÓLNY DACH"</text:p>
          </table:table-cell>
          <table:table-cell office:value-type="float" office:value="55359" calcext:value-type="float">
            <text:p>55359</text:p>
          </table:table-cell>
          <table:table-cell office:value-type="float" office:value="5250006472" calcext:value-type="float">
            <text:p>5250006472</text:p>
          </table:table-cell>
          <table:table-cell office:value-type="float" office:value="49042900000" calcext:value-type="float">
            <text:p>49042900000</text:p>
          </table:table-cell>
          <table:table-cell office:value-type="string" calcext:value-type="string">
            <text:p>FRANCUSKA 52, 2</text:p>
          </table:table-cell>
          <table:table-cell office:value-type="string" calcext:value-type="string">
            <text:p>03-90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10.2001</text:p>
          </table:table-cell>
          <table:table-cell office:value-type="float" office:value="52.23718645" calcext:value-type="float">
            <text:p>52.23718645</text:p>
          </table:table-cell>
          <table:table-cell office:value-type="float" office:value="21.0527226923532" calcext:value-type="float">
            <text:p>21.0527226923532</text:p>
          </table:table-cell>
          <table:table-cell table:formula="of:=VLOOKUP([.B268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STAWKI"</text:p>
          </table:table-cell>
          <table:table-cell office:value-type="float" office:value="55749" calcext:value-type="float">
            <text:p>55749</text:p>
          </table:table-cell>
          <table:table-cell office:value-type="float" office:value="5250011817" calcext:value-type="float">
            <text:p>5250011817</text:p>
          </table:table-cell>
          <table:table-cell office:value-type="float" office:value="623700000000" calcext:value-type="float">
            <text:p>623700000000</text:p>
          </table:table-cell>
          <table:table-cell office:value-type="string" calcext:value-type="string">
            <text:p>DZIKA 4</text:p>
          </table:table-cell>
          <table:table-cell office:value-type="string" calcext:value-type="string">
            <text:p>00-19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53133" calcext:value-type="float">
            <text:p>52.253133</text:p>
          </table:table-cell>
          <table:table-cell office:value-type="float" office:value="20.9883807" calcext:value-type="float">
            <text:p>20.9883807</text:p>
          </table:table-cell>
          <table:table-cell table:formula="of:=VLOOKUP([.B26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PRACOWNICZA SPÓŁDZIELNIA BUDOWLANO-MIESZKANIOWA PAN "AKADEMIA"</text:p>
          </table:table-cell>
          <table:table-cell office:value-type="float" office:value="55027" calcext:value-type="float">
            <text:p>55027</text:p>
          </table:table-cell>
          <table:table-cell office:value-type="float" office:value="5250010054" calcext:value-type="float">
            <text:p>5250010054</text:p>
          </table:table-cell>
          <table:table-cell office:value-type="float" office:value="96065100000" calcext:value-type="float">
            <text:p>96065100000</text:p>
          </table:table-cell>
          <table:table-cell office:value-type="string" calcext:value-type="string">
            <text:p>UL. JANA SZYMCZAKA 3</text:p>
          </table:table-cell>
          <table:table-cell office:value-type="string" calcext:value-type="string">
            <text:p>01-22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10.2001</text:p>
          </table:table-cell>
          <table:table-cell office:value-type="float" office:value="52.22878585" calcext:value-type="float">
            <text:p>52.22878585</text:p>
          </table:table-cell>
          <table:table-cell office:value-type="float" office:value="20.9611125409372" calcext:value-type="float">
            <text:p>20.9611125409372</text:p>
          </table:table-cell>
          <table:table-cell table:formula="of:=VLOOKUP([.B270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MIŚ"</text:p>
          </table:table-cell>
          <table:table-cell office:value-type="float" office:value="53555" calcext:value-type="float">
            <text:p>53555</text:p>
          </table:table-cell>
          <table:table-cell office:value-type="float" office:value="5250006584" calcext:value-type="float">
            <text:p>5250006584</text:p>
          </table:table-cell>
          <table:table-cell office:value-type="float" office:value="205313000000" calcext:value-type="float">
            <text:p>205313000000</text:p>
          </table:table-cell>
          <table:table-cell office:value-type="string" calcext:value-type="string">
            <text:p>WARSZAWSKA 15, 162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6.10.2001</text:p>
          </table:table-cell>
          <table:table-cell office:value-type="float" office:value="52.19790365" calcext:value-type="float">
            <text:p>52.19790365</text:p>
          </table:table-cell>
          <table:table-cell office:value-type="float" office:value="20.8728540331104" calcext:value-type="float">
            <text:p>20.8728540331104</text:p>
          </table:table-cell>
          <table:table-cell table:formula="of:=VLOOKUP([.B271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STOŁECZNA SPÓŁDZIELNIA MIESZKANIOWA PRACOWNIKÓW SŁUŻBY ZDROWIA "ESKULAP"</text:p>
          </table:table-cell>
          <table:table-cell office:value-type="float" office:value="47740" calcext:value-type="float">
            <text:p>47740</text:p>
          </table:table-cell>
          <table:table-cell office:value-type="float" office:value="5250006302" calcext:value-type="float">
            <text:p>5250006302</text:p>
          </table:table-cell>
          <table:table-cell office:value-type="float" office:value="107090700000" calcext:value-type="float">
            <text:p>107090700000</text:p>
          </table:table-cell>
          <table:table-cell office:value-type="string" calcext:value-type="string">
            <text:p>SOKOŁOWSKA 24 / 26</text:p>
          </table:table-cell>
          <table:table-cell office:value-type="string" calcext:value-type="string">
            <text:p>01-14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10.2001</text:p>
          </table:table-cell>
          <table:table-cell office:value-type="float" office:value="52.23882595" calcext:value-type="float">
            <text:p>52.23882595</text:p>
          </table:table-cell>
          <table:table-cell office:value-type="float" office:value="20.9595184633848" calcext:value-type="float">
            <text:p>20.9595184633848</text:p>
          </table:table-cell>
          <table:table-cell table:formula="of:=VLOOKUP([.B272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DOM</text:p>
          </table:table-cell>
          <table:table-cell office:value-type="float" office:value="48636" calcext:value-type="float">
            <text:p>48636</text:p>
          </table:table-cell>
          <table:table-cell office:value-type="float" office:value="5262142040" calcext:value-type="float">
            <text:p>5262142040</text:p>
          </table:table-cell>
          <table:table-cell office:value-type="float" office:value="49001000000" calcext:value-type="float">
            <text:p>49001000000</text:p>
          </table:table-cell>
          <table:table-cell office:value-type="string" calcext:value-type="string">
            <text:p>ANDRZEJOWSKA 6/8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9.2001</text:p>
          </table:table-cell>
          <table:table-cell office:value-type="float" office:value="52.2209141" calcext:value-type="float">
            <text:p>52.2209141</text:p>
          </table:table-cell>
          <table:table-cell office:value-type="float" office:value="20.9819564" calcext:value-type="float">
            <text:p>20.9819564</text:p>
          </table:table-cell>
          <table:table-cell table:formula="of:=VLOOKUP([.B273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CZE STOWARZYSZENIE BUDOWY MIESZKAŃ "ZGODA"</text:p>
          </table:table-cell>
          <table:table-cell office:value-type="float" office:value="47439" calcext:value-type="float">
            <text:p>47439</text:p>
          </table:table-cell>
          <table:table-cell office:value-type="float" office:value="5251001181" calcext:value-type="float">
            <text:p>5251001181</text:p>
          </table:table-cell>
          <table:table-cell office:value-type="float" office:value="49067100000" calcext:value-type="float">
            <text:p>49067100000</text:p>
          </table:table-cell>
          <table:table-cell office:value-type="string" calcext:value-type="string">
            <text:p>KRASIŃSKIEGO 21</text:p>
          </table:table-cell>
          <table:table-cell office:value-type="string" calcext:value-type="string">
            <text:p>01-56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9.2001</text:p>
          </table:table-cell>
          <table:table-cell office:value-type="float" office:value="52.2674648" calcext:value-type="float">
            <text:p>52.2674648</text:p>
          </table:table-cell>
          <table:table-cell office:value-type="float" office:value="20.9821367143037" calcext:value-type="float">
            <text:p>20.9821367143037</text:p>
          </table:table-cell>
          <table:table-cell table:formula="of:=VLOOKUP([.B27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NAUCZYCIELSKA SPÓŁDZIELNIA BUDOWLANO-MIESZKANIOWA</text:p>
          </table:table-cell>
          <table:table-cell office:value-type="float" office:value="41859" calcext:value-type="float">
            <text:p>41859</text:p>
          </table:table-cell>
          <table:table-cell office:value-type="float" office:value="5250006561" calcext:value-type="float">
            <text:p>5250006561</text:p>
          </table:table-cell>
          <table:table-cell office:value-type="float" office:value="49152900000" calcext:value-type="float">
            <text:p>49152900000</text:p>
          </table:table-cell>
          <table:table-cell office:value-type="string" calcext:value-type="string">
            <text:p>GWIAŹDZISTA 13</text:p>
          </table:table-cell>
          <table:table-cell office:value-type="string" calcext:value-type="string">
            <text:p>01-65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0.09.2001</text:p>
          </table:table-cell>
          <table:table-cell office:value-type="float" office:value="52.279818" calcext:value-type="float">
            <text:p>52.279818</text:p>
          </table:table-cell>
          <table:table-cell office:value-type="float" office:value="20.9847401933684" calcext:value-type="float">
            <text:p>20.9847401933684</text:p>
          </table:table-cell>
          <table:table-cell table:formula="of:=VLOOKUP([.B275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MIESZKANIOWA "BATORY-WSCHÓD"</text:p>
          </table:table-cell>
          <table:table-cell office:value-type="float" office:value="37655" calcext:value-type="float">
            <text:p>37655</text:p>
          </table:table-cell>
          <table:table-cell office:value-type="float" office:value="5210334891" calcext:value-type="float">
            <text:p>5210334891</text:p>
          </table:table-cell>
          <table:table-cell office:value-type="float" office:value="1105476300000" calcext:value-type="float">
            <text:p>1105476300000</text:p>
          </table:table-cell>
          <table:table-cell office:value-type="string" calcext:value-type="string">
            <text:p>STEFANA BATOREGO 39</text:p>
          </table:table-cell>
          <table:table-cell office:value-type="string" calcext:value-type="string">
            <text:p>02-5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9.2001</text:p>
          </table:table-cell>
          <table:table-cell office:value-type="float" office:value="52.2099911" calcext:value-type="float">
            <text:p>52.2099911</text:p>
          </table:table-cell>
          <table:table-cell office:value-type="float" office:value="21.0081412" calcext:value-type="float">
            <text:p>21.0081412</text:p>
          </table:table-cell>
          <table:table-cell table:formula="of:=VLOOKUP([.B27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MIŁA"</text:p>
          </table:table-cell>
          <table:table-cell office:value-type="float" office:value="41402" calcext:value-type="float">
            <text:p>41402</text:p>
          </table:table-cell>
          <table:table-cell office:value-type="float" office:value="5250006905" calcext:value-type="float">
            <text:p>5250006905</text:p>
          </table:table-cell>
          <table:table-cell office:value-type="float" office:value="1056001000000" calcext:value-type="float">
            <text:p>1056001000000</text:p>
          </table:table-cell>
          <table:table-cell office:value-type="string" calcext:value-type="string">
            <text:p>ANIELEWICZA 23A</text:p>
          </table:table-cell>
          <table:table-cell office:value-type="string" calcext:value-type="string">
            <text:p>01-0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2.09.2001</text:p>
          </table:table-cell>
          <table:table-cell office:value-type="float" office:value="52.2464614" calcext:value-type="float">
            <text:p>52.2464614</text:p>
          </table:table-cell>
          <table:table-cell office:value-type="float" office:value="20.9873080368348" calcext:value-type="float">
            <text:p>20.9873080368348</text:p>
          </table:table-cell>
          <table:table-cell table:formula="of:=VLOOKUP([.B277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MIESZKANIOWA "PODLEŚNA"</text:p>
          </table:table-cell>
          <table:table-cell office:value-type="float" office:value="41813" calcext:value-type="float">
            <text:p>41813</text:p>
          </table:table-cell>
          <table:table-cell office:value-type="float" office:value="5250012277" calcext:value-type="float">
            <text:p>5250012277</text:p>
          </table:table-cell>
          <table:table-cell office:value-type="float" office:value="621516700000" calcext:value-type="float">
            <text:p>621516700000</text:p>
          </table:table-cell>
          <table:table-cell office:value-type="string" calcext:value-type="string">
            <text:p>MARYMONCKA 32B, 20</text:p>
          </table:table-cell>
          <table:table-cell office:value-type="string" calcext:value-type="string">
            <text:p>01-86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9.2001</text:p>
          </table:table-cell>
          <table:table-cell office:value-type="float" office:value="52.2820655" calcext:value-type="float">
            <text:p>52.2820655</text:p>
          </table:table-cell>
          <table:table-cell office:value-type="float" office:value="20.9585074307712" calcext:value-type="float">
            <text:p>20.9585074307712</text:p>
          </table:table-cell>
          <table:table-cell table:formula="of:=VLOOKUP([.B278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SZCZĘŚLIWICE"</text:p>
          </table:table-cell>
          <table:table-cell office:value-type="float" office:value="39464" calcext:value-type="float">
            <text:p>39464</text:p>
          </table:table-cell>
          <table:table-cell office:value-type="float" office:value="5251001057" calcext:value-type="float">
            <text:p>5251001057</text:p>
          </table:table-cell>
          <table:table-cell office:value-type="float" office:value="1117737100000" calcext:value-type="float">
            <text:p>1117737100000</text:p>
          </table:table-cell>
          <table:table-cell office:value-type="string" calcext:value-type="string">
            <text:p>WŁODARZEWSKA 59D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8.2001</text:p>
          </table:table-cell>
          <table:table-cell office:value-type="float" office:value="52.2005769" calcext:value-type="float">
            <text:p>52.2005769</text:p>
          </table:table-cell>
          <table:table-cell office:value-type="float" office:value="20.9549373818376" calcext:value-type="float">
            <text:p>20.9549373818376</text:p>
          </table:table-cell>
          <table:table-cell table:formula="of:=VLOOKUP([.B27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"MERKURY"</text:p>
          </table:table-cell>
          <table:table-cell office:value-type="float" office:value="38688" calcext:value-type="float">
            <text:p>38688</text:p>
          </table:table-cell>
          <table:table-cell office:value-type="float" office:value="5261663044" calcext:value-type="float">
            <text:p>5261663044</text:p>
          </table:table-cell>
          <table:table-cell office:value-type="float" office:value="647283000000" calcext:value-type="float">
            <text:p>647283000000</text:p>
          </table:table-cell>
          <table:table-cell office:value-type="string" calcext:value-type="string">
            <text:p>ALEJA KOMISJI EDUKACJI NARODOWEJ 24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134289" calcext:value-type="float">
            <text:p>52.134289</text:p>
          </table:table-cell>
          <table:table-cell office:value-type="float" office:value="21.0635822" calcext:value-type="float">
            <text:p>21.0635822</text:p>
          </table:table-cell>
          <table:table-cell table:formula="of:=VLOOKUP([.B280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 OŚ SASKA "</text:p>
          </table:table-cell>
          <table:table-cell office:value-type="float" office:value="38475" calcext:value-type="float">
            <text:p>38475</text:p>
          </table:table-cell>
          <table:table-cell office:value-type="float" office:value="5250006710" calcext:value-type="float">
            <text:p>5250006710</text:p>
          </table:table-cell>
          <table:table-cell office:value-type="float" office:value="623341000000" calcext:value-type="float">
            <text:p>623341000000</text:p>
          </table:table-cell>
          <table:table-cell office:value-type="string" calcext:value-type="string">
            <text:p>UL. GRZYBOWSKA 16/22</text:p>
          </table:table-cell>
          <table:table-cell office:value-type="string" calcext:value-type="string">
            <text:p>00-13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8.2001</text:p>
          </table:table-cell>
          <table:table-cell office:value-type="float" office:value="52.2370615" calcext:value-type="float">
            <text:p>52.2370615</text:p>
          </table:table-cell>
          <table:table-cell office:value-type="float" office:value="20.9993221" calcext:value-type="float">
            <text:p>20.9993221</text:p>
          </table:table-cell>
          <table:table-cell table:formula="of:=VLOOKUP([.B28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PAX" W UPADŁOŚCI</text:p>
          </table:table-cell>
          <table:table-cell office:value-type="float" office:value="38220" calcext:value-type="float">
            <text:p>38220</text:p>
          </table:table-cell>
          <table:table-cell office:value-type="float" office:value="5250006319" calcext:value-type="float">
            <text:p>5250006319</text:p>
          </table:table-cell>
          <table:table-cell office:value-type="float" office:value="49106700000" calcext:value-type="float">
            <text:p>49106700000</text:p>
          </table:table-cell>
          <table:table-cell office:value-type="string" calcext:value-type="string">
            <text:p>AL. STANÓW ZJEDNOCZONYCH 72, UŻ. 24</text:p>
          </table:table-cell>
          <table:table-cell office:value-type="string" calcext:value-type="string">
            <text:p>04-03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8.2001</text:p>
          </table:table-cell>
          <table:table-cell office:value-type="float" office:value="52.2436572" calcext:value-type="float">
            <text:p>52.2436572</text:p>
          </table:table-cell>
          <table:table-cell office:value-type="float" office:value="21.0852143" calcext:value-type="float">
            <text:p>21.0852143</text:p>
          </table:table-cell>
          <table:table-cell table:formula="of:=VLOOKUP([.B282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CENTRUM I"</text:p>
          </table:table-cell>
          <table:table-cell office:value-type="float" office:value="37033" calcext:value-type="float">
            <text:p>37033</text:p>
          </table:table-cell>
          <table:table-cell office:value-type="float" office:value="5250012113" calcext:value-type="float">
            <text:p>5250012113</text:p>
          </table:table-cell>
          <table:table-cell office:value-type="float" office:value="622813500000" calcext:value-type="float">
            <text:p>622813500000</text:p>
          </table:table-cell>
          <table:table-cell office:value-type="string" calcext:value-type="string">
            <text:p>ŚWIĘTOKRZYSKA 31/33A</text:p>
          </table:table-cell>
          <table:table-cell office:value-type="string" calcext:value-type="string">
            <text:p>00-04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2.08.2001</text:p>
          </table:table-cell>
          <table:table-cell office:value-type="float" office:value="52.2350703" calcext:value-type="float">
            <text:p>52.2350703</text:p>
          </table:table-cell>
          <table:table-cell office:value-type="float" office:value="21.0099327" calcext:value-type="float">
            <text:p>21.0099327</text:p>
          </table:table-cell>
          <table:table-cell table:formula="of:=VLOOKUP([.B283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NOWODWORSKA"</text:p>
          </table:table-cell>
          <table:table-cell office:value-type="float" office:value="35880" calcext:value-type="float">
            <text:p>35880</text:p>
          </table:table-cell>
          <table:table-cell office:value-type="float" office:value="5242402986" calcext:value-type="float">
            <text:p>5242402986</text:p>
          </table:table-cell>
          <table:table-cell office:value-type="float" office:value="1736393300000" calcext:value-type="float">
            <text:p>1736393300000</text:p>
          </table:table-cell>
          <table:table-cell office:value-type="string" calcext:value-type="string">
            <text:p>NOWODWORSKA 14 E</text:p>
          </table:table-cell>
          <table:table-cell office:value-type="string" calcext:value-type="string">
            <text:p>03-13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7.08.2001</text:p>
          </table:table-cell>
          <table:table-cell office:value-type="float" office:value="52.32202995" calcext:value-type="float">
            <text:p>52.32202995</text:p>
          </table:table-cell>
          <table:table-cell office:value-type="float" office:value="20.9409577065454" calcext:value-type="float">
            <text:p>20.9409577065454</text:p>
          </table:table-cell>
          <table:table-cell table:formula="of:=VLOOKUP([.B284];[$Sheet2.A$1:.B$1048576];2;0)" office:value-type="string" office:string-value="Białołęka" calcext:value-type="string">
            <text:p>Białołęka</text:p>
          </table:table-cell>
        </table:table-row>
        <table:table-row table:style-name="ro1">
          <table:table-cell office:value-type="string" calcext:value-type="string">
            <text:p>SPÓŁDZIELNIA BUDOWLANO-MIESZKANIOWA NAUCZYCIELI</text:p>
          </table:table-cell>
          <table:table-cell office:value-type="float" office:value="31021" calcext:value-type="float">
            <text:p>31021</text:p>
          </table:table-cell>
          <table:table-cell office:value-type="float" office:value="5250011154" calcext:value-type="float">
            <text:p>5250011154</text:p>
          </table:table-cell>
          <table:table-cell office:value-type="float" office:value="1250866300000" calcext:value-type="float">
            <text:p>1250866300000</text:p>
          </table:table-cell>
          <table:table-cell office:value-type="string" calcext:value-type="string">
            <text:p>KORZONA 115</text:p>
          </table:table-cell>
          <table:table-cell office:value-type="string" calcext:value-type="string">
            <text:p>03-5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4.08.2001</text:p>
          </table:table-cell>
          <table:table-cell office:value-type="float" office:value="52.27826025" calcext:value-type="float">
            <text:p>52.27826025</text:p>
          </table:table-cell>
          <table:table-cell office:value-type="float" office:value="21.0497921910891" calcext:value-type="float">
            <text:p>21.0497921910891</text:p>
          </table:table-cell>
          <table:table-cell table:formula="of:=VLOOKUP([.B285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MIESZKANIOWA "PRZY METRZE"</text:p>
          </table:table-cell>
          <table:table-cell office:value-type="float" office:value="33334" calcext:value-type="float">
            <text:p>33334</text:p>
          </table:table-cell>
          <table:table-cell office:value-type="float" office:value="9510026546" calcext:value-type="float">
            <text:p>9510026546</text:p>
          </table:table-cell>
          <table:table-cell office:value-type="float" office:value="1048552100000" calcext:value-type="float">
            <text:p>1048552100000</text:p>
          </table:table-cell>
          <table:table-cell office:value-type="string" calcext:value-type="string">
            <text:p>ALEJA KOMISJI EDUKACJI NARODOWEJ 36, U-128</text:p>
          </table:table-cell>
          <table:table-cell office:value-type="string" calcext:value-type="string">
            <text:p>02-79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8.2001</text:p>
          </table:table-cell>
          <table:table-cell office:value-type="float" office:value="52.13959595" calcext:value-type="float">
            <text:p>52.13959595</text:p>
          </table:table-cell>
          <table:table-cell office:value-type="float" office:value="21.0586946733496" calcext:value-type="float">
            <text:p>21.0586946733496</text:p>
          </table:table-cell>
          <table:table-cell table:formula="of:=VLOOKUP([.B28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SOLNA"</text:p>
          </table:table-cell>
          <table:table-cell office:value-type="float" office:value="32246" calcext:value-type="float">
            <text:p>32246</text:p>
          </table:table-cell>
          <table:table-cell office:value-type="float" office:value="5251978674" calcext:value-type="float">
            <text:p>5251978674</text:p>
          </table:table-cell>
          <table:table-cell office:value-type="float" office:value="97418500000" calcext:value-type="float">
            <text:p>97418500000</text:p>
          </table:table-cell>
          <table:table-cell office:value-type="string" calcext:value-type="string">
            <text:p>JANA PAWŁA II 38</text:p>
          </table:table-cell>
          <table:table-cell office:value-type="string" calcext:value-type="string">
            <text:p>00-14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7.2001</text:p>
          </table:table-cell>
          <table:table-cell office:value-type="float" office:value="52.218603" calcext:value-type="float">
            <text:p>52.218603</text:p>
          </table:table-cell>
          <table:table-cell office:value-type="float" office:value="21.2226409" calcext:value-type="float">
            <text:p>21.2226409</text:p>
          </table:table-cell>
          <table:table-cell table:formula="of:=VLOOKUP([.B287];[$Sheet2.A$1:.B$1048576];2;0)" office:value-type="string" office:string-value="Wesoła" calcext:value-type="string">
            <text:p>Wesoła</text:p>
          </table:table-cell>
        </table:table-row>
        <table:table-row table:style-name="ro1">
          <table:table-cell office:value-type="string" calcext:value-type="string">
            <text:p>SPÓŁDZIELNIA BUDOWLANO MIESZKANIOWA "TORWAR"</text:p>
          </table:table-cell>
          <table:table-cell office:value-type="float" office:value="32164" calcext:value-type="float">
            <text:p>32164</text:p>
          </table:table-cell>
          <table:table-cell office:value-type="float" office:value="5250006762" calcext:value-type="float">
            <text:p>5250006762</text:p>
          </table:table-cell>
          <table:table-cell office:value-type="float" office:value="138400800000" calcext:value-type="float">
            <text:p>138400800000</text:p>
          </table:table-cell>
          <table:table-cell office:value-type="string" calcext:value-type="string">
            <text:p>GÓRNOŚLĄSKA 9/11</text:p>
          </table:table-cell>
          <table:table-cell office:value-type="string" calcext:value-type="string">
            <text:p>00-4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7.2001</text:p>
          </table:table-cell>
          <table:table-cell office:value-type="float" office:value="52.22524925" calcext:value-type="float">
            <text:p>52.22524925</text:p>
          </table:table-cell>
          <table:table-cell office:value-type="float" office:value="21.0385705111603" calcext:value-type="float">
            <text:p>21.0385705111603</text:p>
          </table:table-cell>
          <table:table-cell table:formula="of:=VLOOKUP([.B288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DOMHUT"</text:p>
          </table:table-cell>
          <table:table-cell office:value-type="float" office:value="31897" calcext:value-type="float">
            <text:p>31897</text:p>
          </table:table-cell>
          <table:table-cell office:value-type="float" office:value="5250012857" calcext:value-type="float">
            <text:p>5250012857</text:p>
          </table:table-cell>
          <table:table-cell office:value-type="float" office:value="1047472400000" calcext:value-type="float">
            <text:p>1047472400000</text:p>
          </table:table-cell>
          <table:table-cell office:value-type="string" calcext:value-type="string">
            <text:p>UL. ZBIGNIEWA ROMASZEWSKIEGO 6, B6</text:p>
          </table:table-cell>
          <table:table-cell office:value-type="string" calcext:value-type="string">
            <text:p>01-89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7.2001</text:p>
          </table:table-cell>
          <table:table-cell office:value-type="float" office:value="52.27037615" calcext:value-type="float">
            <text:p>52.27037615</text:p>
          </table:table-cell>
          <table:table-cell office:value-type="float" office:value="20.9552681057586" calcext:value-type="float">
            <text:p>20.9552681057586</text:p>
          </table:table-cell>
          <table:table-cell table:formula="of:=VLOOKUP([.B289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ŚRÓDMIEJSKA SPÓŁDZIELNIA MIESZKANIOWA W UPADŁOŚCI LIKWIDACYJNEJ</text:p>
          </table:table-cell>
          <table:table-cell office:value-type="float" office:value="16725" calcext:value-type="float">
            <text:p>16725</text:p>
          </table:table-cell>
          <table:table-cell office:value-type="float" office:value="5250012099" calcext:value-type="float">
            <text:p>5250012099</text:p>
          </table:table-cell>
          <table:table-cell office:value-type="float" office:value="65751000000" calcext:value-type="float">
            <text:p>65751000000</text:p>
          </table:table-cell>
          <table:table-cell office:value-type="string" calcext:value-type="string">
            <text:p>AL. 3 MAJA 12, -</text:p>
          </table:table-cell>
          <table:table-cell office:value-type="string" calcext:value-type="string">
            <text:p>00-3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344688" calcext:value-type="float">
            <text:p>52.2344688</text:p>
          </table:table-cell>
          <table:table-cell office:value-type="float" office:value="21.0322028" calcext:value-type="float">
            <text:p>21.0322028</text:p>
          </table:table-cell>
          <table:table-cell table:formula="of:=VLOOKUP([.B290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ŁAZIENKOWSKA"</text:p>
          </table:table-cell>
          <table:table-cell office:value-type="float" office:value="14693" calcext:value-type="float">
            <text:p>14693</text:p>
          </table:table-cell>
          <table:table-cell office:value-type="float" office:value="5250006555" calcext:value-type="float">
            <text:p>5250006555</text:p>
          </table:table-cell>
          <table:table-cell office:value-type="float" office:value="622224000000" calcext:value-type="float">
            <text:p>622224000000</text:p>
          </table:table-cell>
          <table:table-cell office:value-type="string" calcext:value-type="string">
            <text:p>UL. POLNA 30, 63</text:p>
          </table:table-cell>
          <table:table-cell office:value-type="string" calcext:value-type="string">
            <text:p>00-63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5.07.2001</text:p>
          </table:table-cell>
          <table:table-cell office:value-type="float" office:value="52.217122" calcext:value-type="float">
            <text:p>52.217122</text:p>
          </table:table-cell>
          <table:table-cell office:value-type="float" office:value="21.0172946" calcext:value-type="float">
            <text:p>21.0172946</text:p>
          </table:table-cell>
          <table:table-cell table:formula="of:=VLOOKUP([.B291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PRZY MINISTERSTWIE SPRAW WEWNĘTRZNYCH</text:p>
          </table:table-cell>
          <table:table-cell office:value-type="float" office:value="29183" calcext:value-type="float">
            <text:p>29183</text:p>
          </table:table-cell>
          <table:table-cell office:value-type="float" office:value="5250006348" calcext:value-type="float">
            <text:p>5250006348</text:p>
          </table:table-cell>
          <table:table-cell office:value-type="float" office:value="48975100000" calcext:value-type="float">
            <text:p>48975100000</text:p>
          </table:table-cell>
          <table:table-cell office:value-type="string" calcext:value-type="string">
            <text:p>RACŁAWICKA 2</text:p>
          </table:table-cell>
          <table:table-cell office:value-type="string" calcext:value-type="string">
            <text:p>02-60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7.2001</text:p>
          </table:table-cell>
          <table:table-cell office:value-type="float" office:value="52.2002661" calcext:value-type="float">
            <text:p>52.2002661</text:p>
          </table:table-cell>
          <table:table-cell office:value-type="float" office:value="21.0229678758076" calcext:value-type="float">
            <text:p>21.0229678758076</text:p>
          </table:table-cell>
          <table:table-cell table:formula="of:=VLOOKUP([.B29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LOKATORSKO-WŁASNOŚCIOWA SPÓŁDZIELNIA MIESZKANIOWA "BUDOWA"</text:p>
          </table:table-cell>
          <table:table-cell office:value-type="float" office:value="27073" calcext:value-type="float">
            <text:p>27073</text:p>
          </table:table-cell>
          <table:table-cell office:value-type="float" office:value="5250012515" calcext:value-type="float">
            <text:p>5250012515</text:p>
          </table:table-cell>
          <table:table-cell office:value-type="float" office:value="49219600000" calcext:value-type="float">
            <text:p>49219600000</text:p>
          </table:table-cell>
          <table:table-cell office:value-type="string" calcext:value-type="string">
            <text:p>PLUTONU TORPEDY 47</text:p>
          </table:table-cell>
          <table:table-cell office:value-type="string" calcext:value-type="string">
            <text:p>02-49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3.07.2001</text:p>
          </table:table-cell>
          <table:table-cell office:value-type="float" office:value="52.19318595" calcext:value-type="float">
            <text:p>52.19318595</text:p>
          </table:table-cell>
          <table:table-cell office:value-type="float" office:value="20.8877910203274" calcext:value-type="float">
            <text:p>20.8877910203274</text:p>
          </table:table-cell>
          <table:table-cell table:formula="of:=VLOOKUP([.B293];[$Sheet2.A$1:.B$1048576];2;0)" office:value-type="string" office:string-value="Ursus" calcext:value-type="string">
            <text:p>Ursus</text:p>
          </table:table-cell>
        </table:table-row>
        <table:table-row table:style-name="ro1">
          <table:table-cell office:value-type="string" calcext:value-type="string">
            <text:p>WARSZAWSKA SPÓŁDZIELNIA MIESZKANIOWA "ŻOLIBORZ CENTRALNY"</text:p>
          </table:table-cell>
          <table:table-cell office:value-type="float" office:value="26051" calcext:value-type="float">
            <text:p>26051</text:p>
          </table:table-cell>
          <table:table-cell office:value-type="float" office:value="5250012774" calcext:value-type="float">
            <text:p>5250012774</text:p>
          </table:table-cell>
          <table:table-cell office:value-type="float" office:value="691284800000" calcext:value-type="float">
            <text:p>691284800000</text:p>
          </table:table-cell>
          <table:table-cell office:value-type="string" calcext:value-type="string">
            <text:p>ADAMA PRÓCHNIKA 6</text:p>
          </table:table-cell>
          <table:table-cell office:value-type="string" calcext:value-type="string">
            <text:p>01-585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6850415" calcext:value-type="float">
            <text:p>52.26850415</text:p>
          </table:table-cell>
          <table:table-cell office:value-type="float" office:value="20.9810545796198" calcext:value-type="float">
            <text:p>20.9810545796198</text:p>
          </table:table-cell>
          <table:table-cell table:formula="of:=VLOOKUP([.B294];[$Sheet2.A$1:.B$1048576];2;0)" office:value-type="string" office:string-value="Żoliborz" calcext:value-type="string">
            <text:p>Żoliborz</text:p>
          </table:table-cell>
        </table:table-row>
        <table:table-row table:style-name="ro1">
          <table:table-cell office:value-type="string" calcext:value-type="string">
            <text:p>SPÓŁDZIELNIA BUDOWLANO-MIESZKANIOWA "ANDRZEJÓWKA"</text:p>
          </table:table-cell>
          <table:table-cell office:value-type="float" office:value="25981" calcext:value-type="float">
            <text:p>25981</text:p>
          </table:table-cell>
          <table:table-cell office:value-type="float" office:value="5262142034" calcext:value-type="float">
            <text:p>5262142034</text:p>
          </table:table-cell>
          <table:table-cell office:value-type="float" office:value="49000400000" calcext:value-type="float">
            <text:p>49000400000</text:p>
          </table:table-cell>
          <table:table-cell office:value-type="string" calcext:value-type="string">
            <text:p>ANDRZEJOWSKA 3</text:p>
          </table:table-cell>
          <table:table-cell office:value-type="string" calcext:value-type="string">
            <text:p>02-31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22081805" calcext:value-type="float">
            <text:p>52.22081805</text:p>
          </table:table-cell>
          <table:table-cell office:value-type="float" office:value="20.9815617851878" calcext:value-type="float">
            <text:p>20.9815617851878</text:p>
          </table:table-cell>
          <table:table-cell table:formula="of:=VLOOKUP([.B295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 "KSAWERÓW"</text:p>
          </table:table-cell>
          <table:table-cell office:value-type="float" office:value="25563" calcext:value-type="float">
            <text:p>25563</text:p>
          </table:table-cell>
          <table:table-cell office:value-type="float" office:value="5250011473" calcext:value-type="float">
            <text:p>5250011473</text:p>
          </table:table-cell>
          <table:table-cell office:value-type="float" office:value="1102009500000" calcext:value-type="float">
            <text:p>1102009500000</text:p>
          </table:table-cell>
          <table:table-cell office:value-type="string" calcext:value-type="string">
            <text:p>ALEJA NIEPODLEGŁOŚCI 43</text:p>
          </table:table-cell>
          <table:table-cell office:value-type="string" calcext:value-type="string">
            <text:p>02-6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6.07.2001</text:p>
          </table:table-cell>
          <table:table-cell office:value-type="float" office:value="52.1873383" calcext:value-type="float">
            <text:p>52.1873383</text:p>
          </table:table-cell>
          <table:table-cell office:value-type="float" office:value="21.0174148" calcext:value-type="float">
            <text:p>21.0174148</text:p>
          </table:table-cell>
          <table:table-cell table:formula="of:=VLOOKUP([.B296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MIESZKANIOWA "LOKATA"</text:p>
          </table:table-cell>
          <table:table-cell office:value-type="float" office:value="20800" calcext:value-type="float">
            <text:p>20800</text:p>
          </table:table-cell>
          <table:table-cell office:value-type="float" office:value="9511621647" calcext:value-type="float">
            <text:p>9511621647</text:p>
          </table:table-cell>
          <table:table-cell office:value-type="float" office:value="1233764100000" calcext:value-type="float">
            <text:p>1233764100000</text:p>
          </table:table-cell>
          <table:table-cell office:value-type="string" calcext:value-type="string">
            <text:p>NOWOURSYNOWSKA 143J</text:p>
          </table:table-cell>
          <table:table-cell office:value-type="string" calcext:value-type="string">
            <text:p>02-77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7.2001</text:p>
          </table:table-cell>
          <table:table-cell office:value-type="float" office:value="52.1517496" calcext:value-type="float">
            <text:p>52.1517496</text:p>
          </table:table-cell>
          <table:table-cell office:value-type="float" office:value="21.0590016015851" calcext:value-type="float">
            <text:p>21.0590016015851</text:p>
          </table:table-cell>
          <table:table-cell table:formula="of:=VLOOKUP([.B297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OSIEDLE STRYJEŃSKICH"</text:p>
          </table:table-cell>
          <table:table-cell office:value-type="float" office:value="24786" calcext:value-type="float">
            <text:p>24786</text:p>
          </table:table-cell>
          <table:table-cell office:value-type="float" office:value="5262558763" calcext:value-type="float">
            <text:p>5262558763</text:p>
          </table:table-cell>
          <table:table-cell office:value-type="float" office:value="1734083700000" calcext:value-type="float">
            <text:p>1734083700000</text:p>
          </table:table-cell>
          <table:table-cell office:value-type="string" calcext:value-type="string">
            <text:p>STRYJEŃSKICH 8, 290A</text:p>
          </table:table-cell>
          <table:table-cell office:value-type="string" calcext:value-type="string">
            <text:p>02-79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1332292" calcext:value-type="float">
            <text:p>52.1332292</text:p>
          </table:table-cell>
          <table:table-cell office:value-type="float" office:value="21.0556065847558" calcext:value-type="float">
            <text:p>21.0556065847558</text:p>
          </table:table-cell>
          <table:table-cell table:formula="of:=VLOOKUP([.B298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MURANÓW"</text:p>
          </table:table-cell>
          <table:table-cell office:value-type="float" office:value="23171" calcext:value-type="float">
            <text:p>23171</text:p>
          </table:table-cell>
          <table:table-cell office:value-type="float" office:value="5250012478" calcext:value-type="float">
            <text:p>5250012478</text:p>
          </table:table-cell>
          <table:table-cell office:value-type="float" office:value="1211364000000" calcext:value-type="float">
            <text:p>1211364000000</text:p>
          </table:table-cell>
          <table:table-cell office:value-type="string" calcext:value-type="string">
            <text:p>DZIELNA 10</text:p>
          </table:table-cell>
          <table:table-cell office:value-type="string" calcext:value-type="string">
            <text:p>00-16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3.07.2001</text:p>
          </table:table-cell>
          <table:table-cell office:value-type="float" office:value="52.2471486" calcext:value-type="float">
            <text:p>52.2471486</text:p>
          </table:table-cell>
          <table:table-cell office:value-type="float" office:value="20.9936879677765" calcext:value-type="float">
            <text:p>20.9936879677765</text:p>
          </table:table-cell>
          <table:table-cell table:formula="of:=VLOOKUP([.B299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RBUZOWA"</text:p>
          </table:table-cell>
          <table:table-cell office:value-type="float" office:value="24328" calcext:value-type="float">
            <text:p>24328</text:p>
          </table:table-cell>
          <table:table-cell office:value-type="float" office:value="5250012975" calcext:value-type="float">
            <text:p>5250012975</text:p>
          </table:table-cell>
          <table:table-cell office:value-type="float" office:value="1210334000000" calcext:value-type="float">
            <text:p>1210334000000</text:p>
          </table:table-cell>
          <table:table-cell office:value-type="string" calcext:value-type="string">
            <text:p>UL. KAZIMIERZA KURATOWSKIEGO 2</text:p>
          </table:table-cell>
          <table:table-cell office:value-type="string" calcext:value-type="string">
            <text:p>02-74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9.06.2001</text:p>
          </table:table-cell>
          <table:table-cell office:value-type="float" office:value="52.17084585" calcext:value-type="float">
            <text:p>52.17084585</text:p>
          </table:table-cell>
          <table:table-cell office:value-type="float" office:value="21.0572365498259" calcext:value-type="float">
            <text:p>21.0572365498259</text:p>
          </table:table-cell>
          <table:table-cell table:formula="of:=VLOOKUP([.B30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NICTWA MIESZKANIOWEGO "ELPOL"</text:p>
          </table:table-cell>
          <table:table-cell office:value-type="float" office:value="23244" calcext:value-type="float">
            <text:p>23244</text:p>
          </table:table-cell>
          <table:table-cell office:value-type="float" office:value="9511830026" calcext:value-type="float">
            <text:p>9511830026</text:p>
          </table:table-cell>
          <table:table-cell office:value-type="float" office:value="135728200000" calcext:value-type="float">
            <text:p>135728200000</text:p>
          </table:table-cell>
          <table:table-cell office:value-type="string" calcext:value-type="string">
            <text:p>POD LIPĄ 1</text:p>
          </table:table-cell>
          <table:table-cell office:value-type="string" calcext:value-type="string">
            <text:p>02-79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8.06.2001</text:p>
          </table:table-cell>
          <table:table-cell office:value-type="float" office:value="52.1285839" calcext:value-type="float">
            <text:p>52.1285839</text:p>
          </table:table-cell>
          <table:table-cell office:value-type="float" office:value="21.0616017" calcext:value-type="float">
            <text:p>21.0616017</text:p>
          </table:table-cell>
          <table:table-cell table:formula="of:=VLOOKUP([.B30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LANO-MIESZKANIOWA "RADAROWA"</text:p>
          </table:table-cell>
          <table:table-cell office:value-type="float" office:value="23347" calcext:value-type="float">
            <text:p>23347</text:p>
          </table:table-cell>
          <table:table-cell office:value-type="float" office:value="5251001117" calcext:value-type="float">
            <text:p>5251001117</text:p>
          </table:table-cell>
          <table:table-cell office:value-type="float" office:value="1123043800000" calcext:value-type="float">
            <text:p>1123043800000</text:p>
          </table:table-cell>
          <table:table-cell office:value-type="string" calcext:value-type="string">
            <text:p>RADAROWA 15</text:p>
          </table:table-cell>
          <table:table-cell office:value-type="string" calcext:value-type="string">
            <text:p>02-13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7.06.2001</text:p>
          </table:table-cell>
          <table:table-cell office:value-type="float" office:value="52.1904679" calcext:value-type="float">
            <text:p>52.1904679</text:p>
          </table:table-cell>
          <table:table-cell office:value-type="float" office:value="20.9675385765718" calcext:value-type="float">
            <text:p>20.9675385765718</text:p>
          </table:table-cell>
          <table:table-cell table:formula="of:=VLOOKUP([.B302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GOCŁAW-LOTNISKO"</text:p>
          </table:table-cell>
          <table:table-cell office:value-type="float" office:value="21152" calcext:value-type="float">
            <text:p>21152</text:p>
          </table:table-cell>
          <table:table-cell office:value-type="float" office:value="5250010060" calcext:value-type="float">
            <text:p>5250010060</text:p>
          </table:table-cell>
          <table:table-cell office:value-type="float" office:value="92091800000" calcext:value-type="float">
            <text:p>92091800000</text:p>
          </table:table-cell>
          <table:table-cell office:value-type="string" calcext:value-type="string">
            <text:p>ORLEGO LOTU 6</text:p>
          </table:table-cell>
          <table:table-cell office:value-type="string" calcext:value-type="string">
            <text:p>03-9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6.06.2001</text:p>
          </table:table-cell>
          <table:table-cell office:value-type="float" office:value="52.2270821" calcext:value-type="float">
            <text:p>52.2270821</text:p>
          </table:table-cell>
          <table:table-cell office:value-type="float" office:value="21.0915248864283" calcext:value-type="float">
            <text:p>21.0915248864283</text:p>
          </table:table-cell>
          <table:table-cell table:formula="of:=VLOOKUP([.B30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GÓRCZEWSKA"</text:p>
          </table:table-cell>
          <table:table-cell office:value-type="float" office:value="12927" calcext:value-type="float">
            <text:p>12927</text:p>
          </table:table-cell>
          <table:table-cell office:value-type="float" office:value="5250009536" calcext:value-type="float">
            <text:p>5250009536</text:p>
          </table:table-cell>
          <table:table-cell office:value-type="float" office:value="107152200000" calcext:value-type="float">
            <text:p>107152200000</text:p>
          </table:table-cell>
          <table:table-cell office:value-type="string" calcext:value-type="string">
            <text:p>DOROSZEWSKIEGO 4</text:p>
          </table:table-cell>
          <table:table-cell office:value-type="string" calcext:value-type="string">
            <text:p>01-31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6.2001</text:p>
          </table:table-cell>
          <table:table-cell office:value-type="float" office:value="52.2381496" calcext:value-type="float">
            <text:p>52.2381496</text:p>
          </table:table-cell>
          <table:table-cell office:value-type="float" office:value="20.9017230820054" calcext:value-type="float">
            <text:p>20.9017230820054</text:p>
          </table:table-cell>
          <table:table-cell table:formula="of:=VLOOKUP([.B304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ŻELAZNA BRAMA"</text:p>
          </table:table-cell>
          <table:table-cell office:value-type="float" office:value="17795" calcext:value-type="float">
            <text:p>17795</text:p>
          </table:table-cell>
          <table:table-cell office:value-type="float" office:value="5250006957" calcext:value-type="float">
            <text:p>5250006957</text:p>
          </table:table-cell>
          <table:table-cell office:value-type="float" office:value="141806100000" calcext:value-type="float">
            <text:p>141806100000</text:p>
          </table:table-cell>
          <table:table-cell office:value-type="string" calcext:value-type="string">
            <text:p>PLAC MIROWSKI 14</text:p>
          </table:table-cell>
          <table:table-cell office:value-type="string" calcext:value-type="string">
            <text:p>00-13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23920285" calcext:value-type="float">
            <text:p>52.23920285</text:p>
          </table:table-cell>
          <table:table-cell office:value-type="float" office:value="20.9965677760761" calcext:value-type="float">
            <text:p>20.9965677760761</text:p>
          </table:table-cell>
          <table:table-cell table:formula="of:=VLOOKUP([.B30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BUDOWLANO-MIESZKANIOWA "DOM"</text:p>
          </table:table-cell>
          <table:table-cell office:value-type="float" office:value="17484" calcext:value-type="float">
            <text:p>17484</text:p>
          </table:table-cell>
          <table:table-cell office:value-type="float" office:value="5250010025" calcext:value-type="float">
            <text:p>5250010025</text:p>
          </table:table-cell>
          <table:table-cell office:value-type="float" office:value="124169700000" calcext:value-type="float">
            <text:p>124169700000</text:p>
          </table:table-cell>
          <table:table-cell office:value-type="string" calcext:value-type="string">
            <text:p>UL. FASOLOWA 37, LU-1</text:p>
          </table:table-cell>
          <table:table-cell office:value-type="string" calcext:value-type="string">
            <text:p>02-48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8.06.2001</text:p>
          </table:table-cell>
          <table:table-cell office:value-type="float" office:value="52.1999991" calcext:value-type="float">
            <text:p>52.1999991</text:p>
          </table:table-cell>
          <table:table-cell office:value-type="float" office:value="20.9059203752143" calcext:value-type="float">
            <text:p>20.9059203752143</text:p>
          </table:table-cell>
          <table:table-cell table:formula="of:=VLOOKUP([.B306];[$Sheet2.A$1:.B$1048576];2;0)" office:value-type="string" office:string-value="Włochy" calcext:value-type="string">
            <text:p>Włochy</text:p>
          </table:table-cell>
        </table:table-row>
        <table:table-row table:style-name="ro1">
          <table:table-cell office:value-type="string" calcext:value-type="string">
            <text:p>SPÓŁDZIELNIA MIESZKANIOWA "MIĘDZYNARODOWA" W WARSZAWIE</text:p>
          </table:table-cell>
          <table:table-cell office:value-type="float" office:value="16111" calcext:value-type="float">
            <text:p>16111</text:p>
          </table:table-cell>
          <table:table-cell office:value-type="float" office:value="1132177612" calcext:value-type="float">
            <text:p>1132177612</text:p>
          </table:table-cell>
          <table:table-cell office:value-type="float" office:value="1611735600000" calcext:value-type="float">
            <text:p>1611735600000</text:p>
          </table:table-cell>
          <table:table-cell office:value-type="string" calcext:value-type="string">
            <text:p>MIĘDZYNARODOWA 44</text:p>
          </table:table-cell>
          <table:table-cell office:value-type="string" calcext:value-type="string">
            <text:p>03-92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6.2001</text:p>
          </table:table-cell>
          <table:table-cell office:value-type="float" office:value="52.23400325" calcext:value-type="float">
            <text:p>52.23400325</text:p>
          </table:table-cell>
          <table:table-cell office:value-type="float" office:value="21.0665917590088" calcext:value-type="float">
            <text:p>21.0665917590088</text:p>
          </table:table-cell>
          <table:table-cell table:formula="of:=VLOOKUP([.B30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 OSIEDLE ZACISZE"</text:p>
          </table:table-cell>
          <table:table-cell office:value-type="float" office:value="17250" calcext:value-type="float">
            <text:p>17250</text:p>
          </table:table-cell>
          <table:table-cell office:value-type="float" office:value="5251001034" calcext:value-type="float">
            <text:p>5251001034</text:p>
          </table:table-cell>
          <table:table-cell office:value-type="float" office:value="1111845700000" calcext:value-type="float">
            <text:p>1111845700000</text:p>
          </table:table-cell>
          <table:table-cell office:value-type="string" calcext:value-type="string">
            <text:p>WOLIŃSKA 17, A</text:p>
          </table:table-cell>
          <table:table-cell office:value-type="string" calcext:value-type="string">
            <text:p>03-69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8935805" calcext:value-type="float">
            <text:p>52.28935805</text:p>
          </table:table-cell>
          <table:table-cell office:value-type="float" office:value="21.0824564755505" calcext:value-type="float">
            <text:p>21.0824564755505</text:p>
          </table:table-cell>
          <table:table-cell table:formula="of:=VLOOKUP([.B308];[$Sheet2.A$1:.B$1048576];2;0)" office:value-type="string" office:string-value="Targówek" calcext:value-type="string">
            <text:p>Targówek</text:p>
          </table:table-cell>
        </table:table-row>
        <table:table-row table:style-name="ro1">
          <table:table-cell office:value-type="string" calcext:value-type="string">
            <text:p>SPÓŁDZIELNIA BUDOWLANO-MIESZKANIOWA "ŚRÓDMIEŚCIE II"</text:p>
          </table:table-cell>
          <table:table-cell office:value-type="float" office:value="11091" calcext:value-type="float">
            <text:p>11091</text:p>
          </table:table-cell>
          <table:table-cell office:value-type="float" office:value="5250012544" calcext:value-type="float">
            <text:p>5250012544</text:p>
          </table:table-cell>
          <table:table-cell office:value-type="float" office:value="49134000000" calcext:value-type="float">
            <text:p>49134000000</text:p>
          </table:table-cell>
          <table:table-cell office:value-type="string" calcext:value-type="string">
            <text:p>SŁUPECKA 4, 24</text:p>
          </table:table-cell>
          <table:table-cell office:value-type="string" calcext:value-type="string">
            <text:p>02-30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6.2001</text:p>
          </table:table-cell>
          <table:table-cell office:value-type="float" office:value="52.2203434" calcext:value-type="float">
            <text:p>52.2203434</text:p>
          </table:table-cell>
          <table:table-cell office:value-type="float" office:value="20.9828978" calcext:value-type="float">
            <text:p>20.9828978</text:p>
          </table:table-cell>
          <table:table-cell table:formula="of:=VLOOKUP([.B309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MIESZKANIOWA"WŁODARZEWSKA II"</text:p>
          </table:table-cell>
          <table:table-cell office:value-type="float" office:value="14606" calcext:value-type="float">
            <text:p>14606</text:p>
          </table:table-cell>
          <table:table-cell office:value-type="float" office:value="5261134334" calcext:value-type="float">
            <text:p>5261134334</text:p>
          </table:table-cell>
          <table:table-cell office:value-type="float" office:value="1192551900000" calcext:value-type="float">
            <text:p>1192551900000</text:p>
          </table:table-cell>
          <table:table-cell office:value-type="string" calcext:value-type="string">
            <text:p>WŁODARZEWSKA 53 A</text:p>
          </table:table-cell>
          <table:table-cell office:value-type="string" calcext:value-type="string">
            <text:p>02-384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1.05.2001</text:p>
          </table:table-cell>
          <table:table-cell office:value-type="float" office:value="52.2014498" calcext:value-type="float">
            <text:p>52.2014498</text:p>
          </table:table-cell>
          <table:table-cell office:value-type="float" office:value="20.9572599232992" calcext:value-type="float">
            <text:p>20.9572599232992</text:p>
          </table:table-cell>
          <table:table-cell table:formula="of:=VLOOKUP([.B310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WARSZAWSKA SPÓŁDZIELNIA BUDOWLANO-MIESZKANIOWA "CHOMICZÓWKA"</text:p>
          </table:table-cell>
          <table:table-cell office:value-type="float" office:value="15990" calcext:value-type="float">
            <text:p>15990</text:p>
          </table:table-cell>
          <table:table-cell office:value-type="float" office:value="5250011616" calcext:value-type="float">
            <text:p>5250011616</text:p>
          </table:table-cell>
          <table:table-cell office:value-type="float" office:value="1201147700000" calcext:value-type="float">
            <text:p>1201147700000</text:p>
          </table:table-cell>
          <table:table-cell office:value-type="string" calcext:value-type="string">
            <text:p>PABLA NERUDY 1</text:p>
          </table:table-cell>
          <table:table-cell office:value-type="string" calcext:value-type="string">
            <text:p>01-92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30.05.2001</text:p>
          </table:table-cell>
          <table:table-cell office:value-type="float" office:value="52.2760972" calcext:value-type="float">
            <text:p>52.2760972</text:p>
          </table:table-cell>
          <table:table-cell office:value-type="float" office:value="20.9271696" calcext:value-type="float">
            <text:p>20.9271696</text:p>
          </table:table-cell>
          <table:table-cell table:formula="of:=VLOOKUP([.B311];[$Sheet2.A$1:.B$1048576];2;0)" office:value-type="string" office:string-value="Bielany" calcext:value-type="string">
            <text:p>Bielany</text:p>
          </table:table-cell>
        </table:table-row>
        <table:table-row table:style-name="ro1">
          <table:table-cell office:value-type="string" calcext:value-type="string">
            <text:p>SPÓŁDZIELNIA MIESZKANIOWA "NAD POTOKIEM"</text:p>
          </table:table-cell>
          <table:table-cell office:value-type="float" office:value="13073" calcext:value-type="float">
            <text:p>13073</text:p>
          </table:table-cell>
          <table:table-cell office:value-type="float" office:value="5250009542" calcext:value-type="float">
            <text:p>5250009542</text:p>
          </table:table-cell>
          <table:table-cell office:value-type="float" office:value="1253629200000" calcext:value-type="float">
            <text:p>1253629200000</text:p>
          </table:table-cell>
          <table:table-cell office:value-type="string" calcext:value-type="string">
            <text:p>ŁUKOWA 9</text:p>
          </table:table-cell>
          <table:table-cell office:value-type="string" calcext:value-type="string">
            <text:p>02-76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24.05.2001</text:p>
          </table:table-cell>
          <table:table-cell office:value-type="float" office:value="52.17473995" calcext:value-type="float">
            <text:p>52.17473995</text:p>
          </table:table-cell>
          <table:table-cell office:value-type="float" office:value="21.0419719158638" calcext:value-type="float">
            <text:p>21.0419719158638</text:p>
          </table:table-cell>
          <table:table-cell table:formula="of:=VLOOKUP([.B312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"WSPÓLNY TRUD"</text:p>
          </table:table-cell>
          <table:table-cell office:value-type="float" office:value="11836" calcext:value-type="float">
            <text:p>11836</text:p>
          </table:table-cell>
          <table:table-cell office:value-type="float" office:value="9511587270" calcext:value-type="float">
            <text:p>9511587270</text:p>
          </table:table-cell>
          <table:table-cell office:value-type="float" office:value="92090100000" calcext:value-type="float">
            <text:p>92090100000</text:p>
          </table:table-cell>
          <table:table-cell office:value-type="string" calcext:value-type="string">
            <text:p>CZAPLI 19 A</text:p>
          </table:table-cell>
          <table:table-cell office:value-type="string" calcext:value-type="string">
            <text:p>02-78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4946035" calcext:value-type="float">
            <text:p>52.14946035</text:p>
          </table:table-cell>
          <table:table-cell office:value-type="float" office:value="21.0312357465043" calcext:value-type="float">
            <text:p>21.0312357465043</text:p>
          </table:table-cell>
          <table:table-cell table:formula="of:=VLOOKUP([.B313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BUDOWNICTWA MIESZKANIOWEGO "URSYNÓW"</text:p>
          </table:table-cell>
          <table:table-cell office:value-type="float" office:value="11826" calcext:value-type="float">
            <text:p>11826</text:p>
          </table:table-cell>
          <table:table-cell office:value-type="float" office:value="5250006354" calcext:value-type="float">
            <text:p>5250006354</text:p>
          </table:table-cell>
          <table:table-cell office:value-type="float" office:value="49111000000" calcext:value-type="float">
            <text:p>49111000000</text:p>
          </table:table-cell>
          <table:table-cell office:value-type="string" calcext:value-type="string">
            <text:p>AL.KOMISJI EDUKACJI NARODOWEJ 98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9.05.2001</text:p>
          </table:table-cell>
          <table:table-cell office:value-type="float" office:value="52.1610279" calcext:value-type="float">
            <text:p>52.1610279</text:p>
          </table:table-cell>
          <table:table-cell office:value-type="float" office:value="21.0287148" calcext:value-type="float">
            <text:p>21.0287148</text:p>
          </table:table-cell>
          <table:table-cell table:formula="of:=VLOOKUP([.B314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MIESZKANIOWA SPÓŁDZIELNIA WŁASNOŚCIOWA "NOWY DOM "</text:p>
          </table:table-cell>
          <table:table-cell office:value-type="float" office:value="11731" calcext:value-type="float">
            <text:p>11731</text:p>
          </table:table-cell>
          <table:table-cell office:value-type="float" office:value="5250006986" calcext:value-type="float">
            <text:p>5250006986</text:p>
          </table:table-cell>
          <table:table-cell office:value-type="float" office:value="49063600000" calcext:value-type="float">
            <text:p>49063600000</text:p>
          </table:table-cell>
          <table:table-cell office:value-type="string" calcext:value-type="string">
            <text:p>MOKOTOWSKA 67</text:p>
          </table:table-cell>
          <table:table-cell office:value-type="string" calcext:value-type="string">
            <text:p>00- 53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0.05.2001</text:p>
          </table:table-cell>
          <table:table-cell office:value-type="float" office:value="52.2269259" calcext:value-type="float">
            <text:p>52.2269259</text:p>
          </table:table-cell>
          <table:table-cell office:value-type="float" office:value="21.0222738" calcext:value-type="float">
            <text:p>21.0222738</text:p>
          </table:table-cell>
          <table:table-cell table:formula="of:=VLOOKUP([.B315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 OSIEDLE STARÓWKA"</text:p>
          </table:table-cell>
          <table:table-cell office:value-type="float" office:value="11375" calcext:value-type="float">
            <text:p>11375</text:p>
          </table:table-cell>
          <table:table-cell office:value-type="float" office:value="5250012461" calcext:value-type="float">
            <text:p>5250012461</text:p>
          </table:table-cell>
          <table:table-cell office:value-type="float" office:value="1042055600000" calcext:value-type="float">
            <text:p>1042055600000</text:p>
          </table:table-cell>
          <table:table-cell office:value-type="string" calcext:value-type="string">
            <text:p>SCHILLERA 4</text:p>
          </table:table-cell>
          <table:table-cell office:value-type="string" calcext:value-type="string">
            <text:p>00-248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78264" calcext:value-type="float">
            <text:p>52.2478264</text:p>
          </table:table-cell>
          <table:table-cell office:value-type="float" office:value="21.0064016856193" calcext:value-type="float">
            <text:p>21.0064016856193</text:p>
          </table:table-cell>
          <table:table-cell table:formula="of:=VLOOKUP([.B316];[$Sheet2.A$1:.B$1048576];2;0)" office:value-type="string" office:string-value="Śródmieście" calcext:value-type="string">
            <text:p>Śródmieście</text:p>
          </table:table-cell>
        </table:table-row>
        <table:table-row table:style-name="ro1">
          <table:table-cell office:value-type="string" calcext:value-type="string">
            <text:p>SPÓŁDZIELNIA MIESZKANIOWA "ARCHITEKT"</text:p>
          </table:table-cell>
          <table:table-cell office:value-type="float" office:value="11347" calcext:value-type="float">
            <text:p>11347</text:p>
          </table:table-cell>
          <table:table-cell office:value-type="float" office:value="5271240138" calcext:value-type="float">
            <text:p>5271240138</text:p>
          </table:table-cell>
          <table:table-cell office:value-type="float" office:value="1182695800000" calcext:value-type="float">
            <text:p>1182695800000</text:p>
          </table:table-cell>
          <table:table-cell office:value-type="string" calcext:value-type="string">
            <text:p>PEŁCZYŃSKIEGO 22E</text:p>
          </table:table-cell>
          <table:table-cell office:value-type="string" calcext:value-type="string">
            <text:p>01-47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4366355" calcext:value-type="float">
            <text:p>52.24366355</text:p>
          </table:table-cell>
          <table:table-cell office:value-type="float" office:value="20.9058924993056" calcext:value-type="float">
            <text:p>20.9058924993056</text:p>
          </table:table-cell>
          <table:table-cell table:formula="of:=VLOOKUP([.B317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ANIN"</text:p>
          </table:table-cell>
          <table:table-cell office:value-type="float" office:value="11330" calcext:value-type="float">
            <text:p>11330</text:p>
          </table:table-cell>
          <table:table-cell office:value-type="float" office:value="5251000566" calcext:value-type="float">
            <text:p>5251000566</text:p>
          </table:table-cell>
          <table:table-cell office:value-type="float" office:value="48985700000" calcext:value-type="float">
            <text:p>48985700000</text:p>
          </table:table-cell>
          <table:table-cell office:value-type="string" calcext:value-type="string">
            <text:p>UL. ROMANA PAZIŃSKIEGO 6, 01</text:p>
          </table:table-cell>
          <table:table-cell office:value-type="string" calcext:value-type="string">
            <text:p>04-64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151662" calcext:value-type="float">
            <text:p>52.2151662</text:p>
          </table:table-cell>
          <table:table-cell office:value-type="float" office:value="21.1760706" calcext:value-type="float">
            <text:p>21.1760706</text:p>
          </table:table-cell>
          <table:table-cell table:formula="of:=VLOOKUP([.B318];[$Sheet2.A$1:.B$1048576];2;0)" office:value-type="string" office:string-value="Wawer" calcext:value-type="string">
            <text:p>Wawer</text:p>
          </table:table-cell>
        </table:table-row>
        <table:table-row table:style-name="ro1">
          <table:table-cell office:value-type="string" calcext:value-type="string">
            <text:p>SPÓŁDZIELNIA MIESZKANIOWA "LENTZA 35"</text:p>
          </table:table-cell>
          <table:table-cell office:value-type="float" office:value="10784" calcext:value-type="float">
            <text:p>10784</text:p>
          </table:table-cell>
          <table:table-cell office:value-type="float" office:value="5251000980" calcext:value-type="float">
            <text:p>5251000980</text:p>
          </table:table-cell>
          <table:table-cell office:value-type="float" office:value="1059823100000" calcext:value-type="float">
            <text:p>1059823100000</text:p>
          </table:table-cell>
          <table:table-cell office:value-type="string" calcext:value-type="string">
            <text:p>LENTZA 35</text:p>
          </table:table-cell>
          <table:table-cell office:value-type="string" calcext:value-type="string">
            <text:p>02-95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708924" calcext:value-type="float">
            <text:p>52.1708924</text:p>
          </table:table-cell>
          <table:table-cell office:value-type="float" office:value="21.0713992580323" calcext:value-type="float">
            <text:p>21.0713992580323</text:p>
          </table:table-cell>
          <table:table-cell table:formula="of:=VLOOKUP([.B319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MOKOTÓW"</text:p>
          </table:table-cell>
          <table:table-cell office:value-type="float" office:value="10365" calcext:value-type="float">
            <text:p>10365</text:p>
          </table:table-cell>
          <table:table-cell office:value-type="float" office:value="5250010746" calcext:value-type="float">
            <text:p>5250010746</text:p>
          </table:table-cell>
          <table:table-cell office:value-type="float" office:value="48974500000" calcext:value-type="float">
            <text:p>48974500000</text:p>
          </table:table-cell>
          <table:table-cell office:value-type="string" calcext:value-type="string">
            <text:p>UL. BALLADYNY 3C</text:p>
          </table:table-cell>
          <table:table-cell office:value-type="string" calcext:value-type="string">
            <text:p>02-553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20019185" calcext:value-type="float">
            <text:p>52.20019185</text:p>
          </table:table-cell>
          <table:table-cell office:value-type="float" office:value="21.0030638461886" calcext:value-type="float">
            <text:p>21.0030638461886</text:p>
          </table:table-cell>
          <table:table-cell table:formula="of:=VLOOKUP([.B320];[$Sheet2.A$1:.B$1048576];2;0)" office:value-type="string" office:string-value="Mokotów" calcext:value-type="string">
            <text:p>Mokotów</text:p>
          </table:table-cell>
        </table:table-row>
        <table:table-row table:style-name="ro1">
          <table:table-cell office:value-type="string" calcext:value-type="string">
            <text:p>SPÓŁDZIELNIA BUDOWLANO-MIESZKANIOWA STOKŁOSY</text:p>
          </table:table-cell>
          <table:table-cell office:value-type="float" office:value="10235" calcext:value-type="float">
            <text:p>10235</text:p>
          </table:table-cell>
          <table:table-cell office:value-type="float" office:value="5250011361" calcext:value-type="float">
            <text:p>5250011361</text:p>
          </table:table-cell>
          <table:table-cell office:value-type="float" office:value="1105238500000" calcext:value-type="float">
            <text:p>1105238500000</text:p>
          </table:table-cell>
          <table:table-cell office:value-type="string" calcext:value-type="string">
            <text:p>JASTRZĘBOWSKIEGO 22</text:p>
          </table:table-cell>
          <table:table-cell office:value-type="string" calcext:value-type="string">
            <text:p>02-78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9.05.2001</text:p>
          </table:table-cell>
          <table:table-cell office:value-type="float" office:value="52.1615872" calcext:value-type="float">
            <text:p>52.1615872</text:p>
          </table:table-cell>
          <table:table-cell office:value-type="float" office:value="21.0366294" calcext:value-type="float">
            <text:p>21.0366294</text:p>
          </table:table-cell>
          <table:table-cell table:formula="of:=VLOOKUP([.B321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WARSZAWSKA SPÓŁDZIELNIA MIESZKANIOWA "OCHOTA".</text:p>
          </table:table-cell>
          <table:table-cell office:value-type="float" office:value="5346" calcext:value-type="float">
            <text:p>5346</text:p>
          </table:table-cell>
          <table:table-cell office:value-type="float" office:value="5250006779" calcext:value-type="float">
            <text:p>5250006779</text:p>
          </table:table-cell>
          <table:table-cell office:value-type="float" office:value="49179400000" calcext:value-type="float">
            <text:p>49179400000</text:p>
          </table:table-cell>
          <table:table-cell office:value-type="string" calcext:value-type="string">
            <text:p>PRUSZKOWSKA 17, --</text:p>
          </table:table-cell>
          <table:table-cell office:value-type="string" calcext:value-type="string">
            <text:p>02-119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uregulowane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8.04.2001</text:p>
          </table:table-cell>
          <table:table-cell office:value-type="float" office:value="52.20129515" calcext:value-type="float">
            <text:p>52.20129515</text:p>
          </table:table-cell>
          <table:table-cell office:value-type="float" office:value="20.9784817969039" calcext:value-type="float">
            <text:p>20.9784817969039</text:p>
          </table:table-cell>
          <table:table-cell table:formula="of:=VLOOKUP([.B322];[$Sheet2.A$1:.B$1048576];2;0)" office:value-type="string" office:string-value="Ochota" calcext:value-type="string">
            <text:p>Ochota</text:p>
          </table:table-cell>
        </table:table-row>
        <table:table-row table:style-name="ro1">
          <table:table-cell office:value-type="string" calcext:value-type="string">
            <text:p>SPÓŁDZIELNIA BUDOWLANO-MIESZKANIOWA PRACOWNIKÓW SŁUŻBY ZDROWIA</text:p>
          </table:table-cell>
          <table:table-cell office:value-type="float" office:value="6969" calcext:value-type="float">
            <text:p>6969</text:p>
          </table:table-cell>
          <table:table-cell office:value-type="float" office:value="5251000721" calcext:value-type="float">
            <text:p>5251000721</text:p>
          </table:table-cell>
          <table:table-cell office:value-type="float" office:value="49082000000" calcext:value-type="float">
            <text:p>49082000000</text:p>
          </table:table-cell>
          <table:table-cell office:value-type="string" calcext:value-type="string">
            <text:p>BRAZYLIJSKA 6, 49</text:p>
          </table:table-cell>
          <table:table-cell office:value-type="string" calcext:value-type="string">
            <text:p>03-946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11.04.2001</text:p>
          </table:table-cell>
          <table:table-cell office:value-type="float" office:value="52.23066745" calcext:value-type="float">
            <text:p>52.23066745</text:p>
          </table:table-cell>
          <table:table-cell office:value-type="float" office:value="21.0633048840224" calcext:value-type="float">
            <text:p>21.0633048840224</text:p>
          </table:table-cell>
          <table:table-cell table:formula="of:=VLOOKUP([.B323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office:value-type="string" calcext:value-type="string">
            <text:p>SPÓŁDZIELNIA MIESZKANIOWA "OSIEDLE WILANÓW"</text:p>
          </table:table-cell>
          <table:table-cell office:value-type="float" office:value="6346" calcext:value-type="float">
            <text:p>6346</text:p>
          </table:table-cell>
          <table:table-cell office:value-type="float" office:value="5250006325" calcext:value-type="float">
            <text:p>5250006325</text:p>
          </table:table-cell>
          <table:table-cell office:value-type="float" office:value="1205720300000" calcext:value-type="float">
            <text:p>1205720300000</text:p>
          </table:table-cell>
          <table:table-cell office:value-type="string" calcext:value-type="string">
            <text:p>NIEMIROWSKA 1, 4</text:p>
          </table:table-cell>
          <table:table-cell office:value-type="string" calcext:value-type="string">
            <text:p>02-92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5.04.2001</text:p>
          </table:table-cell>
          <table:table-cell office:value-type="float" office:value="52.1756015" calcext:value-type="float">
            <text:p>52.1756015</text:p>
          </table:table-cell>
          <table:table-cell office:value-type="float" office:value="21.065039171296" calcext:value-type="float">
            <text:p>21.065039171296</text:p>
          </table:table-cell>
          <table:table-cell table:formula="of:=VLOOKUP([.B324];[$Sheet2.A$1:.B$1048576];2;0)" office:value-type="string" office:string-value="Wilanów" calcext:value-type="string">
            <text:p>Wilanów</text:p>
          </table:table-cell>
        </table:table-row>
        <table:table-row table:style-name="ro1">
          <table:table-cell office:value-type="string" calcext:value-type="string">
            <text:p>SPÓŁDZIELNIA MIESZKANIOWA "LAZUROWA"</text:p>
          </table:table-cell>
          <table:table-cell office:value-type="float" office:value="6022" calcext:value-type="float">
            <text:p>6022</text:p>
          </table:table-cell>
          <table:table-cell office:value-type="float" office:value="5250007106" calcext:value-type="float">
            <text:p>5250007106</text:p>
          </table:table-cell>
          <table:table-cell office:value-type="float" office:value="623278600000" calcext:value-type="float">
            <text:p>623278600000</text:p>
          </table:table-cell>
          <table:table-cell office:value-type="string" calcext:value-type="string">
            <text:p>ROZŁOGI 8</text:p>
          </table:table-cell>
          <table:table-cell office:value-type="string" calcext:value-type="string">
            <text:p>01-310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2393465" calcext:value-type="float">
            <text:p>52.22393465</text:p>
          </table:table-cell>
          <table:table-cell office:value-type="float" office:value="20.9004731804025" calcext:value-type="float">
            <text:p>20.9004731804025</text:p>
          </table:table-cell>
          <table:table-cell table:formula="of:=VLOOKUP([.B325];[$Sheet2.A$1:.B$1048576];2;0)" office:value-type="string" office:string-value="Bemowo" calcext:value-type="string">
            <text:p>Bemowo</text:p>
          </table:table-cell>
        </table:table-row>
        <table:table-row table:style-name="ro1">
          <table:table-cell office:value-type="string" calcext:value-type="string">
            <text:p>SPÓŁDZIELNIA MIESZKANIOWA "NA SKRAJU"</text:p>
          </table:table-cell>
          <table:table-cell office:value-type="float" office:value="5774" calcext:value-type="float">
            <text:p>5774</text:p>
          </table:table-cell>
          <table:table-cell office:value-type="float" office:value="5250011881" calcext:value-type="float">
            <text:p>5250011881</text:p>
          </table:table-cell>
          <table:table-cell office:value-type="float" office:value="1102074100000" calcext:value-type="float">
            <text:p>1102074100000</text:p>
          </table:table-cell>
          <table:table-cell office:value-type="string" calcext:value-type="string">
            <text:p>UL. STANISŁAWA KULCZYŃSKIEGO 14</text:p>
          </table:table-cell>
          <table:table-cell office:value-type="string" calcext:value-type="string">
            <text:p>02-777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1484833" calcext:value-type="float">
            <text:p>52.1484833</text:p>
          </table:table-cell>
          <table:table-cell office:value-type="float" office:value="21.0550839" calcext:value-type="float">
            <text:p>21.0550839</text:p>
          </table:table-cell>
          <table:table-cell table:formula="of:=VLOOKUP([.B326];[$Sheet2.A$1:.B$1048576];2;0)" office:value-type="string" office:string-value="Ursynów" calcext:value-type="string">
            <text:p>Ursynów</text:p>
          </table:table-cell>
        </table:table-row>
        <table:table-row table:style-name="ro1">
          <table:table-cell office:value-type="string" calcext:value-type="string">
            <text:p>SPÓŁDZIELNIA MIESZKANIOWA "OSIEDLE MŁODYCH"</text:p>
          </table:table-cell>
          <table:table-cell office:value-type="float" office:value="5530" calcext:value-type="float">
            <text:p>5530</text:p>
          </table:table-cell>
          <table:table-cell office:value-type="float" office:value="5250011622" calcext:value-type="float">
            <text:p>5250011622</text:p>
          </table:table-cell>
          <table:table-cell office:value-type="float" office:value="48980500000" calcext:value-type="float">
            <text:p>48980500000</text:p>
          </table:table-cell>
          <table:table-cell office:value-type="string" calcext:value-type="string">
            <text:p>GRENADIERÓW 21</text:p>
          </table:table-cell>
          <table:table-cell office:value-type="string" calcext:value-type="string">
            <text:p>04-052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office:value-type="string" calcext:value-type="string">
            <text:p>04.04.2001</text:p>
          </table:table-cell>
          <table:table-cell office:value-type="float" office:value="52.2389545" calcext:value-type="float">
            <text:p>52.2389545</text:p>
          </table:table-cell>
          <table:table-cell office:value-type="float" office:value="21.0841389342501" calcext:value-type="float">
            <text:p>21.0841389342501</text:p>
          </table:table-cell>
          <table:table-cell table:formula="of:=VLOOKUP([.B327];[$Sheet2.A$1:.B$1048576];2;0)" office:value-type="string" office:string-value="Praga-Południe" calcext:value-type="string">
            <text:p>Praga-Południe</text:p>
          </table:table-cell>
        </table:table-row>
        <table:table-row table:style-name="ro1">
          <table:table-cell table:style-name="ce1" office:value-type="string" calcext:value-type="string">
            <text:p>SPÓŁDZIELNIA MIESZKANIOWA IM. GEN. JÓZEFA SOWIŃSKIEGO</text:p>
          </table:table-cell>
          <table:table-cell table:style-name="ce1" office:value-type="float" office:value="125168" calcext:value-type="float">
            <text:p>125168</text:p>
          </table:table-cell>
          <table:table-cell/>
          <table:table-cell table:style-name="ce1" office:value-type="float" office:value="1211538900000" calcext:value-type="float">
            <text:p>1211538900000</text:p>
          </table:table-cell>
          <table:table-cell table:style-name="ce1" office:value-type="string" calcext:value-type="string">
            <text:p>REDUTOWA 50</text:p>
          </table:table-cell>
          <table:table-cell office:value-type="string" calcext:value-type="string">
            <text:p>01-131</text:p>
          </table:table-cell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 table:style-name="ce1" office:value-type="string" calcext:value-type="string">
            <text:p>30.07.2002</text:p>
          </table:table-cell>
          <table:table-cell table:style-name="ce1" office:value-type="float" office:value="52.23487015" calcext:value-type="float">
            <text:p>52.23487015</text:p>
          </table:table-cell>
          <table:table-cell table:style-name="ce2" office:value-type="float" office:value="20.9413563360411" calcext:value-type="float">
            <text:p>20.9413563360411</text:p>
          </table:table-cell>
          <table:table-cell table:formula="of:=VLOOKUP([.B328];[$Sheet2.A$1:.B$1048576];2;0)" office:value-type="string" office:string-value="Wola" calcext:value-type="string">
            <text:p>Wola</text:p>
          </table:table-cell>
        </table:table-row>
        <table:table-row table:style-name="ro1">
          <table:table-cell office:value-type="string" calcext:value-type="string">
            <text:p>SPÓŁDZIELNIA BUDOWLANO-MIESZKANIOWA " SPÓŁDZIELCÓW PRACY "</text:p>
          </table:table-cell>
          <table:table-cell office:value-type="float" office:value="6144" calcext:value-type="float">
            <text:p>6144</text:p>
          </table:table-cell>
          <table:table-cell office:value-type="float" office:value="5251000951" calcext:value-type="float">
            <text:p>525100095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3414" calcext:value-type="float">
            <text:p>52.2253414</text:p>
          </table:table-cell>
          <table:table-cell office:value-type="float" office:value="21.05936" calcext:value-type="float">
            <text:p>21.0593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GRÓDEK"</text:p>
          </table:table-cell>
          <table:table-cell office:value-type="float" office:value="11811" calcext:value-type="float">
            <text:p>11811</text:p>
          </table:table-cell>
          <table:table-cell office:value-type="float" office:value="5211580818" calcext:value-type="float">
            <text:p>521158081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6458" calcext:value-type="float">
            <text:p>52.20426458</text:p>
          </table:table-cell>
          <table:table-cell office:value-type="float" office:value="21.01347954" calcext:value-type="float">
            <text:p>21.01347954</text:p>
          </table:table-cell>
          <table:table-cell/>
        </table:table-row>
        <table:table-row table:style-name="ro1">
          <table:table-cell office:value-type="string" calcext:value-type="string">
            <text:p>SPÓŁDZIELNIA MIESZKANIOWA SGH</text:p>
          </table:table-cell>
          <table:table-cell office:value-type="float" office:value="12299" calcext:value-type="float">
            <text:p>12299</text:p>
          </table:table-cell>
          <table:table-cell office:value-type="float" office:value="5250012389" calcext:value-type="float">
            <text:p>525001238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347545" calcext:value-type="float">
            <text:p>52.15347545</text:p>
          </table:table-cell>
          <table:table-cell office:value-type="float" office:value="21.0568621282371" calcext:value-type="float">
            <text:p>21.0568621282371</text:p>
          </table:table-cell>
          <table:table-cell/>
        </table:table-row>
        <table:table-row table:style-name="ro1">
          <table:table-cell office:value-type="string" calcext:value-type="string">
            <text:p>SPÓŁDZIELNIA MIESZKANIOWA IM. A. MICKIEWICZA W WARSZAWIE</text:p>
          </table:table-cell>
          <table:table-cell office:value-type="float" office:value="14304" calcext:value-type="float">
            <text:p>14304</text:p>
          </table:table-cell>
          <table:table-cell office:value-type="float" office:value="5251000299" calcext:value-type="float">
            <text:p>525100029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03887" calcext:value-type="float">
            <text:p>52.2703887</text:p>
          </table:table-cell>
          <table:table-cell office:value-type="float" office:value="20.9855104" calcext:value-type="float">
            <text:p>20.9855104</text:p>
          </table:table-cell>
          <table:table-cell/>
        </table:table-row>
        <table:table-row table:style-name="ro1">
          <table:table-cell office:value-type="string" calcext:value-type="string">
            <text:p>PIERWSZA WOJSKOWA SPÓŁDZIELNIA MIESZKANIOWA</text:p>
          </table:table-cell>
          <table:table-cell office:value-type="float" office:value="16736" calcext:value-type="float">
            <text:p>16736</text:p>
          </table:table-cell>
          <table:table-cell office:value-type="float" office:value="5250011390" calcext:value-type="float">
            <text:p>525001139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25475" calcext:value-type="float">
            <text:p>52.24325475</text:p>
          </table:table-cell>
          <table:table-cell office:value-type="float" office:value="20.9800345856454" calcext:value-type="float">
            <text:p>20.9800345856454</text:p>
          </table:table-cell>
          <table:table-cell/>
        </table:table-row>
        <table:table-row table:style-name="ro1">
          <table:table-cell office:value-type="string" calcext:value-type="string">
            <text:p>MŁODZIEŻOWA SPÓŁDZIELNIA MIESZKANIOWA "MINIBUD"</text:p>
          </table:table-cell>
          <table:table-cell office:value-type="float" office:value="20535" calcext:value-type="float">
            <text:p>20535</text:p>
          </table:table-cell>
          <table:table-cell office:value-type="float" office:value="1180136025" calcext:value-type="float">
            <text:p>118013602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7794" calcext:value-type="float">
            <text:p>52.2397794</text:p>
          </table:table-cell>
          <table:table-cell office:value-type="float" office:value="21.1246041683209" calcext:value-type="float">
            <text:p>21.1246041683209</text:p>
          </table:table-cell>
          <table:table-cell/>
        </table:table-row>
        <table:table-row table:style-name="ro1">
          <table:table-cell office:value-type="string" calcext:value-type="string">
            <text:p>SPÓŁDZIELNIA MIESZKANIOWA LOKATORSKO-WŁASNOŚCIOWA "MŁODA RODZINA"</text:p>
          </table:table-cell>
          <table:table-cell office:value-type="float" office:value="21185" calcext:value-type="float">
            <text:p>21185</text:p>
          </table:table-cell>
          <table:table-cell office:value-type="float" office:value="5271119402" calcext:value-type="float">
            <text:p>527111940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088" calcext:value-type="float">
            <text:p>52.130088</text:p>
          </table:table-cell>
          <table:table-cell office:value-type="float" office:value="21.0771200385784" calcext:value-type="float">
            <text:p>21.0771200385784</text:p>
          </table:table-cell>
          <table:table-cell/>
        </table:table-row>
        <table:table-row table:style-name="ro1">
          <table:table-cell office:value-type="string" calcext:value-type="string">
            <text:p>SPÓŁDZIELNIA MIESZKANIOWA BONIFACEGO 86</text:p>
          </table:table-cell>
          <table:table-cell office:value-type="float" office:value="24196" calcext:value-type="float">
            <text:p>24196</text:p>
          </table:table-cell>
          <table:table-cell office:value-type="float" office:value="5211033536" calcext:value-type="float">
            <text:p>521103353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49401" calcext:value-type="float">
            <text:p>52.1849401</text:p>
          </table:table-cell>
          <table:table-cell office:value-type="float" office:value="21.0614622713835" calcext:value-type="float">
            <text:p>21.0614622713835</text:p>
          </table:table-cell>
          <table:table-cell/>
        </table:table-row>
        <table:table-row table:style-name="ro1">
          <table:table-cell office:value-type="string" calcext:value-type="string">
            <text:p>SPÓŁDZIELNIA BUDOWNICTWA MIESZKANIOWEGO "TARAS"</text:p>
          </table:table-cell>
          <table:table-cell office:value-type="float" office:value="24277" calcext:value-type="float">
            <text:p>24277</text:p>
          </table:table-cell>
          <table:table-cell office:value-type="float" office:value="1132310927" calcext:value-type="float">
            <text:p>113231092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8739" calcext:value-type="float">
            <text:p>52.2408739</text:p>
          </table:table-cell>
          <table:table-cell office:value-type="float" office:value="21.1166649" calcext:value-type="float">
            <text:p>21.1166649</text:p>
          </table:table-cell>
          <table:table-cell/>
        </table:table-row>
        <table:table-row table:style-name="ro1">
          <table:table-cell office:value-type="string" calcext:value-type="string">
            <text:p>SPÓŁDZIELNIA MIESZKANIOWO-BUDOWLANA "SPOŁEM"</text:p>
          </table:table-cell>
          <table:table-cell office:value-type="float" office:value="24541" calcext:value-type="float">
            <text:p>24541</text:p>
          </table:table-cell>
          <table:table-cell office:value-type="float" office:value="5251000425" calcext:value-type="float">
            <text:p>525100042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22465" calcext:value-type="float">
            <text:p>52.20422465</text:p>
          </table:table-cell>
          <table:table-cell office:value-type="float" office:value="21.0196954019983" calcext:value-type="float">
            <text:p>21.019695401998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EKONOMICZNA"</text:p>
          </table:table-cell>
          <table:table-cell office:value-type="float" office:value="24872" calcext:value-type="float">
            <text:p>24872</text:p>
          </table:table-cell>
          <table:table-cell office:value-type="float" office:value="5250007129" calcext:value-type="float">
            <text:p>52500071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46247" calcext:value-type="float">
            <text:p>52.2546247</text:p>
          </table:table-cell>
          <table:table-cell office:value-type="float" office:value="21.0397064" calcext:value-type="float">
            <text:p>21.0397064</text:p>
          </table:table-cell>
          <table:table-cell/>
        </table:table-row>
        <table:table-row table:style-name="ro1">
          <table:table-cell office:value-type="string" calcext:value-type="string">
            <text:p>SPÓŁDZIELNIA BUDOWLANO- MIESZKANIOWA "STOLICA"</text:p>
          </table:table-cell>
          <table:table-cell office:value-type="float" office:value="27158" calcext:value-type="float">
            <text:p>27158</text:p>
          </table:table-cell>
          <table:table-cell office:value-type="float" office:value="5262109120" calcext:value-type="float">
            <text:p>526210912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074" calcext:value-type="float">
            <text:p>52.2258074</text:p>
          </table:table-cell>
          <table:table-cell office:value-type="float" office:value="21.0079189" calcext:value-type="float">
            <text:p>21.0079189</text:p>
          </table:table-cell>
          <table:table-cell/>
        </table:table-row>
        <table:table-row table:style-name="ro1">
          <table:table-cell office:value-type="string" calcext:value-type="string">
            <text:p>SPÓŁDZIELNIA BUDOWLANO MIESZKANIOWA "CEPELIANKA"</text:p>
          </table:table-cell>
          <table:table-cell office:value-type="float" office:value="32661" calcext:value-type="float">
            <text:p>32661</text:p>
          </table:table-cell>
          <table:table-cell office:value-type="float" office:value="5251000419" calcext:value-type="float">
            <text:p>525100041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65495" calcext:value-type="float">
            <text:p>52.20165495</text:p>
          </table:table-cell>
          <table:table-cell office:value-type="float" office:value="21.0230719726583" calcext:value-type="float">
            <text:p>21.0230719726583</text:p>
          </table:table-cell>
          <table:table-cell/>
        </table:table-row>
        <table:table-row table:style-name="ro1">
          <table:table-cell office:value-type="string" calcext:value-type="string">
            <text:p>SPÓŁDZIELNIA "WOLA"</text:p>
          </table:table-cell>
          <table:table-cell office:value-type="float" office:value="36462" calcext:value-type="float">
            <text:p>36462</text:p>
          </table:table-cell>
          <table:table-cell office:value-type="float" office:value="5250002273" calcext:value-type="float">
            <text:p>525000227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228" calcext:value-type="float">
            <text:p>52.2338228</text:p>
          </table:table-cell>
          <table:table-cell office:value-type="float" office:value="20.985625" calcext:value-type="float">
            <text:p>20.98562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EKOLOG"</text:p>
          </table:table-cell>
          <table:table-cell office:value-type="float" office:value="37558" calcext:value-type="float">
            <text:p>37558</text:p>
          </table:table-cell>
          <table:table-cell office:value-type="float" office:value="1131459751" calcext:value-type="float">
            <text:p>113145975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2196" calcext:value-type="float">
            <text:p>52.2402196</text:p>
          </table:table-cell>
          <table:table-cell office:value-type="float" office:value="21.0767881674347" calcext:value-type="float">
            <text:p>21.0767881674347</text:p>
          </table:table-cell>
          <table:table-cell/>
        </table:table-row>
        <table:table-row table:style-name="ro1">
          <table:table-cell office:value-type="string" calcext:value-type="string">
            <text:p>PRACOWNICZA SPÓŁDZIELNIA MIESZKANIOWA "ENERGIA"</text:p>
          </table:table-cell>
          <table:table-cell office:value-type="float" office:value="41184" calcext:value-type="float">
            <text:p>41184</text:p>
          </table:table-cell>
          <table:table-cell office:value-type="float" office:value="5250007075" calcext:value-type="float">
            <text:p>525000707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225885" calcext:value-type="float">
            <text:p>52.3225885</text:p>
          </table:table-cell>
          <table:table-cell office:value-type="float" office:value="20.9497973" calcext:value-type="float">
            <text:p>20.949797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ALEJE JEROZOLIMSKIE"</text:p>
          </table:table-cell>
          <table:table-cell office:value-type="float" office:value="47340" calcext:value-type="float">
            <text:p>47340</text:p>
          </table:table-cell>
          <table:table-cell office:value-type="float" office:value="5250011987" calcext:value-type="float">
            <text:p>525001198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9868" calcext:value-type="float">
            <text:p>52.2269868</text:p>
          </table:table-cell>
          <table:table-cell office:value-type="float" office:value="20.9995163" calcext:value-type="float">
            <text:p>20.999516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PEWUTE"</text:p>
          </table:table-cell>
          <table:table-cell office:value-type="float" office:value="49242" calcext:value-type="float">
            <text:p>49242</text:p>
          </table:table-cell>
          <table:table-cell office:value-type="float" office:value="5251642230" calcext:value-type="float">
            <text:p>525164223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275875" calcext:value-type="float">
            <text:p>52.27275875</text:p>
          </table:table-cell>
          <table:table-cell office:value-type="float" office:value="20.9842036003763" calcext:value-type="float">
            <text:p>20.9842036003763</text:p>
          </table:table-cell>
          <table:table-cell/>
        </table:table-row>
        <table:table-row table:style-name="ro1">
          <table:table-cell office:value-type="string" calcext:value-type="string">
            <text:p>WŁASNOŚCIOWA SPÓŁDZIELNIA MIESZKANIOWA "WSPÓLNY CEL"</text:p>
          </table:table-cell>
          <table:table-cell office:value-type="float" office:value="53046" calcext:value-type="float">
            <text:p>53046</text:p>
          </table:table-cell>
          <table:table-cell office:value-type="float" office:value="5251000483" calcext:value-type="float">
            <text:p>525100048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6809" calcext:value-type="float">
            <text:p>52.2286809</text:p>
          </table:table-cell>
          <table:table-cell office:value-type="float" office:value="21.015369627082" calcext:value-type="float">
            <text:p>21.01536962708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ALTUS"</text:p>
          </table:table-cell>
          <table:table-cell office:value-type="float" office:value="53056" calcext:value-type="float">
            <text:p>53056</text:p>
          </table:table-cell>
          <table:table-cell office:value-type="float" office:value="5251000885" calcext:value-type="float">
            <text:p>525100088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06028" calcext:value-type="float">
            <text:p>52.1306028</text:p>
          </table:table-cell>
          <table:table-cell office:value-type="float" office:value="21.061528811767" calcext:value-type="float">
            <text:p>21.061528811767</text:p>
          </table:table-cell>
          <table:table-cell/>
        </table:table-row>
        <table:table-row table:style-name="ro1">
          <table:table-cell office:value-type="string" calcext:value-type="string">
            <text:p>SPÓŁDZIELNIA MIESZKANIOWA "ANEMON"</text:p>
          </table:table-cell>
          <table:table-cell office:value-type="float" office:value="55607" calcext:value-type="float">
            <text:p>55607</text:p>
          </table:table-cell>
          <table:table-cell office:value-type="float" office:value="5272304840" calcext:value-type="float">
            <text:p>527230484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41645" calcext:value-type="float">
            <text:p>52.25341645</text:p>
          </table:table-cell>
          <table:table-cell office:value-type="float" office:value="21.0412383785867" calcext:value-type="float">
            <text:p>21.0412383785867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DOMY SPÓŁDZIELCZE"</text:p>
          </table:table-cell>
          <table:table-cell office:value-type="float" office:value="56285" calcext:value-type="float">
            <text:p>56285</text:p>
          </table:table-cell>
          <table:table-cell office:value-type="float" office:value="5250006940" calcext:value-type="float">
            <text:p>525000694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2889" calcext:value-type="float">
            <text:p>52.2352889</text:p>
          </table:table-cell>
          <table:table-cell office:value-type="float" office:value="21.0346607225922" calcext:value-type="float">
            <text:p>21.0346607225922</text:p>
          </table:table-cell>
          <table:table-cell/>
        </table:table-row>
        <table:table-row table:style-name="ro1">
          <table:table-cell office:value-type="string" calcext:value-type="string">
            <text:p>PROFESORSKA SPÓŁDZIELNIA BUDOWLANO-MIESZKANIOWA "BRZOZOWA"</text:p>
          </table:table-cell>
          <table:table-cell office:value-type="float" office:value="57093" calcext:value-type="float">
            <text:p>57093</text:p>
          </table:table-cell>
          <table:table-cell office:value-type="float" office:value="5251917655" calcext:value-type="float">
            <text:p>525191765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6055" calcext:value-type="float">
            <text:p>52.2506055</text:p>
          </table:table-cell>
          <table:table-cell office:value-type="float" office:value="21.0133431" calcext:value-type="float">
            <text:p>21.0133431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RÓWNOŚĆ"</text:p>
          </table:table-cell>
          <table:table-cell office:value-type="float" office:value="58758" calcext:value-type="float">
            <text:p>58758</text:p>
          </table:table-cell>
          <table:table-cell office:value-type="float" office:value="5250012202" calcext:value-type="float">
            <text:p>525001220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4665" calcext:value-type="float">
            <text:p>52.2294665</text:p>
          </table:table-cell>
          <table:table-cell office:value-type="float" office:value="20.9996784" calcext:value-type="float">
            <text:p>20.9996784</text:p>
          </table:table-cell>
          <table:table-cell/>
        </table:table-row>
        <table:table-row table:style-name="ro1">
          <table:table-cell office:value-type="string" calcext:value-type="string">
            <text:p>SPÓŁDZIELNIA MIESZKANIOWA PRZY POLSKIEJ AKADEMII NAUK</text:p>
          </table:table-cell>
          <table:table-cell office:value-type="float" office:value="58812" calcext:value-type="float">
            <text:p>58812</text:p>
          </table:table-cell>
          <table:table-cell office:value-type="float" office:value="5261705469" calcext:value-type="float">
            <text:p>526170546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4870166667" calcext:value-type="float">
            <text:p>52.2214870166667</text:p>
          </table:table-cell>
          <table:table-cell office:value-type="float" office:value="20.9816898833333" calcext:value-type="float">
            <text:p>20.9816898833333</text:p>
          </table:table-cell>
          <table:table-cell/>
        </table:table-row>
        <table:table-row table:style-name="ro1">
          <table:table-cell office:value-type="string" calcext:value-type="string">
            <text:p>SPÓŁDZIELNIA MIESZKANIOWA PRZY SZKOLE GŁÓWNEJ GOSPODARSTWA WIEJSKIEGO</text:p>
          </table:table-cell>
          <table:table-cell office:value-type="float" office:value="58856" calcext:value-type="float">
            <text:p>58856</text:p>
          </table:table-cell>
          <table:table-cell office:value-type="float" office:value="5250013029" calcext:value-type="float">
            <text:p>52500130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544555" calcext:value-type="float">
            <text:p>52.13544555</text:p>
          </table:table-cell>
          <table:table-cell office:value-type="float" office:value="21.0605572522152" calcext:value-type="float">
            <text:p>21.060557252215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OLNA"</text:p>
          </table:table-cell>
          <table:table-cell office:value-type="float" office:value="61327" calcext:value-type="float">
            <text:p>61327</text:p>
          </table:table-cell>
          <table:table-cell office:value-type="float" office:value="5250006360" calcext:value-type="float">
            <text:p>525000636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7541" calcext:value-type="float">
            <text:p>52.2197541</text:p>
          </table:table-cell>
          <table:table-cell office:value-type="float" office:value="21.0130158" calcext:value-type="float">
            <text:p>21.0130158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KOLBIT" WARSZAWA</text:p>
          </table:table-cell>
          <table:table-cell office:value-type="float" office:value="62550" calcext:value-type="float">
            <text:p>62550</text:p>
          </table:table-cell>
          <table:table-cell office:value-type="float" office:value="1131308325" calcext:value-type="float">
            <text:p>113130832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07525" calcext:value-type="float">
            <text:p>52.24807525</text:p>
          </table:table-cell>
          <table:table-cell office:value-type="float" office:value="21.1023940110408" calcext:value-type="float">
            <text:p>21.1023940110408</text:p>
          </table:table-cell>
          <table:table-cell/>
        </table:table-row>
        <table:table-row table:style-name="ro1">
          <table:table-cell office:value-type="string" calcext:value-type="string">
            <text:p>MIĘDZYZAKŁADOWA SPÓŁDZIELNIA MIESZKANIOWA "NOWY DOM 82"</text:p>
          </table:table-cell>
          <table:table-cell office:value-type="float" office:value="63049" calcext:value-type="float">
            <text:p>63049</text:p>
          </table:table-cell>
          <table:table-cell office:value-type="float" office:value="5250012219" calcext:value-type="float">
            <text:p>525001221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2689" calcext:value-type="float">
            <text:p>52.2502689</text:p>
          </table:table-cell>
          <table:table-cell office:value-type="float" office:value="21.0401945220918" calcext:value-type="float">
            <text:p>21.0401945220918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ADAMPOLSKA"</text:p>
          </table:table-cell>
          <table:table-cell office:value-type="float" office:value="68823" calcext:value-type="float">
            <text:p>68823</text:p>
          </table:table-cell>
          <table:table-cell office:value-type="float" office:value="5250012053" calcext:value-type="float">
            <text:p>525001205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6493" calcext:value-type="float">
            <text:p>52.2386493</text:p>
          </table:table-cell>
          <table:table-cell office:value-type="float" office:value="21.0571533" calcext:value-type="float">
            <text:p>21.057153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CONCORDIA"</text:p>
          </table:table-cell>
          <table:table-cell office:value-type="float" office:value="68975" calcext:value-type="float">
            <text:p>68975</text:p>
          </table:table-cell>
          <table:table-cell office:value-type="float" office:value="5251001092" calcext:value-type="float">
            <text:p>525100109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3775" calcext:value-type="float">
            <text:p>52.2063775</text:p>
          </table:table-cell>
          <table:table-cell office:value-type="float" office:value="21.0180902535999" calcext:value-type="float">
            <text:p>21.0180902535999</text:p>
          </table:table-cell>
          <table:table-cell/>
        </table:table-row>
        <table:table-row table:style-name="ro1">
          <table:table-cell office:value-type="string" calcext:value-type="string">
            <text:p>SPÓŁDZIELCZE STOWARZYSZENIE BUDOWLANO-MIESZKANIOWE URZĘDNIKÓW PAŃSTWOWYCH</text:p>
          </table:table-cell>
          <table:table-cell office:value-type="float" office:value="70181" calcext:value-type="float">
            <text:p>70181</text:p>
          </table:table-cell>
          <table:table-cell office:value-type="float" office:value="5251000342" calcext:value-type="float">
            <text:p>525100034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112385" calcext:value-type="float">
            <text:p>52.27112385</text:p>
          </table:table-cell>
          <table:table-cell office:value-type="float" office:value="20.9773111456408" calcext:value-type="float">
            <text:p>20.9773111456408</text:p>
          </table:table-cell>
          <table:table-cell/>
        </table:table-row>
        <table:table-row table:style-name="ro1">
          <table:table-cell office:value-type="string" calcext:value-type="string">
            <text:p>SPÓŁDZIELNIA MIESZKANIOWA "ODRODZENIE"</text:p>
          </table:table-cell>
          <table:table-cell office:value-type="float" office:value="73971" calcext:value-type="float">
            <text:p>73971</text:p>
          </table:table-cell>
          <table:table-cell office:value-type="float" office:value="5211271661" calcext:value-type="float">
            <text:p>521127166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589805" calcext:value-type="float">
            <text:p>52.20589805</text:p>
          </table:table-cell>
          <table:table-cell office:value-type="float" office:value="21.0025915511351" calcext:value-type="float">
            <text:p>21.0025915511351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EMHAZET"</text:p>
          </table:table-cell>
          <table:table-cell office:value-type="float" office:value="75645" calcext:value-type="float">
            <text:p>75645</text:p>
          </table:table-cell>
          <table:table-cell office:value-type="float" office:value="5251000595" calcext:value-type="float">
            <text:p>525100059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65185" calcext:value-type="float">
            <text:p>52.20465185</text:p>
          </table:table-cell>
          <table:table-cell office:value-type="float" office:value="21.0241795919553" calcext:value-type="float">
            <text:p>21.0241795919553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DOMEKO"</text:p>
          </table:table-cell>
          <table:table-cell office:value-type="float" office:value="76535" calcext:value-type="float">
            <text:p>76535</text:p>
          </table:table-cell>
          <table:table-cell office:value-type="float" office:value="5251000709" calcext:value-type="float">
            <text:p>525100070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75185" calcext:value-type="float">
            <text:p>52.24275185</text:p>
          </table:table-cell>
          <table:table-cell office:value-type="float" office:value="20.9108426760509" calcext:value-type="float">
            <text:p>20.9108426760509</text:p>
          </table:table-cell>
          <table:table-cell/>
        </table:table-row>
        <table:table-row table:style-name="ro1">
          <table:table-cell office:value-type="string" calcext:value-type="string">
            <text:p>SPÓŁDZIELNIA MIESZKANIOWA "WRZOS-URSUS"</text:p>
          </table:table-cell>
          <table:table-cell office:value-type="float" office:value="79638" calcext:value-type="float">
            <text:p>79638</text:p>
          </table:table-cell>
          <table:table-cell office:value-type="float" office:value="5251000632" calcext:value-type="float">
            <text:p>525100063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67895" calcext:value-type="float">
            <text:p>52.1967895</text:p>
          </table:table-cell>
          <table:table-cell office:value-type="float" office:value="20.872414994023" calcext:value-type="float">
            <text:p>20.87241499402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NAD FOSĄ"</text:p>
          </table:table-cell>
          <table:table-cell office:value-type="float" office:value="82573" calcext:value-type="float">
            <text:p>82573</text:p>
          </table:table-cell>
          <table:table-cell office:value-type="float" office:value="5251000276" calcext:value-type="float">
            <text:p>525100027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98898" calcext:value-type="float">
            <text:p>52.1898898</text:p>
          </table:table-cell>
          <table:table-cell office:value-type="float" office:value="21.0548835" calcext:value-type="float">
            <text:p>21.0548835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ZJEDNOCZENIE" W WARSZAWIE</text:p>
          </table:table-cell>
          <table:table-cell office:value-type="float" office:value="82585" calcext:value-type="float">
            <text:p>82585</text:p>
          </table:table-cell>
          <table:table-cell office:value-type="float" office:value="5250012768" calcext:value-type="float">
            <text:p>525001276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638" calcext:value-type="float">
            <text:p>52.2364638</text:p>
          </table:table-cell>
          <table:table-cell office:value-type="float" office:value="21.0310616" calcext:value-type="float">
            <text:p>21.031061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NASZE MIESZKANIE"</text:p>
          </table:table-cell>
          <table:table-cell office:value-type="float" office:value="85896" calcext:value-type="float">
            <text:p>85896</text:p>
          </table:table-cell>
          <table:table-cell office:value-type="float" office:value="5250006265" calcext:value-type="float">
            <text:p>525000626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7893" calcext:value-type="float">
            <text:p>52.2347893</text:p>
          </table:table-cell>
          <table:table-cell office:value-type="float" office:value="21.0184223" calcext:value-type="float">
            <text:p>21.018422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EGAWAT"</text:p>
          </table:table-cell>
          <table:table-cell office:value-type="float" office:value="88696" calcext:value-type="float">
            <text:p>88696</text:p>
          </table:table-cell>
          <table:table-cell office:value-type="float" office:value="5271223571" calcext:value-type="float">
            <text:p>527122357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208895" calcext:value-type="float">
            <text:p>52.23208895</text:p>
          </table:table-cell>
          <table:table-cell office:value-type="float" office:value="20.9606029801664" calcext:value-type="float">
            <text:p>20.9606029801664</text:p>
          </table:table-cell>
          <table:table-cell/>
        </table:table-row>
        <table:table-row table:style-name="ro1">
          <table:table-cell office:value-type="string" calcext:value-type="string">
            <text:p>PIERWSZA SPÓŁDZIELNIA BUDOWLANO-MIESZKANIOWA PRACOWNIKÓW I EMERYTÓW NAJWYŻSZEJ IZBY KONTROLI W WARSZAWIE</text:p>
          </table:table-cell>
          <table:table-cell office:value-type="float" office:value="89055" calcext:value-type="float">
            <text:p>89055</text:p>
          </table:table-cell>
          <table:table-cell office:value-type="float" office:value="5250012231" calcext:value-type="float">
            <text:p>525001223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0142" calcext:value-type="float">
            <text:p>52.2190142</text:p>
          </table:table-cell>
          <table:table-cell office:value-type="float" office:value="20.9886552" calcext:value-type="float">
            <text:p>20.9886552</text:p>
          </table:table-cell>
          <table:table-cell/>
        </table:table-row>
        <table:table-row table:style-name="ro1">
          <table:table-cell office:value-type="string" calcext:value-type="string">
            <text:p>MIĘDZYZAKŁADOWA SPÓŁDZIELNIA MIESZKANIOWA "WARSZAWSCY BUDOWLANI"</text:p>
          </table:table-cell>
          <table:table-cell office:value-type="float" office:value="93131" calcext:value-type="float">
            <text:p>93131</text:p>
          </table:table-cell>
          <table:table-cell office:value-type="float" office:value="5250010019" calcext:value-type="float">
            <text:p>525001001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1063" calcext:value-type="float">
            <text:p>52.2441063</text:p>
          </table:table-cell>
          <table:table-cell office:value-type="float" office:value="20.9212900226194" calcext:value-type="float">
            <text:p>20.9212900226194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ZARE DOMY"</text:p>
          </table:table-cell>
          <table:table-cell office:value-type="float" office:value="93164" calcext:value-type="float">
            <text:p>93164</text:p>
          </table:table-cell>
          <table:table-cell office:value-type="float" office:value="5250006868" calcext:value-type="float">
            <text:p>525000686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79365" calcext:value-type="float">
            <text:p>52.20479365</text:p>
          </table:table-cell>
          <table:table-cell office:value-type="float" office:value="21.0031124759086" calcext:value-type="float">
            <text:p>21.003112475908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GRZYBÓW"</text:p>
          </table:table-cell>
          <table:table-cell office:value-type="float" office:value="94328" calcext:value-type="float">
            <text:p>94328</text:p>
          </table:table-cell>
          <table:table-cell office:value-type="float" office:value="5252309662" calcext:value-type="float">
            <text:p>52523096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8785" calcext:value-type="float">
            <text:p>52.2368785</text:p>
          </table:table-cell>
          <table:table-cell office:value-type="float" office:value="21.0030198" calcext:value-type="float">
            <text:p>21.0030198</text:p>
          </table:table-cell>
          <table:table-cell/>
        </table:table-row>
        <table:table-row table:style-name="ro1">
          <table:table-cell office:value-type="string" calcext:value-type="string">
            <text:p>SPÓŁDZIELNIA MIESZKANIOWA "HORTENSJA"</text:p>
          </table:table-cell>
          <table:table-cell office:value-type="float" office:value="94375" calcext:value-type="float">
            <text:p>94375</text:p>
          </table:table-cell>
          <table:table-cell office:value-type="float" office:value="5251000684" calcext:value-type="float">
            <text:p>525100068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918" calcext:value-type="float">
            <text:p>52.234918</text:p>
          </table:table-cell>
          <table:table-cell office:value-type="float" office:value="21.0159406" calcext:value-type="float">
            <text:p>21.015940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3 MAJA"</text:p>
          </table:table-cell>
          <table:table-cell office:value-type="float" office:value="96755" calcext:value-type="float">
            <text:p>96755</text:p>
          </table:table-cell>
          <table:table-cell office:value-type="float" office:value="5250012165" calcext:value-type="float">
            <text:p>525001216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9973" calcext:value-type="float">
            <text:p>52.2339973</text:p>
          </table:table-cell>
          <table:table-cell office:value-type="float" office:value="21.0333657825256" calcext:value-type="float">
            <text:p>21.0333657825256</text:p>
          </table:table-cell>
          <table:table-cell/>
        </table:table-row>
        <table:table-row table:style-name="ro1">
          <table:table-cell office:value-type="string" calcext:value-type="string">
            <text:p>SPÓŁDZIELNIA POMOCY W BUDOWNICTWIE JEDNORODZINNYM "WIEŻA"</text:p>
          </table:table-cell>
          <table:table-cell office:value-type="float" office:value="96835" calcext:value-type="float">
            <text:p>96835</text:p>
          </table:table-cell>
          <table:table-cell office:value-type="float" office:value="1181630543" calcext:value-type="float">
            <text:p>118163054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515965" calcext:value-type="float">
            <text:p>52.27515965</text:p>
          </table:table-cell>
          <table:table-cell office:value-type="float" office:value="20.9069318" calcext:value-type="float">
            <text:p>20.9069318</text:p>
          </table:table-cell>
          <table:table-cell/>
        </table:table-row>
        <table:table-row table:style-name="ro1">
          <table:table-cell office:value-type="string" calcext:value-type="string">
            <text:p>SPÓŁDZIELNIA DOMÓW JEDNORODZINNYCH "KU WIŚLE"</text:p>
          </table:table-cell>
          <table:table-cell office:value-type="float" office:value="99929" calcext:value-type="float">
            <text:p>99929</text:p>
          </table:table-cell>
          <table:table-cell office:value-type="float" office:value="5251000371" calcext:value-type="float">
            <text:p>525100037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31842" calcext:value-type="float">
            <text:p>52.2131842</text:p>
          </table:table-cell>
          <table:table-cell office:value-type="float" office:value="21.0642579200461" calcext:value-type="float">
            <text:p>21.0642579200461</text:p>
          </table:table-cell>
          <table:table-cell/>
        </table:table-row>
        <table:table-row table:style-name="ro1">
          <table:table-cell office:value-type="string" calcext:value-type="string">
            <text:p>SPÓŁDZIELNIA MIESZKANIOWA "FAMILIA"</text:p>
          </table:table-cell>
          <table:table-cell office:value-type="float" office:value="102054" calcext:value-type="float">
            <text:p>102054</text:p>
          </table:table-cell>
          <table:table-cell office:value-type="float" office:value="5222916506" calcext:value-type="float">
            <text:p>522291650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7826" calcext:value-type="float">
            <text:p>52.2117826</text:p>
          </table:table-cell>
          <table:table-cell office:value-type="float" office:value="20.9092869861701" calcext:value-type="float">
            <text:p>20.9092869861701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KEN URSYNÓW"</text:p>
          </table:table-cell>
          <table:table-cell office:value-type="float" office:value="103440" calcext:value-type="float">
            <text:p>103440</text:p>
          </table:table-cell>
          <table:table-cell office:value-type="float" office:value="1132173838" calcext:value-type="float">
            <text:p>113217383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39996" calcext:value-type="float">
            <text:p>52.1339996</text:p>
          </table:table-cell>
          <table:table-cell office:value-type="float" office:value="21.0620791" calcext:value-type="float">
            <text:p>21.0620791</text:p>
          </table:table-cell>
          <table:table-cell/>
        </table:table-row>
        <table:table-row table:style-name="ro1">
          <table:table-cell office:value-type="string" calcext:value-type="string">
            <text:p>SPÓŁDZIELNIA MIESZKANIOWO - BUDOWLANA "MAKI" W WARSZAWIE</text:p>
          </table:table-cell>
          <table:table-cell office:value-type="float" office:value="103775" calcext:value-type="float">
            <text:p>103775</text:p>
          </table:table-cell>
          <table:table-cell office:value-type="float" office:value="5242346963" calcext:value-type="float">
            <text:p>524234696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53852" calcext:value-type="float">
            <text:p>52.2853852</text:p>
          </table:table-cell>
          <table:table-cell office:value-type="float" office:value="20.9269094" calcext:value-type="float">
            <text:p>20.926909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BRACTWO"</text:p>
          </table:table-cell>
          <table:table-cell office:value-type="float" office:value="104012" calcext:value-type="float">
            <text:p>104012</text:p>
          </table:table-cell>
          <table:table-cell office:value-type="float" office:value="5261287960" calcext:value-type="float">
            <text:p>526128796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51175" calcext:value-type="float">
            <text:p>52.22751175</text:p>
          </table:table-cell>
          <table:table-cell office:value-type="float" office:value="21.0336321980615" calcext:value-type="float">
            <text:p>21.0336321980615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TECHNICZNA"</text:p>
          </table:table-cell>
          <table:table-cell office:value-type="float" office:value="107963" calcext:value-type="float">
            <text:p>107963</text:p>
          </table:table-cell>
          <table:table-cell office:value-type="float" office:value="5250012969" calcext:value-type="float">
            <text:p>525001296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40149" calcext:value-type="float">
            <text:p>52.1640149</text:p>
          </table:table-cell>
          <table:table-cell office:value-type="float" office:value="21.0190531308482" calcext:value-type="float">
            <text:p>21.0190531308482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NASZE OGNISKO"</text:p>
          </table:table-cell>
          <table:table-cell office:value-type="float" office:value="110096" calcext:value-type="float">
            <text:p>110096</text:p>
          </table:table-cell>
          <table:table-cell office:value-type="float" office:value="5262013288" calcext:value-type="float">
            <text:p>526201328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87435" calcext:value-type="float">
            <text:p>52.21887435</text:p>
          </table:table-cell>
          <table:table-cell office:value-type="float" office:value="20.9917182491416" calcext:value-type="float">
            <text:p>20.991718249141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ZWIĄZKOWIEC"</text:p>
          </table:table-cell>
          <table:table-cell office:value-type="float" office:value="114463" calcext:value-type="float">
            <text:p>114463</text:p>
          </table:table-cell>
          <table:table-cell office:value-type="float" office:value="5212222469" calcext:value-type="float">
            <text:p>521222246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34009" calcext:value-type="float">
            <text:p>52.1734009</text:p>
          </table:table-cell>
          <table:table-cell office:value-type="float" office:value="21.0583642" calcext:value-type="float">
            <text:p>21.0583642</text:p>
          </table:table-cell>
          <table:table-cell/>
        </table:table-row>
        <table:table-row table:style-name="ro1">
          <table:table-cell office:value-type="string" calcext:value-type="string">
            <text:p>SPÓŁDZIELNIA MIESZKANIOWA GEOFIZYKA</text:p>
          </table:table-cell>
          <table:table-cell office:value-type="float" office:value="114687" calcext:value-type="float">
            <text:p>114687</text:p>
          </table:table-cell>
          <table:table-cell office:value-type="float" office:value="1132288300" calcext:value-type="float">
            <text:p>113228830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82938" calcext:value-type="float">
            <text:p>52.2682938</text:p>
          </table:table-cell>
          <table:table-cell office:value-type="float" office:value="21.0207296007369" calcext:value-type="float">
            <text:p>21.0207296007369</text:p>
          </table:table-cell>
          <table:table-cell/>
        </table:table-row>
        <table:table-row table:style-name="ro1">
          <table:table-cell office:value-type="string" calcext:value-type="string">
            <text:p>WOJSKOWA SPÓŁDZIELNIA BUDOWNICTWA MIESZKANIOWEGO "ATENA"</text:p>
          </table:table-cell>
          <table:table-cell office:value-type="float" office:value="115755" calcext:value-type="float">
            <text:p>115755</text:p>
          </table:table-cell>
          <table:table-cell office:value-type="float" office:value="1180784959" calcext:value-type="float">
            <text:p>118078495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2955" calcext:value-type="float">
            <text:p>52.262955</text:p>
          </table:table-cell>
          <table:table-cell office:value-type="float" office:value="20.9250911557143" calcext:value-type="float">
            <text:p>20.925091155714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OGRODOWA"</text:p>
          </table:table-cell>
          <table:table-cell office:value-type="float" office:value="120644" calcext:value-type="float">
            <text:p>120644</text:p>
          </table:table-cell>
          <table:table-cell office:value-type="float" office:value="5272271052" calcext:value-type="float">
            <text:p>527227105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3859" calcext:value-type="float">
            <text:p>52.2393859</text:p>
          </table:table-cell>
          <table:table-cell office:value-type="float" office:value="20.9878401" calcext:value-type="float">
            <text:p>20.9878401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JUVENES"</text:p>
          </table:table-cell>
          <table:table-cell office:value-type="float" office:value="121120" calcext:value-type="float">
            <text:p>121120</text:p>
          </table:table-cell>
          <table:table-cell office:value-type="float" office:value="5251000715" calcext:value-type="float">
            <text:p>525100071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07715" calcext:value-type="float">
            <text:p>52.22307715</text:p>
          </table:table-cell>
          <table:table-cell office:value-type="float" office:value="20.9850700685534" calcext:value-type="float">
            <text:p>20.9850700685534</text:p>
          </table:table-cell>
          <table:table-cell/>
        </table:table-row>
        <table:table-row table:style-name="ro1">
          <table:table-cell office:value-type="string" calcext:value-type="string">
            <text:p>SPÓŁDZIELNIA MIESZKANIOWA "LEWANDÓW"</text:p>
          </table:table-cell>
          <table:table-cell office:value-type="float" office:value="121786" calcext:value-type="float">
            <text:p>121786</text:p>
          </table:table-cell>
          <table:table-cell office:value-type="float" office:value="5242363312" calcext:value-type="float">
            <text:p>524236331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126381" calcext:value-type="float">
            <text:p>52.3126381</text:p>
          </table:table-cell>
          <table:table-cell office:value-type="float" office:value="21.0652449" calcext:value-type="float">
            <text:p>21.0652449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GEOLOG"</text:p>
          </table:table-cell>
          <table:table-cell office:value-type="float" office:value="121907" calcext:value-type="float">
            <text:p>121907</text:p>
          </table:table-cell>
          <table:table-cell office:value-type="float" office:value="5212673611" calcext:value-type="float">
            <text:p>521267361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16476" calcext:value-type="float">
            <text:p>52.1916476</text:p>
          </table:table-cell>
          <table:table-cell office:value-type="float" office:value="21.0041419527899" calcext:value-type="float">
            <text:p>21.0041419527899</text:p>
          </table:table-cell>
          <table:table-cell/>
        </table:table-row>
        <table:table-row table:style-name="ro1">
          <table:table-cell office:value-type="string" calcext:value-type="string">
            <text:p>SPÓŁDZIELNIA MIESZKANIOWA "WŁASNA SIEDZIBA"</text:p>
          </table:table-cell>
          <table:table-cell office:value-type="float" office:value="121917" calcext:value-type="float">
            <text:p>121917</text:p>
          </table:table-cell>
          <table:table-cell office:value-type="float" office:value="5261057728" calcext:value-type="float">
            <text:p>526105772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37325" calcext:value-type="float">
            <text:p>52.21737325</text:p>
          </table:table-cell>
          <table:table-cell office:value-type="float" office:value="20.9883014123385" calcext:value-type="float">
            <text:p>20.988301412338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ZTUKA-NAŁĘCZOWSKA"</text:p>
          </table:table-cell>
          <table:table-cell office:value-type="float" office:value="122197" calcext:value-type="float">
            <text:p>122197</text:p>
          </table:table-cell>
          <table:table-cell office:value-type="float" office:value="5212886123" calcext:value-type="float">
            <text:p>521288612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17455" calcext:value-type="float">
            <text:p>52.17617455</text:p>
          </table:table-cell>
          <table:table-cell office:value-type="float" office:value="21.062368767853" calcext:value-type="float">
            <text:p>21.06236876785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LACÓWKA 2"</text:p>
          </table:table-cell>
          <table:table-cell office:value-type="float" office:value="123006" calcext:value-type="float">
            <text:p>123006</text:p>
          </table:table-cell>
          <table:table-cell office:value-type="float" office:value="5250010077" calcext:value-type="float">
            <text:p>525001007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9665125" calcext:value-type="float">
            <text:p>52.19665125</text:p>
          </table:table-cell>
          <table:table-cell office:value-type="float" office:value="21.039036710847" calcext:value-type="float">
            <text:p>21.039036710847</text:p>
          </table:table-cell>
          <table:table-cell/>
        </table:table-row>
        <table:table-row table:style-name="ro1">
          <table:table-cell office:value-type="string" calcext:value-type="string">
            <text:p>URZĘDNICZA SPÓŁDZIELNIA BUDOWLANO-MIESZKANIOWA</text:p>
          </table:table-cell>
          <table:table-cell office:value-type="float" office:value="125278" calcext:value-type="float">
            <text:p>125278</text:p>
          </table:table-cell>
          <table:table-cell office:value-type="float" office:value="5251001086" calcext:value-type="float">
            <text:p>525100108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5512" calcext:value-type="float">
            <text:p>52.2435512</text:p>
          </table:table-cell>
          <table:table-cell office:value-type="float" office:value="21.0152375" calcext:value-type="float">
            <text:p>21.0152375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TOM 1"</text:p>
          </table:table-cell>
          <table:table-cell office:value-type="float" office:value="125721" calcext:value-type="float">
            <text:p>125721</text:p>
          </table:table-cell>
          <table:table-cell office:value-type="float" office:value="5251003139" calcext:value-type="float">
            <text:p>525100313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95317" calcext:value-type="float">
            <text:p>52.2395317</text:p>
          </table:table-cell>
          <table:table-cell office:value-type="float" office:value="21.0227107" calcext:value-type="float">
            <text:p>21.0227107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ITBUD"</text:p>
          </table:table-cell>
          <table:table-cell office:value-type="float" office:value="126579" calcext:value-type="float">
            <text:p>126579</text:p>
          </table:table-cell>
          <table:table-cell office:value-type="float" office:value="9511644128" calcext:value-type="float">
            <text:p>951164412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94617" calcext:value-type="float">
            <text:p>52.1294617</text:p>
          </table:table-cell>
          <table:table-cell office:value-type="float" office:value="21.0568245165462" calcext:value-type="float">
            <text:p>21.0568245165462</text:p>
          </table:table-cell>
          <table:table-cell/>
        </table:table-row>
        <table:table-row table:style-name="ro1">
          <table:table-cell office:value-type="string" calcext:value-type="string">
            <text:p>SPÓŁDZIELNIA MIESZKANIOWO-BUDOWLANA "NASZ DOM" URZĘDNIKÓW PAŃSTWOWEGO BANKU ROLNEGO</text:p>
          </table:table-cell>
          <table:table-cell office:value-type="float" office:value="126635" calcext:value-type="float">
            <text:p>126635</text:p>
          </table:table-cell>
          <table:table-cell office:value-type="float" office:value="5261297562" calcext:value-type="float">
            <text:p>52612975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8975" calcext:value-type="float">
            <text:p>52.21858975</text:p>
          </table:table-cell>
          <table:table-cell office:value-type="float" office:value="20.9826172906024" calcext:value-type="float">
            <text:p>20.982617290602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KNIEJA"</text:p>
          </table:table-cell>
          <table:table-cell office:value-type="float" office:value="127229" calcext:value-type="float">
            <text:p>127229</text:p>
          </table:table-cell>
          <table:table-cell office:value-type="float" office:value="5251581362" calcext:value-type="float">
            <text:p>52515813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9208" calcext:value-type="float">
            <text:p>52.2349208</text:p>
          </table:table-cell>
          <table:table-cell office:value-type="float" office:value="21.0188592" calcext:value-type="float">
            <text:p>21.0188592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ODRODZENIE"</text:p>
          </table:table-cell>
          <table:table-cell office:value-type="float" office:value="127874" calcext:value-type="float">
            <text:p>127874</text:p>
          </table:table-cell>
          <table:table-cell office:value-type="float" office:value="1132279962" calcext:value-type="float">
            <text:p>11322799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7753" calcext:value-type="float">
            <text:p>52.2437753</text:p>
          </table:table-cell>
          <table:table-cell office:value-type="float" office:value="21.0970048" calcext:value-type="float">
            <text:p>21.0970048</text:p>
          </table:table-cell>
          <table:table-cell/>
        </table:table-row>
        <table:table-row table:style-name="ro1">
          <table:table-cell office:value-type="string" calcext:value-type="string">
            <text:p>MIĘDZYZAKŁADOWA SPÓŁDZIELNIA MIESZKANIOWA "ZWAR"</text:p>
          </table:table-cell>
          <table:table-cell office:value-type="float" office:value="128003" calcext:value-type="float">
            <text:p>128003</text:p>
          </table:table-cell>
          <table:table-cell office:value-type="float" office:value="5250012610" calcext:value-type="float">
            <text:p>525001261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05605" calcext:value-type="float">
            <text:p>52.20705605</text:p>
          </table:table-cell>
          <table:table-cell office:value-type="float" office:value="21.1372356673102" calcext:value-type="float">
            <text:p>21.137235667310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PÓŁDZIELCA"</text:p>
          </table:table-cell>
          <table:table-cell office:value-type="float" office:value="131359" calcext:value-type="float">
            <text:p>131359</text:p>
          </table:table-cell>
          <table:table-cell office:value-type="float" office:value="1131536397" calcext:value-type="float">
            <text:p>113153639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83095" calcext:value-type="float">
            <text:p>52.24783095</text:p>
          </table:table-cell>
          <table:table-cell office:value-type="float" office:value="21.0980434498235" calcext:value-type="float">
            <text:p>21.098043449823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TROP"</text:p>
          </table:table-cell>
          <table:table-cell office:value-type="float" office:value="135193" calcext:value-type="float">
            <text:p>135193</text:p>
          </table:table-cell>
          <table:table-cell office:value-type="float" office:value="5250010812" calcext:value-type="float">
            <text:p>525001081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0962" calcext:value-type="float">
            <text:p>52.2330962</text:p>
          </table:table-cell>
          <table:table-cell office:value-type="float" office:value="20.9678878" calcext:value-type="float">
            <text:p>20.9678878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PRACOWNIKÓW TRAMWAJÓW MIEJSKICH</text:p>
          </table:table-cell>
          <table:table-cell office:value-type="float" office:value="136746" calcext:value-type="float">
            <text:p>136746</text:p>
          </table:table-cell>
          <table:table-cell office:value-type="float" office:value="5251981274" calcext:value-type="float">
            <text:p>525198127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73477" calcext:value-type="float">
            <text:p>52.2673477</text:p>
          </table:table-cell>
          <table:table-cell office:value-type="float" office:value="20.9815043" calcext:value-type="float">
            <text:p>20.981504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PÓŁDZIELCZY SAMOPOMOCOWY DOM INWALIDÓW WOJENNYCH I WOJSKOWYCH" W WARSZAWIE</text:p>
          </table:table-cell>
          <table:table-cell office:value-type="float" office:value="136920" calcext:value-type="float">
            <text:p>136920</text:p>
          </table:table-cell>
          <table:table-cell office:value-type="float" office:value="5212888004" calcext:value-type="float">
            <text:p>521288800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19245" calcext:value-type="float">
            <text:p>52.18719245</text:p>
          </table:table-cell>
          <table:table-cell office:value-type="float" office:value="21.0141623406404" calcext:value-type="float">
            <text:p>21.0141623406404</text:p>
          </table:table-cell>
          <table:table-cell/>
        </table:table-row>
        <table:table-row table:style-name="ro1">
          <table:table-cell office:value-type="string" calcext:value-type="string">
            <text:p>SPÓŁDZIELNIA MIESZKANIOWA "NOWA SIENNA"</text:p>
          </table:table-cell>
          <table:table-cell office:value-type="float" office:value="138640" calcext:value-type="float">
            <text:p>138640</text:p>
          </table:table-cell>
          <table:table-cell office:value-type="float" office:value="5250012490" calcext:value-type="float">
            <text:p>525001249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09654" calcext:value-type="float">
            <text:p>52.2309654</text:p>
          </table:table-cell>
          <table:table-cell office:value-type="float" office:value="20.997081" calcext:value-type="float">
            <text:p>20.997081</text:p>
          </table:table-cell>
          <table:table-cell/>
        </table:table-row>
        <table:table-row table:style-name="ro1">
          <table:table-cell office:value-type="string" calcext:value-type="string">
            <text:p>SPÓŁDZIELNIA MIESZKANIOWA "KLEBANÓWKA"</text:p>
          </table:table-cell>
          <table:table-cell office:value-type="float" office:value="138706" calcext:value-type="float">
            <text:p>138706</text:p>
          </table:table-cell>
          <table:table-cell office:value-type="float" office:value="9521218226" calcext:value-type="float">
            <text:p>952121822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7194" calcext:value-type="float">
            <text:p>52.1617194</text:p>
          </table:table-cell>
          <table:table-cell office:value-type="float" office:value="21.2172398" calcext:value-type="float">
            <text:p>21.2172398</text:p>
          </table:table-cell>
          <table:table-cell/>
        </table:table-row>
        <table:table-row table:style-name="ro1">
          <table:table-cell office:value-type="string" calcext:value-type="string">
            <text:p>SPÓŁDZIELNIA MIESZKANIOWA "UNIA"</text:p>
          </table:table-cell>
          <table:table-cell office:value-type="float" office:value="139246" calcext:value-type="float">
            <text:p>139246</text:p>
          </table:table-cell>
          <table:table-cell office:value-type="float" office:value="5250012633" calcext:value-type="float">
            <text:p>525001263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19685" calcext:value-type="float">
            <text:p>52.21219685</text:p>
          </table:table-cell>
          <table:table-cell office:value-type="float" office:value="21.0220074311712" calcext:value-type="float">
            <text:p>21.0220074311712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OGNISKO 2-GIE"</text:p>
          </table:table-cell>
          <table:table-cell office:value-type="float" office:value="140777" calcext:value-type="float">
            <text:p>140777</text:p>
          </table:table-cell>
          <table:table-cell office:value-type="float" office:value="5261044097" calcext:value-type="float">
            <text:p>526104409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17031" calcext:value-type="float">
            <text:p>52.2217031</text:p>
          </table:table-cell>
          <table:table-cell office:value-type="float" office:value="20.9896716" calcext:value-type="float">
            <text:p>20.989671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DZIELNA"</text:p>
          </table:table-cell>
          <table:table-cell office:value-type="float" office:value="141739" calcext:value-type="float">
            <text:p>141739</text:p>
          </table:table-cell>
          <table:table-cell office:value-type="float" office:value="5271733929" calcext:value-type="float">
            <text:p>52717339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0976" calcext:value-type="float">
            <text:p>52.2430976</text:p>
          </table:table-cell>
          <table:table-cell office:value-type="float" office:value="20.9795514997068" calcext:value-type="float">
            <text:p>20.9795514997068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DROGOWIEC"</text:p>
          </table:table-cell>
          <table:table-cell office:value-type="float" office:value="143704" calcext:value-type="float">
            <text:p>143704</text:p>
          </table:table-cell>
          <table:table-cell office:value-type="float" office:value="1130115972" calcext:value-type="float">
            <text:p>113011597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25116" calcext:value-type="float">
            <text:p>52.2425116</text:p>
          </table:table-cell>
          <table:table-cell office:value-type="float" office:value="21.1029156" calcext:value-type="float">
            <text:p>21.102915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ZGODNA"</text:p>
          </table:table-cell>
          <table:table-cell office:value-type="float" office:value="143827" calcext:value-type="float">
            <text:p>143827</text:p>
          </table:table-cell>
          <table:table-cell office:value-type="float" office:value="5262170303" calcext:value-type="float">
            <text:p>526217030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64795" calcext:value-type="float">
            <text:p>52.22464795</text:p>
          </table:table-cell>
          <table:table-cell office:value-type="float" office:value="21.0135778365557" calcext:value-type="float">
            <text:p>21.0135778365557</text:p>
          </table:table-cell>
          <table:table-cell/>
        </table:table-row>
        <table:table-row table:style-name="ro1">
          <table:table-cell office:value-type="string" calcext:value-type="string">
            <text:p>KOLEJOWA SPÓŁDZIELNIA MIESZKANIOWA "KOLEJARZ"</text:p>
          </table:table-cell>
          <table:table-cell office:value-type="float" office:value="145440" calcext:value-type="float">
            <text:p>145440</text:p>
          </table:table-cell>
          <table:table-cell office:value-type="float" office:value="5250011349" calcext:value-type="float">
            <text:p>525001134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259185" calcext:value-type="float">
            <text:p>52.28259185</text:p>
          </table:table-cell>
          <table:table-cell office:value-type="float" office:value="21.0228343389807" calcext:value-type="float">
            <text:p>21.0228343389807</text:p>
          </table:table-cell>
          <table:table-cell/>
        </table:table-row>
        <table:table-row table:style-name="ro1">
          <table:table-cell office:value-type="string" calcext:value-type="string">
            <text:p>SPÓŁDZIELNIA MIESZKANIOWA LOKATORSKO-WŁASNOŚCIOWA "AR"</text:p>
          </table:table-cell>
          <table:table-cell office:value-type="float" office:value="147336" calcext:value-type="float">
            <text:p>147336</text:p>
          </table:table-cell>
          <table:table-cell office:value-type="float" office:value="5250006673" calcext:value-type="float">
            <text:p>525000667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646295" calcext:value-type="float">
            <text:p>52.15646295</text:p>
          </table:table-cell>
          <table:table-cell office:value-type="float" office:value="21.0567043924329" calcext:value-type="float">
            <text:p>21.0567043924329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NOWOCZESNE MIESZKANIA"</text:p>
          </table:table-cell>
          <table:table-cell office:value-type="float" office:value="147363" calcext:value-type="float">
            <text:p>147363</text:p>
          </table:table-cell>
          <table:table-cell office:value-type="float" office:value="5252056190" calcext:value-type="float">
            <text:p>525205619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164" calcext:value-type="float">
            <text:p>52.2370164</text:p>
          </table:table-cell>
          <table:table-cell office:value-type="float" office:value="21.0242849655145" calcext:value-type="float">
            <text:p>21.0242849655145</text:p>
          </table:table-cell>
          <table:table-cell/>
        </table:table-row>
        <table:table-row table:style-name="ro1">
          <table:table-cell office:value-type="string" calcext:value-type="string">
            <text:p>PRACOWNICZA SPÓŁDZIELNIA MIESZKANIOWA "FILM-DACZ-PREZ"</text:p>
          </table:table-cell>
          <table:table-cell office:value-type="float" office:value="148127" calcext:value-type="float">
            <text:p>148127</text:p>
          </table:table-cell>
          <table:table-cell office:value-type="float" office:value="5250006845" calcext:value-type="float">
            <text:p>525000684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54275" calcext:value-type="float">
            <text:p>52.24754275</text:p>
          </table:table-cell>
          <table:table-cell office:value-type="float" office:value="20.9946333047327" calcext:value-type="float">
            <text:p>20.9946333047327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TYPOWA"</text:p>
          </table:table-cell>
          <table:table-cell office:value-type="float" office:value="150863" calcext:value-type="float">
            <text:p>150863</text:p>
          </table:table-cell>
          <table:table-cell office:value-type="float" office:value="1130466329" calcext:value-type="float">
            <text:p>11304663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926905" calcext:value-type="float">
            <text:p>52.22926905</text:p>
          </table:table-cell>
          <table:table-cell office:value-type="float" office:value="21.056946656411" calcext:value-type="float">
            <text:p>21.056946656411</text:p>
          </table:table-cell>
          <table:table-cell/>
        </table:table-row>
        <table:table-row table:style-name="ro1">
          <table:table-cell office:value-type="string" calcext:value-type="string">
            <text:p>SPÓŁDZIELNIA MIESZKANIOWA SPOŻYWCA</text:p>
          </table:table-cell>
          <table:table-cell office:value-type="float" office:value="151747" calcext:value-type="float">
            <text:p>151747</text:p>
          </table:table-cell>
          <table:table-cell office:value-type="float" office:value="5262150269" calcext:value-type="float">
            <text:p>526215026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0653" calcext:value-type="float">
            <text:p>52.2060653</text:p>
          </table:table-cell>
          <table:table-cell office:value-type="float" office:value="21.019502" calcext:value-type="float">
            <text:p>21.01950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WYŚCIGI"</text:p>
          </table:table-cell>
          <table:table-cell office:value-type="float" office:value="153351" calcext:value-type="float">
            <text:p>153351</text:p>
          </table:table-cell>
          <table:table-cell office:value-type="float" office:value="9511876896" calcext:value-type="float">
            <text:p>951187689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5351885" calcext:value-type="float">
            <text:p>52.15351885</text:p>
          </table:table-cell>
          <table:table-cell office:value-type="float" office:value="21.0215300231183" calcext:value-type="float">
            <text:p>21.0215300231183</text:p>
          </table:table-cell>
          <table:table-cell/>
        </table:table-row>
        <table:table-row table:style-name="ro1">
          <table:table-cell office:value-type="string" calcext:value-type="string">
            <text:p>SPÓŁDZIELCZE ZRZESZENIE BUDOWY DOMÓW JEDNORODZINNYCH I WIELORODZINNYCH "CENREX-DOM"</text:p>
          </table:table-cell>
          <table:table-cell office:value-type="float" office:value="154140" calcext:value-type="float">
            <text:p>154140</text:p>
          </table:table-cell>
          <table:table-cell office:value-type="float" office:value="5250003427" calcext:value-type="float">
            <text:p>525000342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13873" calcext:value-type="float">
            <text:p>52.1613873</text:p>
          </table:table-cell>
          <table:table-cell office:value-type="float" office:value="21.1051429" calcext:value-type="float">
            <text:p>21.1051429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U SIEBIE"</text:p>
          </table:table-cell>
          <table:table-cell office:value-type="float" office:value="156877" calcext:value-type="float">
            <text:p>156877</text:p>
          </table:table-cell>
          <table:table-cell office:value-type="float" office:value="5250012745" calcext:value-type="float">
            <text:p>525001274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74763" calcext:value-type="float">
            <text:p>52.2174763</text:p>
          </table:table-cell>
          <table:table-cell office:value-type="float" office:value="21.0048522" calcext:value-type="float">
            <text:p>21.0048522</text:p>
          </table:table-cell>
          <table:table-cell/>
        </table:table-row>
        <table:table-row table:style-name="ro1">
          <table:table-cell office:value-type="string" calcext:value-type="string">
            <text:p>SPÓŁDZIELNIA MIESZKANIOWA MARYMONT</text:p>
          </table:table-cell>
          <table:table-cell office:value-type="float" office:value="157453" calcext:value-type="float">
            <text:p>157453</text:p>
          </table:table-cell>
          <table:table-cell office:value-type="float" office:value="1180102003" calcext:value-type="float">
            <text:p>118010200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833079" calcext:value-type="float">
            <text:p>52.2833079</text:p>
          </table:table-cell>
          <table:table-cell office:value-type="float" office:value="20.9661682170878" calcext:value-type="float">
            <text:p>20.9661682170878</text:p>
          </table:table-cell>
          <table:table-cell/>
        </table:table-row>
        <table:table-row table:style-name="ro1">
          <table:table-cell office:value-type="string" calcext:value-type="string">
            <text:p>NAUCZYCIELSKA SPÓŁDZIELNIA MIESZKANIOWA "FOKSAL"</text:p>
          </table:table-cell>
          <table:table-cell office:value-type="float" office:value="157588" calcext:value-type="float">
            <text:p>157588</text:p>
          </table:table-cell>
          <table:table-cell office:value-type="float" office:value="5252265551" calcext:value-type="float">
            <text:p>525226555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0941" calcext:value-type="float">
            <text:p>52.2340941</text:p>
          </table:table-cell>
          <table:table-cell office:value-type="float" office:value="21.0215853" calcext:value-type="float">
            <text:p>21.021585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ATEJKI 4"</text:p>
          </table:table-cell>
          <table:table-cell office:value-type="float" office:value="157626" calcext:value-type="float">
            <text:p>157626</text:p>
          </table:table-cell>
          <table:table-cell office:value-type="float" office:value="5262695052" calcext:value-type="float">
            <text:p>526269505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12605" calcext:value-type="float">
            <text:p>52.22512605</text:p>
          </table:table-cell>
          <table:table-cell office:value-type="float" office:value="21.0250322971822" calcext:value-type="float">
            <text:p>21.0250322971822</text:p>
          </table:table-cell>
          <table:table-cell/>
        </table:table-row>
        <table:table-row table:style-name="ro1">
          <table:table-cell office:value-type="string" calcext:value-type="string">
            <text:p>NAUCZYCIELSKA SPÓŁDZIELNIA MIESZKANIOWA "WIEJSKA 9"</text:p>
          </table:table-cell>
          <table:table-cell office:value-type="float" office:value="157973" calcext:value-type="float">
            <text:p>157973</text:p>
          </table:table-cell>
          <table:table-cell office:value-type="float" office:value="5262695371" calcext:value-type="float">
            <text:p>526269537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9077" calcext:value-type="float">
            <text:p>52.2259077</text:p>
          </table:table-cell>
          <table:table-cell office:value-type="float" office:value="21.0256146" calcext:value-type="float">
            <text:p>21.025614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BARTYCKA"</text:p>
          </table:table-cell>
          <table:table-cell office:value-type="float" office:value="160575" calcext:value-type="float">
            <text:p>160575</text:p>
          </table:table-cell>
          <table:table-cell office:value-type="float" office:value="5252026591" calcext:value-type="float">
            <text:p>525202659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54218" calcext:value-type="float">
            <text:p>52.2154218</text:p>
          </table:table-cell>
          <table:table-cell office:value-type="float" office:value="21.0656915" calcext:value-type="float">
            <text:p>21.0656915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ZGODA 12"</text:p>
          </table:table-cell>
          <table:table-cell office:value-type="float" office:value="162398" calcext:value-type="float">
            <text:p>162398</text:p>
          </table:table-cell>
          <table:table-cell office:value-type="float" office:value="5250006615" calcext:value-type="float">
            <text:p>525000661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8447" calcext:value-type="float">
            <text:p>52.2338447</text:p>
          </table:table-cell>
          <table:table-cell office:value-type="float" office:value="21.0113604" calcext:value-type="float">
            <text:p>21.011360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OSIEDLE BELWEDERSKIE"</text:p>
          </table:table-cell>
          <table:table-cell office:value-type="float" office:value="165549" calcext:value-type="float">
            <text:p>165549</text:p>
          </table:table-cell>
          <table:table-cell office:value-type="float" office:value="5250012567" calcext:value-type="float">
            <text:p>525001256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215475" calcext:value-type="float">
            <text:p>52.20215475</text:p>
          </table:table-cell>
          <table:table-cell office:value-type="float" office:value="21.0376335276424" calcext:value-type="float">
            <text:p>21.0376335276424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TRYJEŃSKICH"</text:p>
          </table:table-cell>
          <table:table-cell office:value-type="float" office:value="170015" calcext:value-type="float">
            <text:p>170015</text:p>
          </table:table-cell>
          <table:table-cell office:value-type="float" office:value="9512084341" calcext:value-type="float">
            <text:p>951208434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495155" calcext:value-type="float">
            <text:p>52.13495155</text:p>
          </table:table-cell>
          <table:table-cell office:value-type="float" office:value="21.0513178007313" calcext:value-type="float">
            <text:p>21.051317800731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ZAŁĘŻE"</text:p>
          </table:table-cell>
          <table:table-cell office:value-type="float" office:value="170054" calcext:value-type="float">
            <text:p>170054</text:p>
          </table:table-cell>
          <table:table-cell office:value-type="float" office:value="5251000247" calcext:value-type="float">
            <text:p>525100024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1167" calcext:value-type="float">
            <text:p>52.2481167</text:p>
          </table:table-cell>
          <table:table-cell office:value-type="float" office:value="21.1032939694428" calcext:value-type="float">
            <text:p>21.1032939694428</text:p>
          </table:table-cell>
          <table:table-cell/>
        </table:table-row>
        <table:table-row table:style-name="ro1">
          <table:table-cell office:value-type="string" calcext:value-type="string">
            <text:p>SPÓŁDZIELNIA BUDOWLANO MIESZKANIOWA "ISKRA"</text:p>
          </table:table-cell>
          <table:table-cell office:value-type="float" office:value="171313" calcext:value-type="float">
            <text:p>171313</text:p>
          </table:table-cell>
          <table:table-cell office:value-type="float" office:value="1131462523" calcext:value-type="float">
            <text:p>113146252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89349" calcext:value-type="float">
            <text:p>52.2589349</text:p>
          </table:table-cell>
          <table:table-cell office:value-type="float" office:value="21.0390468986638" calcext:value-type="float">
            <text:p>21.0390468986638</text:p>
          </table:table-cell>
          <table:table-cell/>
        </table:table-row>
        <table:table-row table:style-name="ro1">
          <table:table-cell office:value-type="string" calcext:value-type="string">
            <text:p>SPÓŁDZIELNIA MIESZKANIOWA "GRAJEWSKA"</text:p>
          </table:table-cell>
          <table:table-cell office:value-type="float" office:value="172373" calcext:value-type="float">
            <text:p>172373</text:p>
          </table:table-cell>
          <table:table-cell office:value-type="float" office:value="1131903097" calcext:value-type="float">
            <text:p>113190309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6020395" calcext:value-type="float">
            <text:p>52.26020395</text:p>
          </table:table-cell>
          <table:table-cell office:value-type="float" office:value="21.0601206747163" calcext:value-type="float">
            <text:p>21.060120674716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LON"</text:p>
          </table:table-cell>
          <table:table-cell office:value-type="float" office:value="173231" calcext:value-type="float">
            <text:p>173231</text:p>
          </table:table-cell>
          <table:table-cell office:value-type="float" office:value="5250006443" calcext:value-type="float">
            <text:p>525000644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888085" calcext:value-type="float">
            <text:p>52.14888085</text:p>
          </table:table-cell>
          <table:table-cell office:value-type="float" office:value="21.0611148498839" calcext:value-type="float">
            <text:p>21.0611148498839</text:p>
          </table:table-cell>
          <table:table-cell/>
        </table:table-row>
        <table:table-row table:style-name="ro1">
          <table:table-cell office:value-type="string" calcext:value-type="string">
            <text:p>SPÓŁDZIELNIA MIESZKANIOWA ADWOKATÓW</text:p>
          </table:table-cell>
          <table:table-cell office:value-type="float" office:value="174192" calcext:value-type="float">
            <text:p>174192</text:p>
          </table:table-cell>
          <table:table-cell office:value-type="float" office:value="5251649539" calcext:value-type="float">
            <text:p>525164953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99625" calcext:value-type="float">
            <text:p>52.2499625</text:p>
          </table:table-cell>
          <table:table-cell office:value-type="float" office:value="21.007481" calcext:value-type="float">
            <text:p>21.007481</text:p>
          </table:table-cell>
          <table:table-cell/>
        </table:table-row>
        <table:table-row table:style-name="ro1">
          <table:table-cell office:value-type="string" calcext:value-type="string">
            <text:p>SPÓŁDZIELNIA MIESZKANIOWA PROFESORÓW UNIWERSYTETU WARSZAWSKIEGO</text:p>
          </table:table-cell>
          <table:table-cell office:value-type="float" office:value="174193" calcext:value-type="float">
            <text:p>174193</text:p>
          </table:table-cell>
          <table:table-cell office:value-type="float" office:value="5252134085" calcext:value-type="float">
            <text:p>525213408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42275" calcext:value-type="float">
            <text:p>52.23842275</text:p>
          </table:table-cell>
          <table:table-cell office:value-type="float" office:value="21.0211670818386" calcext:value-type="float">
            <text:p>21.021167081838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E. PLATER 20"</text:p>
          </table:table-cell>
          <table:table-cell office:value-type="float" office:value="175159" calcext:value-type="float">
            <text:p>175159</text:p>
          </table:table-cell>
          <table:table-cell office:value-type="float" office:value="5262736006" calcext:value-type="float">
            <text:p>526273600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254" calcext:value-type="float">
            <text:p>52.225254</text:p>
          </table:table-cell>
          <table:table-cell office:value-type="float" office:value="21.0071866" calcext:value-type="float">
            <text:p>21.007186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TEMIDA"</text:p>
          </table:table-cell>
          <table:table-cell office:value-type="float" office:value="175479" calcext:value-type="float">
            <text:p>175479</text:p>
          </table:table-cell>
          <table:table-cell office:value-type="float" office:value="5211148825" calcext:value-type="float">
            <text:p>521114882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65831" calcext:value-type="float">
            <text:p>52.2065831</text:p>
          </table:table-cell>
          <table:table-cell office:value-type="float" office:value="21.0130855" calcext:value-type="float">
            <text:p>21.0130855</text:p>
          </table:table-cell>
          <table:table-cell/>
        </table:table-row>
        <table:table-row table:style-name="ro1">
          <table:table-cell office:value-type="string" calcext:value-type="string">
            <text:p>SPÓŁDZIELNIA MIESZKANIOWO-BUDOWLANA "WSPÓLNYMI SIŁAMI"</text:p>
          </table:table-cell>
          <table:table-cell office:value-type="float" office:value="176952" calcext:value-type="float">
            <text:p>176952</text:p>
          </table:table-cell>
          <table:table-cell office:value-type="float" office:value="5250006590" calcext:value-type="float">
            <text:p>525000659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91936" calcext:value-type="float">
            <text:p>52.2091936</text:p>
          </table:table-cell>
          <table:table-cell office:value-type="float" office:value="21.0183984" calcext:value-type="float">
            <text:p>21.018398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ARCHITEKTON"</text:p>
          </table:table-cell>
          <table:table-cell office:value-type="float" office:value="184920" calcext:value-type="float">
            <text:p>184920</text:p>
          </table:table-cell>
          <table:table-cell office:value-type="float" office:value="1130583093" calcext:value-type="float">
            <text:p>113058309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851925" calcext:value-type="float">
            <text:p>52.24851925</text:p>
          </table:table-cell>
          <table:table-cell office:value-type="float" office:value="21.0873781462592" calcext:value-type="float">
            <text:p>21.087378146259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BISTYP"</text:p>
          </table:table-cell>
          <table:table-cell office:value-type="float" office:value="185195" calcext:value-type="float">
            <text:p>185195</text:p>
          </table:table-cell>
          <table:table-cell office:value-type="float" office:value="1132031593" calcext:value-type="float">
            <text:p>113203159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26085" calcext:value-type="float">
            <text:p>52.22826085</text:p>
          </table:table-cell>
          <table:table-cell office:value-type="float" office:value="21.0569031426378" calcext:value-type="float">
            <text:p>21.0569031426378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IETRASZEWICZA LOTA"</text:p>
          </table:table-cell>
          <table:table-cell office:value-type="float" office:value="185296" calcext:value-type="float">
            <text:p>185296</text:p>
          </table:table-cell>
          <table:table-cell office:value-type="float" office:value="9512099874" calcext:value-type="float">
            <text:p>951209987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0493" calcext:value-type="float">
            <text:p>52.1460493</text:p>
          </table:table-cell>
          <table:table-cell office:value-type="float" office:value="21.0645324102556" calcext:value-type="float">
            <text:p>21.064532410255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PRACOWNIKÓW SGGW W WARSZAWIE</text:p>
          </table:table-cell>
          <table:table-cell office:value-type="float" office:value="185482" calcext:value-type="float">
            <text:p>185482</text:p>
          </table:table-cell>
          <table:table-cell office:value-type="float" office:value="5250009571" calcext:value-type="float">
            <text:p>525000957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2618" calcext:value-type="float">
            <text:p>52.2162618</text:p>
          </table:table-cell>
          <table:table-cell office:value-type="float" office:value="20.9827861" calcext:value-type="float">
            <text:p>20.9827861</text:p>
          </table:table-cell>
          <table:table-cell/>
        </table:table-row>
        <table:table-row table:style-name="ro1">
          <table:table-cell office:value-type="string" calcext:value-type="string">
            <text:p>SPÓŁDZIELNIA MIESZKANIOWA "EKSPERYMENT" W WARSZAWIE</text:p>
          </table:table-cell>
          <table:table-cell office:value-type="float" office:value="187853" calcext:value-type="float">
            <text:p>187853</text:p>
          </table:table-cell>
          <table:table-cell office:value-type="float" office:value="5251000833" calcext:value-type="float">
            <text:p>525100083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46065" calcext:value-type="float">
            <text:p>52.21946065</text:p>
          </table:table-cell>
          <table:table-cell office:value-type="float" office:value="20.9829903501404" calcext:value-type="float">
            <text:p>20.982990350140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ONKOL" DZIAŁAJĄCA PRZY CENTRUM ONKOLOGII - INSTYTUCIE IM. MARII SKŁODOWSKIEJ-CURIE W WARSZAWIE</text:p>
          </table:table-cell>
          <table:table-cell office:value-type="float" office:value="187929" calcext:value-type="float">
            <text:p>187929</text:p>
          </table:table-cell>
          <table:table-cell office:value-type="float" office:value="5261882645" calcext:value-type="float">
            <text:p>526188264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654805" calcext:value-type="float">
            <text:p>52.14654805</text:p>
          </table:table-cell>
          <table:table-cell office:value-type="float" office:value="21.0274441062958" calcext:value-type="float">
            <text:p>21.0274441062958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PRZY UL.GRÓJECKIEJ 40 A</text:p>
          </table:table-cell>
          <table:table-cell office:value-type="float" office:value="188012" calcext:value-type="float">
            <text:p>188012</text:p>
          </table:table-cell>
          <table:table-cell office:value-type="float" office:value="5261296485" calcext:value-type="float">
            <text:p>526129648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2657" calcext:value-type="float">
            <text:p>52.2182657</text:p>
          </table:table-cell>
          <table:table-cell office:value-type="float" office:value="20.9823887" calcext:value-type="float">
            <text:p>20.9823887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JAWCZYCE"</text:p>
          </table:table-cell>
          <table:table-cell office:value-type="float" office:value="190107" calcext:value-type="float">
            <text:p>190107</text:p>
          </table:table-cell>
          <table:table-cell office:value-type="float" office:value="5271305429" calcext:value-type="float">
            <text:p>52713054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9764" calcext:value-type="float">
            <text:p>52.259764</text:p>
          </table:table-cell>
          <table:table-cell office:value-type="float" office:value="21.0405272" calcext:value-type="float">
            <text:p>21.040527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OJEDYNKA"</text:p>
          </table:table-cell>
          <table:table-cell office:value-type="float" office:value="190192" calcext:value-type="float">
            <text:p>190192</text:p>
          </table:table-cell>
          <table:table-cell office:value-type="float" office:value="5251000997" calcext:value-type="float">
            <text:p>525100099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56675" calcext:value-type="float">
            <text:p>52.23356675</text:p>
          </table:table-cell>
          <table:table-cell office:value-type="float" office:value="21.0327599838813" calcext:value-type="float">
            <text:p>21.0327599838813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PANTOGRAF"</text:p>
          </table:table-cell>
          <table:table-cell office:value-type="float" office:value="190984" calcext:value-type="float">
            <text:p>190984</text:p>
          </table:table-cell>
          <table:table-cell office:value-type="float" office:value="9511076871" calcext:value-type="float">
            <text:p>951107687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210425" calcext:value-type="float">
            <text:p>52.13210425</text:p>
          </table:table-cell>
          <table:table-cell office:value-type="float" office:value="21.0754900281677" calcext:value-type="float">
            <text:p>21.0754900281677</text:p>
          </table:table-cell>
          <table:table-cell/>
        </table:table-row>
        <table:table-row table:style-name="ro1">
          <table:table-cell office:value-type="string" calcext:value-type="string">
            <text:p>SPÓŁDZIELNIA MIESZKANIOWA "KOPERNIK"</text:p>
          </table:table-cell>
          <table:table-cell office:value-type="float" office:value="193106" calcext:value-type="float">
            <text:p>193106</text:p>
          </table:table-cell>
          <table:table-cell office:value-type="float" office:value="5250006578" calcext:value-type="float">
            <text:p>525000657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466" calcext:value-type="float">
            <text:p>52.2353466</text:p>
          </table:table-cell>
          <table:table-cell office:value-type="float" office:value="21.0211281" calcext:value-type="float">
            <text:p>21.0211281</text:p>
          </table:table-cell>
          <table:table-cell/>
        </table:table-row>
        <table:table-row table:style-name="ro1">
          <table:table-cell office:value-type="string" calcext:value-type="string">
            <text:p>SPÓŁDZIELNIA MIESZKANIOWA "BARSKA"</text:p>
          </table:table-cell>
          <table:table-cell office:value-type="float" office:value="193518" calcext:value-type="float">
            <text:p>193518</text:p>
          </table:table-cell>
          <table:table-cell office:value-type="float" office:value="5261670417" calcext:value-type="float">
            <text:p>526167041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66785" calcext:value-type="float">
            <text:p>52.21866785</text:p>
          </table:table-cell>
          <table:table-cell office:value-type="float" office:value="20.9819820612407" calcext:value-type="float">
            <text:p>20.9819820612407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RODZINA"</text:p>
          </table:table-cell>
          <table:table-cell office:value-type="float" office:value="193565" calcext:value-type="float">
            <text:p>193565</text:p>
          </table:table-cell>
          <table:table-cell office:value-type="float" office:value="5251000448" calcext:value-type="float">
            <text:p>525100044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45836" calcext:value-type="float">
            <text:p>52.2045836</text:p>
          </table:table-cell>
          <table:table-cell office:value-type="float" office:value="21.018909686622" calcext:value-type="float">
            <text:p>21.018909686622</text:p>
          </table:table-cell>
          <table:table-cell/>
        </table:table-row>
        <table:table-row table:style-name="ro1">
          <table:table-cell office:value-type="string" calcext:value-type="string">
            <text:p>WŁASNOŚCIOWA SPÓŁDZIELNIA MIESZKANIOWA "NASZ DOM"</text:p>
          </table:table-cell>
          <table:table-cell office:value-type="float" office:value="193599" calcext:value-type="float">
            <text:p>193599</text:p>
          </table:table-cell>
          <table:table-cell office:value-type="float" office:value="5212922675" calcext:value-type="float">
            <text:p>521292267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93505" calcext:value-type="float">
            <text:p>52.20193505</text:p>
          </table:table-cell>
          <table:table-cell office:value-type="float" office:value="21.0310022714597" calcext:value-type="float">
            <text:p>21.0310022714597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SADYBIANKA"</text:p>
          </table:table-cell>
          <table:table-cell office:value-type="float" office:value="194436" calcext:value-type="float">
            <text:p>194436</text:p>
          </table:table-cell>
          <table:table-cell office:value-type="float" office:value="5211323323" calcext:value-type="float">
            <text:p>521132332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95353" calcext:value-type="float">
            <text:p>52.1795353</text:p>
          </table:table-cell>
          <table:table-cell office:value-type="float" office:value="21.0612024" calcext:value-type="float">
            <text:p>21.061202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PROFESORÓW WOLNEJ WSZECHNICY POLSKIEJ</text:p>
          </table:table-cell>
          <table:table-cell office:value-type="float" office:value="197179" calcext:value-type="float">
            <text:p>197179</text:p>
          </table:table-cell>
          <table:table-cell office:value-type="float" office:value="5251000939" calcext:value-type="float">
            <text:p>525100093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42" calcext:value-type="float">
            <text:p>52.216642</text:p>
          </table:table-cell>
          <table:table-cell office:value-type="float" office:value="20.982053" calcext:value-type="float">
            <text:p>20.982053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ARCHITEKTONICZNA" IM. PROF. OSKARA SOSNOWSKIEGO W WARSZAWIE</text:p>
          </table:table-cell>
          <table:table-cell office:value-type="float" office:value="197404" calcext:value-type="float">
            <text:p>197404</text:p>
          </table:table-cell>
          <table:table-cell office:value-type="float" office:value="5261658273" calcext:value-type="float">
            <text:p>526165827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4108" calcext:value-type="float">
            <text:p>52.2164108</text:p>
          </table:table-cell>
          <table:table-cell office:value-type="float" office:value="20.9837868993144" calcext:value-type="float">
            <text:p>20.9837868993144</text:p>
          </table:table-cell>
          <table:table-cell/>
        </table:table-row>
        <table:table-row table:style-name="ro1">
          <table:table-cell office:value-type="string" calcext:value-type="string">
            <text:p>SPÓŁDZIELNIA "BAJECZNA"</text:p>
          </table:table-cell>
          <table:table-cell office:value-type="float" office:value="198184" calcext:value-type="float">
            <text:p>198184</text:p>
          </table:table-cell>
          <table:table-cell office:value-type="float" office:value="1131877129" calcext:value-type="float">
            <text:p>11318771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364325" calcext:value-type="float">
            <text:p>52.24364325</text:p>
          </table:table-cell>
          <table:table-cell office:value-type="float" office:value="21.0995912820495" calcext:value-type="float">
            <text:p>21.0995912820495</text:p>
          </table:table-cell>
          <table:table-cell/>
        </table:table-row>
        <table:table-row table:style-name="ro1">
          <table:table-cell office:value-type="string" calcext:value-type="string">
            <text:p>MIĘDZYZAKŁADOWA SPÓŁDZIELNIA MIESZKANIOWA "INWEST-DOM"</text:p>
          </table:table-cell>
          <table:table-cell office:value-type="float" office:value="200559" calcext:value-type="float">
            <text:p>200559</text:p>
          </table:table-cell>
          <table:table-cell office:value-type="float" office:value="5250010752" calcext:value-type="float">
            <text:p>525001075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63863" calcext:value-type="float">
            <text:p>52.1763863</text:p>
          </table:table-cell>
          <table:table-cell office:value-type="float" office:value="21.0376557" calcext:value-type="float">
            <text:p>21.0376557</text:p>
          </table:table-cell>
          <table:table-cell/>
        </table:table-row>
        <table:table-row table:style-name="ro1">
          <table:table-cell office:value-type="string" calcext:value-type="string">
            <text:p>MŁODZIEŻOWA SPÓŁDZIELNIA MIESZKANIOWA</text:p>
          </table:table-cell>
          <table:table-cell office:value-type="float" office:value="201319" calcext:value-type="float">
            <text:p>201319</text:p>
          </table:table-cell>
          <table:table-cell office:value-type="float" office:value="5261717053" calcext:value-type="float">
            <text:p>526171705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12559" calcext:value-type="float">
            <text:p>52.2712559</text:p>
          </table:table-cell>
          <table:table-cell office:value-type="float" office:value="20.9514592" calcext:value-type="float">
            <text:p>20.9514592</text:p>
          </table:table-cell>
          <table:table-cell/>
        </table:table-row>
        <table:table-row table:style-name="ro1">
          <table:table-cell office:value-type="string" calcext:value-type="string">
            <text:p>ŚRODOWISKOWA SPÓŁDZIELNIA MIESZKANIOWA NIEWIDOMYCH</text:p>
          </table:table-cell>
          <table:table-cell office:value-type="float" office:value="201691" calcext:value-type="float">
            <text:p>201691</text:p>
          </table:table-cell>
          <table:table-cell office:value-type="float" office:value="5251000916" calcext:value-type="float">
            <text:p>525100091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3827" calcext:value-type="float">
            <text:p>52.2233827</text:p>
          </table:table-cell>
          <table:table-cell office:value-type="float" office:value="21.0080703" calcext:value-type="float">
            <text:p>21.0080703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PRZYSZŁOŚĆ"</text:p>
          </table:table-cell>
          <table:table-cell office:value-type="float" office:value="201822" calcext:value-type="float">
            <text:p>201822</text:p>
          </table:table-cell>
          <table:table-cell office:value-type="float" office:value="5251000336" calcext:value-type="float">
            <text:p>525100033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3412" calcext:value-type="float">
            <text:p>52.2073412</text:p>
          </table:table-cell>
          <table:table-cell office:value-type="float" office:value="21.0077167" calcext:value-type="float">
            <text:p>21.0077167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SKARBNIK"</text:p>
          </table:table-cell>
          <table:table-cell office:value-type="float" office:value="204434" calcext:value-type="float">
            <text:p>204434</text:p>
          </table:table-cell>
          <table:table-cell office:value-type="float" office:value="5251000690" calcext:value-type="float">
            <text:p>525100069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283226" calcext:value-type="float">
            <text:p>52.1283226</text:p>
          </table:table-cell>
          <table:table-cell office:value-type="float" office:value="21.056791434055" calcext:value-type="float">
            <text:p>21.056791434055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NASZ - KĄT"</text:p>
          </table:table-cell>
          <table:table-cell office:value-type="float" office:value="204832" calcext:value-type="float">
            <text:p>204832</text:p>
          </table:table-cell>
          <table:table-cell office:value-type="float" office:value="5261552965" calcext:value-type="float">
            <text:p>526155296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6004" calcext:value-type="float">
            <text:p>52.2166004</text:p>
          </table:table-cell>
          <table:table-cell office:value-type="float" office:value="20.9829396" calcext:value-type="float">
            <text:p>20.982939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ARYSIN WAWERSKI"</text:p>
          </table:table-cell>
          <table:table-cell office:value-type="float" office:value="210896" calcext:value-type="float">
            <text:p>210896</text:p>
          </table:table-cell>
          <table:table-cell office:value-type="float" office:value="9521945498" calcext:value-type="float">
            <text:p>952194549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01039" calcext:value-type="float">
            <text:p>52.2401039</text:p>
          </table:table-cell>
          <table:table-cell office:value-type="float" office:value="21.1475553" calcext:value-type="float">
            <text:p>21.147555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OSOWSKA"</text:p>
          </table:table-cell>
          <table:table-cell office:value-type="float" office:value="210962" calcext:value-type="float">
            <text:p>210962</text:p>
          </table:table-cell>
          <table:table-cell office:value-type="float" office:value="1132486307" calcext:value-type="float">
            <text:p>113248630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10895" calcext:value-type="float">
            <text:p>52.24710895</text:p>
          </table:table-cell>
          <table:table-cell office:value-type="float" office:value="21.09637525" calcext:value-type="float">
            <text:p>21.0963752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ZASERÓW"</text:p>
          </table:table-cell>
          <table:table-cell office:value-type="float" office:value="210965" calcext:value-type="float">
            <text:p>210965</text:p>
          </table:table-cell>
          <table:table-cell office:value-type="float" office:value="1132486483" calcext:value-type="float">
            <text:p>113248648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018" calcext:value-type="float">
            <text:p>52.25018</text:p>
          </table:table-cell>
          <table:table-cell office:value-type="float" office:value="21.0967633037283" calcext:value-type="float">
            <text:p>21.096763303728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OSTROBRAMSKA"</text:p>
          </table:table-cell>
          <table:table-cell office:value-type="float" office:value="210998" calcext:value-type="float">
            <text:p>210998</text:p>
          </table:table-cell>
          <table:table-cell office:value-type="float" office:value="1132486649" calcext:value-type="float">
            <text:p>113248664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4719" calcext:value-type="float">
            <text:p>52.2364719</text:p>
          </table:table-cell>
          <table:table-cell office:value-type="float" office:value="21.1052623" calcext:value-type="float">
            <text:p>21.1052623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NOWE DOMOSTWO"</text:p>
          </table:table-cell>
          <table:table-cell office:value-type="float" office:value="215995" calcext:value-type="float">
            <text:p>215995</text:p>
          </table:table-cell>
          <table:table-cell office:value-type="float" office:value="5251554595" calcext:value-type="float">
            <text:p>525155459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23905" calcext:value-type="float">
            <text:p>52.23723905</text:p>
          </table:table-cell>
          <table:table-cell office:value-type="float" office:value="21.031842178386" calcext:value-type="float">
            <text:p>21.031842178386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UL. SPASOWSKIEGO 13"</text:p>
          </table:table-cell>
          <table:table-cell office:value-type="float" office:value="217905" calcext:value-type="float">
            <text:p>217905</text:p>
          </table:table-cell>
          <table:table-cell office:value-type="float" office:value="5251459365" calcext:value-type="float">
            <text:p>525145936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39555" calcext:value-type="float">
            <text:p>52.23839555</text:p>
          </table:table-cell>
          <table:table-cell office:value-type="float" office:value="21.0294559819094" calcext:value-type="float">
            <text:p>21.0294559819094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DOM PRZY UL.MARSZAŁKOWSKIEJ 17"</text:p>
          </table:table-cell>
          <table:table-cell office:value-type="float" office:value="217973" calcext:value-type="float">
            <text:p>217973</text:p>
          </table:table-cell>
          <table:table-cell office:value-type="float" office:value="5251000626" calcext:value-type="float">
            <text:p>525100062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529" calcext:value-type="float">
            <text:p>52.216529</text:p>
          </table:table-cell>
          <table:table-cell office:value-type="float" office:value="21.0195557" calcext:value-type="float">
            <text:p>21.0195557</text:p>
          </table:table-cell>
          <table:table-cell/>
        </table:table-row>
        <table:table-row table:style-name="ro1">
          <table:table-cell office:value-type="string" calcext:value-type="string">
            <text:p>SPÓŁDZIELNIA BUDOWALANO-MIESZKANIOWA "ADAMPOLSKA II"</text:p>
          </table:table-cell>
          <table:table-cell office:value-type="float" office:value="219073" calcext:value-type="float">
            <text:p>219073</text:p>
          </table:table-cell>
          <table:table-cell office:value-type="float" office:value="5250012082" calcext:value-type="float">
            <text:p>525001208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5188" calcext:value-type="float">
            <text:p>52.2385188</text:p>
          </table:table-cell>
          <table:table-cell office:value-type="float" office:value="21.0582031" calcext:value-type="float">
            <text:p>21.0582031</text:p>
          </table:table-cell>
          <table:table-cell/>
        </table:table-row>
        <table:table-row table:style-name="ro1">
          <table:table-cell office:value-type="string" calcext:value-type="string">
            <text:p>SPÓŁDZIELNIA MIESZKANIOWA "BORYSZEWSKA"</text:p>
          </table:table-cell>
          <table:table-cell office:value-type="float" office:value="219889" calcext:value-type="float">
            <text:p>219889</text:p>
          </table:table-cell>
          <table:table-cell office:value-type="float" office:value="5213308368" calcext:value-type="float">
            <text:p>521330836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171675" calcext:value-type="float">
            <text:p>52.20171675</text:p>
          </table:table-cell>
          <table:table-cell office:value-type="float" office:value="21.0243156472237" calcext:value-type="float">
            <text:p>21.0243156472237</text:p>
          </table:table-cell>
          <table:table-cell/>
        </table:table-row>
        <table:table-row table:style-name="ro1">
          <table:table-cell office:value-type="string" calcext:value-type="string">
            <text:p>SPÓŁDZIELCZE ZRZESZENIE BUDOWY DOMÓW JEDNORODZINNYCH PRZY SGGW-AR "SIGMA"</text:p>
          </table:table-cell>
          <table:table-cell office:value-type="float" office:value="223423" calcext:value-type="float">
            <text:p>223423</text:p>
          </table:table-cell>
          <table:table-cell office:value-type="float" office:value="9511354531" calcext:value-type="float">
            <text:p>951135453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774255" calcext:value-type="float">
            <text:p>52.14774255</text:p>
          </table:table-cell>
          <table:table-cell office:value-type="float" office:value="21.0623333675424" calcext:value-type="float">
            <text:p>21.0623333675424</text:p>
          </table:table-cell>
          <table:table-cell/>
        </table:table-row>
        <table:table-row table:style-name="ro1">
          <table:table-cell office:value-type="string" calcext:value-type="string">
            <text:p>SPÓŁDZIELNIA MIESZKANIOWA "RZĘDZIŃSKA"</text:p>
          </table:table-cell>
          <table:table-cell office:value-type="float" office:value="225398" calcext:value-type="float">
            <text:p>225398</text:p>
          </table:table-cell>
          <table:table-cell office:value-type="float" office:value="5222652651" calcext:value-type="float">
            <text:p>522265265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327275" calcext:value-type="float">
            <text:p>52.23327275</text:p>
          </table:table-cell>
          <table:table-cell office:value-type="float" office:value="20.9212627819035" calcext:value-type="float">
            <text:p>20.921262781903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RZYSTAŃ" W WARSZAWIE</text:p>
          </table:table-cell>
          <table:table-cell office:value-type="float" office:value="226347" calcext:value-type="float">
            <text:p>226347</text:p>
          </table:table-cell>
          <table:table-cell office:value-type="float" office:value="5211135113" calcext:value-type="float">
            <text:p>521113511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02562" calcext:value-type="float">
            <text:p>52.2002562</text:p>
          </table:table-cell>
          <table:table-cell office:value-type="float" office:value="21.0300491" calcext:value-type="float">
            <text:p>21.0300491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DOM PRZY UL. MOKOTOWSKIEJ 51/53" W WARSZAWIE</text:p>
          </table:table-cell>
          <table:table-cell office:value-type="float" office:value="230025" calcext:value-type="float">
            <text:p>230025</text:p>
          </table:table-cell>
          <table:table-cell office:value-type="float" office:value="5250006727" calcext:value-type="float">
            <text:p>525000672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76075" calcext:value-type="float">
            <text:p>52.22476075</text:p>
          </table:table-cell>
          <table:table-cell office:value-type="float" office:value="21.0209831735793" calcext:value-type="float">
            <text:p>21.020983173579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 SPRAWIEDLIWOŚĆ "</text:p>
          </table:table-cell>
          <table:table-cell office:value-type="float" office:value="230698" calcext:value-type="float">
            <text:p>230698</text:p>
          </table:table-cell>
          <table:table-cell office:value-type="float" office:value="5261673321" calcext:value-type="float">
            <text:p>526167332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853115" calcext:value-type="float">
            <text:p>52.21853115</text:p>
          </table:table-cell>
          <table:table-cell office:value-type="float" office:value="21.0045215881569" calcext:value-type="float">
            <text:p>21.0045215881569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ZESPÓ MIESZKANIOWY"</text:p>
          </table:table-cell>
          <table:table-cell office:value-type="float" office:value="235577" calcext:value-type="float">
            <text:p>235577</text:p>
          </table:table-cell>
          <table:table-cell office:value-type="float" office:value="5250006271" calcext:value-type="float">
            <text:p>525000627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19484" calcext:value-type="float">
            <text:p>52.2319484</text:p>
          </table:table-cell>
          <table:table-cell office:value-type="float" office:value="21.0136554" calcext:value-type="float">
            <text:p>21.0136554</text:p>
          </table:table-cell>
          <table:table-cell/>
        </table:table-row>
        <table:table-row table:style-name="ro1">
          <table:table-cell office:value-type="string" calcext:value-type="string">
            <text:p>SPÓŁDZIELNIA MIESZKANIOWA LOKATORSKO-WŁASNOŚCIOWA PRACOWNIKÓW POLSKICH ZAKŁADÓW OPTYCZNYCH</text:p>
          </table:table-cell>
          <table:table-cell office:value-type="float" office:value="237735" calcext:value-type="float">
            <text:p>237735</text:p>
          </table:table-cell>
          <table:table-cell office:value-type="float" office:value="5251001040" calcext:value-type="float">
            <text:p>525100104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4874" calcext:value-type="float">
            <text:p>52.2454874</text:p>
          </table:table-cell>
          <table:table-cell office:value-type="float" office:value="21.0648781517987" calcext:value-type="float">
            <text:p>21.0648781517987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OSIEDLE SŁONECZNE"</text:p>
          </table:table-cell>
          <table:table-cell office:value-type="float" office:value="239024" calcext:value-type="float">
            <text:p>239024</text:p>
          </table:table-cell>
          <table:table-cell office:value-type="float" office:value="5251000922" calcext:value-type="float">
            <text:p>525100092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010125" calcext:value-type="float">
            <text:p>52.22010125</text:p>
          </table:table-cell>
          <table:table-cell office:value-type="float" office:value="20.9822781336965" calcext:value-type="float">
            <text:p>20.9822781336965</text:p>
          </table:table-cell>
          <table:table-cell/>
        </table:table-row>
        <table:table-row table:style-name="ro1">
          <table:table-cell office:value-type="string" calcext:value-type="string">
            <text:p>SPÓŁDZIELNIA MIESZKANIOWA BUDOWY DOMÓW JEDNORODZINNYCH "WŁASNY DOM"</text:p>
          </table:table-cell>
          <table:table-cell office:value-type="float" office:value="239873" calcext:value-type="float">
            <text:p>239873</text:p>
          </table:table-cell>
          <table:table-cell office:value-type="float" office:value="5251000135" calcext:value-type="float">
            <text:p>525100013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269015" calcext:value-type="float">
            <text:p>52.21269015</text:p>
          </table:table-cell>
          <table:table-cell office:value-type="float" office:value="21.0579844215517" calcext:value-type="float">
            <text:p>21.0579844215517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EDICA III"</text:p>
          </table:table-cell>
          <table:table-cell office:value-type="float" office:value="241214" calcext:value-type="float">
            <text:p>241214</text:p>
          </table:table-cell>
          <table:table-cell office:value-type="float" office:value="9521222400" calcext:value-type="float">
            <text:p>952122240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467995" calcext:value-type="float">
            <text:p>52.24467995</text:p>
          </table:table-cell>
          <table:table-cell office:value-type="float" office:value="21.0996210376345" calcext:value-type="float">
            <text:p>21.099621037634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IASKOWA"</text:p>
          </table:table-cell>
          <table:table-cell office:value-type="float" office:value="242980" calcext:value-type="float">
            <text:p>242980</text:p>
          </table:table-cell>
          <table:table-cell office:value-type="float" office:value="5272015461" calcext:value-type="float">
            <text:p>527201546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54468" calcext:value-type="float">
            <text:p>52.2554468</text:p>
          </table:table-cell>
          <table:table-cell office:value-type="float" office:value="20.9771198" calcext:value-type="float">
            <text:p>20.9771198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A I B"</text:p>
          </table:table-cell>
          <table:table-cell office:value-type="float" office:value="243898" calcext:value-type="float">
            <text:p>243898</text:p>
          </table:table-cell>
          <table:table-cell office:value-type="float" office:value="5272229699" calcext:value-type="float">
            <text:p>527222969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81211" calcext:value-type="float">
            <text:p>52.2281211</text:p>
          </table:table-cell>
          <table:table-cell office:value-type="float" office:value="20.9676392" calcext:value-type="float">
            <text:p>20.9676392</text:p>
          </table:table-cell>
          <table:table-cell/>
        </table:table-row>
        <table:table-row table:style-name="ro1">
          <table:table-cell office:value-type="string" calcext:value-type="string">
            <text:p>PRZYZAKŁADOWA SPÓŁDZIELNIA BUDOWLANO-MIESZKANIOWA "POLSPORT"</text:p>
          </table:table-cell>
          <table:table-cell office:value-type="float" office:value="248035" calcext:value-type="float">
            <text:p>248035</text:p>
          </table:table-cell>
          <table:table-cell office:value-type="float" office:value="5250006934" calcext:value-type="float">
            <text:p>525000693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640758" calcext:value-type="float">
            <text:p>52.1640758</text:p>
          </table:table-cell>
          <table:table-cell office:value-type="float" office:value="21.2241561935517" calcext:value-type="float">
            <text:p>21.2241561935517</text:p>
          </table:table-cell>
          <table:table-cell/>
        </table:table-row>
        <table:table-row table:style-name="ro1">
          <table:table-cell office:value-type="string" calcext:value-type="string">
            <text:p>SPÓŁDZIELNIA MIESZKANIOWA "ARCTOWSKIEGO"</text:p>
          </table:table-cell>
          <table:table-cell office:value-type="float" office:value="248585" calcext:value-type="float">
            <text:p>248585</text:p>
          </table:table-cell>
          <table:table-cell office:value-type="float" office:value="5251001169" calcext:value-type="float">
            <text:p>525100116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77608" calcext:value-type="float">
            <text:p>52.2477608</text:p>
          </table:table-cell>
          <table:table-cell office:value-type="float" office:value="21.0492443452063" calcext:value-type="float">
            <text:p>21.0492443452063</text:p>
          </table:table-cell>
          <table:table-cell/>
        </table:table-row>
        <table:table-row table:style-name="ro1">
          <table:table-cell office:value-type="string" calcext:value-type="string">
            <text:p>SPÓŁDZIELNIA MIESZKANIOWA LOKATORSKO-WŁASNOŚCIOWA "PROCHEM" W WARSZAWIE</text:p>
          </table:table-cell>
          <table:table-cell office:value-type="float" office:value="252202" calcext:value-type="float">
            <text:p>252202</text:p>
          </table:table-cell>
          <table:table-cell office:value-type="float" office:value="5250012780" calcext:value-type="float">
            <text:p>525001278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744" calcext:value-type="float">
            <text:p>52.22744</text:p>
          </table:table-cell>
          <table:table-cell office:value-type="float" office:value="21.0160033" calcext:value-type="float">
            <text:p>21.016003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MOKOTOWSKA 61"</text:p>
          </table:table-cell>
          <table:table-cell office:value-type="float" office:value="254423" calcext:value-type="float">
            <text:p>254423</text:p>
          </table:table-cell>
          <table:table-cell office:value-type="float" office:value="7010013901" calcext:value-type="float">
            <text:p>701001390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58736" calcext:value-type="float">
            <text:p>52.2258736</text:p>
          </table:table-cell>
          <table:table-cell office:value-type="float" office:value="21.021755185049" calcext:value-type="float">
            <text:p>21.021755185049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CHATKA PUCHATKA"</text:p>
          </table:table-cell>
          <table:table-cell office:value-type="float" office:value="254778" calcext:value-type="float">
            <text:p>254778</text:p>
          </table:table-cell>
          <table:table-cell office:value-type="float" office:value="5251001028" calcext:value-type="float">
            <text:p>525100102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43303" calcext:value-type="float">
            <text:p>52.2243303</text:p>
          </table:table-cell>
          <table:table-cell office:value-type="float" office:value="21.0211189" calcext:value-type="float">
            <text:p>21.0211189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PUŁAWSKA"</text:p>
          </table:table-cell>
          <table:table-cell office:value-type="float" office:value="255296" calcext:value-type="float">
            <text:p>255296</text:p>
          </table:table-cell>
          <table:table-cell office:value-type="float" office:value="5250012662" calcext:value-type="float">
            <text:p>52500126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1371" calcext:value-type="float">
            <text:p>52.211371</text:p>
          </table:table-cell>
          <table:table-cell office:value-type="float" office:value="21.02115" calcext:value-type="float">
            <text:p>21.02115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NAROŻE" W WARSZAWIE</text:p>
          </table:table-cell>
          <table:table-cell office:value-type="float" office:value="258326" calcext:value-type="float">
            <text:p>258326</text:p>
          </table:table-cell>
          <table:table-cell office:value-type="float" office:value="5250012248" calcext:value-type="float">
            <text:p>525001224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53269" calcext:value-type="float">
            <text:p>52.2353269</text:p>
          </table:table-cell>
          <table:table-cell office:value-type="float" office:value="21.0293239" calcext:value-type="float">
            <text:p>21.0293239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LOKATORÓW"</text:p>
          </table:table-cell>
          <table:table-cell office:value-type="float" office:value="258523" calcext:value-type="float">
            <text:p>258523</text:p>
          </table:table-cell>
          <table:table-cell office:value-type="float" office:value="5250006851" calcext:value-type="float">
            <text:p>525000685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70565" calcext:value-type="float">
            <text:p>52.2370565</text:p>
          </table:table-cell>
          <table:table-cell office:value-type="float" office:value="21.0207383938563" calcext:value-type="float">
            <text:p>21.0207383938563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NOWA EPOKA"</text:p>
          </table:table-cell>
          <table:table-cell office:value-type="float" office:value="259791" calcext:value-type="float">
            <text:p>259791</text:p>
          </table:table-cell>
          <table:table-cell office:value-type="float" office:value="5250006733" calcext:value-type="float">
            <text:p>525000673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533731" calcext:value-type="float">
            <text:p>52.2533731</text:p>
          </table:table-cell>
          <table:table-cell office:value-type="float" office:value="21.0006504" calcext:value-type="float">
            <text:p>21.0006504</text:p>
          </table:table-cell>
          <table:table-cell/>
        </table:table-row>
        <table:table-row table:style-name="ro1">
          <table:table-cell office:value-type="string" calcext:value-type="string">
            <text:p>SPÓŁDZIELNIA MIESZKANIOWA "POD WIERZBĄ"</text:p>
          </table:table-cell>
          <table:table-cell office:value-type="float" office:value="261394" calcext:value-type="float">
            <text:p>261394</text:p>
          </table:table-cell>
          <table:table-cell office:value-type="float" office:value="1180781381" calcext:value-type="float">
            <text:p>118078138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9089" calcext:value-type="float">
            <text:p>52.279089</text:p>
          </table:table-cell>
          <table:table-cell office:value-type="float" office:value="20.9428193" calcext:value-type="float">
            <text:p>20.9428193</text:p>
          </table:table-cell>
          <table:table-cell/>
        </table:table-row>
        <table:table-row table:style-name="ro1">
          <table:table-cell office:value-type="string" calcext:value-type="string">
            <text:p>SPÓŁDZIELNIA MIESZKANIOWA "WĄWOZOWA"</text:p>
          </table:table-cell>
          <table:table-cell office:value-type="float" office:value="261554" calcext:value-type="float">
            <text:p>261554</text:p>
          </table:table-cell>
          <table:table-cell office:value-type="float" office:value="9512190066" calcext:value-type="float">
            <text:p>951219006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315454" calcext:value-type="float">
            <text:p>52.1315454</text:p>
          </table:table-cell>
          <table:table-cell office:value-type="float" office:value="21.0611605" calcext:value-type="float">
            <text:p>21.061160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DOMEN"</text:p>
          </table:table-cell>
          <table:table-cell office:value-type="float" office:value="268602" calcext:value-type="float">
            <text:p>268602</text:p>
          </table:table-cell>
          <table:table-cell office:value-type="float" office:value="1132666570" calcext:value-type="float">
            <text:p>1132666570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54472" calcext:value-type="float">
            <text:p>52.2454472</text:p>
          </table:table-cell>
          <table:table-cell office:value-type="float" office:value="21.0743543" calcext:value-type="float">
            <text:p>21.074354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OSZCZĘDNA"</text:p>
          </table:table-cell>
          <table:table-cell office:value-type="float" office:value="270643" calcext:value-type="float">
            <text:p>270643</text:p>
          </table:table-cell>
          <table:table-cell office:value-type="float" office:value="5211213184" calcext:value-type="float">
            <text:p>521121318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871047" calcext:value-type="float">
            <text:p>52.1871047</text:p>
          </table:table-cell>
          <table:table-cell office:value-type="float" office:value="21.0178736" calcext:value-type="float">
            <text:p>21.0178736</text:p>
          </table:table-cell>
          <table:table-cell/>
        </table:table-row>
        <table:table-row table:style-name="ro1">
          <table:table-cell office:value-type="string" calcext:value-type="string">
            <text:p>SPÓŁDZIELNIA MIESZKANIOWA BUDOWNICTWA JEDNORODZINNEGO "WOLICA"</text:p>
          </table:table-cell>
          <table:table-cell office:value-type="float" office:value="279414" calcext:value-type="float">
            <text:p>279414</text:p>
          </table:table-cell>
          <table:table-cell office:value-type="float" office:value="5251000968" calcext:value-type="float">
            <text:p>525100096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57373" calcext:value-type="float">
            <text:p>52.1457373</text:p>
          </table:table-cell>
          <table:table-cell office:value-type="float" office:value="21.0578547" calcext:value-type="float">
            <text:p>21.0578547</text:p>
          </table:table-cell>
          <table:table-cell/>
        </table:table-row>
        <table:table-row table:style-name="ro1">
          <table:table-cell office:value-type="string" calcext:value-type="string">
            <text:p>SPÓŁDZIELNIA MIESZKANIOWA "ULICA STUDENCKA"</text:p>
          </table:table-cell>
          <table:table-cell office:value-type="float" office:value="281859" calcext:value-type="float">
            <text:p>281859</text:p>
          </table:table-cell>
          <table:table-cell office:value-type="float" office:value="5213449229" calcext:value-type="float">
            <text:p>521344922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45932" calcext:value-type="float">
            <text:p>52.1745932</text:p>
          </table:table-cell>
          <table:table-cell office:value-type="float" office:value="21.0300305198776" calcext:value-type="float">
            <text:p>21.030030519877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AROKAŃSKA"</text:p>
          </table:table-cell>
          <table:table-cell office:value-type="float" office:value="282789" calcext:value-type="float">
            <text:p>282789</text:p>
          </table:table-cell>
          <table:table-cell office:value-type="float" office:value="1132678656" calcext:value-type="float">
            <text:p>113267865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327275" calcext:value-type="float">
            <text:p>52.22327275</text:p>
          </table:table-cell>
          <table:table-cell office:value-type="float" office:value="21.0697218083037" calcext:value-type="float">
            <text:p>21.0697218083037</text:p>
          </table:table-cell>
          <table:table-cell/>
        </table:table-row>
        <table:table-row table:style-name="ro1">
          <table:table-cell office:value-type="string" calcext:value-type="string">
            <text:p>MIESZKANIOWA SPÓŁDZIELNIA WŁASNOŚCIOWA "BARSKA 36"</text:p>
          </table:table-cell>
          <table:table-cell office:value-type="float" office:value="291676" calcext:value-type="float">
            <text:p>291676</text:p>
          </table:table-cell>
          <table:table-cell office:value-type="float" office:value="5262391458" calcext:value-type="float">
            <text:p>526239145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923375" calcext:value-type="float">
            <text:p>52.21923375</text:p>
          </table:table-cell>
          <table:table-cell office:value-type="float" office:value="20.9745476646508" calcext:value-type="float">
            <text:p>20.9745476646508</text:p>
          </table:table-cell>
          <table:table-cell/>
        </table:table-row>
        <table:table-row table:style-name="ro1">
          <table:table-cell office:value-type="string" calcext:value-type="string">
            <text:p>SPÓŁDZIELNIA MESZKANIOWA "ŁUKOWSKA"</text:p>
          </table:table-cell>
          <table:table-cell office:value-type="float" office:value="296746" calcext:value-type="float">
            <text:p>296746</text:p>
          </table:table-cell>
          <table:table-cell office:value-type="float" office:value="1132705666" calcext:value-type="float">
            <text:p>113270566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9159" calcext:value-type="float">
            <text:p>52.2369159</text:p>
          </table:table-cell>
          <table:table-cell office:value-type="float" office:value="21.1128012" calcext:value-type="float">
            <text:p>21.1128012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ETRO"</text:p>
          </table:table-cell>
          <table:table-cell office:value-type="float" office:value="298940" calcext:value-type="float">
            <text:p>298940</text:p>
          </table:table-cell>
          <table:table-cell office:value-type="float" office:value="5262239348" calcext:value-type="float">
            <text:p>526223934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76519" calcext:value-type="float">
            <text:p>52.276519</text:p>
          </table:table-cell>
          <table:table-cell office:value-type="float" office:value="20.970996" calcext:value-type="float">
            <text:p>20.97099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ORDONA"</text:p>
          </table:table-cell>
          <table:table-cell office:value-type="float" office:value="305101" calcext:value-type="float">
            <text:p>305101</text:p>
          </table:table-cell>
          <table:table-cell office:value-type="float" office:value="5272050983" calcext:value-type="float">
            <text:p>5272050983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2648255" calcext:value-type="float">
            <text:p>52.22648255</text:p>
          </table:table-cell>
          <table:table-cell office:value-type="float" office:value="20.9526075532231" calcext:value-type="float">
            <text:p>20.9526075532231</text:p>
          </table:table-cell>
          <table:table-cell/>
        </table:table-row>
        <table:table-row table:style-name="ro1">
          <table:table-cell office:value-type="string" calcext:value-type="string">
            <text:p>SPÓŁDZIELNIA MIESZKANIOWA "NASZ DOM"</text:p>
          </table:table-cell>
          <table:table-cell office:value-type="float" office:value="321129" calcext:value-type="float">
            <text:p>321129</text:p>
          </table:table-cell>
          <table:table-cell office:value-type="float" office:value="1132748776" calcext:value-type="float">
            <text:p>1132748776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84421" calcext:value-type="float">
            <text:p>52.2384421</text:p>
          </table:table-cell>
          <table:table-cell office:value-type="float" office:value="21.0966303650127" calcext:value-type="float">
            <text:p>21.0966303650127</text:p>
          </table:table-cell>
          <table:table-cell/>
        </table:table-row>
        <table:table-row table:style-name="ro1">
          <table:table-cell office:value-type="string" calcext:value-type="string">
            <text:p>SPÓŁDZIELNIA MIESZKANIOWA "SKAŁA"</text:p>
          </table:table-cell>
          <table:table-cell office:value-type="float" office:value="327297" calcext:value-type="float">
            <text:p>327297</text:p>
          </table:table-cell>
          <table:table-cell office:value-type="float" office:value="5252451609" calcext:value-type="float">
            <text:p>5252451609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41619" calcext:value-type="float">
            <text:p>52.2341619</text:p>
          </table:table-cell>
          <table:table-cell office:value-type="float" office:value="21.0192245" calcext:value-type="float">
            <text:p>21.0192245</text:p>
          </table:table-cell>
          <table:table-cell/>
        </table:table-row>
        <table:table-row table:style-name="ro1">
          <table:table-cell office:value-type="string" calcext:value-type="string">
            <text:p>SPÓŁDZIELNIA MIESZKANIOWA "TORY" W WARSZAWIE</text:p>
          </table:table-cell>
          <table:table-cell office:value-type="float" office:value="338438" calcext:value-type="float">
            <text:p>338438</text:p>
          </table:table-cell>
          <table:table-cell office:value-type="float" office:value="5251000477" calcext:value-type="float">
            <text:p>525100047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416007" calcext:value-type="float">
            <text:p>52.2416007</text:p>
          </table:table-cell>
          <table:table-cell office:value-type="float" office:value="20.9595388940096" calcext:value-type="float">
            <text:p>20.9595388940096</text:p>
          </table:table-cell>
          <table:table-cell/>
        </table:table-row>
        <table:table-row table:style-name="ro1">
          <table:table-cell office:value-type="string" calcext:value-type="string">
            <text:p>SPÓŁDZIELNIA MIESZKANIOWA "KABACKI ZAKĄTEK"</text:p>
          </table:table-cell>
          <table:table-cell office:value-type="float" office:value="343836" calcext:value-type="float">
            <text:p>343836</text:p>
          </table:table-cell>
          <table:table-cell office:value-type="float" office:value="9512302967" calcext:value-type="float">
            <text:p>9512302967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2762" calcext:value-type="float">
            <text:p>52.142762</text:p>
          </table:table-cell>
          <table:table-cell office:value-type="float" office:value="21.0535263" calcext:value-type="float">
            <text:p>21.0535263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 "INSTALATOR"</text:p>
          </table:table-cell>
          <table:table-cell office:value-type="float" office:value="371033" calcext:value-type="float">
            <text:p>371033</text:p>
          </table:table-cell>
          <table:table-cell office:value-type="float" office:value="5212219645" calcext:value-type="float">
            <text:p>5212219645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87094" calcext:value-type="float">
            <text:p>52.2087094</text:p>
          </table:table-cell>
          <table:table-cell office:value-type="float" office:value="21.0235241" calcext:value-type="float">
            <text:p>21.0235241</text:p>
          </table:table-cell>
          <table:table-cell/>
        </table:table-row>
        <table:table-row table:style-name="ro1">
          <table:table-cell office:value-type="string" calcext:value-type="string">
            <text:p>SPÓŁDZIELNIA BUDOWLANO-MIESZKANIOWA" MIĘDZYLESIE" PRZY CENTRUM ZDROWIA DZIECKA</text:p>
          </table:table-cell>
          <table:table-cell office:value-type="float" office:value="375041" calcext:value-type="float">
            <text:p>375041</text:p>
          </table:table-cell>
          <table:table-cell office:value-type="float" office:value="9521941862" calcext:value-type="float">
            <text:p>95219418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1644845" calcext:value-type="float">
            <text:p>52.21644845</text:p>
          </table:table-cell>
          <table:table-cell office:value-type="float" office:value="21.1538509524195" calcext:value-type="float">
            <text:p>21.1538509524195</text:p>
          </table:table-cell>
          <table:table-cell/>
        </table:table-row>
        <table:table-row table:style-name="ro1">
          <table:table-cell office:value-type="string" calcext:value-type="string">
            <text:p>SPÓŁDZIELNIA BUDOWLANO - MIESZKANIOWA "VENTA"</text:p>
          </table:table-cell>
          <table:table-cell office:value-type="float" office:value="386384" calcext:value-type="float">
            <text:p>386384</text:p>
          </table:table-cell>
          <table:table-cell office:value-type="float" office:value="5212920162" calcext:value-type="float">
            <text:p>521292016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071824" calcext:value-type="float">
            <text:p>52.2071824</text:p>
          </table:table-cell>
          <table:table-cell office:value-type="float" office:value="21.013953244139" calcext:value-type="float">
            <text:p>21.013953244139</text:p>
          </table:table-cell>
          <table:table-cell/>
        </table:table-row>
        <table:table-row table:style-name="ro1">
          <table:table-cell office:value-type="string" calcext:value-type="string">
            <text:p>SPÓŁDZIELNIA MIESZKANIOWA "DĄB 2014"</text:p>
          </table:table-cell>
          <table:table-cell office:value-type="float" office:value="523741" calcext:value-type="float">
            <text:p>523741</text:p>
          </table:table-cell>
          <table:table-cell office:value-type="float" office:value="5242772068" calcext:value-type="float">
            <text:p>5242772068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348751" calcext:value-type="float">
            <text:p>52.348751</text:p>
          </table:table-cell>
          <table:table-cell office:value-type="float" office:value="20.9795859" calcext:value-type="float">
            <text:p>20.9795859</text:p>
          </table:table-cell>
          <table:table-cell/>
        </table:table-row>
        <table:table-row table:style-name="ro1">
          <table:table-cell office:value-type="string" calcext:value-type="string">
            <text:p>SPÓŁDZIELNIA MIESZKANIOWA "TARNOWIECKA"</text:p>
          </table:table-cell>
          <table:table-cell office:value-type="float" office:value="600031" calcext:value-type="float">
            <text:p>600031</text:p>
          </table:table-cell>
          <table:table-cell office:value-type="float" office:value="1132902444" calcext:value-type="float">
            <text:p>1132902444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23654655" calcext:value-type="float">
            <text:p>52.23654655</text:p>
          </table:table-cell>
          <table:table-cell office:value-type="float" office:value="21.1047297737589" calcext:value-type="float">
            <text:p>21.1047297737589</text:p>
          </table:table-cell>
          <table:table-cell/>
        </table:table-row>
        <table:table-row table:style-name="ro1">
          <table:table-cell office:value-type="string" calcext:value-type="string">
            <text:p>SPÓŁDZIELNIA MIESZKANIOWA "MIGDAŁOWA"</text:p>
          </table:table-cell>
          <table:table-cell office:value-type="float" office:value="611650" calcext:value-type="float">
            <text:p>611650</text:p>
          </table:table-cell>
          <table:table-cell office:value-type="float" office:value="9512410711" calcext:value-type="float">
            <text:p>9512410711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4360815" calcext:value-type="float">
            <text:p>52.14360815</text:p>
          </table:table-cell>
          <table:table-cell office:value-type="float" office:value="21.0576041979898" calcext:value-type="float">
            <text:p>21.0576041979898</text:p>
          </table:table-cell>
          <table:table-cell/>
        </table:table-row>
        <table:table-row table:style-name="ro1">
          <table:table-cell office:value-type="string" calcext:value-type="string">
            <text:p>SPÓŁDZIELNIA MIESZKANIOWA "BEŁDAN 4"</text:p>
          </table:table-cell>
          <table:table-cell office:value-type="float" office:value="958748" calcext:value-type="float">
            <text:p>958748</text:p>
          </table:table-cell>
          <table:table-cell office:value-type="float" office:value="5213961192" calcext:value-type="float">
            <text:p>5213961192</text:p>
          </table:table-cell>
          <table:table-cell table:number-columns-repeated="3"/>
          <table:table-cell office:value-type="string" calcext:value-type="string">
            <text:p>WARSZAWA</text:p>
          </table:table-cell>
          <table:table-cell office:value-type="string" calcext:value-type="string">
            <text:p>niewiadomo</text:p>
          </table:table-cell>
          <table:table-cell office:value-type="string" calcext:value-type="string">
            <text:p>SPÓŁDZIELNIA</text:p>
          </table:table-cell>
          <table:table-cell/>
          <table:table-cell office:value-type="float" office:value="52.1721236" calcext:value-type="float">
            <text:p>52.1721236</text:p>
          </table:table-cell>
          <table:table-cell office:value-type="float" office:value="21.0108865" calcext:value-type="float">
            <text:p>21.0108865</text:p>
          </table:table-cell>
          <table:table-cell/>
        </table:table-row>
      </table:table>
      <table:table table:name="Sheet2" table:style-name="ta1">
        <table:table-column table:style-name="co13" table:number-columns-repeated="2" table:default-cell-style-name="Default"/>
        <table:table-row table:style-name="ro1">
          <table:table-cell office:value-type="float" office:value="1060577" calcext:value-type="float">
            <text:p>106057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71170" calcext:value-type="float">
            <text:p>77117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52037" calcext:value-type="float">
            <text:p>7520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49306" calcext:value-type="float">
            <text:p>74930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40785" calcext:value-type="float">
            <text:p>7407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2250" calcext:value-type="float">
            <text:p>73225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696164" calcext:value-type="float">
            <text:p>69616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7544" calcext:value-type="float">
            <text:p>65754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44401" calcext:value-type="float">
            <text:p>6444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597910" calcext:value-type="float">
            <text:p>59791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96023" calcext:value-type="float">
            <text:p>5960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11080" calcext:value-type="float">
            <text:p>51108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51702" calcext:value-type="float">
            <text:p>451702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410983" calcext:value-type="float">
            <text:p>4109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94357" calcext:value-type="float">
            <text:p>39435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2149" calcext:value-type="float">
            <text:p>3821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67513" calcext:value-type="float">
            <text:p>36751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47590" calcext:value-type="float">
            <text:p>34759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30634" calcext:value-type="float">
            <text:p>330634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29877" calcext:value-type="float">
            <text:p>32987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28279" calcext:value-type="float">
            <text:p>32827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10852" calcext:value-type="float">
            <text:p>3108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87421" calcext:value-type="float">
            <text:p>2874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83922" calcext:value-type="float">
            <text:p>28392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9277" calcext:value-type="float">
            <text:p>27927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77030" calcext:value-type="float">
            <text:p>277030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275466" calcext:value-type="float">
            <text:p>27546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269602" calcext:value-type="float">
            <text:p>2696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8904" calcext:value-type="float">
            <text:p>268904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266765" calcext:value-type="float">
            <text:p>26676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63802" calcext:value-type="float">
            <text:p>26380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785" calcext:value-type="float">
            <text:p>2637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63510" calcext:value-type="float">
            <text:p>26351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60415" calcext:value-type="float">
            <text:p>26041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54510" calcext:value-type="float">
            <text:p>25451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1730" calcext:value-type="float">
            <text:p>25173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50524" calcext:value-type="float">
            <text:p>25052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4952" calcext:value-type="float">
            <text:p>24495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2346" calcext:value-type="float">
            <text:p>24234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37805" calcext:value-type="float">
            <text:p>23780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4840" calcext:value-type="float">
            <text:p>23484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2999" calcext:value-type="float">
            <text:p>23299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1960" calcext:value-type="float">
            <text:p>23196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231029" calcext:value-type="float">
            <text:p>23102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30579" calcext:value-type="float">
            <text:p>23057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30555" calcext:value-type="float">
            <text:p>23055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24390" calcext:value-type="float">
            <text:p>224390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24384" calcext:value-type="float">
            <text:p>22438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24292" calcext:value-type="float">
            <text:p>22429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21082" calcext:value-type="float">
            <text:p>22108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18909" calcext:value-type="float">
            <text:p>218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7738" calcext:value-type="float">
            <text:p>21773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212657" calcext:value-type="float">
            <text:p>2126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12445" calcext:value-type="float">
            <text:p>21244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11268" calcext:value-type="float">
            <text:p>2112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11048" calcext:value-type="float">
            <text:p>21104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7" calcext:value-type="float">
            <text:p>210997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10996" calcext:value-type="float">
            <text:p>21099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209737" calcext:value-type="float">
            <text:p>20973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206656" calcext:value-type="float">
            <text:p>206656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902" calcext:value-type="float">
            <text:p>20190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01389" calcext:value-type="float">
            <text:p>20138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8403" calcext:value-type="float">
            <text:p>1984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9944" calcext:value-type="float">
            <text:p>199944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99766" calcext:value-type="float">
            <text:p>19976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99886" calcext:value-type="float">
            <text:p>19988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8901" calcext:value-type="float">
            <text:p>1989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8793" calcext:value-type="float">
            <text:p>1987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8722" calcext:value-type="float">
            <text:p>19872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98483" calcext:value-type="float">
            <text:p>1984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7564" calcext:value-type="float">
            <text:p>19756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96140" calcext:value-type="float">
            <text:p>196140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95328" calcext:value-type="float">
            <text:p>19532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93500" calcext:value-type="float">
            <text:p>19350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4254" calcext:value-type="float">
            <text:p>19425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93837" calcext:value-type="float">
            <text:p>19383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92908" calcext:value-type="float">
            <text:p>19290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91903" calcext:value-type="float">
            <text:p>19190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91119" calcext:value-type="float">
            <text:p>191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9480" calcext:value-type="float">
            <text:p>189480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89858" calcext:value-type="float">
            <text:p>189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9285" calcext:value-type="float">
            <text:p>18928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8534" calcext:value-type="float">
            <text:p>18853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89242" calcext:value-type="float">
            <text:p>18924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8459" calcext:value-type="float">
            <text:p>1884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7327" calcext:value-type="float">
            <text:p>18732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7199" calcext:value-type="float">
            <text:p>1871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87194" calcext:value-type="float">
            <text:p>18719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86168" calcext:value-type="float">
            <text:p>18616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85236" calcext:value-type="float">
            <text:p>1852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9615" calcext:value-type="float">
            <text:p>17961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80765" calcext:value-type="float">
            <text:p>180765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81683" calcext:value-type="float">
            <text:p>181683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79583" calcext:value-type="float">
            <text:p>17958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80383" calcext:value-type="float">
            <text:p>18038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179466" calcext:value-type="float">
            <text:p>17946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8993" calcext:value-type="float">
            <text:p>17899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8632" calcext:value-type="float">
            <text:p>17863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7510" calcext:value-type="float">
            <text:p>17751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5978" calcext:value-type="float">
            <text:p>17597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7021" calcext:value-type="float">
            <text:p>17702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6382" calcext:value-type="float">
            <text:p>1763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76147" calcext:value-type="float">
            <text:p>176147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5162" calcext:value-type="float">
            <text:p>17516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5747" calcext:value-type="float">
            <text:p>17574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75205" calcext:value-type="float">
            <text:p>1752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5" calcext:value-type="float">
            <text:p>17419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3963" calcext:value-type="float">
            <text:p>17396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4194" calcext:value-type="float">
            <text:p>17419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2890" calcext:value-type="float">
            <text:p>172890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843" calcext:value-type="float">
            <text:p>17384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73049" calcext:value-type="float">
            <text:p>17304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72884" calcext:value-type="float">
            <text:p>172884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72558" calcext:value-type="float">
            <text:p>172558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71797" calcext:value-type="float">
            <text:p>17179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70979" calcext:value-type="float">
            <text:p>170979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630" calcext:value-type="float">
            <text:p>16963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9592" calcext:value-type="float">
            <text:p>16959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68017" calcext:value-type="float">
            <text:p>16801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820" calcext:value-type="float">
            <text:p>16282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5653" calcext:value-type="float">
            <text:p>1656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61994" calcext:value-type="float">
            <text:p>16199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65306" calcext:value-type="float">
            <text:p>16530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65604" calcext:value-type="float">
            <text:p>16560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63711" calcext:value-type="float">
            <text:p>1637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62967" calcext:value-type="float">
            <text:p>16296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9859" calcext:value-type="float">
            <text:p>159859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2550" calcext:value-type="float">
            <text:p>16255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554" calcext:value-type="float">
            <text:p>15855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60434" calcext:value-type="float">
            <text:p>1604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9883" calcext:value-type="float">
            <text:p>15988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8329" calcext:value-type="float">
            <text:p>15832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188" calcext:value-type="float">
            <text:p>1581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7204" calcext:value-type="float">
            <text:p>1572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90" calcext:value-type="float">
            <text:p>157590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8200" calcext:value-type="float">
            <text:p>15820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57587" calcext:value-type="float">
            <text:p>1575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3934" calcext:value-type="float">
            <text:p>15393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8044" calcext:value-type="float">
            <text:p>14804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5293" calcext:value-type="float">
            <text:p>155293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54131" calcext:value-type="float">
            <text:p>1541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4550" calcext:value-type="float">
            <text:p>154550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4472" calcext:value-type="float">
            <text:p>154472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2088" calcext:value-type="float">
            <text:p>1520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51848" calcext:value-type="float">
            <text:p>15184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50153" calcext:value-type="float">
            <text:p>15015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486" calcext:value-type="float">
            <text:p>149486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151841" calcext:value-type="float">
            <text:p>15184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261" calcext:value-type="float">
            <text:p>15026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0178" calcext:value-type="float">
            <text:p>15017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9618" calcext:value-type="float">
            <text:p>14961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149677" calcext:value-type="float">
            <text:p>14967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2762" calcext:value-type="float">
            <text:p>14276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2891" calcext:value-type="float">
            <text:p>14289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8702" calcext:value-type="float">
            <text:p>14870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8675" calcext:value-type="float">
            <text:p>148675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47432" calcext:value-type="float">
            <text:p>147432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42843" calcext:value-type="float">
            <text:p>14284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5834" calcext:value-type="float">
            <text:p>1458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4869" calcext:value-type="float">
            <text:p>14486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44446" calcext:value-type="float">
            <text:p>144446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3767" calcext:value-type="float">
            <text:p>1437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2034" calcext:value-type="float">
            <text:p>142034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42687" calcext:value-type="float">
            <text:p>142687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3268" calcext:value-type="float">
            <text:p>143268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42067" calcext:value-type="float">
            <text:p>14206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1257" calcext:value-type="float">
            <text:p>14125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41038" calcext:value-type="float">
            <text:p>14103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40985" calcext:value-type="float">
            <text:p>1409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8601" calcext:value-type="float">
            <text:p>13860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7751" calcext:value-type="float">
            <text:p>137751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2608" calcext:value-type="float">
            <text:p>13260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6428" calcext:value-type="float">
            <text:p>13642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5181" calcext:value-type="float">
            <text:p>13518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34688" calcext:value-type="float">
            <text:p>134688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4238" calcext:value-type="float">
            <text:p>13423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3293" calcext:value-type="float">
            <text:p>13329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2915" calcext:value-type="float">
            <text:p>13291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2639" calcext:value-type="float">
            <text:p>13263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8282" calcext:value-type="float">
            <text:p>128282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32117" calcext:value-type="float">
            <text:p>13211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31744" calcext:value-type="float">
            <text:p>131744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31429" calcext:value-type="float">
            <text:p>131429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31267" calcext:value-type="float">
            <text:p>13126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29866" calcext:value-type="float">
            <text:p>129866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411" calcext:value-type="float">
            <text:p>1294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887" calcext:value-type="float">
            <text:p>12588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7982" calcext:value-type="float">
            <text:p>127982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28119" calcext:value-type="float">
            <text:p>12811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6396" calcext:value-type="float">
            <text:p>12639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6781" calcext:value-type="float">
            <text:p>12678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26601" calcext:value-type="float">
            <text:p>12660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25709" calcext:value-type="float">
            <text:p>125709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4376" calcext:value-type="float">
            <text:p>11437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22732" calcext:value-type="float">
            <text:p>12273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22259" calcext:value-type="float">
            <text:p>12225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21880" calcext:value-type="float">
            <text:p>121880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97336" calcext:value-type="float">
            <text:p>97336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5183" calcext:value-type="float">
            <text:p>115183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4901" calcext:value-type="float">
            <text:p>11490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119513" calcext:value-type="float">
            <text:p>119513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117882" calcext:value-type="float">
            <text:p>117882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4194" calcext:value-type="float">
            <text:p>11419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12158" calcext:value-type="float">
            <text:p>11215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6735" calcext:value-type="float">
            <text:p>9673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2211" calcext:value-type="float">
            <text:p>8221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9342" calcext:value-type="float">
            <text:p>109342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8125" calcext:value-type="float">
            <text:p>10812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6794" calcext:value-type="float">
            <text:p>10679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07113" calcext:value-type="float">
            <text:p>10711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06408" calcext:value-type="float">
            <text:p>106408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106260" calcext:value-type="float">
            <text:p>10626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4183" calcext:value-type="float">
            <text:p>10418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02858" calcext:value-type="float">
            <text:p>102858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00309" calcext:value-type="float">
            <text:p>10030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99973" calcext:value-type="float">
            <text:p>999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7338" calcext:value-type="float">
            <text:p>97338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96909" calcext:value-type="float">
            <text:p>96909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96502" calcext:value-type="float">
            <text:p>9650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3107" calcext:value-type="float">
            <text:p>9310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92715" calcext:value-type="float">
            <text:p>9271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92686" calcext:value-type="float">
            <text:p>92686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91326" calcext:value-type="float">
            <text:p>91326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85177" calcext:value-type="float">
            <text:p>8517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87596" calcext:value-type="float">
            <text:p>87596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87027" calcext:value-type="float">
            <text:p>8702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74605" calcext:value-type="float">
            <text:p>74605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79632" calcext:value-type="float">
            <text:p>79632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83515" calcext:value-type="float">
            <text:p>83515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81435" calcext:value-type="float">
            <text:p>8143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9647" calcext:value-type="float">
            <text:p>79647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65997" calcext:value-type="float">
            <text:p>65997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79817" calcext:value-type="float">
            <text:p>79817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8357" calcext:value-type="float">
            <text:p>78357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78123" calcext:value-type="float">
            <text:p>78123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7941" calcext:value-type="float">
            <text:p>7794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6785" calcext:value-type="float">
            <text:p>7678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5678" calcext:value-type="float">
            <text:p>7567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4655" calcext:value-type="float">
            <text:p>74655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74918" calcext:value-type="float">
            <text:p>749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73542" calcext:value-type="float">
            <text:p>7354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73485" calcext:value-type="float">
            <text:p>7348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73064" calcext:value-type="float">
            <text:p>730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71899" calcext:value-type="float">
            <text:p>71899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9548" calcext:value-type="float">
            <text:p>69548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9923" calcext:value-type="float">
            <text:p>699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9636" calcext:value-type="float">
            <text:p>696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5904" calcext:value-type="float">
            <text:p>65904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423" calcext:value-type="float">
            <text:p>61423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6718" calcext:value-type="float">
            <text:p>6671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62441" calcext:value-type="float">
            <text:p>62441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63561" calcext:value-type="float">
            <text:p>63561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9564" calcext:value-type="float">
            <text:p>595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3956" calcext:value-type="float">
            <text:p>6395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287" calcext:value-type="float">
            <text:p>57287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51619" calcext:value-type="float">
            <text:p>51619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60947" calcext:value-type="float">
            <text:p>6094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86" calcext:value-type="float">
            <text:p>60686</text:p>
          </table:table-cell>
          <table:table-cell office:value-type="string" calcext:value-type="string">
            <text:p>Praga-Północ</text:p>
          </table:table-cell>
        </table:table-row>
        <table:table-row table:style-name="ro1">
          <table:table-cell office:value-type="float" office:value="61605" calcext:value-type="float">
            <text:p>61605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1337" calcext:value-type="float">
            <text:p>61337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60624" calcext:value-type="float">
            <text:p>6062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7121" calcext:value-type="float">
            <text:p>57121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8783" calcext:value-type="float">
            <text:p>58783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56304" calcext:value-type="float">
            <text:p>56304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6262" calcext:value-type="float">
            <text:p>56262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6744" calcext:value-type="float">
            <text:p>567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59" calcext:value-type="float">
            <text:p>5535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55749" calcext:value-type="float">
            <text:p>55749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55027" calcext:value-type="float">
            <text:p>55027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53555" calcext:value-type="float">
            <text:p>53555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47740" calcext:value-type="float">
            <text:p>47740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8636" calcext:value-type="float">
            <text:p>4863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47439" calcext:value-type="float">
            <text:p>4743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41859" calcext:value-type="float">
            <text:p>41859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37655" calcext:value-type="float">
            <text:p>3765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41402" calcext:value-type="float">
            <text:p>41402</text:p>
          </table:table-cell>
          <table:table-cell office:value-type="string" calcext:value-type="string">
            <text:p>Wola</text:p>
          </table:table-cell>
        </table:table-row>
        <table:table-row table:style-name="ro1">
          <table:table-cell office:value-type="float" office:value="41813" calcext:value-type="float">
            <text:p>41813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39464" calcext:value-type="float">
            <text:p>39464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38688" calcext:value-type="float">
            <text:p>38688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8475" calcext:value-type="float">
            <text:p>384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8220" calcext:value-type="float">
            <text:p>3822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37033" calcext:value-type="float">
            <text:p>3703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5880" calcext:value-type="float">
            <text:p>35880</text:p>
          </table:table-cell>
          <table:table-cell office:value-type="string" calcext:value-type="string">
            <text:p>Białołęka</text:p>
          </table:table-cell>
        </table:table-row>
        <table:table-row table:style-name="ro1">
          <table:table-cell office:value-type="float" office:value="31021" calcext:value-type="float">
            <text:p>31021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33334" calcext:value-type="float">
            <text:p>3333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32246" calcext:value-type="float">
            <text:p>32246</text:p>
          </table:table-cell>
          <table:table-cell office:value-type="string" calcext:value-type="string">
            <text:p>Wesoła</text:p>
          </table:table-cell>
        </table:table-row>
        <table:table-row table:style-name="ro1">
          <table:table-cell office:value-type="float" office:value="32164" calcext:value-type="float">
            <text:p>32164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31897" calcext:value-type="float">
            <text:p>31897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6725" calcext:value-type="float">
            <text:p>1672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4693" calcext:value-type="float">
            <text:p>14693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9183" calcext:value-type="float">
            <text:p>2918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7073" calcext:value-type="float">
            <text:p>27073</text:p>
          </table:table-cell>
          <table:table-cell office:value-type="string" calcext:value-type="string">
            <text:p>Ursus</text:p>
          </table:table-cell>
        </table:table-row>
        <table:table-row table:style-name="ro1">
          <table:table-cell office:value-type="float" office:value="26051" calcext:value-type="float">
            <text:p>26051</text:p>
          </table:table-cell>
          <table:table-cell office:value-type="string" calcext:value-type="string">
            <text:p>Żoliborz</text:p>
          </table:table-cell>
        </table:table-row>
        <table:table-row table:style-name="ro1">
          <table:table-cell office:value-type="float" office:value="25981" calcext:value-type="float">
            <text:p>2598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25563" calcext:value-type="float">
            <text:p>2556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0800" calcext:value-type="float">
            <text:p>20800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4786" calcext:value-type="float">
            <text:p>2478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171" calcext:value-type="float">
            <text:p>2317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24328" calcext:value-type="float">
            <text:p>24328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23244" calcext:value-type="float">
            <text:p>2324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23347" calcext:value-type="float">
            <text:p>23347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21152" calcext:value-type="float">
            <text:p>21152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927" calcext:value-type="float">
            <text:p>1292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7795" calcext:value-type="float">
            <text:p>1779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7484" calcext:value-type="float">
            <text:p>17484</text:p>
          </table:table-cell>
          <table:table-cell office:value-type="string" calcext:value-type="string">
            <text:p>Włochy</text:p>
          </table:table-cell>
        </table:table-row>
        <table:table-row table:style-name="ro1">
          <table:table-cell office:value-type="float" office:value="16111" calcext:value-type="float">
            <text:p>16111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7250" calcext:value-type="float">
            <text:p>17250</text:p>
          </table:table-cell>
          <table:table-cell office:value-type="string" calcext:value-type="string">
            <text:p>Targówek</text:p>
          </table:table-cell>
        </table:table-row>
        <table:table-row table:style-name="ro1">
          <table:table-cell office:value-type="float" office:value="11091" calcext:value-type="float">
            <text:p>11091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4606" calcext:value-type="float">
            <text:p>1460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15990" calcext:value-type="float">
            <text:p>15990</text:p>
          </table:table-cell>
          <table:table-cell office:value-type="string" calcext:value-type="string">
            <text:p>Bielany</text:p>
          </table:table-cell>
        </table:table-row>
        <table:table-row table:style-name="ro1">
          <table:table-cell office:value-type="float" office:value="13073" calcext:value-type="float">
            <text:p>13073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1836" calcext:value-type="float">
            <text:p>1183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826" calcext:value-type="float">
            <text:p>11826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11731" calcext:value-type="float">
            <text:p>11731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75" calcext:value-type="float">
            <text:p>11375</text:p>
          </table:table-cell>
          <table:table-cell office:value-type="string" calcext:value-type="string">
            <text:p>Śródmieście</text:p>
          </table:table-cell>
        </table:table-row>
        <table:table-row table:style-name="ro1">
          <table:table-cell office:value-type="float" office:value="11347" calcext:value-type="float">
            <text:p>11347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11330" calcext:value-type="float">
            <text:p>11330</text:p>
          </table:table-cell>
          <table:table-cell office:value-type="string" calcext:value-type="string">
            <text:p>Wawer</text:p>
          </table:table-cell>
        </table:table-row>
        <table:table-row table:style-name="ro1">
          <table:table-cell office:value-type="float" office:value="10784" calcext:value-type="float">
            <text:p>10784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10365" calcext:value-type="float">
            <text:p>10365</text:p>
          </table:table-cell>
          <table:table-cell office:value-type="string" calcext:value-type="string">
            <text:p>Mokotów</text:p>
          </table:table-cell>
        </table:table-row>
        <table:table-row table:style-name="ro1">
          <table:table-cell office:value-type="float" office:value="10235" calcext:value-type="float">
            <text:p>10235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346" calcext:value-type="float">
            <text:p>5346</text:p>
          </table:table-cell>
          <table:table-cell office:value-type="string" calcext:value-type="string">
            <text:p>Ochota</text:p>
          </table:table-cell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6346" calcext:value-type="float">
            <text:p>6346</text:p>
          </table:table-cell>
          <table:table-cell office:value-type="string" calcext:value-type="string">
            <text:p>Wilanów</text:p>
          </table:table-cell>
        </table:table-row>
        <table:table-row table:style-name="ro1">
          <table:table-cell office:value-type="float" office:value="6022" calcext:value-type="float">
            <text:p>6022</text:p>
          </table:table-cell>
          <table:table-cell office:value-type="string" calcext:value-type="string">
            <text:p>Bemowo</text:p>
          </table:table-cell>
        </table:table-row>
        <table:table-row table:style-name="ro1">
          <table:table-cell office:value-type="float" office:value="5774" calcext:value-type="float">
            <text:p>5774</text:p>
          </table:table-cell>
          <table:table-cell office:value-type="string" calcext:value-type="string">
            <text:p>Ursynów</text:p>
          </table:table-cell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string" calcext:value-type="string">
            <text:p>Praga-Południe</text:p>
          </table:table-cell>
        </table:table-row>
        <table:table-row table:style-name="ro1">
          <table:table-cell office:value-type="float" office:value="125168" calcext:value-type="float">
            <text:p>125168</text:p>
          </table:table-cell>
          <table:table-cell office:value-type="string" calcext:value-type="string">
            <text:p>Wol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text-style style:name="N144">
      <number:text-content/>
      <number:text>#</number:text>
    </number:text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date-style style:name="N125">
      <number:month/>
      <number:text>/</number:text>
      <number:day/>
      <number:text>/</number:text>
      <number:year number:style="long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8">
      <number:month number:textual="true"/>
      <number:text>-</number:text>
      <number:year/>
    </number:date-style>
    <number:time-style style:name="N129">
      <number:hours/>
      <number:text>:</number:text>
      <number:minutes number:style="long"/>
      <number:text> </number:text>
      <number:am-pm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1">
      <number:hours/>
      <number:text>:</number:text>
      <number:minutes number:style="long"/>
    </number:time-style>
    <number:time-style style:name="N132">
      <number:hours/>
      <number:text>:</number:text>
      <number:minutes number:style="long"/>
      <number:text>:</number:text>
      <number:seconds number:style="long"/>
    </number:time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16T16:22:19.692821738</dc:date>
    <meta:editing-duration>PT4H44M</meta:editing-duration>
    <meta:editing-cycles>10</meta:editing-cycles>
    <meta:generator>LibreOffice/7.3.7.2$Linux_X86_64 LibreOffice_project/30$Build-2</meta:generator>
    <meta:document-statistic meta:table-count="2" meta:cell-count="6389" meta:object-count="0"/>
  </office:meta>
</office:document-meta>
</file>